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5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inionPro-Regular" svg:font-family="MinionPr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d67" officeooo:paragraph-rsid="0001ed67"/>
    </style:style>
    <style:style style:name="P2" style:family="paragraph" style:parent-style-name="Standard">
      <style:text-properties fo:font-style="italic" officeooo:paragraph-rsid="0400c44f" fo:background-color="#ffff00" style:font-style-asian="italic" style:font-style-complex="italic"/>
    </style:style>
    <style:style style:name="P3" style:family="paragraph" style:parent-style-name="Standard">
      <style:text-properties fo:font-style="italic" officeooo:paragraph-rsid="0a7b2115" fo:background-color="#ffff00" style:font-style-asian="italic" style:font-style-complex="italic"/>
    </style:style>
    <style:style style:name="P4" style:family="paragraph" style:parent-style-name="Standard">
      <style:text-properties fo:font-style="italic" fo:background-color="#729fcf" style:font-style-asian="italic" style:font-style-complex="italic"/>
    </style:style>
    <style:style style:name="P5" style:family="paragraph" style:parent-style-name="Standard">
      <style:text-properties fo:font-style="italic" fo:font-weight="bold" fo:background-color="#729fcf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6bc910" officeooo:paragraph-rsid="006bc910"/>
    </style:style>
    <style:style style:name="P7" style:family="paragraph" style:parent-style-name="Standard">
      <style:text-properties fo:font-weight="bold" officeooo:rsid="006bc910" officeooo:paragraph-rsid="006bc910" style:font-weight-asian="bold" style:font-weight-complex="bold"/>
    </style:style>
    <style:style style:name="P8" style:family="paragraph" style:parent-style-name="Standard">
      <style:text-properties fo:font-weight="bold" officeooo:rsid="00afa0af" officeooo:paragraph-rsid="00700a63" style:font-weight-asian="bold" style:font-weight-complex="bold"/>
    </style:style>
    <style:style style:name="P9" style:family="paragraph" style:parent-style-name="Standard">
      <style:text-properties fo:font-weight="bold" officeooo:rsid="01343965" officeooo:paragraph-rsid="01343965" style:font-weight-asian="bold" style:font-weight-complex="bold"/>
    </style:style>
    <style:style style:name="P10" style:family="paragraph" style:parent-style-name="Standard">
      <style:text-properties fo:font-weight="bold" officeooo:rsid="013ef695" officeooo:paragraph-rsid="013ef695" style:font-weight-asian="bold" style:font-weight-complex="bold"/>
    </style:style>
    <style:style style:name="P11" style:family="paragraph" style:parent-style-name="Standard">
      <style:text-properties fo:font-weight="bold" officeooo:rsid="018439ed" officeooo:paragraph-rsid="018439ed" style:font-weight-asian="bold" style:font-weight-complex="bold"/>
    </style:style>
    <style:style style:name="P12" style:family="paragraph" style:parent-style-name="Standard">
      <style:text-properties fo:font-weight="bold" officeooo:rsid="018439ed" officeooo:paragraph-rsid="01c38197" style:font-weight-asian="bold" style:font-weight-complex="bold"/>
    </style:style>
    <style:style style:name="P13" style:family="paragraph" style:parent-style-name="Standard">
      <style:text-properties fo:font-weight="bold" officeooo:rsid="01656e4e" officeooo:paragraph-rsid="01656e4e" style:font-weight-asian="bold" style:font-weight-complex="bold"/>
    </style:style>
    <style:style style:name="P14" style:family="paragraph" style:parent-style-name="Standard">
      <style:text-properties fo:font-weight="bold" officeooo:rsid="0161b74c" officeooo:paragraph-rsid="0161b74c" style:font-weight-asian="bold" style:font-weight-complex="bold"/>
    </style:style>
    <style:style style:name="P15" style:family="paragraph" style:parent-style-name="Standard">
      <style:text-properties fo:font-weight="bold" officeooo:rsid="02cec3eb" officeooo:paragraph-rsid="02cec3eb" style:font-weight-asian="bold" style:font-weight-complex="bold"/>
    </style:style>
    <style:style style:name="P16" style:family="paragraph" style:parent-style-name="Standard">
      <style:text-properties fo:font-weight="bold" officeooo:rsid="038bb30f" officeooo:paragraph-rsid="038c03cc" style:font-weight-asian="bold" style:font-weight-complex="bold"/>
    </style:style>
    <style:style style:name="P17" style:family="paragraph" style:parent-style-name="Standard">
      <style:text-properties fo:font-weight="bold" officeooo:rsid="04e23b51" officeooo:paragraph-rsid="04e23b51" style:font-weight-asian="bold" style:font-weight-complex="bold"/>
    </style:style>
    <style:style style:name="P18" style:family="paragraph" style:parent-style-name="Standard">
      <style:text-properties fo:font-weight="bold" officeooo:rsid="077cd5e2" officeooo:paragraph-rsid="077cd5e2" style:font-weight-asian="bold" style:font-weight-complex="bold"/>
    </style:style>
    <style:style style:name="P19" style:family="paragraph" style:parent-style-name="Standard">
      <style:text-properties fo:font-weight="bold" officeooo:rsid="09dbfd79" officeooo:paragraph-rsid="09dbfd79" style:font-weight-asian="bold" style:font-weight-complex="bold"/>
    </style:style>
    <style:style style:name="P20" style:family="paragraph" style:parent-style-name="Standard">
      <style:text-properties fo:font-weight="bold" officeooo:paragraph-rsid="0a1b0b87" style:font-weight-asian="bold" style:font-weight-complex="bold"/>
    </style:style>
    <style:style style:name="P21" style:family="paragraph" style:parent-style-name="Standard">
      <style:text-properties fo:font-weight="bold" officeooo:paragraph-rsid="0a956c3b" style:font-weight-asian="bold" style:font-weight-complex="bold"/>
    </style:style>
    <style:style style:name="P22" style:family="paragraph" style:parent-style-name="Standard">
      <style:text-properties officeooo:rsid="007afa0d" officeooo:paragraph-rsid="007afa0d"/>
    </style:style>
    <style:style style:name="P23" style:family="paragraph" style:parent-style-name="Standard">
      <style:text-properties fo:language="en" fo:country="US" fo:font-weight="bold" officeooo:rsid="01ed5ddd" officeooo:paragraph-rsid="007d7512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74eb15a" officeooo:paragraph-rsid="074eb15a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7e2f1ae" officeooo:paragraph-rsid="07e2f1ae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a7029f" officeooo:paragraph-rsid="0a1b2c49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a83c62" officeooo:paragraph-rsid="0a1b2c49" style:font-weight-asian="bold" style:font-weight-complex="bold"/>
    </style:style>
    <style:style style:name="P28" style:family="paragraph" style:parent-style-name="Standard">
      <style:text-properties fo:language="en" fo:country="US" fo:font-weight="normal" officeooo:rsid="006efb26" officeooo:paragraph-rsid="006efb26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1c98669" officeooo:paragraph-rsid="02153310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1cf002c" officeooo:paragraph-rsid="0074ec4b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17ecab" officeooo:paragraph-rsid="0217ecab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7b9f8b" officeooo:paragraph-rsid="007b9f8b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83cf90" officeooo:paragraph-rsid="0083cf90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b3396d" officeooo:paragraph-rsid="00b047b8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a7029f" officeooo:paragraph-rsid="00a7029f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a95235" officeooo:paragraph-rsid="00a95235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b78bcb" officeooo:paragraph-rsid="00b44aa3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b7bd70" officeooo:paragraph-rsid="00b7bd70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b5b37a" officeooo:paragraph-rsid="007d7512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38d4eaa" officeooo:paragraph-rsid="038d4eaa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da7865" officeooo:paragraph-rsid="00da7865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d1d075" officeooo:paragraph-rsid="074eb15a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d48fb1" officeooo:paragraph-rsid="00db0723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d48fb1" officeooo:paragraph-rsid="074e851e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d48fb1" officeooo:paragraph-rsid="074eb15a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d6e9c7" officeooo:paragraph-rsid="00dba3f4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de53f8" officeooo:paragraph-rsid="00de53f8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d0cd85" officeooo:paragraph-rsid="00d0cd85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ec6cd9" officeooo:paragraph-rsid="00dfc761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ec6cd9" officeooo:paragraph-rsid="00ec6cd9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ec6cd9" officeooo:paragraph-rsid="0391aa72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ec6cd9" officeooo:paragraph-rsid="074efdc9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ec6cd9" officeooo:paragraph-rsid="0a22ab41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1f5f521" officeooo:paragraph-rsid="0391aa72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1184568" officeooo:paragraph-rsid="01184568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1184568" officeooo:paragraph-rsid="057d258e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1184568" officeooo:paragraph-rsid="07780f8b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1184568" officeooo:paragraph-rsid="0779ace5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1184568" officeooo:paragraph-rsid="077cd5e2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119e45e" officeooo:paragraph-rsid="0119e45e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11c2f1d" officeooo:paragraph-rsid="011c2f1d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a3d4db" officeooo:paragraph-rsid="011c2f1d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74853aa" officeooo:paragraph-rsid="077cd5e2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77f395b" officeooo:paragraph-rsid="077f395b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1837f31" officeooo:paragraph-rsid="00c79b3b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bf7905" officeooo:paragraph-rsid="0361ed9d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54e176e" officeooo:paragraph-rsid="00da7865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7e44d46" officeooo:paragraph-rsid="00da7865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126afc3" officeooo:paragraph-rsid="081dda09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391aa72" officeooo:paragraph-rsid="077cd5e2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a27c24e" officeooo:paragraph-rsid="07e2f1ae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a2bdba0" officeooo:paragraph-rsid="0a2bdba0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a2f25ca" officeooo:paragraph-rsid="0a2f25ca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a2faccd" officeooo:paragraph-rsid="0a2faccd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a3f3117" officeooo:paragraph-rsid="0a3f3117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a4124dc" officeooo:paragraph-rsid="0a4124dc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a412cbd" officeooo:paragraph-rsid="0a412cbd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a412cbd" officeooo:paragraph-rsid="0a44445b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85c832b" officeooo:paragraph-rsid="099232bb" fo:background-color="#00a933" style:font-weight-asian="normal" style:font-weight-complex="normal"/>
    </style:style>
    <style:style style:name="P80" style:family="paragraph" style:parent-style-name="Standard">
      <style:text-properties officeooo:paragraph-rsid="007d7512"/>
    </style:style>
    <style:style style:name="P81" style:family="paragraph" style:parent-style-name="Standard">
      <style:text-properties fo:font-weight="normal" officeooo:rsid="02d2da77" officeooo:paragraph-rsid="02d1772b" style:font-weight-asian="normal" style:font-weight-complex="normal"/>
    </style:style>
    <style:style style:name="P82" style:family="paragraph" style:parent-style-name="Standard">
      <style:text-properties fo:font-weight="normal" officeooo:paragraph-rsid="02d34145" style:font-weight-asian="normal" style:font-weight-complex="normal"/>
    </style:style>
    <style:style style:name="P83" style:family="paragraph" style:parent-style-name="Standard">
      <style:text-properties officeooo:rsid="00a7029f" officeooo:paragraph-rsid="00a7029f"/>
    </style:style>
    <style:style style:name="P84" style:family="paragraph" style:parent-style-name="Standard">
      <style:text-properties officeooo:paragraph-rsid="00a7029f"/>
    </style:style>
    <style:style style:name="P85" style:family="paragraph" style:parent-style-name="Standard">
      <style:text-properties officeooo:paragraph-rsid="00c79b3b"/>
    </style:style>
    <style:style style:name="P86" style:family="paragraph" style:parent-style-name="Standard">
      <style:text-properties officeooo:paragraph-rsid="00da7865"/>
    </style:style>
    <style:style style:name="P87" style:family="paragraph" style:parent-style-name="Standard">
      <style:text-properties officeooo:paragraph-rsid="00de53f8"/>
    </style:style>
    <style:style style:name="P88" style:family="paragraph" style:parent-style-name="Standard">
      <style:text-properties officeooo:paragraph-rsid="00dfc761"/>
    </style:style>
    <style:style style:name="P89" style:family="paragraph" style:parent-style-name="Standard">
      <style:text-properties officeooo:rsid="01281556" officeooo:paragraph-rsid="015fc661"/>
    </style:style>
    <style:style style:name="P90" style:family="paragraph" style:parent-style-name="Standard">
      <style:text-properties officeooo:paragraph-rsid="01281556"/>
    </style:style>
    <style:style style:name="P91" style:family="paragraph" style:parent-style-name="Standard">
      <style:text-properties officeooo:rsid="01343965" officeooo:paragraph-rsid="01343965"/>
    </style:style>
    <style:style style:name="P92" style:family="paragraph" style:parent-style-name="Standard">
      <style:text-properties officeooo:rsid="01360880" officeooo:paragraph-rsid="01360880"/>
    </style:style>
    <style:style style:name="P93" style:family="paragraph" style:parent-style-name="Standard">
      <style:text-properties officeooo:rsid="01360880" officeooo:paragraph-rsid="0609d5ee"/>
    </style:style>
    <style:style style:name="P94" style:family="paragraph" style:parent-style-name="Standard">
      <style:text-properties officeooo:paragraph-rsid="0137d734"/>
    </style:style>
    <style:style style:name="P95" style:family="paragraph" style:parent-style-name="Standard">
      <style:text-properties officeooo:paragraph-rsid="013c7d1d"/>
    </style:style>
    <style:style style:name="P96" style:family="paragraph" style:parent-style-name="Standard">
      <style:text-properties officeooo:rsid="013ef695" officeooo:paragraph-rsid="013ef695"/>
    </style:style>
    <style:style style:name="P97" style:family="paragraph" style:parent-style-name="Standard">
      <style:text-properties officeooo:paragraph-rsid="013ef695"/>
    </style:style>
    <style:style style:name="P98" style:family="paragraph" style:parent-style-name="Standard">
      <style:text-properties officeooo:paragraph-rsid="0146c376"/>
    </style:style>
    <style:style style:name="P99" style:family="paragraph" style:parent-style-name="Standard">
      <style:text-properties officeooo:paragraph-rsid="0156e448"/>
    </style:style>
    <style:style style:name="P100" style:family="paragraph" style:parent-style-name="Standard">
      <style:text-properties officeooo:paragraph-rsid="0158c32a"/>
    </style:style>
    <style:style style:name="P101" style:family="paragraph" style:parent-style-name="Standard">
      <style:text-properties officeooo:rsid="015bebfb" officeooo:paragraph-rsid="01281556"/>
    </style:style>
    <style:style style:name="P102" style:family="paragraph" style:parent-style-name="Standard">
      <style:text-properties officeooo:rsid="015bebfb" officeooo:paragraph-rsid="018439ed"/>
    </style:style>
    <style:style style:name="P103" style:family="paragraph" style:parent-style-name="Standard">
      <style:text-properties officeooo:rsid="015bebfb" officeooo:paragraph-rsid="01878dea"/>
    </style:style>
    <style:style style:name="P104" style:family="paragraph" style:parent-style-name="Standard">
      <style:text-properties officeooo:rsid="015fc661" officeooo:paragraph-rsid="0186aca8"/>
    </style:style>
    <style:style style:name="P105" style:family="paragraph" style:parent-style-name="Standard">
      <style:text-properties officeooo:rsid="015fc661" officeooo:paragraph-rsid="01281556"/>
    </style:style>
    <style:style style:name="P106" style:family="paragraph" style:parent-style-name="Standard">
      <style:text-properties officeooo:paragraph-rsid="015fdbfd"/>
    </style:style>
    <style:style style:name="P107" style:family="paragraph" style:parent-style-name="Standard">
      <style:text-properties officeooo:paragraph-rsid="0161b74c"/>
    </style:style>
    <style:style style:name="P108" style:family="paragraph" style:parent-style-name="Standard">
      <style:text-properties officeooo:rsid="01656e4e" officeooo:paragraph-rsid="01656e4e"/>
    </style:style>
    <style:style style:name="P109" style:family="paragraph" style:parent-style-name="Standard">
      <style:text-properties officeooo:paragraph-rsid="0173db17"/>
    </style:style>
    <style:style style:name="P110" style:family="paragraph" style:parent-style-name="Standard">
      <style:text-properties officeooo:paragraph-rsid="018439ed"/>
    </style:style>
    <style:style style:name="P111" style:family="paragraph" style:parent-style-name="Standard">
      <style:text-properties officeooo:paragraph-rsid="018ce147"/>
    </style:style>
    <style:style style:name="P112" style:family="paragraph" style:parent-style-name="Standard">
      <style:text-properties officeooo:rsid="019c52c8" officeooo:paragraph-rsid="019c52c8"/>
    </style:style>
    <style:style style:name="P113" style:family="paragraph" style:parent-style-name="Standard">
      <style:text-properties officeooo:paragraph-rsid="019de8b7"/>
    </style:style>
    <style:style style:name="P114" style:family="paragraph" style:parent-style-name="Standard">
      <style:text-properties officeooo:rsid="019de8b7" officeooo:paragraph-rsid="019de8b7"/>
    </style:style>
    <style:style style:name="P115" style:family="paragraph" style:parent-style-name="Standard">
      <style:text-properties officeooo:rsid="019de8b7" officeooo:paragraph-rsid="040b65e5"/>
    </style:style>
    <style:style style:name="P116" style:family="paragraph" style:parent-style-name="Standard">
      <style:text-properties officeooo:paragraph-rsid="019e0b0c"/>
    </style:style>
    <style:style style:name="P117" style:family="paragraph" style:parent-style-name="Standard">
      <style:text-properties officeooo:paragraph-rsid="01a1e0ca"/>
    </style:style>
    <style:style style:name="P118" style:family="paragraph" style:parent-style-name="Standard">
      <style:text-properties officeooo:paragraph-rsid="01a25a0d"/>
    </style:style>
    <style:style style:name="P119" style:family="paragraph" style:parent-style-name="Standard">
      <style:text-properties officeooo:rsid="01a5939d" officeooo:paragraph-rsid="01a5939d"/>
    </style:style>
    <style:style style:name="P120" style:family="paragraph" style:parent-style-name="Standard">
      <style:text-properties officeooo:paragraph-rsid="01b39633"/>
    </style:style>
    <style:style style:name="P121" style:family="paragraph" style:parent-style-name="Standard">
      <style:text-properties officeooo:paragraph-rsid="01b4ef01"/>
    </style:style>
    <style:style style:name="P122" style:family="paragraph" style:parent-style-name="Standard">
      <style:text-properties officeooo:paragraph-rsid="01b9ccbb"/>
    </style:style>
    <style:style style:name="P123" style:family="paragraph" style:parent-style-name="Standard">
      <style:text-properties officeooo:paragraph-rsid="01c7d565"/>
    </style:style>
    <style:style style:name="P124" style:family="paragraph" style:parent-style-name="Standard">
      <style:text-properties officeooo:paragraph-rsid="01cb8ca7"/>
    </style:style>
    <style:style style:name="P125" style:family="paragraph" style:parent-style-name="Standard">
      <style:text-properties officeooo:paragraph-rsid="01e5c88f"/>
    </style:style>
    <style:style style:name="P126" style:family="paragraph" style:parent-style-name="Standard">
      <style:text-properties officeooo:paragraph-rsid="020560b4"/>
    </style:style>
    <style:style style:name="P127" style:family="paragraph" style:parent-style-name="Standard">
      <style:text-properties officeooo:paragraph-rsid="0207ad53"/>
    </style:style>
    <style:style style:name="P128" style:family="paragraph" style:parent-style-name="Standard">
      <style:text-properties officeooo:paragraph-rsid="02111f37"/>
    </style:style>
    <style:style style:name="P129" style:family="paragraph" style:parent-style-name="Standard">
      <style:text-properties officeooo:paragraph-rsid="02153310"/>
    </style:style>
    <style:style style:name="P130" style:family="paragraph" style:parent-style-name="Standard">
      <style:text-properties officeooo:rsid="0217ecab" officeooo:paragraph-rsid="0217ecab"/>
    </style:style>
    <style:style style:name="P131" style:family="paragraph" style:parent-style-name="Standard">
      <style:text-properties officeooo:paragraph-rsid="0217ecab"/>
    </style:style>
    <style:style style:name="P132" style:family="paragraph" style:parent-style-name="Standard">
      <style:text-properties officeooo:paragraph-rsid="02560dd8"/>
    </style:style>
    <style:style style:name="P133" style:family="paragraph" style:parent-style-name="Standard">
      <style:text-properties officeooo:paragraph-rsid="02a6b01c"/>
    </style:style>
    <style:style style:name="P134" style:family="paragraph" style:parent-style-name="Standard">
      <style:text-properties officeooo:paragraph-rsid="02b32f13"/>
    </style:style>
    <style:style style:name="P135" style:family="paragraph" style:parent-style-name="Standard">
      <style:text-properties officeooo:paragraph-rsid="02bb5884"/>
    </style:style>
    <style:style style:name="P136" style:family="paragraph" style:parent-style-name="Standard">
      <style:text-properties officeooo:paragraph-rsid="02c2c1ec"/>
    </style:style>
    <style:style style:name="P137" style:family="paragraph" style:parent-style-name="Standard">
      <style:text-properties officeooo:paragraph-rsid="02c389d0"/>
    </style:style>
    <style:style style:name="P138" style:family="paragraph" style:parent-style-name="Standard">
      <style:text-properties officeooo:paragraph-rsid="02d2da77"/>
    </style:style>
    <style:style style:name="P139" style:family="paragraph" style:parent-style-name="Standard">
      <style:text-properties officeooo:paragraph-rsid="02d5e2e2"/>
    </style:style>
    <style:style style:name="P140" style:family="paragraph" style:parent-style-name="Standard">
      <style:text-properties officeooo:rsid="02d716b8" officeooo:paragraph-rsid="02d716b8"/>
    </style:style>
    <style:style style:name="P141" style:family="paragraph" style:parent-style-name="Standard">
      <style:text-properties officeooo:rsid="02d716b8" officeooo:paragraph-rsid="02d5e2e2"/>
    </style:style>
    <style:style style:name="P142" style:family="paragraph" style:parent-style-name="Standard">
      <style:text-properties officeooo:paragraph-rsid="03134c8f"/>
    </style:style>
    <style:style style:name="P143" style:family="paragraph" style:parent-style-name="Standard">
      <style:text-properties officeooo:paragraph-rsid="0317e915"/>
    </style:style>
    <style:style style:name="P144" style:family="paragraph" style:parent-style-name="Standard">
      <style:text-properties officeooo:paragraph-rsid="0338ce83"/>
    </style:style>
    <style:style style:name="P145" style:family="paragraph" style:parent-style-name="Standard">
      <style:text-properties officeooo:paragraph-rsid="038c03cc"/>
    </style:style>
    <style:style style:name="P146" style:family="paragraph" style:parent-style-name="Standard">
      <style:text-properties officeooo:paragraph-rsid="038d4eaa"/>
    </style:style>
    <style:style style:name="P147" style:family="paragraph" style:parent-style-name="Standard">
      <style:text-properties officeooo:paragraph-rsid="0391aa72"/>
    </style:style>
    <style:style style:name="P148" style:family="paragraph" style:parent-style-name="Standard">
      <style:text-properties officeooo:paragraph-rsid="03aa9d47"/>
    </style:style>
    <style:style style:name="P149" style:family="paragraph" style:parent-style-name="Standard">
      <style:text-properties officeooo:paragraph-rsid="03b062a2"/>
    </style:style>
    <style:style style:name="P150" style:family="paragraph" style:parent-style-name="Standard">
      <style:text-properties officeooo:paragraph-rsid="0400c44f"/>
    </style:style>
    <style:style style:name="P151" style:family="paragraph" style:parent-style-name="Standard">
      <style:text-properties officeooo:paragraph-rsid="041cbc9a"/>
    </style:style>
    <style:style style:name="P152" style:family="paragraph" style:parent-style-name="Standard">
      <style:text-properties officeooo:rsid="041d0740" officeooo:paragraph-rsid="041d0740"/>
    </style:style>
    <style:style style:name="P153" style:family="paragraph" style:parent-style-name="Standard">
      <style:text-properties officeooo:rsid="041d0740" officeooo:paragraph-rsid="0422f9cd"/>
    </style:style>
    <style:style style:name="P154" style:family="paragraph" style:parent-style-name="Standard">
      <style:text-properties officeooo:paragraph-rsid="0424b058"/>
    </style:style>
    <style:style style:name="P155" style:family="paragraph" style:parent-style-name="Standard">
      <style:text-properties officeooo:paragraph-rsid="0429b07f"/>
    </style:style>
    <style:style style:name="P156" style:family="paragraph" style:parent-style-name="Standard">
      <style:text-properties officeooo:paragraph-rsid="04366f70"/>
    </style:style>
    <style:style style:name="P157" style:family="paragraph" style:parent-style-name="Standard">
      <style:text-properties officeooo:paragraph-rsid="04392b08"/>
    </style:style>
    <style:style style:name="P158" style:family="paragraph" style:parent-style-name="Standard">
      <style:text-properties officeooo:rsid="043a60fa" officeooo:paragraph-rsid="043a60fa"/>
    </style:style>
    <style:style style:name="P159" style:family="paragraph" style:parent-style-name="Standard">
      <style:text-properties officeooo:paragraph-rsid="044b3755"/>
    </style:style>
    <style:style style:name="P160" style:family="paragraph" style:parent-style-name="Standard">
      <style:text-properties officeooo:paragraph-rsid="04485812"/>
    </style:style>
    <style:style style:name="P161" style:family="paragraph" style:parent-style-name="Standard">
      <style:text-properties officeooo:paragraph-rsid="046fdac2"/>
    </style:style>
    <style:style style:name="P162" style:family="paragraph" style:parent-style-name="Standard">
      <style:text-properties officeooo:paragraph-rsid="047f6168"/>
    </style:style>
    <style:style style:name="P163" style:family="paragraph" style:parent-style-name="Standard">
      <style:text-properties officeooo:rsid="04c97abb" officeooo:paragraph-rsid="04c97abb"/>
    </style:style>
    <style:style style:name="P164" style:family="paragraph" style:parent-style-name="Standard">
      <style:text-properties officeooo:paragraph-rsid="02d716b8"/>
    </style:style>
    <style:style style:name="P165" style:family="paragraph" style:parent-style-name="Standard">
      <style:text-properties officeooo:paragraph-rsid="04da849d"/>
    </style:style>
    <style:style style:name="P166" style:family="paragraph" style:parent-style-name="Standard">
      <style:text-properties officeooo:paragraph-rsid="04deb5de"/>
    </style:style>
    <style:style style:name="P167" style:family="paragraph" style:parent-style-name="Standard">
      <style:text-properties officeooo:paragraph-rsid="04e54877"/>
    </style:style>
    <style:style style:name="P168" style:family="paragraph" style:parent-style-name="Standard">
      <style:text-properties fo:font-style="normal" fo:font-weight="bold" officeooo:rsid="04e50bdd" officeooo:paragraph-rsid="04e54877" style:font-style-asian="normal" style:font-weight-asian="bold" style:font-style-complex="normal" style:font-weight-complex="bold"/>
    </style:style>
    <style:style style:name="P169" style:family="paragraph" style:parent-style-name="Standard">
      <style:text-properties officeooo:paragraph-rsid="007879d7"/>
    </style:style>
    <style:style style:name="P170" style:family="paragraph" style:parent-style-name="Standard">
      <style:text-properties officeooo:paragraph-rsid="05626bf9"/>
    </style:style>
    <style:style style:name="P171" style:family="paragraph" style:parent-style-name="Standard">
      <style:text-properties officeooo:paragraph-rsid="057d258e"/>
    </style:style>
    <style:style style:name="P172" style:family="paragraph" style:parent-style-name="Standard">
      <style:text-properties officeooo:paragraph-rsid="01184568"/>
    </style:style>
    <style:style style:name="P173" style:family="paragraph" style:parent-style-name="Standard">
      <style:text-properties officeooo:paragraph-rsid="058ffc61"/>
    </style:style>
    <style:style style:name="P174" style:family="paragraph" style:parent-style-name="Standard">
      <style:text-properties officeooo:paragraph-rsid="05e2a163"/>
    </style:style>
    <style:style style:name="P175" style:family="paragraph" style:parent-style-name="Standard">
      <style:text-properties officeooo:paragraph-rsid="05e46a9f"/>
    </style:style>
    <style:style style:name="P176" style:family="paragraph" style:parent-style-name="Standard">
      <style:text-properties officeooo:paragraph-rsid="05f4b0b7"/>
    </style:style>
    <style:style style:name="P177" style:family="paragraph" style:parent-style-name="Standard">
      <style:text-properties officeooo:paragraph-rsid="013db59b"/>
    </style:style>
    <style:style style:name="P178" style:family="paragraph" style:parent-style-name="Standard">
      <style:text-properties officeooo:paragraph-rsid="064aa40e"/>
    </style:style>
    <style:style style:name="P179" style:family="paragraph" style:parent-style-name="Standard">
      <style:text-properties officeooo:rsid="01407ce7" officeooo:paragraph-rsid="01407ce7"/>
    </style:style>
    <style:style style:name="P180" style:family="paragraph" style:parent-style-name="Standard">
      <style:text-properties officeooo:paragraph-rsid="0653cd2f"/>
    </style:style>
    <style:style style:name="P181" style:family="paragraph" style:parent-style-name="Standard">
      <style:text-properties officeooo:paragraph-rsid="0661655b"/>
    </style:style>
    <style:style style:name="P182" style:family="paragraph" style:parent-style-name="Standard">
      <style:text-properties officeooo:paragraph-rsid="03e7eb2c"/>
    </style:style>
    <style:style style:name="P183" style:family="paragraph" style:parent-style-name="Standard">
      <style:text-properties officeooo:paragraph-rsid="06a9972d"/>
    </style:style>
    <style:style style:name="P184" style:family="paragraph" style:parent-style-name="Standard">
      <style:text-properties officeooo:paragraph-rsid="06bb9d72"/>
    </style:style>
    <style:style style:name="P185" style:family="paragraph" style:parent-style-name="Standard">
      <style:text-properties officeooo:paragraph-rsid="044d08f0"/>
    </style:style>
    <style:style style:name="P186" style:family="paragraph" style:parent-style-name="Standard">
      <style:text-properties officeooo:paragraph-rsid="06e62d0c"/>
    </style:style>
    <style:style style:name="P187" style:family="paragraph" style:parent-style-name="Standard">
      <style:text-properties officeooo:paragraph-rsid="07098775"/>
    </style:style>
    <style:style style:name="P188" style:family="paragraph" style:parent-style-name="Standard">
      <style:text-properties officeooo:paragraph-rsid="074eb15a"/>
    </style:style>
    <style:style style:name="P189" style:family="paragraph" style:parent-style-name="Standard">
      <style:text-properties officeooo:paragraph-rsid="0751c6c5"/>
    </style:style>
    <style:style style:name="P190" style:family="paragraph" style:parent-style-name="Standard">
      <style:text-properties officeooo:paragraph-rsid="075ba558"/>
    </style:style>
    <style:style style:name="P191" style:family="paragraph" style:parent-style-name="Standard">
      <style:text-properties officeooo:paragraph-rsid="0762db61"/>
    </style:style>
    <style:style style:name="P192" style:family="paragraph" style:parent-style-name="Standard">
      <style:text-properties officeooo:paragraph-rsid="01397b09"/>
    </style:style>
    <style:style style:name="P193" style:family="paragraph" style:parent-style-name="Standard">
      <style:text-properties officeooo:rsid="077b6785" officeooo:paragraph-rsid="077b6785"/>
    </style:style>
    <style:style style:name="P194" style:family="paragraph" style:parent-style-name="Standard">
      <style:text-properties officeooo:paragraph-rsid="014b21c3"/>
    </style:style>
    <style:style style:name="P195" style:family="paragraph" style:parent-style-name="Standard">
      <style:text-properties officeooo:rsid="0391aa72" officeooo:paragraph-rsid="07897183"/>
    </style:style>
    <style:style style:name="P196" style:family="paragraph" style:parent-style-name="Standard">
      <style:text-properties officeooo:paragraph-rsid="077cd5e2"/>
    </style:style>
    <style:style style:name="P197" style:family="paragraph" style:parent-style-name="Standard">
      <style:text-properties officeooo:paragraph-rsid="0781140e"/>
    </style:style>
    <style:style style:name="P198" style:family="paragraph" style:parent-style-name="Standard">
      <style:text-properties officeooo:rsid="00de53f8" officeooo:paragraph-rsid="0784ab05"/>
    </style:style>
    <style:style style:name="P199" style:family="paragraph" style:parent-style-name="Standard">
      <style:text-properties officeooo:rsid="00de53f8" officeooo:paragraph-rsid="07f0d20d"/>
    </style:style>
    <style:style style:name="P200" style:family="paragraph" style:parent-style-name="Standard">
      <style:text-properties officeooo:paragraph-rsid="079092fa"/>
    </style:style>
    <style:style style:name="P201" style:family="paragraph" style:parent-style-name="Standard">
      <style:text-properties officeooo:rsid="0186aca8" officeooo:paragraph-rsid="07979e0c"/>
    </style:style>
    <style:style style:name="P202" style:family="paragraph" style:parent-style-name="Standard">
      <style:text-properties officeooo:paragraph-rsid="015bebfb"/>
    </style:style>
    <style:style style:name="P203" style:family="paragraph" style:parent-style-name="Standard">
      <style:text-properties officeooo:paragraph-rsid="07ba787b"/>
    </style:style>
    <style:style style:name="P204" style:family="paragraph" style:parent-style-name="Standard">
      <style:text-properties officeooo:paragraph-rsid="07c6c7f6"/>
    </style:style>
    <style:style style:name="P205" style:family="paragraph" style:parent-style-name="Standard">
      <style:text-properties officeooo:paragraph-rsid="07e57f93"/>
    </style:style>
    <style:style style:name="P206" style:family="paragraph" style:parent-style-name="Standard">
      <style:text-properties officeooo:paragraph-rsid="07e72487"/>
    </style:style>
    <style:style style:name="P207" style:family="paragraph" style:parent-style-name="Standard">
      <style:text-properties officeooo:paragraph-rsid="07876a59"/>
    </style:style>
    <style:style style:name="P208" style:family="paragraph" style:parent-style-name="Standard">
      <style:text-properties officeooo:paragraph-rsid="07f0d20d"/>
    </style:style>
    <style:style style:name="P209" style:family="paragraph" style:parent-style-name="Standard">
      <style:text-properties officeooo:paragraph-rsid="07fc1f75"/>
    </style:style>
    <style:style style:name="P210" style:family="paragraph" style:parent-style-name="Standard">
      <style:text-properties officeooo:paragraph-rsid="08014841"/>
    </style:style>
    <style:style style:name="P211" style:family="paragraph" style:parent-style-name="Standard">
      <style:text-properties officeooo:paragraph-rsid="080a0e29"/>
    </style:style>
    <style:style style:name="P212" style:family="paragraph" style:parent-style-name="Standard">
      <style:text-properties officeooo:paragraph-rsid="080da518"/>
    </style:style>
    <style:style style:name="P213" style:family="paragraph" style:parent-style-name="Standard">
      <style:text-properties officeooo:paragraph-rsid="0811e516"/>
    </style:style>
    <style:style style:name="P214" style:family="paragraph" style:parent-style-name="Standard">
      <style:text-properties officeooo:paragraph-rsid="081dda09"/>
    </style:style>
    <style:style style:name="P215" style:family="paragraph" style:parent-style-name="Standard">
      <style:text-properties officeooo:rsid="085c832b" officeooo:paragraph-rsid="085dd408"/>
    </style:style>
    <style:style style:name="P216" style:family="paragraph" style:parent-style-name="Standard">
      <style:text-properties officeooo:paragraph-rsid="0860e1cc"/>
    </style:style>
    <style:style style:name="P217" style:family="paragraph" style:parent-style-name="Standard">
      <style:text-properties officeooo:paragraph-rsid="08a1ab44"/>
    </style:style>
    <style:style style:name="P218" style:family="paragraph" style:parent-style-name="Standard">
      <style:text-properties officeooo:paragraph-rsid="08bcf72e"/>
    </style:style>
    <style:style style:name="P219" style:family="paragraph" style:parent-style-name="Standard">
      <style:text-properties officeooo:paragraph-rsid="08bd48fe"/>
    </style:style>
    <style:style style:name="P220" style:family="paragraph" style:parent-style-name="Standard">
      <style:text-properties officeooo:paragraph-rsid="08e02123"/>
    </style:style>
    <style:style style:name="P221" style:family="paragraph" style:parent-style-name="Standard">
      <style:text-properties officeooo:paragraph-rsid="08e23437"/>
    </style:style>
    <style:style style:name="P222" style:family="paragraph" style:parent-style-name="Standard">
      <style:text-properties officeooo:paragraph-rsid="08e7d06b"/>
    </style:style>
    <style:style style:name="P223" style:family="paragraph" style:parent-style-name="Standard">
      <style:text-properties officeooo:paragraph-rsid="09079a1c"/>
    </style:style>
    <style:style style:name="P224" style:family="paragraph" style:parent-style-name="Standard">
      <style:text-properties officeooo:paragraph-rsid="090ce7f3"/>
    </style:style>
    <style:style style:name="P225" style:family="paragraph" style:parent-style-name="Standard">
      <style:text-properties officeooo:paragraph-rsid="091f2839"/>
    </style:style>
    <style:style style:name="P226" style:family="paragraph" style:parent-style-name="Standard">
      <style:text-properties officeooo:paragraph-rsid="09343156"/>
    </style:style>
    <style:style style:name="P227" style:family="paragraph" style:parent-style-name="Standard">
      <style:text-properties officeooo:paragraph-rsid="0961beab"/>
    </style:style>
    <style:style style:name="P228" style:family="paragraph" style:parent-style-name="Standard">
      <style:text-properties officeooo:paragraph-rsid="09827b63"/>
    </style:style>
    <style:style style:name="P229" style:family="paragraph" style:parent-style-name="Standard">
      <style:text-properties fo:color="#00a933" officeooo:rsid="09bd2b5e" officeooo:paragraph-rsid="09bd2b5e"/>
    </style:style>
    <style:style style:name="P230" style:family="paragraph" style:parent-style-name="Standard">
      <style:text-properties fo:color="#ff0000" officeooo:paragraph-rsid="0986d993"/>
    </style:style>
    <style:style style:name="P231" style:family="paragraph" style:parent-style-name="Standard">
      <style:text-properties officeooo:paragraph-rsid="0988e6ef"/>
    </style:style>
    <style:style style:name="P232" style:family="paragraph" style:parent-style-name="Standard">
      <style:text-properties officeooo:paragraph-rsid="098ae500"/>
    </style:style>
    <style:style style:name="P233" style:family="paragraph" style:parent-style-name="Standard">
      <style:text-properties officeooo:paragraph-rsid="098cb40c"/>
    </style:style>
    <style:style style:name="P234" style:family="paragraph" style:parent-style-name="Standard">
      <style:text-properties officeooo:paragraph-rsid="099232bb"/>
    </style:style>
    <style:style style:name="P235" style:family="paragraph" style:parent-style-name="Standard">
      <style:text-properties officeooo:paragraph-rsid="099232bb" fo:background-color="#00a933"/>
    </style:style>
    <style:style style:name="P236" style:family="paragraph" style:parent-style-name="Standard">
      <style:text-properties officeooo:rsid="09b2b328" officeooo:paragraph-rsid="09343156" fo:background-color="#00a933"/>
    </style:style>
    <style:style style:name="P237" style:family="paragraph" style:parent-style-name="Standard">
      <style:text-properties officeooo:paragraph-rsid="099a16b1" fo:background-color="#00a933"/>
    </style:style>
    <style:style style:name="P238" style:family="paragraph" style:parent-style-name="Standard">
      <style:text-properties officeooo:paragraph-rsid="09a427d1"/>
    </style:style>
    <style:style style:name="P239" style:family="paragraph" style:parent-style-name="Standard">
      <style:text-properties officeooo:paragraph-rsid="09b54f83"/>
    </style:style>
    <style:style style:name="P240" style:family="paragraph" style:parent-style-name="Standard">
      <style:text-properties officeooo:paragraph-rsid="09bd2b5e"/>
    </style:style>
    <style:style style:name="P241" style:family="paragraph" style:parent-style-name="Standard">
      <style:text-properties officeooo:paragraph-rsid="09d88830"/>
    </style:style>
    <style:style style:name="P242" style:family="paragraph" style:parent-style-name="Standard">
      <style:text-properties officeooo:paragraph-rsid="09df368e"/>
    </style:style>
    <style:style style:name="P243" style:family="paragraph" style:parent-style-name="Standard">
      <style:text-properties officeooo:paragraph-rsid="09e933be"/>
    </style:style>
    <style:style style:name="P244" style:family="paragraph" style:parent-style-name="Standard">
      <style:text-properties officeooo:paragraph-rsid="0a1b0b87"/>
    </style:style>
    <style:style style:name="P245" style:family="paragraph" style:parent-style-name="Standard">
      <style:text-properties officeooo:paragraph-rsid="0a1b2c49"/>
    </style:style>
    <style:style style:name="P246" style:family="paragraph" style:parent-style-name="Standard">
      <style:text-properties officeooo:paragraph-rsid="0a225da9"/>
    </style:style>
    <style:style style:name="P247" style:family="paragraph" style:parent-style-name="Standard">
      <style:text-properties officeooo:rsid="0a22ab41" officeooo:paragraph-rsid="0a22ab41"/>
    </style:style>
    <style:style style:name="P248" style:family="paragraph" style:parent-style-name="Standard">
      <style:text-properties officeooo:paragraph-rsid="0a22ab41"/>
    </style:style>
    <style:style style:name="P249" style:family="paragraph" style:parent-style-name="Standard">
      <style:text-properties officeooo:paragraph-rsid="07e2f1ae"/>
    </style:style>
    <style:style style:name="P250" style:family="paragraph" style:parent-style-name="Standard">
      <style:text-properties officeooo:paragraph-rsid="0a2f25ca"/>
    </style:style>
    <style:style style:name="P251" style:family="paragraph" style:parent-style-name="Standard">
      <style:text-properties officeooo:paragraph-rsid="0a2faccd"/>
    </style:style>
    <style:style style:name="P252" style:family="paragraph" style:parent-style-name="Standard">
      <style:text-properties officeooo:paragraph-rsid="0a317bd5"/>
    </style:style>
    <style:style style:name="P253" style:family="paragraph" style:parent-style-name="Standard">
      <style:text-properties officeooo:paragraph-rsid="0a2bdba0"/>
    </style:style>
    <style:style style:name="P254" style:family="paragraph" style:parent-style-name="Standard">
      <style:text-properties officeooo:paragraph-rsid="0a3f3117"/>
    </style:style>
    <style:style style:name="P255" style:family="paragraph" style:parent-style-name="Standard">
      <style:text-properties officeooo:rsid="0a4124dc" officeooo:paragraph-rsid="0a4124dc"/>
    </style:style>
    <style:style style:name="P256" style:family="paragraph" style:parent-style-name="Standard">
      <style:text-properties officeooo:paragraph-rsid="09cc30bd"/>
    </style:style>
    <style:style style:name="P257" style:family="paragraph" style:parent-style-name="Standard">
      <style:text-properties officeooo:paragraph-rsid="07f682dd"/>
    </style:style>
    <style:style style:name="P258" style:family="paragraph" style:parent-style-name="Standard">
      <style:text-properties officeooo:paragraph-rsid="0a5aa3ea"/>
    </style:style>
    <style:style style:name="P259" style:family="paragraph" style:parent-style-name="Standard">
      <style:text-properties officeooo:paragraph-rsid="0a6bafd2"/>
    </style:style>
    <style:style style:name="P260" style:family="paragraph" style:parent-style-name="Standard">
      <style:text-properties officeooo:paragraph-rsid="0a6bafd2" fo:background-color="#729fcf"/>
    </style:style>
    <style:style style:name="P261" style:family="paragraph" style:parent-style-name="Footnote">
      <style:text-properties officeooo:rsid="0a0fa7c4" officeooo:paragraph-rsid="0a0fa7c4"/>
    </style:style>
    <style:style style:name="P262" style:family="paragraph" style:parent-style-name="Footnote">
      <style:text-properties fo:font-size="10pt" officeooo:rsid="0a1d6eee" officeooo:paragraph-rsid="0a1d6eee" style:font-size-asian="10pt" style:font-size-complex="10pt"/>
    </style:style>
    <style:style style:name="P263" style:family="paragraph" style:parent-style-name="Heading_20_1">
      <style:text-properties fo:language="en" fo:country="US" officeooo:rsid="0001ed67" officeooo:paragraph-rsid="0001ed67"/>
    </style:style>
    <style:style style:name="P264" style:family="paragraph" style:parent-style-name="Heading_20_3">
      <style:text-properties officeooo:paragraph-rsid="02c2c1ec"/>
    </style:style>
    <style:style style:name="P265" style:family="paragraph" style:parent-style-name="Standard">
      <style:text-properties officeooo:paragraph-rsid="0a9fde86"/>
    </style:style>
    <style:style style:name="T1" style:family="text">
      <style:text-properties fo:font-weight="bold" officeooo:rsid="01ef4b34" style:font-weight-asian="bold" style:font-weight-complex="bold"/>
    </style:style>
    <style:style style:name="T2" style:family="text">
      <style:text-properties fo:font-weight="bold" officeooo:rsid="011370dd" style:font-weight-asian="bold" style:font-weight-complex="bold"/>
    </style:style>
    <style:style style:name="T3" style:family="text">
      <style:text-properties fo:font-weight="bold" officeooo:rsid="0565f240" style:font-weight-asian="bold" style:font-weight-complex="bold"/>
    </style:style>
    <style:style style:name="T4" style:family="text">
      <style:text-properties fo:font-weight="bold" officeooo:rsid="01efbd27" style:font-weight-asian="bold" style:font-weight-complex="bold"/>
    </style:style>
    <style:style style:name="T5" style:family="text">
      <style:text-properties fo:font-weight="bold" officeooo:rsid="038d4eaa" style:font-weight-asian="bold" style:font-weight-complex="bold"/>
    </style:style>
    <style:style style:name="T6" style:family="text">
      <style:text-properties fo:font-weight="bold" officeooo:rsid="03900469" style:font-weight-asian="bold" style:font-weight-complex="bold"/>
    </style:style>
    <style:style style:name="T7" style:family="text">
      <style:text-properties fo:font-weight="bold" officeooo:rsid="03923d7b" style:font-weight-asian="bold" style:font-weight-complex="bold"/>
    </style:style>
    <style:style style:name="T8" style:family="text">
      <style:text-properties fo:font-weight="bold" officeooo:rsid="0759cd18" style:font-weight-asian="bold" style:font-weight-complex="bold"/>
    </style:style>
    <style:style style:name="T9" style:family="text">
      <style:text-properties fo:font-weight="bold" officeooo:rsid="0759eefe" style:font-weight-asian="bold" style:font-weight-complex="bold"/>
    </style:style>
    <style:style style:name="T10" style:family="text">
      <style:text-properties officeooo:rsid="006d29f5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1a5b044" style:font-weight-asian="normal" style:font-weight-complex="normal"/>
    </style:style>
    <style:style style:name="T13" style:family="text">
      <style:text-properties fo:language="en" fo:country="US" fo:font-weight="normal" officeooo:rsid="01b4fb4f" style:font-weight-asian="normal" style:font-weight-complex="normal"/>
    </style:style>
    <style:style style:name="T14" style:family="text">
      <style:text-properties fo:language="en" fo:country="US" fo:font-weight="normal" officeooo:rsid="01b56910" style:font-weight-asian="normal" style:font-weight-complex="normal"/>
    </style:style>
    <style:style style:name="T15" style:family="text">
      <style:text-properties fo:language="en" fo:country="US" fo:font-weight="normal" officeooo:rsid="01a136a7" style:font-weight-asian="normal" style:font-weight-complex="normal"/>
    </style:style>
    <style:style style:name="T16" style:family="text">
      <style:text-properties fo:language="en" fo:country="US" fo:font-weight="normal" officeooo:rsid="0250306f" style:font-weight-asian="normal" style:font-weight-complex="normal"/>
    </style:style>
    <style:style style:name="T17" style:family="text">
      <style:text-properties fo:language="en" fo:country="US" fo:font-weight="normal" officeooo:rsid="025067be" style:font-weight-asian="normal" style:font-weight-complex="normal"/>
    </style:style>
    <style:style style:name="T18" style:family="text">
      <style:text-properties fo:language="en" fo:country="US" fo:font-weight="normal" officeooo:rsid="01a1860b" style:font-weight-asian="normal" style:font-weight-complex="normal"/>
    </style:style>
    <style:style style:name="T19" style:family="text">
      <style:text-properties fo:language="en" fo:country="US" fo:font-weight="normal" officeooo:rsid="01add282" style:font-weight-asian="normal" style:font-weight-complex="normal"/>
    </style:style>
    <style:style style:name="T20" style:family="text">
      <style:text-properties fo:language="en" fo:country="US" fo:font-weight="normal" officeooo:rsid="01b6a813" style:font-weight-asian="normal" style:font-weight-complex="normal"/>
    </style:style>
    <style:style style:name="T21" style:family="text">
      <style:text-properties fo:language="en" fo:country="US" fo:font-weight="normal" officeooo:rsid="006efb26" style:font-weight-asian="normal" style:font-weight-complex="normal"/>
    </style:style>
    <style:style style:name="T22" style:family="text">
      <style:text-properties fo:language="en" fo:country="US" fo:font-weight="normal" officeooo:rsid="0251fbae" style:font-weight-asian="normal" style:font-weight-complex="normal"/>
    </style:style>
    <style:style style:name="T23" style:family="text">
      <style:text-properties fo:language="en" fo:country="US" fo:font-weight="normal" officeooo:rsid="00b21a1c" style:font-weight-asian="normal" style:font-weight-complex="normal"/>
    </style:style>
    <style:style style:name="T24" style:family="text">
      <style:text-properties fo:language="en" fo:country="US" fo:font-weight="normal" officeooo:rsid="01c3528b" style:font-weight-asian="normal" style:font-weight-complex="normal"/>
    </style:style>
    <style:style style:name="T25" style:family="text">
      <style:text-properties fo:language="en" fo:country="US" fo:font-weight="normal" officeooo:rsid="01c98669" style:font-weight-asian="normal" style:font-weight-complex="normal"/>
    </style:style>
    <style:style style:name="T26" style:family="text">
      <style:text-properties fo:language="en" fo:country="US" fo:font-weight="normal" officeooo:rsid="0247afab" style:font-weight-asian="normal" style:font-weight-complex="normal"/>
    </style:style>
    <style:style style:name="T27" style:family="text">
      <style:text-properties fo:language="en" fo:country="US" fo:font-weight="normal" officeooo:rsid="01cf002c" style:font-weight-asian="normal" style:font-weight-complex="normal"/>
    </style:style>
    <style:style style:name="T28" style:family="text">
      <style:text-properties fo:language="en" fo:country="US" fo:font-weight="normal" officeooo:rsid="0071e952" style:font-weight-asian="normal" style:font-weight-complex="normal"/>
    </style:style>
    <style:style style:name="T29" style:family="text">
      <style:text-properties fo:language="en" fo:country="US" fo:font-weight="normal" officeooo:rsid="01d027b3" style:font-weight-asian="normal" style:font-weight-complex="normal"/>
    </style:style>
    <style:style style:name="T30" style:family="text">
      <style:text-properties fo:language="en" fo:country="US" fo:font-weight="normal" officeooo:rsid="0074ec4b" style:font-weight-asian="normal" style:font-weight-complex="normal"/>
    </style:style>
    <style:style style:name="T31" style:family="text">
      <style:text-properties fo:language="en" fo:country="US" fo:font-weight="normal" officeooo:rsid="0076e4f3" style:font-weight-asian="normal" style:font-weight-complex="normal"/>
    </style:style>
    <style:style style:name="T32" style:family="text">
      <style:text-properties fo:language="en" fo:country="US" fo:font-weight="normal" officeooo:rsid="007b9f8b" style:font-weight-asian="normal" style:font-weight-complex="normal"/>
    </style:style>
    <style:style style:name="T33" style:family="text">
      <style:text-properties fo:language="en" fo:country="US" fo:font-weight="normal" officeooo:rsid="00b5b37a" style:font-weight-asian="normal" style:font-weight-complex="normal"/>
    </style:style>
    <style:style style:name="T34" style:family="text">
      <style:text-properties fo:language="en" fo:country="US" fo:font-weight="normal" officeooo:rsid="01f5f521" style:font-weight-asian="normal" style:font-weight-complex="normal"/>
    </style:style>
    <style:style style:name="T35" style:family="text">
      <style:text-properties fo:language="en" fo:country="US" fo:font-weight="normal" officeooo:rsid="0083cf90" style:font-weight-asian="normal" style:font-weight-complex="normal"/>
    </style:style>
    <style:style style:name="T36" style:family="text">
      <style:text-properties fo:language="en" fo:country="US" fo:font-weight="normal" officeooo:rsid="0084b732" style:font-weight-asian="normal" style:font-weight-complex="normal"/>
    </style:style>
    <style:style style:name="T37" style:family="text">
      <style:text-properties fo:language="en" fo:country="US" fo:font-weight="normal" officeooo:rsid="00882f06" style:font-weight-asian="normal" style:font-weight-complex="normal"/>
    </style:style>
    <style:style style:name="T38" style:family="text">
      <style:text-properties fo:language="en" fo:country="US" fo:font-weight="normal" officeooo:rsid="0089022b" style:font-weight-asian="normal" style:font-weight-complex="normal"/>
    </style:style>
    <style:style style:name="T39" style:family="text">
      <style:text-properties fo:language="en" fo:country="US" fo:font-weight="normal" officeooo:rsid="008ac463" style:font-weight-asian="normal" style:font-weight-complex="normal"/>
    </style:style>
    <style:style style:name="T40" style:family="text">
      <style:text-properties fo:language="en" fo:country="US" fo:font-weight="normal" officeooo:rsid="008c8683" style:font-weight-asian="normal" style:font-weight-complex="normal"/>
    </style:style>
    <style:style style:name="T41" style:family="text">
      <style:text-properties fo:language="en" fo:country="US" fo:font-weight="normal" officeooo:rsid="008cdcf4" style:font-weight-asian="normal" style:font-weight-complex="normal"/>
    </style:style>
    <style:style style:name="T42" style:family="text">
      <style:text-properties fo:language="en" fo:country="US" fo:font-weight="normal" officeooo:rsid="008ec278" style:font-weight-asian="normal" style:font-weight-complex="normal"/>
    </style:style>
    <style:style style:name="T43" style:family="text">
      <style:text-properties fo:language="en" fo:country="US" fo:font-weight="normal" officeooo:rsid="008f1d23" style:font-weight-asian="normal" style:font-weight-complex="normal"/>
    </style:style>
    <style:style style:name="T44" style:family="text">
      <style:text-properties fo:language="en" fo:country="US" fo:font-weight="normal" officeooo:rsid="0090b1aa" style:font-weight-asian="normal" style:font-weight-complex="normal"/>
    </style:style>
    <style:style style:name="T45" style:family="text">
      <style:text-properties fo:language="en" fo:country="US" fo:font-weight="normal" officeooo:rsid="009a2508" style:font-weight-asian="normal" style:font-weight-complex="normal"/>
    </style:style>
    <style:style style:name="T46" style:family="text">
      <style:text-properties fo:language="en" fo:country="US" fo:font-weight="normal" officeooo:rsid="009b56df" style:font-weight-asian="normal" style:font-weight-complex="normal"/>
    </style:style>
    <style:style style:name="T47" style:family="text">
      <style:text-properties fo:language="en" fo:country="US" fo:font-weight="normal" officeooo:rsid="009ef6c9" style:font-weight-asian="normal" style:font-weight-complex="normal"/>
    </style:style>
    <style:style style:name="T48" style:family="text">
      <style:text-properties fo:language="en" fo:country="US" fo:font-weight="normal" officeooo:rsid="009f4df7" style:font-weight-asian="normal" style:font-weight-complex="normal"/>
    </style:style>
    <style:style style:name="T49" style:family="text">
      <style:text-properties fo:language="en" fo:country="US" fo:font-weight="normal" officeooo:rsid="00a23553" style:font-weight-asian="normal" style:font-weight-complex="normal"/>
    </style:style>
    <style:style style:name="T50" style:family="text">
      <style:text-properties fo:language="en" fo:country="US" fo:font-weight="normal" officeooo:rsid="00a2f7fb" style:font-weight-asian="normal" style:font-weight-complex="normal"/>
    </style:style>
    <style:style style:name="T51" style:family="text">
      <style:text-properties fo:language="en" fo:country="US" fo:font-weight="normal" officeooo:rsid="00a83c62" style:font-weight-asian="normal" style:font-weight-complex="normal"/>
    </style:style>
    <style:style style:name="T52" style:family="text">
      <style:text-properties fo:language="en" fo:country="US" fo:font-weight="normal" officeooo:rsid="00a95235" style:font-weight-asian="normal" style:font-weight-complex="normal"/>
    </style:style>
    <style:style style:name="T53" style:family="text">
      <style:text-properties fo:language="en" fo:country="US" fo:font-weight="normal" officeooo:rsid="00a96b14" style:font-weight-asian="normal" style:font-weight-complex="normal"/>
    </style:style>
    <style:style style:name="T54" style:family="text">
      <style:text-properties fo:language="en" fo:country="US" fo:font-weight="normal" officeooo:rsid="00a7029f" style:font-weight-asian="normal" style:font-weight-complex="normal"/>
    </style:style>
    <style:style style:name="T55" style:family="text">
      <style:text-properties fo:language="en" fo:country="US" fo:font-weight="normal" officeooo:rsid="00aa176c" style:font-weight-asian="normal" style:font-weight-complex="normal"/>
    </style:style>
    <style:style style:name="T56" style:family="text">
      <style:text-properties fo:language="en" fo:country="US" fo:font-weight="normal" officeooo:rsid="00aa5d04" style:font-weight-asian="normal" style:font-weight-complex="normal"/>
    </style:style>
    <style:style style:name="T57" style:family="text">
      <style:text-properties fo:language="en" fo:country="US" fo:font-weight="normal" officeooo:rsid="00b047b8" style:font-weight-asian="normal" style:font-weight-complex="normal"/>
    </style:style>
    <style:style style:name="T58" style:family="text">
      <style:text-properties fo:language="en" fo:country="US" fo:font-weight="normal" officeooo:rsid="00b19c27" style:font-weight-asian="normal" style:font-weight-complex="normal"/>
    </style:style>
    <style:style style:name="T59" style:family="text">
      <style:text-properties fo:language="en" fo:country="US" fo:font-weight="normal" officeooo:rsid="00b3396d" style:font-weight-asian="normal" style:font-weight-complex="normal"/>
    </style:style>
    <style:style style:name="T60" style:family="text">
      <style:text-properties fo:language="en" fo:country="US" fo:font-weight="normal" officeooo:rsid="00b44aa3" style:font-weight-asian="normal" style:font-weight-complex="normal"/>
    </style:style>
    <style:style style:name="T61" style:family="text">
      <style:text-properties fo:language="en" fo:country="US" fo:font-weight="normal" officeooo:rsid="00b5d9df" style:font-weight-asian="normal" style:font-weight-complex="normal"/>
    </style:style>
    <style:style style:name="T62" style:family="text">
      <style:text-properties fo:language="en" fo:country="US" fo:font-weight="normal" officeooo:rsid="00b78bcb" style:font-weight-asian="normal" style:font-weight-complex="normal"/>
    </style:style>
    <style:style style:name="T63" style:family="text">
      <style:text-properties fo:language="en" fo:country="US" fo:font-weight="normal" officeooo:rsid="00bcde6f" style:font-weight-asian="normal" style:font-weight-complex="normal"/>
    </style:style>
    <style:style style:name="T64" style:family="text">
      <style:text-properties fo:language="en" fo:country="US" fo:font-weight="normal" officeooo:rsid="00bdb08d" style:font-weight-asian="normal" style:font-weight-complex="normal"/>
    </style:style>
    <style:style style:name="T65" style:family="text">
      <style:text-properties fo:language="en" fo:country="US" fo:font-weight="normal" officeooo:rsid="00bf7905" style:font-weight-asian="normal" style:font-weight-complex="normal"/>
    </style:style>
    <style:style style:name="T66" style:family="text">
      <style:text-properties fo:language="en" fo:country="US" fo:font-weight="normal" officeooo:rsid="00c5f7b4" style:font-weight-asian="normal" style:font-weight-complex="normal"/>
    </style:style>
    <style:style style:name="T67" style:family="text">
      <style:text-properties fo:language="en" fo:country="US" fo:font-weight="normal" officeooo:rsid="00cbd7c3" style:font-weight-asian="normal" style:font-weight-complex="normal"/>
    </style:style>
    <style:style style:name="T68" style:family="text">
      <style:text-properties fo:language="en" fo:country="US" fo:font-weight="normal" officeooo:rsid="00cc8a19" style:font-weight-asian="normal" style:font-weight-complex="normal"/>
    </style:style>
    <style:style style:name="T69" style:family="text">
      <style:text-properties fo:language="en" fo:country="US" fo:font-weight="normal" officeooo:rsid="00cde32a" style:font-weight-asian="normal" style:font-weight-complex="normal"/>
    </style:style>
    <style:style style:name="T70" style:family="text">
      <style:text-properties fo:language="en" fo:country="US" fo:font-weight="normal" officeooo:rsid="00ce925b" style:font-weight-asian="normal" style:font-weight-complex="normal"/>
    </style:style>
    <style:style style:name="T71" style:family="text">
      <style:text-properties fo:language="en" fo:country="US" fo:font-weight="normal" officeooo:rsid="00d0cd85" style:font-weight-asian="normal" style:font-weight-complex="normal"/>
    </style:style>
    <style:style style:name="T72" style:family="text">
      <style:text-properties fo:language="en" fo:country="US" fo:font-weight="normal" officeooo:rsid="00d1d075" style:font-weight-asian="normal" style:font-weight-complex="normal"/>
    </style:style>
    <style:style style:name="T73" style:family="text">
      <style:text-properties fo:language="en" fo:country="US" fo:font-weight="normal" officeooo:rsid="00d3ce03" style:font-weight-asian="normal" style:font-weight-complex="normal"/>
    </style:style>
    <style:style style:name="T74" style:family="text">
      <style:text-properties fo:language="en" fo:country="US" fo:font-weight="normal" officeooo:rsid="00d48fb1" style:font-weight-asian="normal" style:font-weight-complex="normal"/>
    </style:style>
    <style:style style:name="T75" style:family="text">
      <style:text-properties fo:language="en" fo:country="US" fo:font-weight="normal" officeooo:rsid="00d6e9c7" style:font-weight-asian="normal" style:font-weight-complex="normal"/>
    </style:style>
    <style:style style:name="T76" style:family="text">
      <style:text-properties fo:language="en" fo:country="US" fo:font-weight="normal" officeooo:rsid="00da7865" style:font-weight-asian="normal" style:font-weight-complex="normal"/>
    </style:style>
    <style:style style:name="T77" style:family="text">
      <style:text-properties fo:language="en" fo:country="US" fo:font-weight="normal" officeooo:rsid="00db0723" style:font-weight-asian="normal" style:font-weight-complex="normal"/>
    </style:style>
    <style:style style:name="T78" style:family="text">
      <style:text-properties fo:language="en" fo:country="US" fo:font-weight="normal" officeooo:rsid="00dba3f4" style:font-weight-asian="normal" style:font-weight-complex="normal"/>
    </style:style>
    <style:style style:name="T79" style:family="text">
      <style:text-properties fo:language="en" fo:country="US" fo:font-weight="normal" officeooo:rsid="00dd2ea3" style:font-weight-asian="normal" style:font-weight-complex="normal"/>
    </style:style>
    <style:style style:name="T80" style:family="text">
      <style:text-properties fo:language="en" fo:country="US" fo:font-weight="normal" officeooo:rsid="00de53f8" style:font-weight-asian="normal" style:font-weight-complex="normal"/>
    </style:style>
    <style:style style:name="T81" style:family="text">
      <style:text-properties fo:language="en" fo:country="US" fo:font-weight="normal" officeooo:rsid="00e135f9" style:font-weight-asian="normal" style:font-weight-complex="normal"/>
    </style:style>
    <style:style style:name="T82" style:family="text">
      <style:text-properties fo:language="en" fo:country="US" fo:font-weight="normal" officeooo:rsid="00e49e4e" style:font-weight-asian="normal" style:font-weight-complex="normal"/>
    </style:style>
    <style:style style:name="T83" style:family="text">
      <style:text-properties fo:language="en" fo:country="US" fo:font-weight="normal" officeooo:rsid="00e77fc4" style:font-weight-asian="normal" style:font-weight-complex="normal"/>
    </style:style>
    <style:style style:name="T84" style:family="text">
      <style:text-properties fo:language="en" fo:country="US" fo:font-weight="normal" officeooo:rsid="00ec6cd9" style:font-weight-asian="normal" style:font-weight-complex="normal"/>
    </style:style>
    <style:style style:name="T85" style:family="text">
      <style:text-properties fo:language="en" fo:country="US" fo:font-weight="normal" officeooo:rsid="00dfc761" style:font-weight-asian="normal" style:font-weight-complex="normal"/>
    </style:style>
    <style:style style:name="T86" style:family="text">
      <style:text-properties fo:language="en" fo:country="US" fo:font-weight="normal" officeooo:rsid="00ed98ae" style:font-weight-asian="normal" style:font-weight-complex="normal"/>
    </style:style>
    <style:style style:name="T87" style:family="text">
      <style:text-properties fo:language="en" fo:country="US" fo:font-weight="normal" officeooo:rsid="00f6c5ae" style:font-weight-asian="normal" style:font-weight-complex="normal"/>
    </style:style>
    <style:style style:name="T88" style:family="text">
      <style:text-properties fo:language="en" fo:country="US" fo:font-weight="normal" officeooo:rsid="00f88189" style:font-weight-asian="normal" style:font-weight-complex="normal"/>
    </style:style>
    <style:style style:name="T89" style:family="text">
      <style:text-properties fo:language="en" fo:country="US" fo:font-weight="normal" officeooo:rsid="00f8cce8" style:font-weight-asian="normal" style:font-weight-complex="normal"/>
    </style:style>
    <style:style style:name="T90" style:family="text">
      <style:text-properties fo:language="en" fo:country="US" fo:font-weight="normal" officeooo:rsid="00f97a13" style:font-weight-asian="normal" style:font-weight-complex="normal"/>
    </style:style>
    <style:style style:name="T91" style:family="text">
      <style:text-properties fo:language="en" fo:country="US" fo:font-weight="normal" officeooo:rsid="00f9dfcc" style:font-weight-asian="normal" style:font-weight-complex="normal"/>
    </style:style>
    <style:style style:name="T92" style:family="text">
      <style:text-properties fo:language="en" fo:country="US" fo:font-weight="normal" officeooo:rsid="00fa5904" style:font-weight-asian="normal" style:font-weight-complex="normal"/>
    </style:style>
    <style:style style:name="T93" style:family="text">
      <style:text-properties fo:language="en" fo:country="US" fo:font-weight="normal" officeooo:rsid="0101cbcd" style:font-weight-asian="normal" style:font-weight-complex="normal"/>
    </style:style>
    <style:style style:name="T94" style:family="text">
      <style:text-properties fo:language="en" fo:country="US" fo:font-weight="normal" officeooo:rsid="0103c085" style:font-weight-asian="normal" style:font-weight-complex="normal"/>
    </style:style>
    <style:style style:name="T95" style:family="text">
      <style:text-properties fo:language="en" fo:country="US" fo:font-weight="normal" officeooo:rsid="0104b096" style:font-weight-asian="normal" style:font-weight-complex="normal"/>
    </style:style>
    <style:style style:name="T96" style:family="text">
      <style:text-properties fo:language="en" fo:country="US" fo:font-weight="normal" officeooo:rsid="01066907" style:font-weight-asian="normal" style:font-weight-complex="normal"/>
    </style:style>
    <style:style style:name="T97" style:family="text">
      <style:text-properties fo:language="en" fo:country="US" fo:font-weight="normal" officeooo:rsid="0107724c" style:font-weight-asian="normal" style:font-weight-complex="normal"/>
    </style:style>
    <style:style style:name="T98" style:family="text">
      <style:text-properties fo:language="en" fo:country="US" fo:font-weight="normal" officeooo:rsid="010a5f89" style:font-weight-asian="normal" style:font-weight-complex="normal"/>
    </style:style>
    <style:style style:name="T99" style:family="text">
      <style:text-properties fo:language="en" fo:country="US" fo:font-weight="normal" officeooo:rsid="010c2444" style:font-weight-asian="normal" style:font-weight-complex="normal"/>
    </style:style>
    <style:style style:name="T100" style:family="text">
      <style:text-properties fo:language="en" fo:country="US" fo:font-weight="normal" officeooo:rsid="010c4cc6" style:font-weight-asian="normal" style:font-weight-complex="normal"/>
    </style:style>
    <style:style style:name="T101" style:family="text">
      <style:text-properties fo:language="en" fo:country="US" fo:font-weight="normal" officeooo:rsid="010d3990" style:font-weight-asian="normal" style:font-weight-complex="normal"/>
    </style:style>
    <style:style style:name="T102" style:family="text">
      <style:text-properties fo:language="en" fo:country="US" fo:font-weight="normal" officeooo:rsid="010e5ec0" style:font-weight-asian="normal" style:font-weight-complex="normal"/>
    </style:style>
    <style:style style:name="T103" style:family="text">
      <style:text-properties fo:language="en" fo:country="US" fo:font-weight="normal" officeooo:rsid="01102c79" style:font-weight-asian="normal" style:font-weight-complex="normal"/>
    </style:style>
    <style:style style:name="T104" style:family="text">
      <style:text-properties fo:language="en" fo:country="US" fo:font-weight="normal" officeooo:rsid="01122a1c" style:font-weight-asian="normal" style:font-weight-complex="normal"/>
    </style:style>
    <style:style style:name="T105" style:family="text">
      <style:text-properties fo:language="en" fo:country="US" fo:font-weight="normal" officeooo:rsid="0112774e" style:font-weight-asian="normal" style:font-weight-complex="normal"/>
    </style:style>
    <style:style style:name="T106" style:family="text">
      <style:text-properties fo:language="en" fo:country="US" fo:font-weight="normal" officeooo:rsid="0115d27e" style:font-weight-asian="normal" style:font-weight-complex="normal"/>
    </style:style>
    <style:style style:name="T107" style:family="text">
      <style:text-properties fo:language="en" fo:country="US" fo:font-weight="normal" officeooo:rsid="01184568" style:font-weight-asian="normal" style:font-weight-complex="normal"/>
    </style:style>
    <style:style style:name="T108" style:family="text">
      <style:text-properties fo:language="en" fo:country="US" fo:font-weight="normal" officeooo:rsid="0119e45e" style:font-weight-asian="normal" style:font-weight-complex="normal"/>
    </style:style>
    <style:style style:name="T109" style:family="text">
      <style:text-properties fo:language="en" fo:country="US" fo:font-weight="normal" officeooo:rsid="011b97fd" style:font-weight-asian="normal" style:font-weight-complex="normal"/>
    </style:style>
    <style:style style:name="T110" style:family="text">
      <style:text-properties fo:language="en" fo:country="US" fo:font-weight="normal" officeooo:rsid="011c2f1d" style:font-weight-asian="normal" style:font-weight-complex="normal"/>
    </style:style>
    <style:style style:name="T111" style:family="text">
      <style:text-properties fo:language="en" fo:country="US" fo:font-weight="normal" officeooo:rsid="011cc730" style:font-weight-asian="normal" style:font-weight-complex="normal"/>
    </style:style>
    <style:style style:name="T112" style:family="text">
      <style:text-properties fo:language="en" fo:country="US" fo:font-weight="normal" officeooo:rsid="011de79e" style:font-weight-asian="normal" style:font-weight-complex="normal"/>
    </style:style>
    <style:style style:name="T113" style:family="text">
      <style:text-properties fo:language="en" fo:country="US" fo:font-weight="normal" officeooo:rsid="011fff64" style:font-weight-asian="normal" style:font-weight-complex="normal"/>
    </style:style>
    <style:style style:name="T114" style:family="text">
      <style:text-properties fo:language="en" fo:country="US" fo:font-weight="normal" officeooo:rsid="0122172d" style:font-weight-asian="normal" style:font-weight-complex="normal"/>
    </style:style>
    <style:style style:name="T115" style:family="text">
      <style:text-properties fo:language="en" fo:country="US" fo:font-weight="normal" officeooo:rsid="01223f6c" style:font-weight-asian="normal" style:font-weight-complex="normal"/>
    </style:style>
    <style:style style:name="T116" style:family="text">
      <style:text-properties fo:language="en" fo:country="US" fo:font-weight="normal" officeooo:rsid="0125b829" style:font-weight-asian="normal" style:font-weight-complex="normal"/>
    </style:style>
    <style:style style:name="T117" style:family="text">
      <style:text-properties fo:language="en" fo:country="US" fo:font-weight="normal" officeooo:rsid="0125fb5d" style:font-weight-asian="normal" style:font-weight-complex="normal"/>
    </style:style>
    <style:style style:name="T118" style:family="text">
      <style:text-properties fo:language="en" fo:country="US" fo:font-weight="normal" officeooo:rsid="0126afc3" style:font-weight-asian="normal" style:font-weight-complex="normal"/>
    </style:style>
    <style:style style:name="T119" style:family="text">
      <style:text-properties fo:language="en" fo:country="US" fo:font-weight="normal" officeooo:rsid="01271802" style:font-weight-asian="normal" style:font-weight-complex="normal"/>
    </style:style>
    <style:style style:name="T120" style:family="text">
      <style:text-properties fo:language="en" fo:country="US" fo:font-weight="normal" officeooo:rsid="01359d18" style:font-weight-asian="normal" style:font-weight-complex="normal"/>
    </style:style>
    <style:style style:name="T121" style:family="text">
      <style:text-properties fo:language="en" fo:country="US" fo:font-weight="normal" officeooo:rsid="017eb657" style:font-weight-asian="normal" style:font-weight-complex="normal"/>
    </style:style>
    <style:style style:name="T122" style:family="text">
      <style:text-properties fo:language="en" fo:country="US" fo:font-weight="normal" officeooo:rsid="021288fd" style:font-weight-asian="normal" style:font-weight-complex="normal"/>
    </style:style>
    <style:style style:name="T123" style:family="text">
      <style:text-properties fo:language="en" fo:country="US" fo:font-weight="normal" officeooo:rsid="021315d9" style:font-weight-asian="normal" style:font-weight-complex="normal"/>
    </style:style>
    <style:style style:name="T124" style:family="text">
      <style:text-properties fo:language="en" fo:country="US" fo:font-weight="normal" officeooo:rsid="021360a5" style:font-weight-asian="normal" style:font-weight-complex="normal"/>
    </style:style>
    <style:style style:name="T125" style:family="text">
      <style:text-properties fo:language="en" fo:country="US" fo:font-weight="normal" officeooo:rsid="02165482" style:font-weight-asian="normal" style:font-weight-complex="normal"/>
    </style:style>
    <style:style style:name="T126" style:family="text">
      <style:text-properties fo:language="en" fo:country="US" fo:font-weight="normal" officeooo:rsid="0217ecab" style:font-weight-asian="normal" style:font-weight-complex="normal"/>
    </style:style>
    <style:style style:name="T127" style:family="text">
      <style:text-properties fo:language="en" fo:country="US" fo:font-weight="normal" officeooo:rsid="0219e007" style:font-weight-asian="normal" style:font-weight-complex="normal"/>
    </style:style>
    <style:style style:name="T128" style:family="text">
      <style:text-properties fo:language="en" fo:country="US" fo:font-weight="normal" officeooo:rsid="0219f5ac" style:font-weight-asian="normal" style:font-weight-complex="normal"/>
    </style:style>
    <style:style style:name="T129" style:family="text">
      <style:text-properties fo:language="en" fo:country="US" fo:font-weight="normal" officeooo:rsid="021a4ffe" style:font-weight-asian="normal" style:font-weight-complex="normal"/>
    </style:style>
    <style:style style:name="T130" style:family="text">
      <style:text-properties fo:language="en" fo:country="US" fo:font-weight="normal" officeooo:rsid="021b7815" style:font-weight-asian="normal" style:font-weight-complex="normal"/>
    </style:style>
    <style:style style:name="T131" style:family="text">
      <style:text-properties fo:language="en" fo:country="US" fo:font-weight="normal" officeooo:rsid="021c33d1" style:font-weight-asian="normal" style:font-weight-complex="normal"/>
    </style:style>
    <style:style style:name="T132" style:family="text">
      <style:text-properties fo:language="en" fo:country="US" fo:font-weight="normal" officeooo:rsid="021f72f9" style:font-weight-asian="normal" style:font-weight-complex="normal"/>
    </style:style>
    <style:style style:name="T133" style:family="text">
      <style:text-properties fo:language="en" fo:country="US" fo:font-weight="normal" officeooo:rsid="0223a364" style:font-weight-asian="normal" style:font-weight-complex="normal"/>
    </style:style>
    <style:style style:name="T134" style:family="text">
      <style:text-properties fo:language="en" fo:country="US" fo:font-weight="normal" officeooo:rsid="0223fc56" style:font-weight-asian="normal" style:font-weight-complex="normal"/>
    </style:style>
    <style:style style:name="T135" style:family="text">
      <style:text-properties fo:language="en" fo:country="US" fo:font-weight="normal" officeooo:rsid="022972a0" style:font-weight-asian="normal" style:font-weight-complex="normal"/>
    </style:style>
    <style:style style:name="T136" style:family="text">
      <style:text-properties fo:language="en" fo:country="US" fo:font-weight="normal" officeooo:rsid="022a8151" style:font-weight-asian="normal" style:font-weight-complex="normal"/>
    </style:style>
    <style:style style:name="T137" style:family="text">
      <style:text-properties fo:language="en" fo:country="US" fo:font-weight="normal" officeooo:rsid="022c70a7" style:font-weight-asian="normal" style:font-weight-complex="normal"/>
    </style:style>
    <style:style style:name="T138" style:family="text">
      <style:text-properties fo:language="en" fo:country="US" fo:font-weight="normal" officeooo:rsid="022e1fdf" style:font-weight-asian="normal" style:font-weight-complex="normal"/>
    </style:style>
    <style:style style:name="T139" style:family="text">
      <style:text-properties fo:language="en" fo:country="US" fo:font-weight="normal" officeooo:rsid="022ee654" style:font-weight-asian="normal" style:font-weight-complex="normal"/>
    </style:style>
    <style:style style:name="T140" style:family="text">
      <style:text-properties fo:language="en" fo:country="US" fo:font-weight="normal" officeooo:rsid="02309414" style:font-weight-asian="normal" style:font-weight-complex="normal"/>
    </style:style>
    <style:style style:name="T141" style:family="text">
      <style:text-properties fo:language="en" fo:country="US" fo:font-weight="normal" officeooo:rsid="0231c7a8" style:font-weight-asian="normal" style:font-weight-complex="normal"/>
    </style:style>
    <style:style style:name="T142" style:family="text">
      <style:text-properties fo:language="en" fo:country="US" fo:font-weight="normal" officeooo:rsid="02337545" style:font-weight-asian="normal" style:font-weight-complex="normal"/>
    </style:style>
    <style:style style:name="T143" style:family="text">
      <style:text-properties fo:language="en" fo:country="US" fo:font-weight="normal" officeooo:rsid="02354dbf" style:font-weight-asian="normal" style:font-weight-complex="normal"/>
    </style:style>
    <style:style style:name="T144" style:family="text">
      <style:text-properties fo:language="en" fo:country="US" fo:font-weight="normal" officeooo:rsid="02385f33" style:font-weight-asian="normal" style:font-weight-complex="normal"/>
    </style:style>
    <style:style style:name="T145" style:family="text">
      <style:text-properties fo:language="en" fo:country="US" fo:font-weight="normal" officeooo:rsid="023b2ef5" style:font-weight-asian="normal" style:font-weight-complex="normal"/>
    </style:style>
    <style:style style:name="T146" style:family="text">
      <style:text-properties fo:language="en" fo:country="US" fo:font-weight="normal" officeooo:rsid="023d1c37" style:font-weight-asian="normal" style:font-weight-complex="normal"/>
    </style:style>
    <style:style style:name="T147" style:family="text">
      <style:text-properties fo:language="en" fo:country="US" fo:font-weight="normal" officeooo:rsid="023d6d22" style:font-weight-asian="normal" style:font-weight-complex="normal"/>
    </style:style>
    <style:style style:name="T148" style:family="text">
      <style:text-properties fo:language="en" fo:country="US" fo:font-weight="normal" officeooo:rsid="023dd4a3" style:font-weight-asian="normal" style:font-weight-complex="normal"/>
    </style:style>
    <style:style style:name="T149" style:family="text">
      <style:text-properties fo:language="en" fo:country="US" fo:font-weight="normal" officeooo:rsid="033aa607" style:font-weight-asian="normal" style:font-weight-complex="normal"/>
    </style:style>
    <style:style style:name="T150" style:family="text">
      <style:text-properties fo:language="en" fo:country="US" fo:font-weight="normal" officeooo:rsid="033c498b" style:font-weight-asian="normal" style:font-weight-complex="normal"/>
    </style:style>
    <style:style style:name="T151" style:family="text">
      <style:text-properties fo:language="en" fo:country="US" fo:font-weight="normal" officeooo:rsid="033d3449" style:font-weight-asian="normal" style:font-weight-complex="normal"/>
    </style:style>
    <style:style style:name="T152" style:family="text">
      <style:text-properties fo:language="en" fo:country="US" fo:font-weight="normal" officeooo:rsid="033e7df3" style:font-weight-asian="normal" style:font-weight-complex="normal"/>
    </style:style>
    <style:style style:name="T153" style:family="text">
      <style:text-properties fo:language="en" fo:country="US" fo:font-weight="normal" officeooo:rsid="033f1d6c" style:font-weight-asian="normal" style:font-weight-complex="normal"/>
    </style:style>
    <style:style style:name="T154" style:family="text">
      <style:text-properties fo:language="en" fo:country="US" fo:font-weight="normal" officeooo:rsid="03402f82" style:font-weight-asian="normal" style:font-weight-complex="normal"/>
    </style:style>
    <style:style style:name="T155" style:family="text">
      <style:text-properties fo:language="en" fo:country="US" fo:font-weight="normal" officeooo:rsid="03449aec" style:font-weight-asian="normal" style:font-weight-complex="normal"/>
    </style:style>
    <style:style style:name="T156" style:family="text">
      <style:text-properties fo:language="en" fo:country="US" fo:font-weight="normal" officeooo:rsid="0346ad61" style:font-weight-asian="normal" style:font-weight-complex="normal"/>
    </style:style>
    <style:style style:name="T157" style:family="text">
      <style:text-properties fo:language="en" fo:country="US" fo:font-weight="normal" officeooo:rsid="034808ce" style:font-weight-asian="normal" style:font-weight-complex="normal"/>
    </style:style>
    <style:style style:name="T158" style:family="text">
      <style:text-properties fo:language="en" fo:country="US" fo:font-weight="normal" officeooo:rsid="0348a386" style:font-weight-asian="normal" style:font-weight-complex="normal"/>
    </style:style>
    <style:style style:name="T159" style:family="text">
      <style:text-properties fo:language="en" fo:country="US" fo:font-weight="normal" officeooo:rsid="0348db81" style:font-weight-asian="normal" style:font-weight-complex="normal"/>
    </style:style>
    <style:style style:name="T160" style:family="text">
      <style:text-properties fo:language="en" fo:country="US" fo:font-weight="normal" officeooo:rsid="034921ee" style:font-weight-asian="normal" style:font-weight-complex="normal"/>
    </style:style>
    <style:style style:name="T161" style:family="text">
      <style:text-properties fo:language="en" fo:country="US" fo:font-weight="normal" officeooo:rsid="034a0122" style:font-weight-asian="normal" style:font-weight-complex="normal"/>
    </style:style>
    <style:style style:name="T162" style:family="text">
      <style:text-properties fo:language="en" fo:country="US" fo:font-weight="normal" officeooo:rsid="034b404f" style:font-weight-asian="normal" style:font-weight-complex="normal"/>
    </style:style>
    <style:style style:name="T163" style:family="text">
      <style:text-properties fo:language="en" fo:country="US" fo:font-weight="normal" officeooo:rsid="034ca572" style:font-weight-asian="normal" style:font-weight-complex="normal"/>
    </style:style>
    <style:style style:name="T164" style:family="text">
      <style:text-properties fo:language="en" fo:country="US" fo:font-weight="normal" officeooo:rsid="034dc0de" style:font-weight-asian="normal" style:font-weight-complex="normal"/>
    </style:style>
    <style:style style:name="T165" style:family="text">
      <style:text-properties fo:language="en" fo:country="US" fo:font-weight="normal" officeooo:rsid="034f3e8d" style:font-weight-asian="normal" style:font-weight-complex="normal"/>
    </style:style>
    <style:style style:name="T166" style:family="text">
      <style:text-properties fo:language="en" fo:country="US" fo:font-weight="normal" officeooo:rsid="03501c37" style:font-weight-asian="normal" style:font-weight-complex="normal"/>
    </style:style>
    <style:style style:name="T167" style:family="text">
      <style:text-properties fo:language="en" fo:country="US" fo:font-weight="normal" officeooo:rsid="03529456" style:font-weight-asian="normal" style:font-weight-complex="normal"/>
    </style:style>
    <style:style style:name="T168" style:family="text">
      <style:text-properties fo:language="en" fo:country="US" fo:font-weight="normal" officeooo:rsid="035583a6" style:font-weight-asian="normal" style:font-weight-complex="normal"/>
    </style:style>
    <style:style style:name="T169" style:family="text">
      <style:text-properties fo:language="en" fo:country="US" fo:font-weight="normal" officeooo:rsid="035a3199" style:font-weight-asian="normal" style:font-weight-complex="normal"/>
    </style:style>
    <style:style style:name="T170" style:family="text">
      <style:text-properties fo:language="en" fo:country="US" fo:font-weight="normal" officeooo:rsid="035aeb3c" style:font-weight-asian="normal" style:font-weight-complex="normal"/>
    </style:style>
    <style:style style:name="T171" style:family="text">
      <style:text-properties fo:language="en" fo:country="US" fo:font-weight="normal" officeooo:rsid="035ccc80" style:font-weight-asian="normal" style:font-weight-complex="normal"/>
    </style:style>
    <style:style style:name="T172" style:family="text">
      <style:text-properties fo:language="en" fo:country="US" fo:font-weight="normal" officeooo:rsid="035e0c3c" style:font-weight-asian="normal" style:font-weight-complex="normal"/>
    </style:style>
    <style:style style:name="T173" style:family="text">
      <style:text-properties fo:language="en" fo:country="US" fo:font-weight="normal" officeooo:rsid="03608582" style:font-weight-asian="normal" style:font-weight-complex="normal"/>
    </style:style>
    <style:style style:name="T174" style:family="text">
      <style:text-properties fo:language="en" fo:country="US" fo:font-weight="normal" officeooo:rsid="0361ed9d" style:font-weight-asian="normal" style:font-weight-complex="normal"/>
    </style:style>
    <style:style style:name="T175" style:family="text">
      <style:text-properties fo:language="en" fo:country="US" fo:font-weight="normal" officeooo:rsid="03674ed8" style:font-weight-asian="normal" style:font-weight-complex="normal"/>
    </style:style>
    <style:style style:name="T176" style:family="text">
      <style:text-properties fo:language="en" fo:country="US" fo:font-weight="normal" officeooo:rsid="0367ff38" style:font-weight-asian="normal" style:font-weight-complex="normal"/>
    </style:style>
    <style:style style:name="T177" style:family="text">
      <style:text-properties fo:language="en" fo:country="US" fo:font-weight="normal" officeooo:rsid="036802f2" style:font-weight-asian="normal" style:font-weight-complex="normal"/>
    </style:style>
    <style:style style:name="T178" style:family="text">
      <style:text-properties fo:language="en" fo:country="US" fo:font-weight="normal" officeooo:rsid="03696b84" style:font-weight-asian="normal" style:font-weight-complex="normal"/>
    </style:style>
    <style:style style:name="T179" style:family="text">
      <style:text-properties fo:language="en" fo:country="US" fo:font-weight="normal" officeooo:rsid="036ca85d" style:font-weight-asian="normal" style:font-weight-complex="normal"/>
    </style:style>
    <style:style style:name="T180" style:family="text">
      <style:text-properties fo:language="en" fo:country="US" fo:font-weight="normal" officeooo:rsid="036e4081" style:font-weight-asian="normal" style:font-weight-complex="normal"/>
    </style:style>
    <style:style style:name="T181" style:family="text">
      <style:text-properties fo:language="en" fo:country="US" fo:font-weight="normal" officeooo:rsid="036fe35f" style:font-weight-asian="normal" style:font-weight-complex="normal"/>
    </style:style>
    <style:style style:name="T182" style:family="text">
      <style:text-properties fo:language="en" fo:country="US" fo:font-weight="normal" officeooo:rsid="0373414a" style:font-weight-asian="normal" style:font-weight-complex="normal"/>
    </style:style>
    <style:style style:name="T183" style:family="text">
      <style:text-properties fo:language="en" fo:country="US" fo:font-weight="normal" officeooo:rsid="0379dd16" style:font-weight-asian="normal" style:font-weight-complex="normal"/>
    </style:style>
    <style:style style:name="T184" style:family="text">
      <style:text-properties fo:language="en" fo:country="US" fo:font-weight="normal" officeooo:rsid="037af2ad" style:font-weight-asian="normal" style:font-weight-complex="normal"/>
    </style:style>
    <style:style style:name="T185" style:family="text">
      <style:text-properties fo:language="en" fo:country="US" fo:font-weight="normal" officeooo:rsid="037b99f6" style:font-weight-asian="normal" style:font-weight-complex="normal"/>
    </style:style>
    <style:style style:name="T186" style:family="text">
      <style:text-properties fo:language="en" fo:country="US" fo:font-weight="normal" officeooo:rsid="037d0ff8" style:font-weight-asian="normal" style:font-weight-complex="normal"/>
    </style:style>
    <style:style style:name="T187" style:family="text">
      <style:text-properties fo:language="en" fo:country="US" fo:font-weight="normal" officeooo:rsid="037d47b5" style:font-weight-asian="normal" style:font-weight-complex="normal"/>
    </style:style>
    <style:style style:name="T188" style:family="text">
      <style:text-properties fo:language="en" fo:country="US" fo:font-weight="normal" officeooo:rsid="037e23d4" style:font-weight-asian="normal" style:font-weight-complex="normal"/>
    </style:style>
    <style:style style:name="T189" style:family="text">
      <style:text-properties fo:language="en" fo:country="US" fo:font-weight="normal" officeooo:rsid="037e3033" style:font-weight-asian="normal" style:font-weight-complex="normal"/>
    </style:style>
    <style:style style:name="T190" style:family="text">
      <style:text-properties fo:language="en" fo:country="US" fo:font-weight="normal" officeooo:rsid="037f706e" style:font-weight-asian="normal" style:font-weight-complex="normal"/>
    </style:style>
    <style:style style:name="T191" style:family="text">
      <style:text-properties fo:language="en" fo:country="US" fo:font-weight="normal" officeooo:rsid="03802253" style:font-weight-asian="normal" style:font-weight-complex="normal"/>
    </style:style>
    <style:style style:name="T192" style:family="text">
      <style:text-properties fo:language="en" fo:country="US" fo:font-weight="normal" officeooo:rsid="03846357" style:font-weight-asian="normal" style:font-weight-complex="normal"/>
    </style:style>
    <style:style style:name="T193" style:family="text">
      <style:text-properties fo:language="en" fo:country="US" fo:font-weight="normal" officeooo:rsid="03865191" style:font-weight-asian="normal" style:font-weight-complex="normal"/>
    </style:style>
    <style:style style:name="T194" style:family="text">
      <style:text-properties fo:language="en" fo:country="US" fo:font-weight="normal" officeooo:rsid="0386ec4c" style:font-weight-asian="normal" style:font-weight-complex="normal"/>
    </style:style>
    <style:style style:name="T195" style:family="text">
      <style:text-properties fo:language="en" fo:country="US" fo:font-weight="normal" officeooo:rsid="0387bbe5" style:font-weight-asian="normal" style:font-weight-complex="normal"/>
    </style:style>
    <style:style style:name="T196" style:family="text">
      <style:text-properties fo:language="en" fo:country="US" fo:font-weight="normal" officeooo:rsid="038914b1" style:font-weight-asian="normal" style:font-weight-complex="normal"/>
    </style:style>
    <style:style style:name="T197" style:family="text">
      <style:text-properties fo:language="en" fo:country="US" fo:font-weight="normal" officeooo:rsid="038d4eaa" style:font-weight-asian="normal" style:font-weight-complex="normal"/>
    </style:style>
    <style:style style:name="T198" style:family="text">
      <style:text-properties fo:language="en" fo:country="US" fo:font-weight="normal" officeooo:rsid="0390b995" style:font-weight-asian="normal" style:font-weight-complex="normal"/>
    </style:style>
    <style:style style:name="T199" style:family="text">
      <style:text-properties fo:language="en" fo:country="US" fo:font-weight="normal" officeooo:rsid="039192af" style:font-weight-asian="normal" style:font-weight-complex="normal"/>
    </style:style>
    <style:style style:name="T200" style:family="text">
      <style:text-properties fo:language="en" fo:country="US" fo:font-weight="normal" officeooo:rsid="0391aa72" style:font-weight-asian="normal" style:font-weight-complex="normal"/>
    </style:style>
    <style:style style:name="T201" style:family="text">
      <style:text-properties fo:language="en" fo:country="US" fo:font-weight="normal" officeooo:rsid="0393c40f" style:font-weight-asian="normal" style:font-weight-complex="normal"/>
    </style:style>
    <style:style style:name="T202" style:family="text">
      <style:text-properties fo:language="en" fo:country="US" fo:font-weight="normal" officeooo:rsid="03944cd4" style:font-weight-asian="normal" style:font-weight-complex="normal"/>
    </style:style>
    <style:style style:name="T203" style:family="text">
      <style:text-properties fo:language="en" fo:country="US" fo:font-weight="normal" officeooo:rsid="039460d6" style:font-weight-asian="normal" style:font-weight-complex="normal"/>
    </style:style>
    <style:style style:name="T204" style:family="text">
      <style:text-properties fo:language="en" fo:country="US" fo:font-weight="normal" officeooo:rsid="03958aa2" style:font-weight-asian="normal" style:font-weight-complex="normal"/>
    </style:style>
    <style:style style:name="T205" style:family="text">
      <style:text-properties fo:language="en" fo:country="US" fo:font-weight="normal" officeooo:rsid="0397d847" style:font-weight-asian="normal" style:font-weight-complex="normal"/>
    </style:style>
    <style:style style:name="T206" style:family="text">
      <style:text-properties fo:language="en" fo:country="US" fo:font-weight="normal" officeooo:rsid="039857ad" style:font-weight-asian="normal" style:font-weight-complex="normal"/>
    </style:style>
    <style:style style:name="T207" style:family="text">
      <style:text-properties fo:language="en" fo:country="US" fo:font-weight="normal" officeooo:rsid="03997848" style:font-weight-asian="normal" style:font-weight-complex="normal"/>
    </style:style>
    <style:style style:name="T208" style:family="text">
      <style:text-properties fo:language="en" fo:country="US" fo:font-weight="normal" officeooo:rsid="039aef20" style:font-weight-asian="normal" style:font-weight-complex="normal"/>
    </style:style>
    <style:style style:name="T209" style:family="text">
      <style:text-properties fo:language="en" fo:country="US" fo:font-weight="normal" officeooo:rsid="039cd7ad" style:font-weight-asian="normal" style:font-weight-complex="normal"/>
    </style:style>
    <style:style style:name="T210" style:family="text">
      <style:text-properties fo:language="en" fo:country="US" fo:font-weight="normal" officeooo:rsid="039cd983" style:font-weight-asian="normal" style:font-weight-complex="normal"/>
    </style:style>
    <style:style style:name="T211" style:family="text">
      <style:text-properties fo:language="en" fo:country="US" fo:font-weight="normal" officeooo:rsid="03a21dfd" style:font-weight-asian="normal" style:font-weight-complex="normal"/>
    </style:style>
    <style:style style:name="T212" style:family="text">
      <style:text-properties fo:language="en" fo:country="US" fo:font-weight="normal" officeooo:rsid="03a85a50" style:font-weight-asian="normal" style:font-weight-complex="normal"/>
    </style:style>
    <style:style style:name="T213" style:family="text">
      <style:text-properties fo:language="en" fo:country="US" fo:font-weight="normal" officeooo:rsid="03ae4dad" style:font-weight-asian="normal" style:font-weight-complex="normal"/>
    </style:style>
    <style:style style:name="T214" style:family="text">
      <style:text-properties fo:language="en" fo:country="US" fo:font-weight="normal" officeooo:rsid="052d44d8" style:font-weight-asian="normal" style:font-weight-complex="normal"/>
    </style:style>
    <style:style style:name="T215" style:family="text">
      <style:text-properties fo:language="en" fo:country="US" fo:font-weight="normal" officeooo:rsid="052d5fc5" style:font-weight-asian="normal" style:font-weight-complex="normal"/>
    </style:style>
    <style:style style:name="T216" style:family="text">
      <style:text-properties fo:language="en" fo:country="US" fo:font-weight="normal" officeooo:rsid="052f413e" style:font-weight-asian="normal" style:font-weight-complex="normal"/>
    </style:style>
    <style:style style:name="T217" style:family="text">
      <style:text-properties fo:language="en" fo:country="US" fo:font-weight="normal" officeooo:rsid="05300275" style:font-weight-asian="normal" style:font-weight-complex="normal"/>
    </style:style>
    <style:style style:name="T218" style:family="text">
      <style:text-properties fo:language="en" fo:country="US" fo:font-weight="normal" officeooo:rsid="0532a966" style:font-weight-asian="normal" style:font-weight-complex="normal"/>
    </style:style>
    <style:style style:name="T219" style:family="text">
      <style:text-properties fo:language="en" fo:country="US" fo:font-weight="normal" officeooo:rsid="053aa9ea" style:font-weight-asian="normal" style:font-weight-complex="normal"/>
    </style:style>
    <style:style style:name="T220" style:family="text">
      <style:text-properties fo:language="en" fo:country="US" fo:font-weight="normal" officeooo:rsid="053b7aba" style:font-weight-asian="normal" style:font-weight-complex="normal"/>
    </style:style>
    <style:style style:name="T221" style:family="text">
      <style:text-properties fo:language="en" fo:country="US" fo:font-weight="normal" officeooo:rsid="05400001" style:font-weight-asian="normal" style:font-weight-complex="normal"/>
    </style:style>
    <style:style style:name="T222" style:family="text">
      <style:text-properties fo:language="en" fo:country="US" fo:font-weight="normal" officeooo:rsid="054260bb" style:font-weight-asian="normal" style:font-weight-complex="normal"/>
    </style:style>
    <style:style style:name="T223" style:family="text">
      <style:text-properties fo:language="en" fo:country="US" fo:font-weight="normal" officeooo:rsid="054645b9" style:font-weight-asian="normal" style:font-weight-complex="normal"/>
    </style:style>
    <style:style style:name="T224" style:family="text">
      <style:text-properties fo:language="en" fo:country="US" fo:font-weight="normal" officeooo:rsid="05473ea3" style:font-weight-asian="normal" style:font-weight-complex="normal"/>
    </style:style>
    <style:style style:name="T225" style:family="text">
      <style:text-properties fo:language="en" fo:country="US" fo:font-weight="normal" officeooo:rsid="054e176e" style:font-weight-asian="normal" style:font-weight-complex="normal"/>
    </style:style>
    <style:style style:name="T226" style:family="text">
      <style:text-properties fo:language="en" fo:country="US" fo:font-weight="normal" officeooo:rsid="054f9d99" style:font-weight-asian="normal" style:font-weight-complex="normal"/>
    </style:style>
    <style:style style:name="T227" style:family="text">
      <style:text-properties fo:language="en" fo:country="US" fo:font-weight="normal" officeooo:rsid="0551368b" style:font-weight-asian="normal" style:font-weight-complex="normal"/>
    </style:style>
    <style:style style:name="T228" style:family="text">
      <style:text-properties fo:language="en" fo:country="US" fo:font-weight="normal" officeooo:rsid="0553ec58" style:font-weight-asian="normal" style:font-weight-complex="normal"/>
    </style:style>
    <style:style style:name="T229" style:family="text">
      <style:text-properties fo:language="en" fo:country="US" fo:font-weight="normal" officeooo:rsid="0554e018" style:font-weight-asian="normal" style:font-weight-complex="normal"/>
    </style:style>
    <style:style style:name="T230" style:family="text">
      <style:text-properties fo:language="en" fo:country="US" fo:font-weight="normal" officeooo:rsid="05551168" style:font-weight-asian="normal" style:font-weight-complex="normal"/>
    </style:style>
    <style:style style:name="T231" style:family="text">
      <style:text-properties fo:language="en" fo:country="US" fo:font-weight="normal" officeooo:rsid="0555fddf" style:font-weight-asian="normal" style:font-weight-complex="normal"/>
    </style:style>
    <style:style style:name="T232" style:family="text">
      <style:text-properties fo:language="en" fo:country="US" fo:font-weight="normal" officeooo:rsid="05592c92" style:font-weight-asian="normal" style:font-weight-complex="normal"/>
    </style:style>
    <style:style style:name="T233" style:family="text">
      <style:text-properties fo:language="en" fo:country="US" fo:font-weight="normal" officeooo:rsid="055d1f5a" style:font-weight-asian="normal" style:font-weight-complex="normal"/>
    </style:style>
    <style:style style:name="T234" style:family="text">
      <style:text-properties fo:language="en" fo:country="US" fo:font-weight="normal" officeooo:rsid="055f0c1f" style:font-weight-asian="normal" style:font-weight-complex="normal"/>
    </style:style>
    <style:style style:name="T235" style:family="text">
      <style:text-properties fo:language="en" fo:country="US" fo:font-weight="normal" officeooo:rsid="0560308b" style:font-weight-asian="normal" style:font-weight-complex="normal"/>
    </style:style>
    <style:style style:name="T236" style:family="text">
      <style:text-properties fo:language="en" fo:country="US" fo:font-weight="normal" officeooo:rsid="05612c5e" style:font-weight-asian="normal" style:font-weight-complex="normal"/>
    </style:style>
    <style:style style:name="T237" style:family="text">
      <style:text-properties fo:language="en" fo:country="US" fo:font-weight="normal" officeooo:rsid="05626bf9" style:font-weight-asian="normal" style:font-weight-complex="normal"/>
    </style:style>
    <style:style style:name="T238" style:family="text">
      <style:text-properties fo:language="en" fo:country="US" fo:font-weight="normal" officeooo:rsid="05635540" style:font-weight-asian="normal" style:font-weight-complex="normal"/>
    </style:style>
    <style:style style:name="T239" style:family="text">
      <style:text-properties fo:language="en" fo:country="US" fo:font-weight="normal" officeooo:rsid="0567de5f" style:font-weight-asian="normal" style:font-weight-complex="normal"/>
    </style:style>
    <style:style style:name="T240" style:family="text">
      <style:text-properties fo:language="en" fo:country="US" fo:font-weight="normal" officeooo:rsid="0568ed89" style:font-weight-asian="normal" style:font-weight-complex="normal"/>
    </style:style>
    <style:style style:name="T241" style:family="text">
      <style:text-properties fo:language="en" fo:country="US" fo:font-weight="normal" officeooo:rsid="056acfa3" style:font-weight-asian="normal" style:font-weight-complex="normal"/>
    </style:style>
    <style:style style:name="T242" style:family="text">
      <style:text-properties fo:language="en" fo:country="US" fo:font-weight="normal" officeooo:rsid="056ee3b1" style:font-weight-asian="normal" style:font-weight-complex="normal"/>
    </style:style>
    <style:style style:name="T243" style:family="text">
      <style:text-properties fo:language="en" fo:country="US" fo:font-weight="normal" officeooo:rsid="05702d7b" style:font-weight-asian="normal" style:font-weight-complex="normal"/>
    </style:style>
    <style:style style:name="T244" style:family="text">
      <style:text-properties fo:language="en" fo:country="US" fo:font-weight="normal" officeooo:rsid="0570ffad" style:font-weight-asian="normal" style:font-weight-complex="normal"/>
    </style:style>
    <style:style style:name="T245" style:family="text">
      <style:text-properties fo:language="en" fo:country="US" fo:font-weight="normal" officeooo:rsid="05729505" style:font-weight-asian="normal" style:font-weight-complex="normal"/>
    </style:style>
    <style:style style:name="T246" style:family="text">
      <style:text-properties fo:language="en" fo:country="US" fo:font-weight="normal" officeooo:rsid="0576bfcc" style:font-weight-asian="normal" style:font-weight-complex="normal"/>
    </style:style>
    <style:style style:name="T247" style:family="text">
      <style:text-properties fo:language="en" fo:country="US" fo:font-weight="normal" officeooo:rsid="0579a927" style:font-weight-asian="normal" style:font-weight-complex="normal"/>
    </style:style>
    <style:style style:name="T248" style:family="text">
      <style:text-properties fo:language="en" fo:country="US" fo:font-weight="normal" officeooo:rsid="057bd221" style:font-weight-asian="normal" style:font-weight-complex="normal"/>
    </style:style>
    <style:style style:name="T249" style:family="text">
      <style:text-properties fo:language="en" fo:country="US" fo:font-weight="normal" officeooo:rsid="057d258e" style:font-weight-asian="normal" style:font-weight-complex="normal"/>
    </style:style>
    <style:style style:name="T250" style:family="text">
      <style:text-properties fo:language="en" fo:country="US" fo:font-weight="normal" officeooo:rsid="0743adf7" style:font-weight-asian="normal" style:font-weight-complex="normal"/>
    </style:style>
    <style:style style:name="T251" style:family="text">
      <style:text-properties fo:language="en" fo:country="US" fo:font-weight="normal" officeooo:rsid="07445ddf" style:font-weight-asian="normal" style:font-weight-complex="normal"/>
    </style:style>
    <style:style style:name="T252" style:family="text">
      <style:text-properties fo:language="en" fo:country="US" fo:font-weight="normal" officeooo:rsid="0751c6c5" style:font-weight-asian="normal" style:font-weight-complex="normal"/>
    </style:style>
    <style:style style:name="T253" style:family="text">
      <style:text-properties fo:language="en" fo:country="US" fo:font-weight="normal" officeooo:rsid="075364c9" style:font-weight-asian="normal" style:font-weight-complex="normal"/>
    </style:style>
    <style:style style:name="T254" style:family="text">
      <style:text-properties fo:language="en" fo:country="US" fo:font-weight="normal" officeooo:rsid="0754ba2c" style:font-weight-asian="normal" style:font-weight-complex="normal"/>
    </style:style>
    <style:style style:name="T255" style:family="text">
      <style:text-properties fo:language="en" fo:country="US" fo:font-weight="normal" officeooo:rsid="0756acd1" style:font-weight-asian="normal" style:font-weight-complex="normal"/>
    </style:style>
    <style:style style:name="T256" style:family="text">
      <style:text-properties fo:language="en" fo:country="US" fo:font-weight="normal" officeooo:rsid="075ba558" style:font-weight-asian="normal" style:font-weight-complex="normal"/>
    </style:style>
    <style:style style:name="T257" style:family="text">
      <style:text-properties fo:language="en" fo:country="US" fo:font-weight="normal" officeooo:rsid="0778fd9b" style:font-weight-asian="normal" style:font-weight-complex="normal"/>
    </style:style>
    <style:style style:name="T258" style:family="text">
      <style:text-properties fo:language="en" fo:country="US" fo:font-weight="normal" officeooo:rsid="0779ec99" style:font-weight-asian="normal" style:font-weight-complex="normal"/>
    </style:style>
    <style:style style:name="T259" style:family="text">
      <style:text-properties fo:language="en" fo:country="US" fo:font-weight="normal" officeooo:rsid="077ad1c1" style:font-weight-asian="normal" style:font-weight-complex="normal"/>
    </style:style>
    <style:style style:name="T260" style:family="text">
      <style:text-properties fo:language="en" fo:country="US" fo:font-weight="normal" officeooo:rsid="075bf7ec" style:font-weight-asian="normal" style:font-weight-complex="normal"/>
    </style:style>
    <style:style style:name="T261" style:family="text">
      <style:text-properties fo:language="en" fo:country="US" fo:font-weight="normal" officeooo:rsid="077cd5e2" style:font-weight-asian="normal" style:font-weight-complex="normal"/>
    </style:style>
    <style:style style:name="T262" style:family="text">
      <style:text-properties fo:language="en" fo:country="US" fo:font-weight="normal" officeooo:rsid="077d7c95" style:font-weight-asian="normal" style:font-weight-complex="normal"/>
    </style:style>
    <style:style style:name="T263" style:family="text">
      <style:text-properties fo:language="en" fo:country="US" fo:font-weight="normal" officeooo:rsid="0784ab05" style:font-weight-asian="normal" style:font-weight-complex="normal"/>
    </style:style>
    <style:style style:name="T264" style:family="text">
      <style:text-properties fo:language="en" fo:country="US" fo:font-weight="normal" officeooo:rsid="07876a59" style:font-weight-asian="normal" style:font-weight-complex="normal"/>
    </style:style>
    <style:style style:name="T265" style:family="text">
      <style:text-properties fo:language="en" fo:country="US" fo:font-weight="normal" officeooo:rsid="07881aeb" style:font-weight-asian="normal" style:font-weight-complex="normal"/>
    </style:style>
    <style:style style:name="T266" style:family="text">
      <style:text-properties fo:language="en" fo:country="US" fo:font-weight="normal" officeooo:rsid="078a39ab" style:font-weight-asian="normal" style:font-weight-complex="normal"/>
    </style:style>
    <style:style style:name="T267" style:family="text">
      <style:text-properties fo:language="en" fo:country="US" fo:font-weight="normal" officeooo:rsid="07d49ed4" style:font-weight-asian="normal" style:font-weight-complex="normal"/>
    </style:style>
    <style:style style:name="T268" style:family="text">
      <style:text-properties fo:language="en" fo:country="US" fo:font-weight="normal" officeooo:rsid="07d63462" style:font-weight-asian="normal" style:font-weight-complex="normal"/>
    </style:style>
    <style:style style:name="T269" style:family="text">
      <style:text-properties fo:language="en" fo:country="US" fo:font-weight="normal" officeooo:rsid="07d7df7c" style:font-weight-asian="normal" style:font-weight-complex="normal"/>
    </style:style>
    <style:style style:name="T270" style:family="text">
      <style:text-properties fo:language="en" fo:country="US" fo:font-weight="normal" officeooo:rsid="07da1904" style:font-weight-asian="normal" style:font-weight-complex="normal"/>
    </style:style>
    <style:style style:name="T271" style:family="text">
      <style:text-properties fo:language="en" fo:country="US" fo:font-weight="normal" officeooo:rsid="07da4bd0" style:font-weight-asian="normal" style:font-weight-complex="normal"/>
    </style:style>
    <style:style style:name="T272" style:family="text">
      <style:text-properties fo:language="en" fo:country="US" fo:font-weight="normal" officeooo:rsid="07dbc8f7" style:font-weight-asian="normal" style:font-weight-complex="normal"/>
    </style:style>
    <style:style style:name="T273" style:family="text">
      <style:text-properties fo:language="en" fo:country="US" fo:font-weight="normal" officeooo:rsid="07de8c53" style:font-weight-asian="normal" style:font-weight-complex="normal"/>
    </style:style>
    <style:style style:name="T274" style:family="text">
      <style:text-properties fo:language="en" fo:country="US" fo:font-weight="normal" officeooo:rsid="07e05361" style:font-weight-asian="normal" style:font-weight-complex="normal"/>
    </style:style>
    <style:style style:name="T275" style:family="text">
      <style:text-properties fo:language="en" fo:country="US" fo:font-weight="normal" officeooo:rsid="07e44d46" style:font-weight-asian="normal" style:font-weight-complex="normal"/>
    </style:style>
    <style:style style:name="T276" style:family="text">
      <style:text-properties fo:language="en" fo:country="US" fo:font-weight="normal" officeooo:rsid="07e57f93" style:font-weight-asian="normal" style:font-weight-complex="normal"/>
    </style:style>
    <style:style style:name="T277" style:family="text">
      <style:text-properties fo:language="en" fo:country="US" fo:font-weight="normal" officeooo:rsid="07e72487" style:font-weight-asian="normal" style:font-weight-complex="normal"/>
    </style:style>
    <style:style style:name="T278" style:family="text">
      <style:text-properties fo:language="en" fo:country="US" fo:font-weight="normal" officeooo:rsid="07e91dc8" style:font-weight-asian="normal" style:font-weight-complex="normal"/>
    </style:style>
    <style:style style:name="T279" style:family="text">
      <style:text-properties fo:language="en" fo:country="US" fo:font-weight="normal" officeooo:rsid="07e9a707" style:font-weight-asian="normal" style:font-weight-complex="normal"/>
    </style:style>
    <style:style style:name="T280" style:family="text">
      <style:text-properties fo:language="en" fo:country="US" fo:font-weight="normal" officeooo:rsid="07eafc00" style:font-weight-asian="normal" style:font-weight-complex="normal"/>
    </style:style>
    <style:style style:name="T281" style:family="text">
      <style:text-properties fo:language="en" fo:country="US" fo:font-weight="normal" officeooo:rsid="07ecce75" style:font-weight-asian="normal" style:font-weight-complex="normal"/>
    </style:style>
    <style:style style:name="T282" style:family="text">
      <style:text-properties fo:language="en" fo:country="US" fo:font-weight="normal" officeooo:rsid="07ee13d5" style:font-weight-asian="normal" style:font-weight-complex="normal"/>
    </style:style>
    <style:style style:name="T283" style:family="text">
      <style:text-properties fo:language="en" fo:country="US" fo:font-weight="normal" officeooo:rsid="07eedd67" style:font-weight-asian="normal" style:font-weight-complex="normal"/>
    </style:style>
    <style:style style:name="T284" style:family="text">
      <style:text-properties fo:language="en" fo:country="US" fo:font-weight="normal" officeooo:rsid="07f0d20d" style:font-weight-asian="normal" style:font-weight-complex="normal"/>
    </style:style>
    <style:style style:name="T285" style:family="text">
      <style:text-properties fo:language="en" fo:country="US" fo:font-weight="normal" officeooo:rsid="07f46c87" style:font-weight-asian="normal" style:font-weight-complex="normal"/>
    </style:style>
    <style:style style:name="T286" style:family="text">
      <style:text-properties fo:language="en" fo:country="US" fo:font-weight="normal" officeooo:rsid="07f60a17" style:font-weight-asian="normal" style:font-weight-complex="normal"/>
    </style:style>
    <style:style style:name="T287" style:family="text">
      <style:text-properties fo:language="en" fo:country="US" fo:font-weight="normal" officeooo:rsid="07f635fa" style:font-weight-asian="normal" style:font-weight-complex="normal"/>
    </style:style>
    <style:style style:name="T288" style:family="text">
      <style:text-properties fo:language="en" fo:country="US" fo:font-weight="normal" officeooo:rsid="07f682dd" style:font-weight-asian="normal" style:font-weight-complex="normal"/>
    </style:style>
    <style:style style:name="T289" style:family="text">
      <style:text-properties fo:language="en" fo:country="US" fo:font-weight="normal" officeooo:rsid="07f7023d" style:font-weight-asian="normal" style:font-weight-complex="normal"/>
    </style:style>
    <style:style style:name="T290" style:family="text">
      <style:text-properties fo:language="en" fo:country="US" fo:font-weight="normal" officeooo:rsid="07f75dc2" style:font-weight-asian="normal" style:font-weight-complex="normal"/>
    </style:style>
    <style:style style:name="T291" style:family="text">
      <style:text-properties fo:language="en" fo:country="US" fo:font-weight="normal" officeooo:rsid="07f9c934" style:font-weight-asian="normal" style:font-weight-complex="normal"/>
    </style:style>
    <style:style style:name="T292" style:family="text">
      <style:text-properties fo:language="en" fo:country="US" fo:font-weight="normal" officeooo:rsid="07fc2d9b" style:font-weight-asian="normal" style:font-weight-complex="normal"/>
    </style:style>
    <style:style style:name="T293" style:family="text">
      <style:text-properties fo:language="en" fo:country="US" fo:font-weight="normal" officeooo:rsid="07fdd84c" style:font-weight-asian="normal" style:font-weight-complex="normal"/>
    </style:style>
    <style:style style:name="T294" style:family="text">
      <style:text-properties fo:language="en" fo:country="US" fo:font-weight="normal" officeooo:rsid="07fe129f" style:font-weight-asian="normal" style:font-weight-complex="normal"/>
    </style:style>
    <style:style style:name="T295" style:family="text">
      <style:text-properties fo:language="en" fo:country="US" fo:font-weight="normal" officeooo:rsid="07ffb576" style:font-weight-asian="normal" style:font-weight-complex="normal"/>
    </style:style>
    <style:style style:name="T296" style:family="text">
      <style:text-properties fo:language="en" fo:country="US" fo:font-weight="normal" officeooo:rsid="08004bf6" style:font-weight-asian="normal" style:font-weight-complex="normal"/>
    </style:style>
    <style:style style:name="T297" style:family="text">
      <style:text-properties fo:language="en" fo:country="US" fo:font-weight="normal" officeooo:rsid="08014841" style:font-weight-asian="normal" style:font-weight-complex="normal"/>
    </style:style>
    <style:style style:name="T298" style:family="text">
      <style:text-properties fo:language="en" fo:country="US" fo:font-weight="normal" officeooo:rsid="0802923d" style:font-weight-asian="normal" style:font-weight-complex="normal"/>
    </style:style>
    <style:style style:name="T299" style:family="text">
      <style:text-properties fo:language="en" fo:country="US" fo:font-weight="normal" officeooo:rsid="0803b68d" style:font-weight-asian="normal" style:font-weight-complex="normal"/>
    </style:style>
    <style:style style:name="T300" style:family="text">
      <style:text-properties fo:language="en" fo:country="US" fo:font-weight="normal" officeooo:rsid="08053f9f" style:font-weight-asian="normal" style:font-weight-complex="normal"/>
    </style:style>
    <style:style style:name="T301" style:family="text">
      <style:text-properties fo:language="en" fo:country="US" fo:font-weight="normal" officeooo:rsid="080724fd" style:font-weight-asian="normal" style:font-weight-complex="normal"/>
    </style:style>
    <style:style style:name="T302" style:family="text">
      <style:text-properties fo:language="en" fo:country="US" fo:font-weight="normal" officeooo:rsid="080a0e29" style:font-weight-asian="normal" style:font-weight-complex="normal"/>
    </style:style>
    <style:style style:name="T303" style:family="text">
      <style:text-properties fo:language="en" fo:country="US" fo:font-weight="normal" officeooo:rsid="080da518" style:font-weight-asian="normal" style:font-weight-complex="normal"/>
    </style:style>
    <style:style style:name="T304" style:family="text">
      <style:text-properties fo:language="en" fo:country="US" fo:font-weight="normal" officeooo:rsid="080f6bde" style:font-weight-asian="normal" style:font-weight-complex="normal"/>
    </style:style>
    <style:style style:name="T305" style:family="text">
      <style:text-properties fo:language="en" fo:country="US" fo:font-weight="normal" officeooo:rsid="0810e193" style:font-weight-asian="normal" style:font-weight-complex="normal"/>
    </style:style>
    <style:style style:name="T306" style:family="text">
      <style:text-properties fo:language="en" fo:country="US" fo:font-weight="normal" officeooo:rsid="0811e516" style:font-weight-asian="normal" style:font-weight-complex="normal"/>
    </style:style>
    <style:style style:name="T307" style:family="text">
      <style:text-properties fo:language="en" fo:country="US" fo:font-weight="normal" officeooo:rsid="0813af09" style:font-weight-asian="normal" style:font-weight-complex="normal"/>
    </style:style>
    <style:style style:name="T308" style:family="text">
      <style:text-properties fo:language="en" fo:country="US" fo:font-weight="normal" officeooo:rsid="08165b01" style:font-weight-asian="normal" style:font-weight-complex="normal"/>
    </style:style>
    <style:style style:name="T309" style:family="text">
      <style:text-properties fo:language="en" fo:country="US" fo:font-weight="normal" officeooo:rsid="0819a20a" style:font-weight-asian="normal" style:font-weight-complex="normal"/>
    </style:style>
    <style:style style:name="T310" style:family="text">
      <style:text-properties fo:language="en" fo:country="US" fo:font-weight="normal" officeooo:rsid="081ab49a" style:font-weight-asian="normal" style:font-weight-complex="normal"/>
    </style:style>
    <style:style style:name="T311" style:family="text">
      <style:text-properties fo:language="en" fo:country="US" fo:font-weight="normal" officeooo:rsid="081b6ad2" style:font-weight-asian="normal" style:font-weight-complex="normal"/>
    </style:style>
    <style:style style:name="T312" style:family="text">
      <style:text-properties fo:language="en" fo:country="US" fo:font-weight="normal" officeooo:rsid="081d43fc" style:font-weight-asian="normal" style:font-weight-complex="normal"/>
    </style:style>
    <style:style style:name="T313" style:family="text">
      <style:text-properties fo:language="en" fo:country="US" fo:font-weight="normal" officeooo:rsid="081dda09" style:font-weight-asian="normal" style:font-weight-complex="normal"/>
    </style:style>
    <style:style style:name="T314" style:family="text">
      <style:text-properties fo:language="en" fo:country="US" fo:font-weight="normal" officeooo:rsid="082780be" style:font-weight-asian="normal" style:font-weight-complex="normal"/>
    </style:style>
    <style:style style:name="T315" style:family="text">
      <style:text-properties fo:language="en" fo:country="US" fo:font-weight="normal" officeooo:rsid="0829386f" style:font-weight-asian="normal" style:font-weight-complex="normal"/>
    </style:style>
    <style:style style:name="T316" style:family="text">
      <style:text-properties fo:language="en" fo:country="US" fo:font-weight="normal" officeooo:rsid="082d3824" style:font-weight-asian="normal" style:font-weight-complex="normal"/>
    </style:style>
    <style:style style:name="T317" style:family="text">
      <style:text-properties fo:language="en" fo:country="US" fo:font-weight="normal" officeooo:rsid="082d7cda" style:font-weight-asian="normal" style:font-weight-complex="normal"/>
    </style:style>
    <style:style style:name="T318" style:family="text">
      <style:text-properties fo:language="en" fo:country="US" fo:font-weight="normal" officeooo:rsid="082f7c16" style:font-weight-asian="normal" style:font-weight-complex="normal"/>
    </style:style>
    <style:style style:name="T319" style:family="text">
      <style:text-properties fo:language="en" fo:country="US" fo:font-weight="normal" officeooo:rsid="082fdbea" style:font-weight-asian="normal" style:font-weight-complex="normal"/>
    </style:style>
    <style:style style:name="T320" style:family="text">
      <style:text-properties fo:language="en" fo:country="US" fo:font-weight="normal" officeooo:rsid="08308018" style:font-weight-asian="normal" style:font-weight-complex="normal"/>
    </style:style>
    <style:style style:name="T321" style:family="text">
      <style:text-properties fo:language="en" fo:country="US" fo:font-weight="normal" officeooo:rsid="08309011" style:font-weight-asian="normal" style:font-weight-complex="normal"/>
    </style:style>
    <style:style style:name="T322" style:family="text">
      <style:text-properties fo:language="en" fo:country="US" fo:font-weight="normal" officeooo:rsid="085c832b" style:font-weight-asian="normal" style:font-weight-complex="normal"/>
    </style:style>
    <style:style style:name="T323" style:family="text">
      <style:text-properties fo:language="en" fo:country="US" fo:font-weight="normal" officeooo:rsid="085dd408" style:font-weight-asian="normal" style:font-weight-complex="normal"/>
    </style:style>
    <style:style style:name="T324" style:family="text">
      <style:text-properties fo:language="en" fo:country="US" fo:font-weight="normal" officeooo:rsid="085fcc03" style:font-weight-asian="normal" style:font-weight-complex="normal"/>
    </style:style>
    <style:style style:name="T325" style:family="text">
      <style:text-properties fo:language="en" fo:country="US" fo:font-weight="normal" officeooo:rsid="0860e1cc" style:font-weight-asian="normal" style:font-weight-complex="normal"/>
    </style:style>
    <style:style style:name="T326" style:family="text">
      <style:text-properties fo:language="en" fo:country="US" fo:font-weight="normal" officeooo:rsid="0862fe1f" style:font-weight-asian="normal" style:font-weight-complex="normal"/>
    </style:style>
    <style:style style:name="T327" style:family="text">
      <style:text-properties fo:language="en" fo:country="US" fo:font-weight="normal" officeooo:rsid="08b58800" style:font-weight-asian="normal" style:font-weight-complex="normal"/>
    </style:style>
    <style:style style:name="T328" style:family="text">
      <style:text-properties fo:language="en" fo:country="US" fo:font-weight="normal" officeooo:rsid="08bafdc7" style:font-weight-asian="normal" style:font-weight-complex="normal"/>
    </style:style>
    <style:style style:name="T329" style:family="text">
      <style:text-properties fo:language="en" fo:country="US" fo:font-weight="normal" officeooo:rsid="08bb414c" style:font-weight-asian="normal" style:font-weight-complex="normal"/>
    </style:style>
    <style:style style:name="T330" style:family="text">
      <style:text-properties fo:language="en" fo:country="US" fo:font-weight="normal" officeooo:rsid="08bcf72e" style:font-weight-asian="normal" style:font-weight-complex="normal"/>
    </style:style>
    <style:style style:name="T331" style:family="text">
      <style:text-properties fo:language="en" fo:country="US" fo:font-weight="normal" officeooo:rsid="08bd48fe" style:font-weight-asian="normal" style:font-weight-complex="normal"/>
    </style:style>
    <style:style style:name="T332" style:family="text">
      <style:text-properties fo:language="en" fo:country="US" fo:font-weight="normal" officeooo:rsid="08cd3aaf" style:font-weight-asian="normal" style:font-weight-complex="normal"/>
    </style:style>
    <style:style style:name="T333" style:family="text">
      <style:text-properties fo:language="en" fo:country="US" fo:font-weight="normal" officeooo:rsid="08ce59bc" style:font-weight-asian="normal" style:font-weight-complex="normal"/>
    </style:style>
    <style:style style:name="T334" style:family="text">
      <style:text-properties fo:language="en" fo:country="US" fo:font-weight="normal" officeooo:rsid="08ce6212" style:font-weight-asian="normal" style:font-weight-complex="normal"/>
    </style:style>
    <style:style style:name="T335" style:family="text">
      <style:text-properties fo:language="en" fo:country="US" fo:font-weight="normal" officeooo:rsid="08cec1d0" style:font-weight-asian="normal" style:font-weight-complex="normal"/>
    </style:style>
    <style:style style:name="T336" style:family="text">
      <style:text-properties fo:language="en" fo:country="US" fo:font-weight="normal" officeooo:rsid="08d2d72c" style:font-weight-asian="normal" style:font-weight-complex="normal"/>
    </style:style>
    <style:style style:name="T337" style:family="text">
      <style:text-properties fo:language="en" fo:country="US" fo:font-weight="normal" officeooo:rsid="08d495b8" style:font-weight-asian="normal" style:font-weight-complex="normal"/>
    </style:style>
    <style:style style:name="T338" style:family="text">
      <style:text-properties fo:language="en" fo:country="US" fo:font-weight="normal" officeooo:rsid="08d6b402" style:font-weight-asian="normal" style:font-weight-complex="normal"/>
    </style:style>
    <style:style style:name="T339" style:family="text">
      <style:text-properties fo:language="en" fo:country="US" fo:font-weight="normal" officeooo:rsid="08d6b7fd" style:font-weight-asian="normal" style:font-weight-complex="normal"/>
    </style:style>
    <style:style style:name="T340" style:family="text">
      <style:text-properties fo:language="en" fo:country="US" fo:font-weight="normal" officeooo:rsid="08da0e4a" style:font-weight-asian="normal" style:font-weight-complex="normal"/>
    </style:style>
    <style:style style:name="T341" style:family="text">
      <style:text-properties fo:language="en" fo:country="US" fo:font-weight="normal" officeooo:rsid="08db23a3" style:font-weight-asian="normal" style:font-weight-complex="normal"/>
    </style:style>
    <style:style style:name="T342" style:family="text">
      <style:text-properties fo:language="en" fo:country="US" fo:font-weight="normal" officeooo:rsid="0943695b" style:font-weight-asian="normal" style:font-weight-complex="normal"/>
    </style:style>
    <style:style style:name="T343" style:family="text">
      <style:text-properties fo:language="en" fo:country="US" fo:font-weight="normal" officeooo:rsid="09439e22" style:font-weight-asian="normal" style:font-weight-complex="normal"/>
    </style:style>
    <style:style style:name="T344" style:family="text">
      <style:text-properties fo:language="en" fo:country="US" fo:font-weight="normal" officeooo:rsid="09452616" style:font-weight-asian="normal" style:font-weight-complex="normal"/>
    </style:style>
    <style:style style:name="T345" style:family="text">
      <style:text-properties fo:language="en" fo:country="US" fo:font-weight="normal" officeooo:rsid="0946ae71" style:font-weight-asian="normal" style:font-weight-complex="normal"/>
    </style:style>
    <style:style style:name="T346" style:family="text">
      <style:text-properties fo:language="en" fo:country="US" fo:font-weight="normal" officeooo:rsid="0948607a" style:font-weight-asian="normal" style:font-weight-complex="normal"/>
    </style:style>
    <style:style style:name="T347" style:family="text">
      <style:text-properties fo:language="en" fo:country="US" fo:font-weight="normal" officeooo:rsid="09490b79" style:font-weight-asian="normal" style:font-weight-complex="normal"/>
    </style:style>
    <style:style style:name="T348" style:family="text">
      <style:text-properties fo:language="en" fo:country="US" fo:font-weight="normal" officeooo:rsid="094972d2" style:font-weight-asian="normal" style:font-weight-complex="normal"/>
    </style:style>
    <style:style style:name="T349" style:family="text">
      <style:text-properties fo:language="en" fo:country="US" fo:font-weight="normal" officeooo:rsid="094b1eca" style:font-weight-asian="normal" style:font-weight-complex="normal"/>
    </style:style>
    <style:style style:name="T350" style:family="text">
      <style:text-properties fo:language="en" fo:country="US" fo:font-weight="normal" officeooo:rsid="094b65d8" style:font-weight-asian="normal" style:font-weight-complex="normal"/>
    </style:style>
    <style:style style:name="T351" style:family="text">
      <style:text-properties fo:language="en" fo:country="US" fo:font-weight="normal" officeooo:rsid="095a092f" style:font-weight-asian="normal" style:font-weight-complex="normal"/>
    </style:style>
    <style:style style:name="T352" style:family="text">
      <style:text-properties fo:language="en" fo:country="US" fo:font-weight="normal" officeooo:rsid="090e1ce0" style:font-weight-asian="normal" style:font-weight-complex="normal"/>
    </style:style>
    <style:style style:name="T353" style:family="text">
      <style:text-properties fo:language="en" fo:country="US" fo:font-weight="normal" officeooo:rsid="090d9d55" style:font-weight-asian="normal" style:font-weight-complex="normal"/>
    </style:style>
    <style:style style:name="T354" style:family="text">
      <style:text-properties fo:language="en" fo:country="US" fo:font-weight="normal" officeooo:rsid="090df0bb" style:font-weight-asian="normal" style:font-weight-complex="normal"/>
    </style:style>
    <style:style style:name="T355" style:family="text">
      <style:text-properties fo:language="en" fo:country="US" fo:font-weight="normal" officeooo:rsid="095a9b59" style:font-weight-asian="normal" style:font-weight-complex="normal"/>
    </style:style>
    <style:style style:name="T356" style:family="text">
      <style:text-properties fo:language="en" fo:country="US" fo:font-weight="normal" officeooo:rsid="095b4f94" style:font-weight-asian="normal" style:font-weight-complex="normal"/>
    </style:style>
    <style:style style:name="T357" style:family="text">
      <style:text-properties fo:language="en" fo:country="US" fo:font-weight="normal" officeooo:rsid="099048b0" style:font-weight-asian="normal" style:font-weight-complex="normal"/>
    </style:style>
    <style:style style:name="T358" style:family="text">
      <style:text-properties fo:language="en" fo:country="US" fo:font-weight="normal" officeooo:rsid="099232bb" style:font-weight-asian="normal" style:font-weight-complex="normal"/>
    </style:style>
    <style:style style:name="T359" style:family="text">
      <style:text-properties fo:language="en" fo:country="US" fo:font-weight="normal" officeooo:rsid="09b5640b" style:font-weight-asian="normal" style:font-weight-complex="normal"/>
    </style:style>
    <style:style style:name="T360" style:family="text">
      <style:text-properties fo:language="en" fo:country="US" fo:font-weight="normal" officeooo:rsid="09d08d25" style:font-weight-asian="normal" style:font-weight-complex="normal"/>
    </style:style>
    <style:style style:name="T361" style:family="text">
      <style:text-properties fo:language="en" fo:country="US" fo:font-weight="normal" officeooo:rsid="0a128338" style:font-weight-asian="normal" style:font-weight-complex="normal"/>
    </style:style>
    <style:style style:name="T362" style:family="text">
      <style:text-properties fo:language="en" fo:country="US" fo:font-weight="normal" officeooo:rsid="0a13172b" style:font-weight-asian="normal" style:font-weight-complex="normal"/>
    </style:style>
    <style:style style:name="T363" style:family="text">
      <style:text-properties fo:language="en" fo:country="US" fo:font-weight="normal" officeooo:rsid="07e2f1ae" style:font-weight-asian="normal" style:font-weight-complex="normal"/>
    </style:style>
    <style:style style:name="T364" style:family="text">
      <style:text-properties fo:language="en" fo:country="US" fo:font-weight="normal" officeooo:rsid="0a27c24e" style:font-weight-asian="normal" style:font-weight-complex="normal"/>
    </style:style>
    <style:style style:name="T365" style:family="text">
      <style:text-properties fo:language="en" fo:country="US" fo:font-weight="normal" officeooo:rsid="0a2a6c9f" style:font-weight-asian="normal" style:font-weight-complex="normal"/>
    </style:style>
    <style:style style:name="T366" style:family="text">
      <style:text-properties fo:language="en" fo:country="US" fo:font-weight="normal" officeooo:rsid="0a2bdba0" style:font-weight-asian="normal" style:font-weight-complex="normal"/>
    </style:style>
    <style:style style:name="T367" style:family="text">
      <style:text-properties fo:language="en" fo:country="US" fo:font-weight="normal" officeooo:rsid="0a2f25ca" style:font-weight-asian="normal" style:font-weight-complex="normal"/>
    </style:style>
    <style:style style:name="T368" style:family="text">
      <style:text-properties fo:language="en" fo:country="US" fo:font-weight="normal" officeooo:rsid="0a2faccd" style:font-weight-asian="normal" style:font-weight-complex="normal"/>
    </style:style>
    <style:style style:name="T369" style:family="text">
      <style:text-properties fo:language="en" fo:country="US" fo:font-weight="normal" officeooo:rsid="0a3695fd" style:font-weight-asian="normal" style:font-weight-complex="normal"/>
    </style:style>
    <style:style style:name="T370" style:family="text">
      <style:text-properties fo:language="en" fo:country="US" fo:font-weight="normal" officeooo:rsid="0a377566" style:font-weight-asian="normal" style:font-weight-complex="normal"/>
    </style:style>
    <style:style style:name="T371" style:family="text">
      <style:text-properties fo:language="en" fo:country="US" fo:font-weight="normal" officeooo:rsid="0a37b0b0" style:font-weight-asian="normal" style:font-weight-complex="normal"/>
    </style:style>
    <style:style style:name="T372" style:family="text">
      <style:text-properties fo:language="en" fo:country="US" fo:font-weight="normal" officeooo:rsid="0a3920a4" style:font-weight-asian="normal" style:font-weight-complex="normal"/>
    </style:style>
    <style:style style:name="T373" style:family="text">
      <style:text-properties fo:language="en" fo:country="US" fo:font-weight="normal" officeooo:rsid="0a3acd61" style:font-weight-asian="normal" style:font-weight-complex="normal"/>
    </style:style>
    <style:style style:name="T374" style:family="text">
      <style:text-properties fo:language="en" fo:country="US" fo:font-weight="normal" officeooo:rsid="0a3c1b12" style:font-weight-asian="normal" style:font-weight-complex="normal"/>
    </style:style>
    <style:style style:name="T375" style:family="text">
      <style:text-properties fo:language="en" fo:country="US" fo:font-weight="normal" officeooo:rsid="0a3d1528" style:font-weight-asian="normal" style:font-weight-complex="normal"/>
    </style:style>
    <style:style style:name="T376" style:family="text">
      <style:text-properties fo:language="en" fo:country="US" fo:font-weight="normal" officeooo:rsid="0a3d40a0" style:font-weight-asian="normal" style:font-weight-complex="normal"/>
    </style:style>
    <style:style style:name="T377" style:family="text">
      <style:text-properties fo:language="en" fo:country="US" fo:font-weight="normal" officeooo:rsid="0a3d70e1" style:font-weight-asian="normal" style:font-weight-complex="normal"/>
    </style:style>
    <style:style style:name="T378" style:family="text">
      <style:text-properties fo:language="en" fo:country="US" fo:font-weight="normal" officeooo:rsid="0a3dfc87" style:font-weight-asian="normal" style:font-weight-complex="normal"/>
    </style:style>
    <style:style style:name="T379" style:family="text">
      <style:text-properties fo:language="en" fo:country="US" fo:font-weight="normal" officeooo:rsid="0a3f1607" style:font-weight-asian="normal" style:font-weight-complex="normal"/>
    </style:style>
    <style:style style:name="T380" style:family="text">
      <style:text-properties fo:language="en" fo:country="US" fo:font-weight="normal" officeooo:rsid="0a3f3117" style:font-weight-asian="normal" style:font-weight-complex="normal"/>
    </style:style>
    <style:style style:name="T381" style:family="text">
      <style:text-properties fo:language="en" fo:country="US" fo:font-weight="normal" officeooo:rsid="0a408533" style:font-weight-asian="normal" style:font-weight-complex="normal"/>
    </style:style>
    <style:style style:name="T382" style:family="text">
      <style:text-properties fo:language="en" fo:country="US" fo:font-weight="normal" officeooo:rsid="0a426ffe" style:font-weight-asian="normal" style:font-weight-complex="normal"/>
    </style:style>
    <style:style style:name="T383" style:family="text">
      <style:text-properties fo:language="en" fo:country="US" fo:font-weight="normal" officeooo:rsid="0a43cfd4" style:font-weight-asian="normal" style:font-weight-complex="normal"/>
    </style:style>
    <style:style style:name="T384" style:family="text">
      <style:text-properties fo:language="en" fo:country="US" fo:font-weight="normal" officeooo:rsid="01c3528b" fo:background-color="#00a933" loext:char-shading-value="0" style:font-weight-asian="normal" style:font-weight-complex="normal"/>
    </style:style>
    <style:style style:name="T385" style:family="text">
      <style:text-properties fo:language="en" fo:country="US" fo:font-weight="normal" officeooo:rsid="034ca572" fo:background-color="#00a933" loext:char-shading-value="0" style:font-weight-asian="normal" style:font-weight-complex="normal"/>
    </style:style>
    <style:style style:name="T386" style:family="text">
      <style:text-properties fo:language="en" fo:country="US" fo:font-weight="normal" officeooo:rsid="08bb414c" fo:background-color="#00a933" loext:char-shading-value="0" style:font-weight-asian="normal" style:font-weight-complex="normal"/>
    </style:style>
    <style:style style:name="T387" style:family="text">
      <style:text-properties fo:language="en" fo:country="US" fo:font-weight="normal" officeooo:rsid="00de53f8" fo:background-color="#00a933" loext:char-shading-value="0" style:font-weight-asian="normal" style:font-weight-complex="normal"/>
    </style:style>
    <style:style style:name="T388" style:family="text">
      <style:text-properties fo:language="en" fo:country="US" fo:font-weight="normal" officeooo:rsid="098d54ae" fo:background-color="#00a933" loext:char-shading-value="0" style:font-weight-asian="normal" style:font-weight-complex="normal"/>
    </style:style>
    <style:style style:name="T389" style:family="text">
      <style:text-properties fo:language="en" fo:country="US" fo:font-weight="normal" officeooo:rsid="08ce6212" fo:background-color="#00a933" loext:char-shading-value="0" style:font-weight-asian="normal" style:font-weight-complex="normal"/>
    </style:style>
    <style:style style:name="T390" style:family="text">
      <style:text-properties fo:language="en" fo:country="US" fo:font-weight="normal" officeooo:rsid="00ed98ae" fo:background-color="#00a933" loext:char-shading-value="0" style:font-weight-asian="normal" style:font-weight-complex="normal"/>
    </style:style>
    <style:style style:name="T391" style:family="text">
      <style:text-properties fo:language="en" fo:country="US" fo:font-weight="normal" officeooo:rsid="099f3e02" fo:background-color="#00a933" loext:char-shading-value="0" style:font-weight-asian="normal" style:font-weight-complex="normal"/>
    </style:style>
    <style:style style:name="T392" style:family="text">
      <style:text-properties fo:language="en" fo:country="US" fo:font-weight="normal" officeooo:rsid="01184568" fo:background-color="#00a933" loext:char-shading-value="0" style:font-weight-asian="normal" style:font-weight-complex="normal"/>
    </style:style>
    <style:style style:name="T393" style:family="text">
      <style:text-properties fo:language="en" fo:country="US" fo:font-weight="normal" officeooo:rsid="054e176e" fo:background-color="#00a933" loext:char-shading-value="0" style:font-weight-asian="normal" style:font-weight-complex="normal"/>
    </style:style>
    <style:style style:name="T394" style:family="text">
      <style:text-properties fo:language="en" fo:country="US" fo:font-weight="normal" officeooo:rsid="09aa8857" fo:background-color="#00a933" loext:char-shading-value="0" style:font-weight-asian="normal" style:font-weight-complex="normal"/>
    </style:style>
    <style:style style:name="T395" style:family="text">
      <style:text-properties fo:language="en" fo:country="US" fo:font-weight="normal" officeooo:rsid="09ae1027" fo:background-color="#00a933" loext:char-shading-value="0" style:font-weight-asian="normal" style:font-weight-complex="normal"/>
    </style:style>
    <style:style style:name="T396" style:family="text">
      <style:text-properties fo:language="en" fo:country="US" fo:font-weight="normal" officeooo:rsid="0987f4a2" fo:background-color="#00a933" loext:char-shading-value="0" style:font-weight-asian="normal" style:font-weight-complex="normal"/>
    </style:style>
    <style:style style:name="T397" style:family="text">
      <style:text-properties fo:language="en" fo:country="US" fo:font-weight="normal" officeooo:rsid="09b54f83" fo:background-color="#00a933" loext:char-shading-value="0" style:font-weight-asian="normal" style:font-weight-complex="normal"/>
    </style:style>
    <style:style style:name="T398" style:family="text">
      <style:text-properties fo:language="en" fo:country="US" fo:font-weight="normal" officeooo:rsid="09cf1fe2" fo:background-color="#00a933" loext:char-shading-value="0" style:font-weight-asian="normal" style:font-weight-complex="normal"/>
    </style:style>
    <style:style style:name="T399" style:family="text">
      <style:text-properties fo:language="en" fo:country="US" fo:font-weight="normal" officeooo:rsid="09cf8acd" fo:background-color="#00a933" loext:char-shading-value="0" style:font-weight-asian="normal" style:font-weight-complex="normal"/>
    </style:style>
    <style:style style:name="T400" style:family="text">
      <style:text-properties fo:language="en" fo:country="US" fo:font-weight="normal" officeooo:rsid="00aa176c" fo:background-color="#729fcf" loext:char-shading-value="0" style:font-weight-asian="normal" style:font-weight-complex="normal"/>
    </style:style>
    <style:style style:name="T401" style:family="text">
      <style:text-properties fo:language="en" fo:country="US" fo:font-weight="normal" officeooo:rsid="00aa5d04" fo:background-color="#729fcf" loext:char-shading-value="0" style:font-weight-asian="normal" style:font-weight-complex="normal"/>
    </style:style>
    <style:style style:name="T402" style:family="text">
      <style:text-properties fo:language="en" fo:country="US" fo:font-weight="normal" officeooo:rsid="0a587075" fo:background-color="#729fcf" loext:char-shading-value="0" style:font-weight-asian="normal" style:font-weight-complex="normal"/>
    </style:style>
    <style:style style:name="T403" style:family="text">
      <style:text-properties fo:language="en" fo:country="US" fo:font-weight="normal" officeooo:rsid="0754ba2c" fo:background-color="#729fcf" loext:char-shading-value="0" style:font-weight-asian="normal" style:font-weight-complex="normal"/>
    </style:style>
    <style:style style:name="T404" style:family="text">
      <style:text-properties fo:language="en" fo:country="US" officeooo:rsid="01c0fef9"/>
    </style:style>
    <style:style style:name="T405" style:family="text">
      <style:text-properties fo:language="en" fo:country="US" officeooo:rsid="00b5b37a"/>
    </style:style>
    <style:style style:name="T406" style:family="text">
      <style:text-properties fo:language="en" fo:country="US" officeooo:rsid="00b21a1c"/>
    </style:style>
    <style:style style:name="T407" style:family="text">
      <style:text-properties fo:language="en" fo:country="US" officeooo:rsid="01c1a893"/>
    </style:style>
    <style:style style:name="T408" style:family="text">
      <style:text-properties fo:language="en" fo:country="US" fo:font-weight="bold" officeooo:rsid="00b5b37a" style:font-weight-asian="bold" style:font-weight-complex="bold"/>
    </style:style>
    <style:style style:name="T409" style:family="text">
      <style:text-properties fo:language="en" fo:country="US" fo:font-weight="bold" officeooo:rsid="01ef4b34" style:font-weight-asian="bold" style:font-weight-complex="bold"/>
    </style:style>
    <style:style style:name="T410" style:family="text">
      <style:text-properties fo:language="en" fo:country="US" fo:font-weight="bold" officeooo:rsid="01f3df2e" style:font-weight-asian="bold" style:font-weight-complex="bold"/>
    </style:style>
    <style:style style:name="T411" style:family="text">
      <style:text-properties fo:language="en" fo:country="US" fo:font-weight="bold" officeooo:rsid="01efbd27" style:font-weight-asian="bold" style:font-weight-complex="bold"/>
    </style:style>
    <style:style style:name="T412" style:family="text">
      <style:text-properties fo:language="en" fo:country="US" fo:font-weight="bold" officeooo:rsid="01db7435" style:font-weight-asian="bold" style:font-weight-complex="bold"/>
    </style:style>
    <style:style style:name="T413" style:family="text">
      <style:text-properties fo:language="en" fo:country="US" fo:font-weight="bold" officeooo:rsid="008c7bd2" style:font-weight-asian="bold" style:font-weight-complex="bold"/>
    </style:style>
    <style:style style:name="T414" style:family="text">
      <style:text-properties fo:language="en" fo:country="US" fo:font-weight="bold" officeooo:rsid="038d4eaa" style:font-weight-asian="bold" style:font-weight-complex="bold"/>
    </style:style>
    <style:style style:name="T415" style:family="text">
      <style:text-properties fo:language="en" fo:country="US" fo:font-weight="bold" officeooo:rsid="03900469" style:font-weight-asian="bold" style:font-weight-complex="bold"/>
    </style:style>
    <style:style style:name="T416" style:family="text">
      <style:text-properties fo:language="en" fo:country="US" fo:font-weight="bold" officeooo:rsid="03923d7b" style:font-weight-asian="bold" style:font-weight-complex="bold"/>
    </style:style>
    <style:style style:name="T417" style:family="text">
      <style:text-properties fo:language="en" fo:country="US" fo:font-weight="bold" officeooo:rsid="07584976" style:font-weight-asian="bold" style:font-weight-complex="bold"/>
    </style:style>
    <style:style style:name="T418" style:family="text">
      <style:text-properties fo:language="en" fo:country="US" fo:font-weight="bold" officeooo:rsid="0759eefe" style:font-weight-asian="bold" style:font-weight-complex="bold"/>
    </style:style>
    <style:style style:name="T419" style:family="text">
      <style:text-properties fo:language="en" fo:country="US" fo:font-style="italic" fo:font-weight="normal" officeooo:rsid="00a452bf" fo:background-color="#ffff00" loext:char-shading-value="0" style:font-style-asian="italic" style:font-weight-asian="normal" style:font-style-complex="italic" style:font-weight-complex="normal"/>
    </style:style>
    <style:style style:name="T420" style:family="text">
      <style:text-properties fo:language="en" fo:country="US" fo:font-style="italic" fo:font-weight="normal" officeooo:rsid="0083cf90" fo:background-color="#ffff00" loext:char-shading-value="0" style:font-style-asian="italic" style:font-weight-asian="normal" style:font-style-complex="italic" style:font-weight-complex="normal"/>
    </style:style>
    <style:style style:name="T421" style:family="text">
      <style:text-properties fo:language="en" fo:country="US" fo:font-style="italic" fo:font-weight="normal" officeooo:rsid="00ed98ae" fo:background-color="#ffff00" loext:char-shading-value="0" style:font-style-asian="italic" style:font-weight-asian="normal" style:font-style-complex="italic" style:font-weight-complex="normal"/>
    </style:style>
    <style:style style:name="T422" style:family="text">
      <style:text-properties fo:language="en" fo:country="US" fo:font-style="italic" fo:font-weight="normal" officeooo:rsid="00bf7905" fo:background-color="#ffff00" loext:char-shading-value="0" style:font-style-asian="italic" style:font-weight-asian="normal" style:font-style-complex="italic" style:font-weight-complex="normal"/>
    </style:style>
    <style:style style:name="T423" style:family="text">
      <style:text-properties fo:language="en" fo:country="US" fo:font-style="italic" fo:font-weight="normal" officeooo:rsid="07f682dd" fo:background-color="#ffff00" loext:char-shading-value="0" style:font-style-asian="italic" style:font-weight-asian="normal" style:font-style-complex="italic" style:font-weight-complex="normal"/>
    </style:style>
    <style:style style:name="T424" style:family="text">
      <style:text-properties fo:language="en" fo:country="US" fo:font-style="italic" fo:font-weight="normal" officeooo:rsid="08c0e56d" fo:background-color="#ffff00" loext:char-shading-value="0" style:font-style-asian="italic" style:font-weight-asian="normal" style:font-style-complex="italic" style:font-weight-complex="normal"/>
    </style:style>
    <style:style style:name="T425" style:family="text">
      <style:text-properties fo:language="en" fo:country="US" fo:font-style="italic" fo:font-weight="normal" officeooo:rsid="08c408c5" fo:background-color="#ffff00" loext:char-shading-value="0" style:font-style-asian="italic" style:font-weight-asian="normal" style:font-style-complex="italic" style:font-weight-complex="normal"/>
    </style:style>
    <style:style style:name="T426" style:family="text">
      <style:text-properties fo:language="en" fo:country="US" fo:font-style="italic" fo:font-weight="normal" officeooo:rsid="08c0e56d" fo:background-color="#729fcf" loext:char-shading-value="0" style:font-style-asian="italic" style:font-weight-asian="normal" style:font-style-complex="italic" style:font-weight-complex="normal"/>
    </style:style>
    <style:style style:name="T427" style:family="text">
      <style:text-properties fo:language="en" fo:country="US" fo:font-style="italic" fo:font-weight="normal" officeooo:rsid="0a5a03c1" fo:background-color="#729fcf" loext:char-shading-value="0" style:font-style-asian="italic" style:font-weight-asian="normal" style:font-style-complex="italic" style:font-weight-complex="normal"/>
    </style:style>
    <style:style style:name="T428" style:family="text">
      <style:text-properties fo:language="en" fo:country="US" fo:font-style="italic" fo:font-weight="normal" officeooo:rsid="0a7eb864" fo:background-color="#729fcf" loext:char-shading-value="0" style:font-style-asian="italic" style:font-weight-asian="normal" style:font-style-complex="italic" style:font-weight-complex="normal"/>
    </style:style>
    <style:style style:name="T429" style:family="text">
      <style:text-properties fo:language="en" fo:country="US" fo:font-style="normal" fo:font-weight="normal" officeooo:rsid="07e57f93" fo:background-color="transparent" loext:char-shading-value="0" style:font-style-asian="normal" style:font-weight-asian="normal" style:font-style-complex="normal" style:font-weight-complex="normal"/>
    </style:style>
    <style:style style:name="T430" style:family="text">
      <style:text-properties fo:language="en" fo:country="US" fo:font-style="normal" fo:font-weight="normal" officeooo:rsid="08c89d9c" fo:background-color="transparent" loext:char-shading-value="0" style:font-style-asian="normal" style:font-weight-asian="normal" style:font-style-complex="normal" style:font-weight-complex="normal"/>
    </style:style>
    <style:style style:name="T431" style:family="text">
      <style:text-properties fo:language="en" fo:country="US" fo:font-style="normal" fo:font-weight="normal" officeooo:rsid="08d096ea" fo:background-color="transparent" loext:char-shading-value="0" style:font-style-asian="normal" style:font-weight-asian="normal" style:font-style-complex="normal" style:font-weight-complex="normal"/>
    </style:style>
    <style:style style:name="T432" style:family="text">
      <style:text-properties fo:language="en" fo:country="US" fo:font-style="normal" fo:font-weight="normal" officeooo:rsid="08c91337" fo:background-color="transparent" loext:char-shading-value="0" style:font-style-asian="normal" style:font-weight-asian="normal" style:font-style-complex="normal" style:font-weight-complex="normal"/>
    </style:style>
    <style:style style:name="T433" style:family="text">
      <style:text-properties fo:language="en" fo:country="US" fo:font-style="normal" fo:font-weight="normal" officeooo:rsid="08c96c16" fo:background-color="transparent" loext:char-shading-value="0" style:font-style-asian="normal" style:font-weight-asian="normal" style:font-style-complex="normal" style:font-weight-complex="normal"/>
    </style:style>
    <style:style style:name="T434" style:family="text">
      <style:text-properties fo:language="en" fo:country="US" fo:font-style="normal" fo:font-weight="normal" officeooo:rsid="08d27fd5" fo:background-color="transparent" loext:char-shading-value="0" style:font-style-asian="normal" style:font-weight-asian="normal" style:font-style-complex="normal" style:font-weight-complex="normal"/>
    </style:style>
    <style:style style:name="T435" style:family="text">
      <style:text-properties fo:language="en" fo:country="US" fo:font-style="normal" fo:font-weight="normal" officeooo:rsid="0a317bd5" fo:background-color="transparent" loext:char-shading-value="0" style:font-style-asian="normal" style:font-weight-asian="normal" style:font-style-complex="normal" style:font-weight-complex="normal"/>
    </style:style>
    <style:style style:name="T436" style:family="text">
      <style:text-properties fo:language="en" fo:country="US" officeooo:rsid="00aa176c"/>
    </style:style>
    <style:style style:name="T437" style:family="text">
      <style:text-properties fo:language="en" fo:country="US" officeooo:rsid="00a96b14"/>
    </style:style>
    <style:style style:name="T438" style:family="text">
      <style:text-properties fo:language="en" fo:country="US" officeooo:rsid="00a95235"/>
    </style:style>
    <style:style style:name="T439" style:family="text">
      <style:text-properties officeooo:rsid="01ef4b34"/>
    </style:style>
    <style:style style:name="T440" style:family="text">
      <style:text-properties fo:font-style="italic" officeooo:rsid="014b21c3" fo:background-color="#ffff00" loext:char-shading-value="0" style:font-style-asian="italic" style:font-style-complex="italic"/>
    </style:style>
    <style:style style:name="T441" style:family="text">
      <style:text-properties fo:font-style="italic" officeooo:rsid="01c253e6" fo:background-color="#ffff00" loext:char-shading-value="0" style:font-style-asian="italic" style:font-style-complex="italic"/>
    </style:style>
    <style:style style:name="T442" style:family="text">
      <style:text-properties fo:font-style="italic" officeooo:rsid="0424b058" fo:background-color="#ffff00" loext:char-shading-value="0" style:font-style-asian="italic" style:font-style-complex="italic"/>
    </style:style>
    <style:style style:name="T443" style:family="text">
      <style:text-properties fo:font-style="italic" officeooo:rsid="01fedc49" fo:background-color="#ffff00" loext:char-shading-value="0" style:font-style-asian="italic" style:font-style-complex="italic"/>
    </style:style>
    <style:style style:name="T444" style:family="text">
      <style:text-properties fo:font-style="italic" officeooo:rsid="01e6ed05" fo:background-color="#ffff00" loext:char-shading-value="0" style:font-style-asian="italic" style:font-style-complex="italic"/>
    </style:style>
    <style:style style:name="T445" style:family="text">
      <style:text-properties fo:font-style="italic" officeooo:rsid="030d0414" fo:background-color="#ffff00" loext:char-shading-value="0" style:font-style-asian="italic" style:font-style-complex="italic"/>
    </style:style>
    <style:style style:name="T446" style:family="text">
      <style:text-properties fo:font-style="italic" officeooo:rsid="031de785" fo:background-color="#ffff00" loext:char-shading-value="0" style:font-style-asian="italic" style:font-style-complex="italic"/>
    </style:style>
    <style:style style:name="T447" style:family="text">
      <style:text-properties fo:font-style="italic" officeooo:rsid="02008ac6" fo:background-color="#ffff00" loext:char-shading-value="0" style:font-style-asian="italic" style:font-style-complex="italic"/>
    </style:style>
    <style:style style:name="T448" style:family="text">
      <style:text-properties fo:font-style="italic" officeooo:rsid="030b2b29" fo:background-color="#ffff00" loext:char-shading-value="0" style:font-style-asian="italic" style:font-style-complex="italic"/>
    </style:style>
    <style:style style:name="T449" style:family="text">
      <style:text-properties fo:font-style="italic" officeooo:rsid="0512b688" fo:background-color="#ffff00" loext:char-shading-value="0" style:font-style-asian="italic" style:font-style-complex="italic"/>
    </style:style>
    <style:style style:name="T450" style:family="text">
      <style:text-properties fo:font-style="italic" officeooo:rsid="01e7d678" fo:background-color="#ffff00" loext:char-shading-value="0" style:font-style-asian="italic" style:font-style-complex="italic"/>
    </style:style>
    <style:style style:name="T451" style:family="text">
      <style:text-properties fo:font-style="italic" officeooo:rsid="01e8c303" fo:background-color="#ffff00" loext:char-shading-value="0" style:font-style-asian="italic" style:font-style-complex="italic"/>
    </style:style>
    <style:style style:name="T452" style:family="text">
      <style:text-properties fo:font-style="italic" officeooo:rsid="031f063e" fo:background-color="#ffff00" loext:char-shading-value="0" style:font-style-asian="italic" style:font-style-complex="italic"/>
    </style:style>
    <style:style style:name="T453" style:family="text">
      <style:text-properties fo:font-style="italic" officeooo:rsid="05148c01" fo:background-color="#ffff00" loext:char-shading-value="0" style:font-style-asian="italic" style:font-style-complex="italic"/>
    </style:style>
    <style:style style:name="T454" style:family="text">
      <style:text-properties fo:font-style="italic" officeooo:rsid="0515ce1e" fo:background-color="#ffff00" loext:char-shading-value="0" style:font-style-asian="italic" style:font-style-complex="italic"/>
    </style:style>
    <style:style style:name="T455" style:family="text">
      <style:text-properties fo:font-style="italic" officeooo:rsid="051796e9" fo:background-color="#ffff00" loext:char-shading-value="0" style:font-style-asian="italic" style:font-style-complex="italic"/>
    </style:style>
    <style:style style:name="T456" style:family="text">
      <style:text-properties fo:font-style="italic" officeooo:rsid="0581fea4" fo:background-color="#ffff00" loext:char-shading-value="0" style:font-style-asian="italic" style:font-style-complex="italic"/>
    </style:style>
    <style:style style:name="T457" style:family="text">
      <style:text-properties fo:font-style="italic" officeooo:rsid="0584518b" fo:background-color="#ffff00" loext:char-shading-value="0" style:font-style-asian="italic" style:font-style-complex="italic"/>
    </style:style>
    <style:style style:name="T458" style:family="text">
      <style:text-properties fo:font-style="italic" officeooo:rsid="05898f37" fo:background-color="#ffff00" loext:char-shading-value="0" style:font-style-asian="italic" style:font-style-complex="italic"/>
    </style:style>
    <style:style style:name="T459" style:family="text">
      <style:text-properties fo:font-style="italic" officeooo:rsid="05869279" fo:background-color="#ffff00" loext:char-shading-value="0" style:font-style-asian="italic" style:font-style-complex="italic"/>
    </style:style>
    <style:style style:name="T460" style:family="text">
      <style:text-properties fo:font-style="italic" officeooo:rsid="0582850a" fo:background-color="#ffff00" loext:char-shading-value="0" style:font-style-asian="italic" style:font-style-complex="italic"/>
    </style:style>
    <style:style style:name="T461" style:family="text">
      <style:text-properties fo:font-style="italic" officeooo:rsid="05923b53" fo:background-color="#ffff00" loext:char-shading-value="0" style:font-style-asian="italic" style:font-style-complex="italic"/>
    </style:style>
    <style:style style:name="T462" style:family="text">
      <style:text-properties fo:font-style="italic" officeooo:rsid="0593dc06" fo:background-color="#ffff00" loext:char-shading-value="0" style:font-style-asian="italic" style:font-style-complex="italic"/>
    </style:style>
    <style:style style:name="T463" style:family="text">
      <style:text-properties fo:font-style="italic" officeooo:rsid="0596437a" fo:background-color="#ffff00" loext:char-shading-value="0" style:font-style-asian="italic" style:font-style-complex="italic"/>
    </style:style>
    <style:style style:name="T464" style:family="text">
      <style:text-properties fo:font-style="italic" officeooo:rsid="05c98907" fo:background-color="#ffff00" loext:char-shading-value="0" style:font-style-asian="italic" style:font-style-complex="italic"/>
    </style:style>
    <style:style style:name="T465" style:family="text">
      <style:text-properties fo:font-style="italic" officeooo:rsid="05e03f0c" fo:background-color="#ffff00" loext:char-shading-value="0" style:font-style-asian="italic" style:font-style-complex="italic"/>
    </style:style>
    <style:style style:name="T466" style:family="text">
      <style:text-properties fo:font-style="italic" officeooo:rsid="05cb17c1" fo:background-color="#ffff00" loext:char-shading-value="0" style:font-style-asian="italic" style:font-style-complex="italic"/>
    </style:style>
    <style:style style:name="T467" style:family="text">
      <style:text-properties fo:font-style="italic" officeooo:rsid="05e0bc72" fo:background-color="#ffff00" loext:char-shading-value="0" style:font-style-asian="italic" style:font-style-complex="italic"/>
    </style:style>
    <style:style style:name="T468" style:family="text">
      <style:text-properties fo:font-style="italic" officeooo:rsid="05e7de40" fo:background-color="#ffff00" loext:char-shading-value="0" style:font-style-asian="italic" style:font-style-complex="italic"/>
    </style:style>
    <style:style style:name="T469" style:family="text">
      <style:text-properties fo:font-style="italic" officeooo:rsid="0621837d" fo:background-color="#ffff00" loext:char-shading-value="0" style:font-style-asian="italic" style:font-style-complex="italic"/>
    </style:style>
    <style:style style:name="T470" style:family="text">
      <style:text-properties fo:font-style="italic" officeooo:rsid="041e7ea7" fo:background-color="#ffff00" loext:char-shading-value="0" style:font-style-asian="italic" style:font-style-complex="italic"/>
    </style:style>
    <style:style style:name="T471" style:family="text">
      <style:text-properties fo:font-style="italic" officeooo:rsid="04249e83" fo:background-color="#ffff00" loext:char-shading-value="0" style:font-style-asian="italic" style:font-style-complex="italic"/>
    </style:style>
    <style:style style:name="T472" style:family="text">
      <style:text-properties fo:font-style="italic" officeooo:rsid="06b5ee47" fo:background-color="#ffff00" loext:char-shading-value="0" style:font-style-asian="italic" style:font-style-complex="italic"/>
    </style:style>
    <style:style style:name="T473" style:family="text">
      <style:text-properties fo:font-style="italic" officeooo:rsid="06b8660e" fo:background-color="#ffff00" loext:char-shading-value="0" style:font-style-asian="italic" style:font-style-complex="italic"/>
    </style:style>
    <style:style style:name="T474" style:family="text">
      <style:text-properties fo:font-style="italic" officeooo:rsid="06ba129d" fo:background-color="#ffff00" loext:char-shading-value="0" style:font-style-asian="italic" style:font-style-complex="italic"/>
    </style:style>
    <style:style style:name="T475" style:family="text">
      <style:text-properties fo:font-style="italic" officeooo:rsid="06bb9d72" fo:background-color="#ffff00" loext:char-shading-value="0" style:font-style-asian="italic" style:font-style-complex="italic"/>
    </style:style>
    <style:style style:name="T476" style:family="text">
      <style:text-properties fo:font-style="italic" officeooo:rsid="06beccf5" fo:background-color="#ffff00" loext:char-shading-value="0" style:font-style-asian="italic" style:font-style-complex="italic"/>
    </style:style>
    <style:style style:name="T477" style:family="text">
      <style:text-properties fo:font-style="italic" officeooo:rsid="044d08f0" fo:background-color="#ffff00" loext:char-shading-value="0" style:font-style-asian="italic" style:font-style-complex="italic"/>
    </style:style>
    <style:style style:name="T478" style:family="text">
      <style:text-properties fo:font-style="italic" officeooo:rsid="06dba42c" fo:background-color="#ffff00" loext:char-shading-value="0" style:font-style-asian="italic" style:font-style-complex="italic"/>
    </style:style>
    <style:style style:name="T479" style:family="text">
      <style:text-properties fo:font-style="italic" officeooo:rsid="044e87ce" fo:background-color="#ffff00" loext:char-shading-value="0" style:font-style-asian="italic" style:font-style-complex="italic"/>
    </style:style>
    <style:style style:name="T480" style:family="text">
      <style:text-properties fo:font-style="italic" officeooo:rsid="07466fdb" fo:background-color="#ffff00" loext:char-shading-value="0" style:font-style-asian="italic" style:font-style-complex="italic"/>
    </style:style>
    <style:style style:name="T481" style:family="text">
      <style:text-properties fo:font-style="italic" officeooo:rsid="0746960d" fo:background-color="#ffff00" loext:char-shading-value="0" style:font-style-asian="italic" style:font-style-complex="italic"/>
    </style:style>
    <style:style style:name="T482" style:family="text">
      <style:text-properties fo:font-style="italic" officeooo:rsid="01c918b9" fo:background-color="#ffff00" loext:char-shading-value="0" style:font-style-asian="italic" style:font-style-complex="italic"/>
    </style:style>
    <style:style style:name="T483" style:family="text">
      <style:text-properties fo:font-style="italic" officeooo:rsid="01f7190f" fo:background-color="#ffff00" loext:char-shading-value="0" style:font-style-asian="italic" style:font-style-complex="italic"/>
    </style:style>
    <style:style style:name="T484" style:family="text">
      <style:text-properties fo:font-style="italic" officeooo:rsid="01ddb005" fo:background-color="#ffff00" loext:char-shading-value="0" style:font-style-asian="italic" style:font-style-complex="italic"/>
    </style:style>
    <style:style style:name="T485" style:family="text">
      <style:text-properties fo:font-style="italic" officeooo:rsid="04f0da57" fo:background-color="#ffff00" loext:char-shading-value="0" style:font-style-asian="italic" style:font-style-complex="italic"/>
    </style:style>
    <style:style style:name="T486" style:family="text">
      <style:text-properties fo:font-style="italic" officeooo:rsid="07c33ad2" fo:background-color="#ffff00" loext:char-shading-value="0" style:font-style-asian="italic" style:font-style-complex="italic"/>
    </style:style>
    <style:style style:name="T487" style:family="text">
      <style:text-properties fo:font-style="italic" officeooo:rsid="07c4599b" fo:background-color="#ffff00" loext:char-shading-value="0" style:font-style-asian="italic" style:font-style-complex="italic"/>
    </style:style>
    <style:style style:name="T488" style:family="text">
      <style:text-properties fo:font-style="italic" officeooo:rsid="07c84059" fo:background-color="#ffff00" loext:char-shading-value="0" style:font-style-asian="italic" style:font-style-complex="italic"/>
    </style:style>
    <style:style style:name="T489" style:family="text">
      <style:text-properties fo:font-style="italic" officeooo:rsid="0822703e" fo:background-color="#ffff00" loext:char-shading-value="0" style:font-style-asian="italic" style:font-style-complex="italic"/>
    </style:style>
    <style:style style:name="T490" style:family="text">
      <style:text-properties fo:font-style="italic" officeooo:rsid="08234907" fo:background-color="#ffff00" loext:char-shading-value="0" style:font-style-asian="italic" style:font-style-complex="italic"/>
    </style:style>
    <style:style style:name="T491" style:family="text">
      <style:text-properties fo:font-style="italic" officeooo:rsid="0823a0ca" fo:background-color="#ffff00" loext:char-shading-value="0" style:font-style-asian="italic" style:font-style-complex="italic"/>
    </style:style>
    <style:style style:name="T492" style:family="text">
      <style:text-properties fo:font-style="italic" officeooo:rsid="08251ba0" fo:background-color="#ffff00" loext:char-shading-value="0" style:font-style-asian="italic" style:font-style-complex="italic"/>
    </style:style>
    <style:style style:name="T493" style:family="text">
      <style:text-properties fo:font-style="italic" officeooo:rsid="03b9ea70" fo:background-color="#ffff00" loext:char-shading-value="0" style:font-style-asian="italic" style:font-style-complex="italic"/>
    </style:style>
    <style:style style:name="T494" style:family="text">
      <style:text-properties fo:font-style="italic" officeooo:rsid="0834358f" fo:background-color="#ffff00" loext:char-shading-value="0" style:font-style-asian="italic" style:font-style-complex="italic"/>
    </style:style>
    <style:style style:name="T495" style:family="text">
      <style:text-properties fo:font-style="italic" officeooo:rsid="08a96e98" fo:background-color="#ffff00" loext:char-shading-value="0" style:font-style-asian="italic" style:font-style-complex="italic"/>
    </style:style>
    <style:style style:name="T496" style:family="text">
      <style:text-properties fo:font-style="italic" officeooo:rsid="08aa2052" fo:background-color="#ffff00" loext:char-shading-value="0" style:font-style-asian="italic" style:font-style-complex="italic"/>
    </style:style>
    <style:style style:name="T497" style:family="text">
      <style:text-properties fo:font-style="italic" officeooo:rsid="05cd9c37" fo:background-color="#ffff00" loext:char-shading-value="0" style:font-style-asian="italic" style:font-style-complex="italic"/>
    </style:style>
    <style:style style:name="T498" style:family="text">
      <style:text-properties fo:font-style="italic" officeooo:rsid="08e6663d" fo:background-color="#ffff00" loext:char-shading-value="0" style:font-style-asian="italic" style:font-style-complex="italic"/>
    </style:style>
    <style:style style:name="T499" style:family="text">
      <style:text-properties fo:font-style="italic" officeooo:rsid="09228171" fo:background-color="#ffff00" loext:char-shading-value="0" style:font-style-asian="italic" style:font-style-complex="italic"/>
    </style:style>
    <style:style style:name="T500" style:family="text">
      <style:text-properties fo:font-style="italic" officeooo:rsid="0924b8df" fo:background-color="#ffff00" loext:char-shading-value="0" style:font-style-asian="italic" style:font-style-complex="italic"/>
    </style:style>
    <style:style style:name="T501" style:family="text">
      <style:text-properties fo:font-style="italic" officeooo:rsid="093e9917" fo:background-color="#ffff00" loext:char-shading-value="0" style:font-style-asian="italic" style:font-style-complex="italic"/>
    </style:style>
    <style:style style:name="T502" style:family="text">
      <style:text-properties fo:font-style="italic" officeooo:rsid="094d5563" fo:background-color="#ffff00" loext:char-shading-value="0" style:font-style-asian="italic" style:font-style-complex="italic"/>
    </style:style>
    <style:style style:name="T503" style:family="text">
      <style:text-properties fo:font-style="italic" officeooo:rsid="047f6168" fo:background-color="#ffff00" loext:char-shading-value="0" style:font-style-asian="italic" style:font-style-complex="italic"/>
    </style:style>
    <style:style style:name="T504" style:family="text">
      <style:text-properties fo:font-style="italic" officeooo:rsid="09dd8f0b" fo:background-color="#ffff00" loext:char-shading-value="0" style:font-style-asian="italic" style:font-style-complex="italic"/>
    </style:style>
    <style:style style:name="T505" style:family="text">
      <style:text-properties fo:font-style="italic" officeooo:rsid="09f53d50" fo:background-color="#ffff00" loext:char-shading-value="0" style:font-style-asian="italic" style:font-style-complex="italic"/>
    </style:style>
    <style:style style:name="T506" style:family="text">
      <style:text-properties fo:font-style="italic" fo:font-weight="bold" officeooo:rsid="02111f37" fo:background-color="#ffff00" loext:char-shading-value="0" style:font-style-asian="italic" style:font-weight-asian="bold" style:font-style-complex="italic" style:font-weight-complex="bold"/>
    </style:style>
    <style:style style:name="T507" style:family="text">
      <style:text-properties fo:font-style="italic" fo:font-weight="bold" officeooo:rsid="08b58800" fo:background-color="#ffff00" loext:char-shading-value="0" style:font-style-asian="italic" style:font-weight-asian="bold" style:font-style-complex="italic" style:font-weight-complex="bold"/>
    </style:style>
    <style:style style:name="T508" style:family="text">
      <style:text-properties fo:font-style="italic" fo:font-weight="bold" officeooo:rsid="08b63b3f" fo:background-color="#ffff00" loext:char-shading-value="0" style:font-style-asian="italic" style:font-weight-asian="bold" style:font-style-complex="italic" style:font-weight-complex="bold"/>
    </style:style>
    <style:style style:name="T509" style:family="text">
      <style:text-properties fo:font-style="italic" fo:font-weight="bold" officeooo:rsid="08b93fd6" fo:background-color="#ffff00" loext:char-shading-value="0" style:font-style-asian="italic" style:font-weight-asian="bold" style:font-style-complex="italic" style:font-weight-complex="bold"/>
    </style:style>
    <style:style style:name="T510" style:family="text">
      <style:text-properties fo:font-style="italic" officeooo:rsid="0a4fd30e" fo:background-color="#729fcf" loext:char-shading-value="0" style:font-style-asian="italic" style:font-style-complex="italic"/>
    </style:style>
    <style:style style:name="T511" style:family="text">
      <style:text-properties fo:font-style="italic" officeooo:rsid="0515ce1e" fo:background-color="#729fcf" loext:char-shading-value="0" style:font-style-asian="italic" style:font-style-complex="italic"/>
    </style:style>
    <style:style style:name="T512" style:family="text">
      <style:text-properties fo:font-style="italic" officeooo:rsid="0a5aa3ea" fo:background-color="#729fcf" loext:char-shading-value="0" style:font-style-asian="italic" style:font-style-complex="italic"/>
    </style:style>
    <style:style style:name="T513" style:family="text">
      <style:text-properties fo:font-style="italic" officeooo:rsid="0a6eb148" fo:background-color="#729fcf" loext:char-shading-value="0" style:font-style-asian="italic" style:font-style-complex="italic"/>
    </style:style>
    <style:style style:name="T514" style:family="text">
      <style:text-properties fo:font-style="italic" officeooo:rsid="0a8f2091" fo:background-color="#729fcf" loext:char-shading-value="0" style:font-style-asian="italic" style:font-style-complex="italic"/>
    </style:style>
    <style:style style:name="T515" style:family="text">
      <style:text-properties fo:font-style="italic" officeooo:rsid="0a956c3b" fo:background-color="#729fcf" loext:char-shading-value="0" style:font-style-asian="italic" style:font-style-complex="italic"/>
    </style:style>
    <style:style style:name="T516" style:family="text">
      <style:text-properties fo:font-style="italic" officeooo:rsid="0a96c758" fo:background-color="#729fcf" loext:char-shading-value="0" style:font-style-asian="italic" style:font-style-complex="italic"/>
    </style:style>
    <style:style style:name="T517" style:family="text">
      <style:text-properties fo:font-style="italic" officeooo:rsid="0aa0ce7f" fo:background-color="#729fcf" loext:char-shading-value="0" style:font-style-asian="italic" style:font-style-complex="italic"/>
    </style:style>
    <style:style style:name="T518" style:family="text">
      <style:text-properties officeooo:rsid="0129423b"/>
    </style:style>
    <style:style style:name="T519" style:family="text">
      <style:text-properties officeooo:rsid="012dec41"/>
    </style:style>
    <style:style style:name="T520" style:family="text">
      <style:text-properties style:font-name="Liberation Sans" fo:font-size="14.1000003814697pt" fo:font-weight="bold" officeooo:rsid="028b5b0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21" style:family="text">
      <style:text-properties style:font-name="Liberation Sans" fo:font-size="14.1000003814697pt" fo:font-weight="bold" officeooo:rsid="02d1772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22" style:family="text">
      <style:text-properties officeooo:rsid="01360880"/>
    </style:style>
    <style:style style:name="T523" style:family="text">
      <style:text-properties officeooo:rsid="01365fe1"/>
    </style:style>
    <style:style style:name="T524" style:family="text">
      <style:text-properties officeooo:rsid="0137d22c"/>
    </style:style>
    <style:style style:name="T525" style:family="text">
      <style:text-properties officeooo:rsid="0137d734"/>
    </style:style>
    <style:style style:name="T526" style:family="text">
      <style:text-properties officeooo:rsid="01397b09"/>
    </style:style>
    <style:style style:name="T527" style:family="text">
      <style:text-properties officeooo:rsid="013a9414"/>
    </style:style>
    <style:style style:name="T528" style:family="text">
      <style:text-properties officeooo:rsid="013c7d1d"/>
    </style:style>
    <style:style style:name="T529" style:family="text">
      <style:text-properties officeooo:rsid="013db59b"/>
    </style:style>
    <style:style style:name="T530" style:family="text">
      <style:text-properties officeooo:rsid="013ef695"/>
    </style:style>
    <style:style style:name="T531" style:family="text">
      <style:text-properties officeooo:rsid="01407c6c"/>
    </style:style>
    <style:style style:name="T532" style:family="text">
      <style:text-properties officeooo:rsid="01429173"/>
    </style:style>
    <style:style style:name="T533" style:family="text">
      <style:text-properties officeooo:rsid="01441e9b"/>
    </style:style>
    <style:style style:name="T534" style:family="text">
      <style:text-properties officeooo:rsid="0145fc33"/>
    </style:style>
    <style:style style:name="T535" style:family="text">
      <style:text-properties officeooo:rsid="0146c376"/>
    </style:style>
    <style:style style:name="T536" style:family="text">
      <style:text-properties officeooo:rsid="0146ee5a"/>
    </style:style>
    <style:style style:name="T537" style:family="text">
      <style:text-properties officeooo:rsid="01486e65"/>
    </style:style>
    <style:style style:name="T538" style:family="text">
      <style:text-properties officeooo:rsid="0149c471"/>
    </style:style>
    <style:style style:name="T539" style:family="text">
      <style:text-properties officeooo:rsid="014b21c3"/>
    </style:style>
    <style:style style:name="T540" style:family="text">
      <style:text-properties officeooo:rsid="014ce634"/>
    </style:style>
    <style:style style:name="T541" style:family="text">
      <style:text-properties officeooo:rsid="014e757d"/>
    </style:style>
    <style:style style:name="T542" style:family="text">
      <style:text-properties officeooo:rsid="014f26d4"/>
    </style:style>
    <style:style style:name="T543" style:family="text">
      <style:text-properties officeooo:rsid="014f82cb"/>
    </style:style>
    <style:style style:name="T544" style:family="text">
      <style:text-properties officeooo:rsid="0156e448"/>
    </style:style>
    <style:style style:name="T545" style:family="text">
      <style:text-properties officeooo:rsid="0157239d"/>
    </style:style>
    <style:style style:name="T546" style:family="text">
      <style:text-properties officeooo:rsid="015895c3"/>
    </style:style>
    <style:style style:name="T547" style:family="text">
      <style:text-properties officeooo:rsid="0158c32a"/>
    </style:style>
    <style:style style:name="T548" style:family="text">
      <style:text-properties officeooo:rsid="0159fcd0"/>
    </style:style>
    <style:style style:name="T549" style:family="text">
      <style:text-properties officeooo:rsid="015baa1c"/>
    </style:style>
    <style:style style:name="T550" style:family="text">
      <style:text-properties officeooo:rsid="015bebfb"/>
    </style:style>
    <style:style style:name="T551" style:family="text">
      <style:text-properties officeooo:rsid="015fc661"/>
    </style:style>
    <style:style style:name="T552" style:family="text">
      <style:text-properties officeooo:rsid="015fdbfd"/>
    </style:style>
    <style:style style:name="T553" style:family="text">
      <style:text-properties officeooo:rsid="016b4ce0"/>
    </style:style>
    <style:style style:name="T554" style:family="text">
      <style:text-properties officeooo:rsid="016d36f7"/>
    </style:style>
    <style:style style:name="T555" style:family="text">
      <style:text-properties officeooo:rsid="016eac98"/>
    </style:style>
    <style:style style:name="T556" style:family="text">
      <style:text-properties officeooo:rsid="016ef9aa"/>
    </style:style>
    <style:style style:name="T557" style:family="text">
      <style:text-properties officeooo:rsid="016f63c2"/>
    </style:style>
    <style:style style:name="T558" style:family="text">
      <style:text-properties officeooo:rsid="016f6883"/>
    </style:style>
    <style:style style:name="T559" style:family="text">
      <style:text-properties officeooo:rsid="0171f307"/>
    </style:style>
    <style:style style:name="T560" style:family="text">
      <style:text-properties officeooo:rsid="01722ca7"/>
    </style:style>
    <style:style style:name="T561" style:family="text">
      <style:text-properties officeooo:rsid="01748349"/>
    </style:style>
    <style:style style:name="T562" style:family="text">
      <style:text-properties officeooo:rsid="01841dd1"/>
    </style:style>
    <style:style style:name="T563" style:family="text">
      <style:text-properties officeooo:rsid="018439ed"/>
    </style:style>
    <style:style style:name="T564" style:family="text">
      <style:text-properties officeooo:rsid="01851da1"/>
    </style:style>
    <style:style style:name="T565" style:family="text">
      <style:text-properties officeooo:rsid="0186aca8"/>
    </style:style>
    <style:style style:name="T566" style:family="text">
      <style:text-properties officeooo:rsid="01878dea"/>
    </style:style>
    <style:style style:name="T567" style:family="text">
      <style:text-properties officeooo:rsid="01893b41"/>
    </style:style>
    <style:style style:name="T568" style:family="text">
      <style:text-properties officeooo:rsid="018ce147"/>
    </style:style>
    <style:style style:name="T569" style:family="text">
      <style:text-properties officeooo:rsid="018d9d95"/>
    </style:style>
    <style:style style:name="T570" style:family="text">
      <style:text-properties officeooo:rsid="018f4922"/>
    </style:style>
    <style:style style:name="T571" style:family="text">
      <style:text-properties officeooo:rsid="019060c5"/>
    </style:style>
    <style:style style:name="T572" style:family="text">
      <style:text-properties officeooo:rsid="0191d3dc"/>
    </style:style>
    <style:style style:name="T573" style:family="text">
      <style:text-properties officeooo:rsid="0196b8a7"/>
    </style:style>
    <style:style style:name="T574" style:family="text">
      <style:text-properties officeooo:rsid="0198b60a"/>
    </style:style>
    <style:style style:name="T575" style:family="text">
      <style:text-properties officeooo:rsid="019c52c8"/>
    </style:style>
    <style:style style:name="T576" style:family="text">
      <style:text-properties officeooo:rsid="019dc660"/>
    </style:style>
    <style:style style:name="T577" style:family="text">
      <style:text-properties officeooo:rsid="019e0b0c"/>
    </style:style>
    <style:style style:name="T578" style:family="text">
      <style:text-properties officeooo:rsid="019e4bb9"/>
    </style:style>
    <style:style style:name="T579" style:family="text">
      <style:text-properties officeooo:rsid="019f75c2"/>
    </style:style>
    <style:style style:name="T580" style:family="text">
      <style:text-properties officeooo:rsid="019f92ad"/>
    </style:style>
    <style:style style:name="T581" style:family="text">
      <style:text-properties officeooo:rsid="019fd161"/>
    </style:style>
    <style:style style:name="T582" style:family="text">
      <style:text-properties officeooo:rsid="019ff59e"/>
    </style:style>
    <style:style style:name="T583" style:family="text">
      <style:text-properties officeooo:rsid="01a14f7c"/>
    </style:style>
    <style:style style:name="T584" style:family="text">
      <style:text-properties officeooo:rsid="01a1e0ca"/>
    </style:style>
    <style:style style:name="T585" style:family="text">
      <style:text-properties officeooo:rsid="01a25a0d"/>
    </style:style>
    <style:style style:name="T586" style:family="text">
      <style:text-properties officeooo:rsid="01b39633"/>
    </style:style>
    <style:style style:name="T587" style:family="text">
      <style:text-properties officeooo:rsid="01b4ef01"/>
    </style:style>
    <style:style style:name="T588" style:family="text">
      <style:text-properties officeooo:rsid="01b6e64e"/>
    </style:style>
    <style:style style:name="T589" style:family="text">
      <style:text-properties officeooo:rsid="01b70c6b"/>
    </style:style>
    <style:style style:name="T590" style:family="text">
      <style:text-properties officeooo:rsid="01b87669"/>
    </style:style>
    <style:style style:name="T591" style:family="text">
      <style:text-properties officeooo:rsid="01b926d0"/>
    </style:style>
    <style:style style:name="T592" style:family="text">
      <style:text-properties officeooo:rsid="01b9b2fa"/>
    </style:style>
    <style:style style:name="T593" style:family="text">
      <style:text-properties officeooo:rsid="01b9ccbb"/>
    </style:style>
    <style:style style:name="T594" style:family="text">
      <style:text-properties officeooo:rsid="01b9f984"/>
    </style:style>
    <style:style style:name="T595" style:family="text">
      <style:text-properties officeooo:rsid="01bd0ba3"/>
    </style:style>
    <style:style style:name="T596" style:family="text">
      <style:text-properties officeooo:rsid="01c253e6"/>
    </style:style>
    <style:style style:name="T597" style:family="text">
      <style:text-properties officeooo:rsid="01c3d604"/>
    </style:style>
    <style:style style:name="T598" style:family="text">
      <style:text-properties officeooo:rsid="01c42f01"/>
    </style:style>
    <style:style style:name="T599" style:family="text">
      <style:text-properties officeooo:rsid="01c7d565"/>
    </style:style>
    <style:style style:name="T600" style:family="text">
      <style:text-properties officeooo:rsid="01c7e874"/>
    </style:style>
    <style:style style:name="T601" style:family="text">
      <style:text-properties officeooo:rsid="01c8df75"/>
    </style:style>
    <style:style style:name="T602" style:family="text">
      <style:text-properties officeooo:rsid="01c918b9"/>
    </style:style>
    <style:style style:name="T603" style:family="text">
      <style:text-properties officeooo:rsid="01c94772"/>
    </style:style>
    <style:style style:name="T604" style:family="text">
      <style:text-properties officeooo:rsid="01d78b3b"/>
    </style:style>
    <style:style style:name="T605" style:family="text">
      <style:text-properties officeooo:rsid="01da13a6"/>
    </style:style>
    <style:style style:name="T606" style:family="text">
      <style:text-properties officeooo:rsid="01dbd91e"/>
    </style:style>
    <style:style style:name="T607" style:family="text">
      <style:text-properties officeooo:rsid="01e5c88f"/>
    </style:style>
    <style:style style:name="T608" style:family="text">
      <style:text-properties style:text-position="super 58%" officeooo:rsid="01e5c88f"/>
    </style:style>
    <style:style style:name="T609" style:family="text">
      <style:text-properties style:text-position="super 58%" officeooo:rsid="02ca59bf"/>
    </style:style>
    <style:style style:name="T610" style:family="text">
      <style:text-properties officeooo:rsid="01e6ed05"/>
    </style:style>
    <style:style style:name="T611" style:family="text">
      <style:text-properties officeooo:rsid="01e7d678"/>
    </style:style>
    <style:style style:name="T612" style:family="text">
      <style:text-properties officeooo:rsid="01ea1271"/>
    </style:style>
    <style:style style:name="T613" style:family="text">
      <style:text-properties officeooo:rsid="01ee8a5e"/>
    </style:style>
    <style:style style:name="T614" style:family="text">
      <style:text-properties officeooo:rsid="01eecb37"/>
    </style:style>
    <style:style style:name="T615" style:family="text">
      <style:text-properties officeooo:rsid="01f01956"/>
    </style:style>
    <style:style style:name="T616" style:family="text">
      <style:text-properties officeooo:rsid="01f6dab8"/>
    </style:style>
    <style:style style:name="T617" style:family="text">
      <style:text-properties officeooo:rsid="01f8b22d"/>
    </style:style>
    <style:style style:name="T618" style:family="text">
      <style:text-properties officeooo:rsid="01f9111d"/>
    </style:style>
    <style:style style:name="T619" style:family="text">
      <style:text-properties officeooo:rsid="01fa6d69"/>
    </style:style>
    <style:style style:name="T620" style:family="text">
      <style:text-properties officeooo:rsid="01fba924"/>
    </style:style>
    <style:style style:name="T621" style:family="text">
      <style:text-properties officeooo:rsid="01fec027"/>
    </style:style>
    <style:style style:name="T622" style:family="text">
      <style:text-properties officeooo:rsid="0203a973"/>
    </style:style>
    <style:style style:name="T623" style:family="text">
      <style:text-properties officeooo:rsid="020560b4"/>
    </style:style>
    <style:style style:name="T624" style:family="text">
      <style:text-properties officeooo:rsid="02057e21"/>
    </style:style>
    <style:style style:name="T625" style:family="text">
      <style:text-properties officeooo:rsid="02069e66"/>
    </style:style>
    <style:style style:name="T626" style:family="text">
      <style:text-properties officeooo:rsid="0207ad53"/>
    </style:style>
    <style:style style:name="T627" style:family="text">
      <style:text-properties officeooo:rsid="0208b7cb"/>
    </style:style>
    <style:style style:name="T628" style:family="text">
      <style:text-properties officeooo:rsid="020af45b"/>
    </style:style>
    <style:style style:name="T629" style:family="text">
      <style:text-properties officeooo:rsid="020be0b9"/>
    </style:style>
    <style:style style:name="T630" style:family="text">
      <style:text-properties officeooo:rsid="020d549a"/>
    </style:style>
    <style:style style:name="T631" style:family="text">
      <style:text-properties officeooo:rsid="020f2a5f"/>
    </style:style>
    <style:style style:name="T632" style:family="text">
      <style:text-properties officeooo:rsid="023e9c46"/>
    </style:style>
    <style:style style:name="T633" style:family="text">
      <style:text-properties officeooo:rsid="02412b50"/>
    </style:style>
    <style:style style:name="T634" style:family="text">
      <style:text-properties officeooo:rsid="0242b58d"/>
    </style:style>
    <style:style style:name="T635" style:family="text">
      <style:text-properties officeooo:rsid="0243e3d2"/>
    </style:style>
    <style:style style:name="T636" style:family="text">
      <style:text-properties officeooo:rsid="0246fdd1"/>
    </style:style>
    <style:style style:name="T637" style:family="text">
      <style:text-properties officeooo:rsid="02487cfd"/>
    </style:style>
    <style:style style:name="T638" style:family="text">
      <style:text-properties officeooo:rsid="024abfb9"/>
    </style:style>
    <style:style style:name="T639" style:family="text">
      <style:text-properties officeooo:rsid="024dccc8"/>
    </style:style>
    <style:style style:name="T640" style:family="text">
      <style:text-properties officeooo:rsid="025018d8"/>
    </style:style>
    <style:style style:name="T641" style:family="text">
      <style:text-properties officeooo:rsid="02519f76"/>
    </style:style>
    <style:style style:name="T642" style:family="text">
      <style:text-properties officeooo:rsid="025403a2"/>
    </style:style>
    <style:style style:name="T643" style:family="text">
      <style:text-properties officeooo:rsid="02560dd8"/>
    </style:style>
    <style:style style:name="T644" style:family="text">
      <style:text-properties officeooo:rsid="025668cd"/>
    </style:style>
    <style:style style:name="T645" style:family="text">
      <style:text-properties officeooo:rsid="0256e0a2"/>
    </style:style>
    <style:style style:name="T646" style:family="text">
      <style:text-properties officeooo:rsid="02587fe3"/>
    </style:style>
    <style:style style:name="T647" style:family="text">
      <style:text-properties officeooo:rsid="02588acc"/>
    </style:style>
    <style:style style:name="T648" style:family="text">
      <style:text-properties officeooo:rsid="025a168d"/>
    </style:style>
    <style:style style:name="T649" style:family="text">
      <style:text-properties officeooo:rsid="025d6511"/>
    </style:style>
    <style:style style:name="T650" style:family="text">
      <style:text-properties officeooo:rsid="025db3ba"/>
    </style:style>
    <style:style style:name="T651" style:family="text">
      <style:text-properties officeooo:rsid="025f8f0b"/>
    </style:style>
    <style:style style:name="T652" style:family="text">
      <style:text-properties officeooo:rsid="0260e1dc"/>
    </style:style>
    <style:style style:name="T653" style:family="text">
      <style:text-properties officeooo:rsid="02634b83"/>
    </style:style>
    <style:style style:name="T654" style:family="text">
      <style:text-properties officeooo:rsid="0263f415"/>
    </style:style>
    <style:style style:name="T655" style:family="text">
      <style:text-properties officeooo:rsid="0267990a"/>
    </style:style>
    <style:style style:name="T656" style:family="text">
      <style:text-properties officeooo:rsid="0268ea07"/>
    </style:style>
    <style:style style:name="T657" style:family="text">
      <style:text-properties officeooo:rsid="02698026"/>
    </style:style>
    <style:style style:name="T658" style:family="text">
      <style:text-properties officeooo:rsid="0269f77a"/>
    </style:style>
    <style:style style:name="T659" style:family="text">
      <style:text-properties officeooo:rsid="026b74be"/>
    </style:style>
    <style:style style:name="T660" style:family="text">
      <style:text-properties officeooo:rsid="026ba3b5"/>
    </style:style>
    <style:style style:name="T661" style:family="text">
      <style:text-properties officeooo:rsid="0271584d"/>
    </style:style>
    <style:style style:name="T662" style:family="text">
      <style:text-properties officeooo:rsid="027676a2"/>
    </style:style>
    <style:style style:name="T663" style:family="text">
      <style:text-properties officeooo:rsid="02785300"/>
    </style:style>
    <style:style style:name="T664" style:family="text">
      <style:text-properties officeooo:rsid="027958b9"/>
    </style:style>
    <style:style style:name="T665" style:family="text">
      <style:text-properties officeooo:rsid="027b28b4"/>
    </style:style>
    <style:style style:name="T666" style:family="text">
      <style:text-properties officeooo:rsid="027d02cb"/>
    </style:style>
    <style:style style:name="T667" style:family="text">
      <style:text-properties officeooo:rsid="027efd60"/>
    </style:style>
    <style:style style:name="T668" style:family="text">
      <style:text-properties officeooo:rsid="027f214b"/>
    </style:style>
    <style:style style:name="T669" style:family="text">
      <style:text-properties officeooo:rsid="028176ac"/>
    </style:style>
    <style:style style:name="T670" style:family="text">
      <style:text-properties officeooo:rsid="02821e17"/>
    </style:style>
    <style:style style:name="T671" style:family="text">
      <style:text-properties officeooo:rsid="02835b53"/>
    </style:style>
    <style:style style:name="T672" style:family="text">
      <style:text-properties officeooo:rsid="02842c1f"/>
    </style:style>
    <style:style style:name="T673" style:family="text">
      <style:text-properties officeooo:rsid="02857506"/>
    </style:style>
    <style:style style:name="T674" style:family="text">
      <style:text-properties officeooo:rsid="02876c3a"/>
    </style:style>
    <style:style style:name="T675" style:family="text">
      <style:text-properties officeooo:rsid="02877d1b"/>
    </style:style>
    <style:style style:name="T676" style:family="text">
      <style:text-properties officeooo:rsid="0289937c"/>
    </style:style>
    <style:style style:name="T677" style:family="text">
      <style:text-properties officeooo:rsid="028a27f5"/>
    </style:style>
    <style:style style:name="T678" style:family="text">
      <style:text-properties officeooo:rsid="028be72a"/>
    </style:style>
    <style:style style:name="T679" style:family="text">
      <style:text-properties officeooo:rsid="028d3c0e"/>
    </style:style>
    <style:style style:name="T680" style:family="text">
      <style:text-properties officeooo:rsid="028e8ec8"/>
    </style:style>
    <style:style style:name="T681" style:family="text">
      <style:text-properties officeooo:rsid="028fc841"/>
    </style:style>
    <style:style style:name="T682" style:family="text">
      <style:text-properties officeooo:rsid="02921830"/>
    </style:style>
    <style:style style:name="T683" style:family="text">
      <style:text-properties officeooo:rsid="029346a0"/>
    </style:style>
    <style:style style:name="T684" style:family="text">
      <style:text-properties officeooo:rsid="0293d9ec"/>
    </style:style>
    <style:style style:name="T685" style:family="text">
      <style:text-properties officeooo:rsid="0297692b"/>
    </style:style>
    <style:style style:name="T686" style:family="text">
      <style:text-properties officeooo:rsid="029fa3b5"/>
    </style:style>
    <style:style style:name="T687" style:family="text">
      <style:text-properties officeooo:rsid="02a16f09"/>
    </style:style>
    <style:style style:name="T688" style:family="text">
      <style:text-properties officeooo:rsid="02a3468d"/>
    </style:style>
    <style:style style:name="T689" style:family="text">
      <style:text-properties officeooo:rsid="02a5dafe"/>
    </style:style>
    <style:style style:name="T690" style:family="text">
      <style:text-properties officeooo:rsid="02a6b01c"/>
    </style:style>
    <style:style style:name="T691" style:family="text">
      <style:text-properties officeooo:rsid="02abb5a6"/>
    </style:style>
    <style:style style:name="T692" style:family="text">
      <style:text-properties officeooo:rsid="02ac3357"/>
    </style:style>
    <style:style style:name="T693" style:family="text">
      <style:text-properties officeooo:rsid="02ada2cf"/>
    </style:style>
    <style:style style:name="T694" style:family="text">
      <style:text-properties officeooo:rsid="02aeb969"/>
    </style:style>
    <style:style style:name="T695" style:family="text">
      <style:text-properties officeooo:rsid="02b0313e"/>
    </style:style>
    <style:style style:name="T696" style:family="text">
      <style:text-properties officeooo:rsid="02b1d7d1"/>
    </style:style>
    <style:style style:name="T697" style:family="text">
      <style:text-properties officeooo:rsid="02b32f13"/>
    </style:style>
    <style:style style:name="T698" style:family="text">
      <style:text-properties officeooo:rsid="02b35ab4"/>
    </style:style>
    <style:style style:name="T699" style:family="text">
      <style:text-properties officeooo:rsid="02b9dc00"/>
    </style:style>
    <style:style style:name="T700" style:family="text">
      <style:text-properties officeooo:rsid="02bc13ed"/>
    </style:style>
    <style:style style:name="T701" style:family="text">
      <style:text-properties officeooo:rsid="02c2c1ec"/>
    </style:style>
    <style:style style:name="T702" style:family="text">
      <style:text-properties officeooo:rsid="02c389d0"/>
    </style:style>
    <style:style style:name="T703" style:family="text">
      <style:text-properties officeooo:rsid="02c556ea"/>
    </style:style>
    <style:style style:name="T704" style:family="text">
      <style:text-properties officeooo:rsid="02c6b289"/>
    </style:style>
    <style:style style:name="T705" style:family="text">
      <style:text-properties officeooo:rsid="02c886b4"/>
    </style:style>
    <style:style style:name="T706" style:family="text">
      <style:text-properties officeooo:rsid="02ca59bf"/>
    </style:style>
    <style:style style:name="T707" style:family="text">
      <style:text-properties officeooo:rsid="02cbf9dd"/>
    </style:style>
    <style:style style:name="T708" style:family="text">
      <style:text-properties officeooo:rsid="02cd4703"/>
    </style:style>
    <style:style style:name="T709" style:family="text">
      <style:text-properties officeooo:rsid="02ce2614"/>
    </style:style>
    <style:style style:name="T710" style:family="text">
      <style:text-properties officeooo:rsid="02ced26f"/>
    </style:style>
    <style:style style:name="T711" style:family="text">
      <style:text-properties officeooo:rsid="02cfdc87"/>
    </style:style>
    <style:style style:name="T712" style:family="text">
      <style:text-properties officeooo:rsid="02d0c688"/>
    </style:style>
    <style:style style:name="T713" style:family="text">
      <style:text-properties officeooo:rsid="02d1772b"/>
    </style:style>
    <style:style style:name="T714" style:family="text">
      <style:text-properties officeooo:rsid="02d2da77"/>
    </style:style>
    <style:style style:name="T715" style:family="text">
      <style:text-properties officeooo:rsid="02d5e2e2"/>
    </style:style>
    <style:style style:name="T716" style:family="text">
      <style:text-properties officeooo:rsid="02d716b8"/>
    </style:style>
    <style:style style:name="T717" style:family="text">
      <style:text-properties officeooo:rsid="02e881df"/>
    </style:style>
    <style:style style:name="T718" style:family="text">
      <style:text-properties officeooo:rsid="02eb6fdf"/>
    </style:style>
    <style:style style:name="T719" style:family="text">
      <style:text-properties officeooo:rsid="02ecc02f"/>
    </style:style>
    <style:style style:name="T720" style:family="text">
      <style:text-properties officeooo:rsid="02ef8af2"/>
    </style:style>
    <style:style style:name="T721" style:family="text">
      <style:text-properties officeooo:rsid="02f3442c"/>
    </style:style>
    <style:style style:name="T722" style:family="text">
      <style:text-properties officeooo:rsid="02f347bb"/>
    </style:style>
    <style:style style:name="T723" style:family="text">
      <style:text-properties officeooo:rsid="02f5ca3f"/>
    </style:style>
    <style:style style:name="T724" style:family="text">
      <style:text-properties officeooo:rsid="02f8c962"/>
    </style:style>
    <style:style style:name="T725" style:family="text">
      <style:text-properties officeooo:rsid="02ff81e8"/>
    </style:style>
    <style:style style:name="T726" style:family="text">
      <style:text-properties officeooo:rsid="03007728"/>
    </style:style>
    <style:style style:name="T727" style:family="text">
      <style:text-properties officeooo:rsid="03022820"/>
    </style:style>
    <style:style style:name="T728" style:family="text">
      <style:text-properties officeooo:rsid="03034f30"/>
    </style:style>
    <style:style style:name="T729" style:family="text">
      <style:text-properties officeooo:rsid="03066dd2"/>
    </style:style>
    <style:style style:name="T730" style:family="text">
      <style:text-properties officeooo:rsid="03070ca3"/>
    </style:style>
    <style:style style:name="T731" style:family="text">
      <style:text-properties officeooo:rsid="0308dfcd"/>
    </style:style>
    <style:style style:name="T732" style:family="text">
      <style:text-properties officeooo:rsid="030a3d04"/>
    </style:style>
    <style:style style:name="T733" style:family="text">
      <style:text-properties officeooo:rsid="0310029e"/>
    </style:style>
    <style:style style:name="T734" style:family="text">
      <style:text-properties officeooo:rsid="0311b247"/>
    </style:style>
    <style:style style:name="T735" style:family="text">
      <style:text-properties officeooo:rsid="03134c8f"/>
    </style:style>
    <style:style style:name="T736" style:family="text">
      <style:text-properties officeooo:rsid="0314b7c4"/>
    </style:style>
    <style:style style:name="T737" style:family="text">
      <style:text-properties officeooo:rsid="0315bd9f"/>
    </style:style>
    <style:style style:name="T738" style:family="text">
      <style:text-properties officeooo:rsid="03173c64"/>
    </style:style>
    <style:style style:name="T739" style:family="text">
      <style:text-properties officeooo:rsid="0317e915"/>
    </style:style>
    <style:style style:name="T740" style:family="text">
      <style:text-properties officeooo:rsid="0319c5e2"/>
    </style:style>
    <style:style style:name="T741" style:family="text">
      <style:text-properties officeooo:rsid="031af938"/>
    </style:style>
    <style:style style:name="T742" style:family="text">
      <style:text-properties officeooo:rsid="0324c70d"/>
    </style:style>
    <style:style style:name="T743" style:family="text">
      <style:text-properties officeooo:rsid="0326a9e3"/>
    </style:style>
    <style:style style:name="T744" style:family="text">
      <style:text-properties officeooo:rsid="032718e0"/>
    </style:style>
    <style:style style:name="T745" style:family="text">
      <style:text-properties officeooo:rsid="03282882"/>
    </style:style>
    <style:style style:name="T746" style:family="text">
      <style:text-properties officeooo:rsid="03291739"/>
    </style:style>
    <style:style style:name="T747" style:family="text">
      <style:text-properties officeooo:rsid="032ab575"/>
    </style:style>
    <style:style style:name="T748" style:family="text">
      <style:text-properties officeooo:rsid="032b68ac"/>
    </style:style>
    <style:style style:name="T749" style:family="text">
      <style:text-properties officeooo:rsid="032efce5"/>
    </style:style>
    <style:style style:name="T750" style:family="text">
      <style:text-properties officeooo:rsid="03305ae3"/>
    </style:style>
    <style:style style:name="T751" style:family="text">
      <style:text-properties officeooo:rsid="03334067"/>
    </style:style>
    <style:style style:name="T752" style:family="text">
      <style:text-properties officeooo:rsid="0334360e"/>
    </style:style>
    <style:style style:name="T753" style:family="text">
      <style:text-properties officeooo:rsid="03b1f37d"/>
    </style:style>
    <style:style style:name="T754" style:family="text">
      <style:text-properties officeooo:rsid="03b3c61f"/>
    </style:style>
    <style:style style:name="T755" style:family="text">
      <style:text-properties officeooo:rsid="03b78283"/>
    </style:style>
    <style:style style:name="T756" style:family="text">
      <style:text-properties officeooo:rsid="03b9ea70"/>
    </style:style>
    <style:style style:name="T757" style:family="text">
      <style:text-properties officeooo:rsid="03bb439f"/>
    </style:style>
    <style:style style:name="T758" style:family="text">
      <style:text-properties officeooo:rsid="03bcb28d"/>
    </style:style>
    <style:style style:name="T759" style:family="text">
      <style:text-properties officeooo:rsid="03c138c5"/>
    </style:style>
    <style:style style:name="T760" style:family="text">
      <style:text-properties officeooo:rsid="03c1f497"/>
    </style:style>
    <style:style style:name="T761" style:family="text">
      <style:text-properties officeooo:rsid="03c9cbe7"/>
    </style:style>
    <style:style style:name="T762" style:family="text">
      <style:text-properties officeooo:rsid="03ca9a12"/>
    </style:style>
    <style:style style:name="T763" style:family="text">
      <style:text-properties officeooo:rsid="03cc48cf"/>
    </style:style>
    <style:style style:name="T764" style:family="text">
      <style:text-properties officeooo:rsid="03cce499"/>
    </style:style>
    <style:style style:name="T765" style:family="text">
      <style:text-properties officeooo:rsid="03cd419d"/>
    </style:style>
    <style:style style:name="T766" style:family="text">
      <style:text-properties officeooo:rsid="03d03d8d"/>
    </style:style>
    <style:style style:name="T767" style:family="text">
      <style:text-properties officeooo:rsid="03d0fd6a"/>
    </style:style>
    <style:style style:name="T768" style:family="text">
      <style:text-properties officeooo:rsid="03d239e0"/>
    </style:style>
    <style:style style:name="T769" style:family="text">
      <style:text-properties officeooo:rsid="03d344a4"/>
    </style:style>
    <style:style style:name="T770" style:family="text">
      <style:text-properties officeooo:rsid="03d698fe"/>
    </style:style>
    <style:style style:name="T771" style:family="text">
      <style:text-properties officeooo:rsid="03d8657e"/>
    </style:style>
    <style:style style:name="T772" style:family="text">
      <style:text-properties officeooo:rsid="03d9c14b"/>
    </style:style>
    <style:style style:name="T773" style:family="text">
      <style:text-properties officeooo:rsid="03da6313"/>
    </style:style>
    <style:style style:name="T774" style:family="text">
      <style:text-properties officeooo:rsid="03dc0d55"/>
    </style:style>
    <style:style style:name="T775" style:family="text">
      <style:text-properties officeooo:rsid="03dd1880"/>
    </style:style>
    <style:style style:name="T776" style:family="text">
      <style:text-properties officeooo:rsid="03de539b"/>
    </style:style>
    <style:style style:name="T777" style:family="text">
      <style:text-properties officeooo:rsid="03de8b9a"/>
    </style:style>
    <style:style style:name="T778" style:family="text">
      <style:text-properties officeooo:rsid="03e0ab91"/>
    </style:style>
    <style:style style:name="T779" style:family="text">
      <style:text-properties officeooo:rsid="03e1e269"/>
    </style:style>
    <style:style style:name="T780" style:family="text">
      <style:text-properties officeooo:rsid="03e3c761"/>
    </style:style>
    <style:style style:name="T781" style:family="text">
      <style:text-properties officeooo:rsid="03e771f8"/>
    </style:style>
    <style:style style:name="T782" style:family="text">
      <style:text-properties officeooo:rsid="03e984f0"/>
    </style:style>
    <style:style style:name="T783" style:family="text">
      <style:text-properties officeooo:rsid="03ecc199"/>
    </style:style>
    <style:style style:name="T784" style:family="text">
      <style:text-properties officeooo:rsid="03ecc536"/>
    </style:style>
    <style:style style:name="T785" style:family="text">
      <style:text-properties officeooo:rsid="03edf4c8"/>
    </style:style>
    <style:style style:name="T786" style:family="text">
      <style:text-properties officeooo:rsid="03eefd15"/>
    </style:style>
    <style:style style:name="T787" style:family="text">
      <style:text-properties officeooo:rsid="03ef27af"/>
    </style:style>
    <style:style style:name="T788" style:family="text">
      <style:text-properties officeooo:rsid="03f04f3d"/>
    </style:style>
    <style:style style:name="T789" style:family="text">
      <style:text-properties officeooo:rsid="03f082d9"/>
    </style:style>
    <style:style style:name="T790" style:family="text">
      <style:text-properties officeooo:rsid="03f24956"/>
    </style:style>
    <style:style style:name="T791" style:family="text">
      <style:text-properties officeooo:rsid="03f3efa5"/>
    </style:style>
    <style:style style:name="T792" style:family="text">
      <style:text-properties officeooo:rsid="03f56709"/>
    </style:style>
    <style:style style:name="T793" style:family="text">
      <style:text-properties officeooo:rsid="03f5e393"/>
    </style:style>
    <style:style style:name="T794" style:family="text">
      <style:text-properties officeooo:rsid="03f6e1cc"/>
    </style:style>
    <style:style style:name="T795" style:family="text">
      <style:text-properties officeooo:rsid="03fa3191"/>
    </style:style>
    <style:style style:name="T796" style:family="text">
      <style:text-properties officeooo:rsid="03fce789"/>
    </style:style>
    <style:style style:name="T797" style:family="text">
      <style:text-properties officeooo:rsid="03ffe8f2"/>
    </style:style>
    <style:style style:name="T798" style:family="text">
      <style:text-properties officeooo:rsid="04001260"/>
    </style:style>
    <style:style style:name="T799" style:family="text">
      <style:text-properties officeooo:rsid="0400c44f"/>
    </style:style>
    <style:style style:name="T800" style:family="text">
      <style:text-properties officeooo:rsid="0401dc07"/>
    </style:style>
    <style:style style:name="T801" style:family="text">
      <style:text-properties officeooo:rsid="04028158"/>
    </style:style>
    <style:style style:name="T802" style:family="text">
      <style:text-properties officeooo:rsid="0402c6e6"/>
    </style:style>
    <style:style style:name="T803" style:family="text">
      <style:text-properties officeooo:rsid="0404b489"/>
    </style:style>
    <style:style style:name="T804" style:family="text">
      <style:text-properties officeooo:rsid="04058139"/>
    </style:style>
    <style:style style:name="T805" style:family="text">
      <style:text-properties officeooo:rsid="040676ea"/>
    </style:style>
    <style:style style:name="T806" style:family="text">
      <style:text-properties officeooo:rsid="040b65e5"/>
    </style:style>
    <style:style style:name="T807" style:family="text">
      <style:text-properties officeooo:rsid="040fa44a"/>
    </style:style>
    <style:style style:name="T808" style:family="text">
      <style:text-properties officeooo:rsid="040fba73"/>
    </style:style>
    <style:style style:name="T809" style:family="text">
      <style:text-properties officeooo:rsid="0410ccd3"/>
    </style:style>
    <style:style style:name="T810" style:family="text">
      <style:text-properties officeooo:rsid="0410d77f"/>
    </style:style>
    <style:style style:name="T811" style:family="text">
      <style:text-properties officeooo:rsid="0414dea0"/>
    </style:style>
    <style:style style:name="T812" style:family="text">
      <style:text-properties officeooo:rsid="0415968b"/>
    </style:style>
    <style:style style:name="T813" style:family="text">
      <style:text-properties officeooo:rsid="041646cc"/>
    </style:style>
    <style:style style:name="T814" style:family="text">
      <style:text-properties officeooo:rsid="041815c8"/>
    </style:style>
    <style:style style:name="T815" style:family="text">
      <style:text-properties officeooo:rsid="041c5405"/>
    </style:style>
    <style:style style:name="T816" style:family="text">
      <style:text-properties officeooo:rsid="041cbc9a"/>
    </style:style>
    <style:style style:name="T817" style:family="text">
      <style:text-properties officeooo:rsid="041d0740"/>
    </style:style>
    <style:style style:name="T818" style:family="text">
      <style:text-properties officeooo:rsid="0422c35a"/>
    </style:style>
    <style:style style:name="T819" style:family="text">
      <style:text-properties officeooo:rsid="0424b058"/>
    </style:style>
    <style:style style:name="T820" style:family="text">
      <style:text-properties officeooo:rsid="0426bad2"/>
    </style:style>
    <style:style style:name="T821" style:family="text">
      <style:text-properties officeooo:rsid="042be5f6"/>
    </style:style>
    <style:style style:name="T822" style:family="text">
      <style:text-properties officeooo:rsid="042ea02a"/>
    </style:style>
    <style:style style:name="T823" style:family="text">
      <style:text-properties officeooo:rsid="0431a354"/>
    </style:style>
    <style:style style:name="T824" style:family="text">
      <style:text-properties officeooo:rsid="043327fc"/>
    </style:style>
    <style:style style:name="T825" style:family="text">
      <style:text-properties officeooo:rsid="043396bc"/>
    </style:style>
    <style:style style:name="T826" style:family="text">
      <style:text-properties officeooo:rsid="0433d39c"/>
    </style:style>
    <style:style style:name="T827" style:family="text">
      <style:text-properties officeooo:rsid="0435067d"/>
    </style:style>
    <style:style style:name="T828" style:family="text">
      <style:text-properties officeooo:rsid="043581ed"/>
    </style:style>
    <style:style style:name="T829" style:family="text">
      <style:text-properties officeooo:rsid="04384212"/>
    </style:style>
    <style:style style:name="T830" style:family="text">
      <style:text-properties officeooo:rsid="04392b08"/>
    </style:style>
    <style:style style:name="T831" style:family="text">
      <style:text-properties officeooo:rsid="043abc47"/>
    </style:style>
    <style:style style:name="T832" style:family="text">
      <style:text-properties officeooo:rsid="043bd5ba"/>
    </style:style>
    <style:style style:name="T833" style:family="text">
      <style:text-properties officeooo:rsid="043d4444"/>
    </style:style>
    <style:style style:name="T834" style:family="text">
      <style:text-properties officeooo:rsid="043d6b68"/>
    </style:style>
    <style:style style:name="T835" style:family="text">
      <style:text-properties officeooo:rsid="0440c1e6"/>
    </style:style>
    <style:style style:name="T836" style:family="text">
      <style:text-properties officeooo:rsid="0441c2cb"/>
    </style:style>
    <style:style style:name="T837" style:family="text">
      <style:text-properties officeooo:rsid="04429000"/>
    </style:style>
    <style:style style:name="T838" style:family="text">
      <style:text-properties officeooo:rsid="044404c6"/>
    </style:style>
    <style:style style:name="T839" style:family="text">
      <style:text-properties officeooo:rsid="04471a97"/>
    </style:style>
    <style:style style:name="T840" style:family="text">
      <style:text-properties officeooo:rsid="04475e4f"/>
    </style:style>
    <style:style style:name="T841" style:family="text">
      <style:text-properties officeooo:rsid="044b3755"/>
    </style:style>
    <style:style style:name="T842" style:family="text">
      <style:text-properties officeooo:rsid="044d08f0"/>
    </style:style>
    <style:style style:name="T843" style:family="text">
      <style:text-properties officeooo:rsid="044e87ce"/>
    </style:style>
    <style:style style:name="T844" style:family="text">
      <style:text-properties officeooo:rsid="044ea035"/>
    </style:style>
    <style:style style:name="T845" style:family="text">
      <style:text-properties officeooo:rsid="04508727"/>
    </style:style>
    <style:style style:name="T846" style:family="text">
      <style:text-properties officeooo:rsid="04520974"/>
    </style:style>
    <style:style style:name="T847" style:family="text">
      <style:text-properties officeooo:rsid="0455680c"/>
    </style:style>
    <style:style style:name="T848" style:family="text">
      <style:text-properties officeooo:rsid="0455a1c8"/>
    </style:style>
    <style:style style:name="T849" style:family="text">
      <style:text-properties officeooo:rsid="0457a29b"/>
    </style:style>
    <style:style style:name="T850" style:family="text">
      <style:text-properties officeooo:rsid="0458d0b8"/>
    </style:style>
    <style:style style:name="T851" style:family="text">
      <style:text-properties officeooo:rsid="04595a7f"/>
    </style:style>
    <style:style style:name="T852" style:family="text">
      <style:text-properties officeooo:rsid="045c0d97"/>
    </style:style>
    <style:style style:name="T853" style:family="text">
      <style:text-properties officeooo:rsid="045d3514"/>
    </style:style>
    <style:style style:name="T854" style:family="text">
      <style:text-properties officeooo:rsid="045f4a8f"/>
    </style:style>
    <style:style style:name="T855" style:family="text">
      <style:text-properties officeooo:rsid="04672796"/>
    </style:style>
    <style:style style:name="T856" style:family="text">
      <style:text-properties officeooo:rsid="046a7701"/>
    </style:style>
    <style:style style:name="T857" style:family="text">
      <style:text-properties officeooo:rsid="046c0eea"/>
    </style:style>
    <style:style style:name="T858" style:family="text">
      <style:text-properties officeooo:rsid="046f212d"/>
    </style:style>
    <style:style style:name="T859" style:family="text">
      <style:text-properties officeooo:rsid="046fdac2"/>
    </style:style>
    <style:style style:name="T860" style:family="text">
      <style:text-properties officeooo:rsid="0470301c"/>
    </style:style>
    <style:style style:name="T861" style:family="text">
      <style:text-properties officeooo:rsid="04754b4c"/>
    </style:style>
    <style:style style:name="T862" style:family="text">
      <style:text-properties officeooo:rsid="04765a66"/>
    </style:style>
    <style:style style:name="T863" style:family="text">
      <style:text-properties officeooo:rsid="0476dea2"/>
    </style:style>
    <style:style style:name="T864" style:family="text">
      <style:text-properties officeooo:rsid="04770520"/>
    </style:style>
    <style:style style:name="T865" style:family="text">
      <style:text-properties officeooo:rsid="047f6168"/>
    </style:style>
    <style:style style:name="T866" style:family="text">
      <style:text-properties officeooo:rsid="047f6365"/>
    </style:style>
    <style:style style:name="T867" style:family="text">
      <style:text-properties officeooo:rsid="0481d0a8"/>
    </style:style>
    <style:style style:name="T868" style:family="text">
      <style:text-properties officeooo:rsid="04838caf"/>
    </style:style>
    <style:style style:name="T869" style:family="text">
      <style:text-properties officeooo:rsid="0484b78a"/>
    </style:style>
    <style:style style:name="T870" style:family="text">
      <style:text-properties officeooo:rsid="04850df2"/>
    </style:style>
    <style:style style:name="T871" style:family="text">
      <style:text-properties officeooo:rsid="0486446c"/>
    </style:style>
    <style:style style:name="T872" style:family="text">
      <style:text-properties officeooo:rsid="04949da9"/>
    </style:style>
    <style:style style:name="T873" style:family="text">
      <style:text-properties officeooo:rsid="04970f07"/>
    </style:style>
    <style:style style:name="T874" style:family="text">
      <style:text-properties officeooo:rsid="0497fe14"/>
    </style:style>
    <style:style style:name="T875" style:family="text">
      <style:text-properties officeooo:rsid="049a1a77"/>
    </style:style>
    <style:style style:name="T876" style:family="text">
      <style:text-properties officeooo:rsid="049c07e4"/>
    </style:style>
    <style:style style:name="T877" style:family="text">
      <style:text-properties officeooo:rsid="049f3127"/>
    </style:style>
    <style:style style:name="T878" style:family="text">
      <style:text-properties officeooo:rsid="04a3a86d"/>
    </style:style>
    <style:style style:name="T879" style:family="text">
      <style:text-properties officeooo:rsid="04a51323"/>
    </style:style>
    <style:style style:name="T880" style:family="text">
      <style:text-properties officeooo:rsid="04a85fe3"/>
    </style:style>
    <style:style style:name="T881" style:family="text">
      <style:text-properties officeooo:rsid="04a91e37"/>
    </style:style>
    <style:style style:name="T882" style:family="text">
      <style:text-properties officeooo:rsid="04ac4055"/>
    </style:style>
    <style:style style:name="T883" style:family="text">
      <style:text-properties officeooo:rsid="04b0116b"/>
    </style:style>
    <style:style style:name="T884" style:family="text">
      <style:text-properties officeooo:rsid="04b2404e"/>
    </style:style>
    <style:style style:name="T885" style:family="text">
      <style:text-properties officeooo:rsid="04b5199d"/>
    </style:style>
    <style:style style:name="T886" style:family="text">
      <style:text-properties officeooo:rsid="04b71720"/>
    </style:style>
    <style:style style:name="T887" style:family="text">
      <style:text-properties officeooo:rsid="04b91154"/>
    </style:style>
    <style:style style:name="T888" style:family="text">
      <style:text-properties officeooo:rsid="04ba2328"/>
    </style:style>
    <style:style style:name="T889" style:family="text">
      <style:text-properties officeooo:rsid="04bb7766"/>
    </style:style>
    <style:style style:name="T890" style:family="text">
      <style:text-properties officeooo:rsid="04be5eef"/>
    </style:style>
    <style:style style:name="T891" style:family="text">
      <style:text-properties officeooo:rsid="04bf62aa"/>
    </style:style>
    <style:style style:name="T892" style:family="text">
      <style:text-properties officeooo:rsid="04bf88bb"/>
    </style:style>
    <style:style style:name="T893" style:family="text">
      <style:text-properties officeooo:rsid="04c333af"/>
    </style:style>
    <style:style style:name="T894" style:family="text">
      <style:text-properties officeooo:rsid="04c4650b"/>
    </style:style>
    <style:style style:name="T895" style:family="text">
      <style:text-properties officeooo:rsid="04c6ae25"/>
    </style:style>
    <style:style style:name="T896" style:family="text">
      <style:text-properties officeooo:rsid="04c89f50"/>
    </style:style>
    <style:style style:name="T897" style:family="text">
      <style:text-properties officeooo:rsid="04c97abb"/>
    </style:style>
    <style:style style:name="T898" style:family="text">
      <style:text-properties officeooo:rsid="04c999d1"/>
    </style:style>
    <style:style style:name="T899" style:family="text">
      <style:text-properties officeooo:rsid="04c9d3d5"/>
    </style:style>
    <style:style style:name="T900" style:family="text">
      <style:text-properties officeooo:rsid="04ccb138"/>
    </style:style>
    <style:style style:name="T901" style:family="text">
      <style:text-properties officeooo:rsid="04cf45b5"/>
    </style:style>
    <style:style style:name="T902" style:family="text">
      <style:text-properties officeooo:rsid="04d0b613"/>
    </style:style>
    <style:style style:name="T903" style:family="text">
      <style:text-properties officeooo:rsid="04d181c2"/>
    </style:style>
    <style:style style:name="T904" style:family="text">
      <style:text-properties officeooo:rsid="04d36e4f"/>
    </style:style>
    <style:style style:name="T905" style:family="text">
      <style:text-properties officeooo:rsid="04d5b505"/>
    </style:style>
    <style:style style:name="T906" style:family="text">
      <style:text-properties officeooo:rsid="04d6bb20"/>
    </style:style>
    <style:style style:name="T907" style:family="text">
      <style:text-properties officeooo:rsid="04da849d"/>
    </style:style>
    <style:style style:name="T908" style:family="text">
      <style:text-properties officeooo:rsid="04db4ce9"/>
    </style:style>
    <style:style style:name="T909" style:family="text">
      <style:text-properties officeooo:rsid="04dca287"/>
    </style:style>
    <style:style style:name="T910" style:family="text">
      <style:text-properties officeooo:rsid="04dcb988"/>
    </style:style>
    <style:style style:name="T911" style:family="text">
      <style:text-properties officeooo:rsid="04deb5de"/>
    </style:style>
    <style:style style:name="T912" style:family="text">
      <style:text-properties officeooo:rsid="0019afce"/>
    </style:style>
    <style:style style:name="T913" style:family="text">
      <style:text-properties officeooo:rsid="04e43337"/>
    </style:style>
    <style:style style:name="T914" style:family="text">
      <style:text-properties fo:font-style="normal" officeooo:rsid="005460cd" style:font-style-asian="normal" style:font-style-complex="normal"/>
    </style:style>
    <style:style style:name="T915" style:family="text">
      <style:text-properties fo:font-style="normal" officeooo:rsid="00f2cf54" style:font-style-asian="normal" style:font-style-complex="normal"/>
    </style:style>
    <style:style style:name="T916" style:family="text">
      <style:text-properties fo:font-style="normal" officeooo:rsid="0056f2f1" style:font-style-asian="normal" style:font-style-complex="normal"/>
    </style:style>
    <style:style style:name="T917" style:family="text">
      <style:text-properties fo:font-style="normal" officeooo:rsid="017b34aa" style:font-style-asian="normal" style:font-style-complex="normal"/>
    </style:style>
    <style:style style:name="T918" style:family="text">
      <style:text-properties fo:font-style="normal" officeooo:rsid="0059cfe7" style:font-style-asian="normal" style:font-style-complex="normal"/>
    </style:style>
    <style:style style:name="T919" style:family="text">
      <style:text-properties fo:font-style="normal" officeooo:rsid="04e6d0ee" style:font-style-asian="normal" style:font-style-complex="normal"/>
    </style:style>
    <style:style style:name="T920" style:family="text">
      <style:text-properties fo:font-style="normal" officeooo:rsid="006a6cce" style:font-style-asian="normal" style:font-style-complex="normal"/>
    </style:style>
    <style:style style:name="T921" style:family="text">
      <style:text-properties fo:font-style="normal" officeooo:rsid="006b28c7" style:font-style-asian="normal" style:font-style-complex="normal"/>
    </style:style>
    <style:style style:name="T922" style:family="text">
      <style:text-properties fo:font-style="normal" officeooo:rsid="005c0be0" style:font-style-asian="normal" style:font-style-complex="normal"/>
    </style:style>
    <style:style style:name="T923" style:family="text">
      <style:text-properties fo:font-style="normal" officeooo:rsid="00630b67" style:font-style-asian="normal" style:font-style-complex="normal"/>
    </style:style>
    <style:style style:name="T924" style:family="text">
      <style:text-properties fo:font-style="normal" officeooo:rsid="02dfff5b" style:font-style-asian="normal" style:font-style-complex="normal"/>
    </style:style>
    <style:style style:name="T925" style:family="text">
      <style:text-properties fo:font-style="normal" officeooo:rsid="02e0eed7" style:font-style-asian="normal" style:font-style-complex="normal"/>
    </style:style>
    <style:style style:name="T926" style:family="text">
      <style:text-properties fo:font-style="normal" officeooo:rsid="006431d7" style:font-style-asian="normal" style:font-style-complex="normal"/>
    </style:style>
    <style:style style:name="T927" style:family="text">
      <style:text-properties fo:font-style="normal" officeooo:rsid="01ac7e5f" style:font-style-asian="normal" style:font-style-complex="normal"/>
    </style:style>
    <style:style style:name="T928" style:family="text">
      <style:text-properties fo:font-style="normal" officeooo:rsid="02e28caf" style:font-style-asian="normal" style:font-style-complex="normal"/>
    </style:style>
    <style:style style:name="T929" style:family="text">
      <style:text-properties fo:font-style="normal" officeooo:rsid="02e30050" style:font-style-asian="normal" style:font-style-complex="normal"/>
    </style:style>
    <style:style style:name="T930" style:family="text">
      <style:text-properties fo:font-style="normal" officeooo:rsid="01ae283c" style:font-style-asian="normal" style:font-style-complex="normal"/>
    </style:style>
    <style:style style:name="T931" style:family="text">
      <style:text-properties fo:font-style="normal" officeooo:rsid="005d4d82" style:font-style-asian="normal" style:font-style-complex="normal"/>
    </style:style>
    <style:style style:name="T932" style:family="text">
      <style:text-properties fo:font-style="normal" officeooo:rsid="04e8b210" style:font-style-asian="normal" style:font-style-complex="normal"/>
    </style:style>
    <style:style style:name="T933" style:family="text">
      <style:text-properties fo:font-style="normal" officeooo:rsid="005d3021" style:font-style-asian="normal" style:font-style-complex="normal"/>
    </style:style>
    <style:style style:name="T934" style:family="text">
      <style:text-properties fo:font-style="normal" officeooo:rsid="02e64983" style:font-style-asian="normal" style:font-style-complex="normal"/>
    </style:style>
    <style:style style:name="T935" style:family="text">
      <style:text-properties fo:font-style="normal" officeooo:rsid="005f154d" style:font-style-asian="normal" style:font-style-complex="normal"/>
    </style:style>
    <style:style style:name="T936" style:family="text">
      <style:text-properties fo:font-style="normal" officeooo:rsid="02e64e75" style:font-style-asian="normal" style:font-style-complex="normal"/>
    </style:style>
    <style:style style:name="T937" style:family="text">
      <style:text-properties fo:font-style="normal" officeooo:rsid="04e964fc" style:font-style-asian="normal" style:font-style-complex="normal"/>
    </style:style>
    <style:style style:name="T938" style:family="text">
      <style:text-properties fo:font-style="normal" officeooo:rsid="00606076" style:font-style-asian="normal" style:font-style-complex="normal"/>
    </style:style>
    <style:style style:name="T939" style:family="text">
      <style:text-properties fo:font-style="normal" officeooo:rsid="0061d236" style:font-style-asian="normal" style:font-style-complex="normal"/>
    </style:style>
    <style:style style:name="T940" style:family="text">
      <style:text-properties fo:font-style="normal" officeooo:rsid="007f4810" style:font-style-asian="normal" style:font-style-complex="normal"/>
    </style:style>
    <style:style style:name="T941" style:family="text">
      <style:text-properties fo:font-style="normal" officeooo:rsid="01af4698" style:font-style-asian="normal" style:font-style-complex="normal"/>
    </style:style>
    <style:style style:name="T942" style:family="text">
      <style:text-properties fo:font-style="normal" officeooo:rsid="01b17aac" style:font-style-asian="normal" style:font-style-complex="normal"/>
    </style:style>
    <style:style style:name="T943" style:family="text">
      <style:text-properties fo:font-style="normal" officeooo:rsid="00674737" style:font-style-asian="normal" style:font-style-complex="normal"/>
    </style:style>
    <style:style style:name="T944" style:family="text">
      <style:text-properties fo:font-style="normal" officeooo:rsid="02dcd831" style:font-style-asian="normal" style:font-style-complex="normal"/>
    </style:style>
    <style:style style:name="T945" style:family="text">
      <style:text-properties fo:font-style="normal" officeooo:rsid="0080397d" style:font-style-asian="normal" style:font-style-complex="normal"/>
    </style:style>
    <style:style style:name="T946" style:family="text">
      <style:text-properties fo:font-style="normal" officeooo:rsid="02e66133" style:font-style-asian="normal" style:font-style-complex="normal"/>
    </style:style>
    <style:style style:name="T947" style:family="text">
      <style:text-properties fo:font-style="normal" officeooo:rsid="02daa7fb" style:font-style-asian="normal" style:font-style-complex="normal"/>
    </style:style>
    <style:style style:name="T948" style:family="text">
      <style:text-properties fo:font-style="normal" officeooo:rsid="04ea1a7a" style:font-style-asian="normal" style:font-style-complex="normal"/>
    </style:style>
    <style:style style:name="T949" style:family="text">
      <style:text-properties fo:font-style="normal" officeooo:rsid="05001acb" style:font-style-asian="normal" style:font-style-complex="normal"/>
    </style:style>
    <style:style style:name="T950" style:family="text">
      <style:text-properties fo:font-style="normal" officeooo:rsid="0500f653" style:font-style-asian="normal" style:font-style-complex="normal"/>
    </style:style>
    <style:style style:name="T951" style:family="text">
      <style:text-properties fo:font-style="normal" officeooo:rsid="0a45d31f" fo:background-color="#729fcf" loext:char-shading-value="0" style:font-style-asian="normal" style:font-style-complex="normal"/>
    </style:style>
    <style:style style:name="T952" style:family="text">
      <style:text-properties fo:font-style="normal" officeooo:rsid="0a479ae6" fo:background-color="#729fcf" loext:char-shading-value="0" style:font-style-asian="normal" style:font-style-complex="normal"/>
    </style:style>
    <style:style style:name="T953" style:family="text">
      <style:text-properties fo:font-style="normal" officeooo:rsid="0a47c4a5" fo:background-color="#729fcf" loext:char-shading-value="0" style:font-style-asian="normal" style:font-style-complex="normal"/>
    </style:style>
    <style:style style:name="T954" style:family="text">
      <style:text-properties fo:font-style="normal" officeooo:rsid="0a488b77" fo:background-color="#729fcf" loext:char-shading-value="0" style:font-style-asian="normal" style:font-style-complex="normal"/>
    </style:style>
    <style:style style:name="T955" style:family="text">
      <style:text-properties fo:font-style="normal" officeooo:rsid="0a494d92" fo:background-color="#729fcf" loext:char-shading-value="0" style:font-style-asian="normal" style:font-style-complex="normal"/>
    </style:style>
    <style:style style:name="T956" style:family="text">
      <style:text-properties fo:font-style="normal" officeooo:rsid="0a4a6d2f" fo:background-color="#729fcf" loext:char-shading-value="0" style:font-style-asian="normal" style:font-style-complex="normal"/>
    </style:style>
    <style:style style:name="T957" style:family="text">
      <style:text-properties fo:font-style="normal" officeooo:rsid="0a4b6e05" fo:background-color="#729fcf" loext:char-shading-value="0" style:font-style-asian="normal" style:font-style-complex="normal"/>
    </style:style>
    <style:style style:name="T958" style:family="text">
      <style:text-properties fo:font-style="normal" officeooo:rsid="0a4cf05d" fo:background-color="#729fcf" loext:char-shading-value="0" style:font-style-asian="normal" style:font-style-complex="normal"/>
    </style:style>
    <style:style style:name="T959" style:family="text">
      <style:text-properties fo:font-style="normal" officeooo:rsid="0a4ddd7e" fo:background-color="#729fcf" loext:char-shading-value="0" style:font-style-asian="normal" style:font-style-complex="normal"/>
    </style:style>
    <style:style style:name="T960" style:family="text">
      <style:text-properties officeooo:rsid="04ec3aee"/>
    </style:style>
    <style:style style:name="T961" style:family="text">
      <style:text-properties officeooo:rsid="04ec56b9"/>
    </style:style>
    <style:style style:name="T962" style:family="text">
      <style:text-properties officeooo:rsid="04ed4b41"/>
    </style:style>
    <style:style style:name="T963" style:family="text">
      <style:text-properties officeooo:rsid="04edc2c4"/>
    </style:style>
    <style:style style:name="T964" style:family="text">
      <style:text-properties officeooo:rsid="04ee115e"/>
    </style:style>
    <style:style style:name="T965" style:family="text">
      <style:text-properties officeooo:rsid="04eefdb4"/>
    </style:style>
    <style:style style:name="T966" style:family="text">
      <style:text-properties officeooo:rsid="04f3138d"/>
    </style:style>
    <style:style style:name="T967" style:family="text">
      <style:text-properties officeooo:rsid="04f66db8"/>
    </style:style>
    <style:style style:name="T968" style:family="text">
      <style:text-properties officeooo:rsid="04f9c9c6"/>
    </style:style>
    <style:style style:name="T969" style:family="text">
      <style:text-properties officeooo:rsid="04fbfd9b"/>
    </style:style>
    <style:style style:name="T970" style:family="text">
      <style:text-properties officeooo:rsid="0502f098"/>
    </style:style>
    <style:style style:name="T971" style:family="text">
      <style:text-properties officeooo:rsid="0504b39f"/>
    </style:style>
    <style:style style:name="T972" style:family="text">
      <style:text-properties officeooo:rsid="050a8153"/>
    </style:style>
    <style:style style:name="T973" style:family="text">
      <style:text-properties officeooo:rsid="050ae66c"/>
    </style:style>
    <style:style style:name="T974" style:family="text">
      <style:text-properties officeooo:rsid="050b2ad3"/>
    </style:style>
    <style:style style:name="T975" style:family="text">
      <style:text-properties officeooo:rsid="050beda7"/>
    </style:style>
    <style:style style:name="T976" style:family="text">
      <style:text-properties officeooo:rsid="050cd7f4"/>
    </style:style>
    <style:style style:name="T977" style:family="text">
      <style:text-properties officeooo:rsid="0510d83c"/>
    </style:style>
    <style:style style:name="T978" style:family="text">
      <style:text-properties officeooo:rsid="051b7257"/>
    </style:style>
    <style:style style:name="T979" style:family="text">
      <style:text-properties officeooo:rsid="051cd096"/>
    </style:style>
    <style:style style:name="T980" style:family="text">
      <style:text-properties officeooo:rsid="051dd8f7"/>
    </style:style>
    <style:style style:name="T981" style:family="text">
      <style:text-properties officeooo:rsid="051f03be"/>
    </style:style>
    <style:style style:name="T982" style:family="text">
      <style:text-properties officeooo:rsid="05204bea"/>
    </style:style>
    <style:style style:name="T983" style:family="text">
      <style:text-properties officeooo:rsid="05206ecd"/>
    </style:style>
    <style:style style:name="T984" style:family="text">
      <style:text-properties officeooo:rsid="052256a0"/>
    </style:style>
    <style:style style:name="T985" style:family="text">
      <style:text-properties officeooo:rsid="052305a6"/>
    </style:style>
    <style:style style:name="T986" style:family="text">
      <style:text-properties officeooo:rsid="0524b019"/>
    </style:style>
    <style:style style:name="T987" style:family="text">
      <style:text-properties officeooo:rsid="052680ee"/>
    </style:style>
    <style:style style:name="T988" style:family="text">
      <style:text-properties officeooo:rsid="05284768"/>
    </style:style>
    <style:style style:name="T989" style:family="text">
      <style:text-properties officeooo:rsid="0529b8a4"/>
    </style:style>
    <style:style style:name="T990" style:family="text">
      <style:text-properties officeooo:rsid="0597b7c6"/>
    </style:style>
    <style:style style:name="T991" style:family="text">
      <style:text-properties officeooo:rsid="059a23c3"/>
    </style:style>
    <style:style style:name="T992" style:family="text">
      <style:text-properties officeooo:rsid="059e6103"/>
    </style:style>
    <style:style style:name="T993" style:family="text">
      <style:text-properties officeooo:rsid="05a1e447"/>
    </style:style>
    <style:style style:name="T994" style:family="text">
      <style:text-properties officeooo:rsid="05a30fa5"/>
    </style:style>
    <style:style style:name="T995" style:family="text">
      <style:text-properties officeooo:rsid="05a9d18e"/>
    </style:style>
    <style:style style:name="T996" style:family="text">
      <style:text-properties officeooo:rsid="05adc004"/>
    </style:style>
    <style:style style:name="T997" style:family="text">
      <style:text-properties officeooo:rsid="05aef5f4"/>
    </style:style>
    <style:style style:name="T998" style:family="text">
      <style:text-properties officeooo:rsid="05b5d68d"/>
    </style:style>
    <style:style style:name="T999" style:family="text">
      <style:text-properties officeooo:rsid="05b8d700"/>
    </style:style>
    <style:style style:name="T1000" style:family="text">
      <style:text-properties officeooo:rsid="05c3fb30"/>
    </style:style>
    <style:style style:name="T1001" style:family="text">
      <style:text-properties officeooo:rsid="05c40013"/>
    </style:style>
    <style:style style:name="T1002" style:family="text">
      <style:text-properties officeooo:rsid="05cfcbc6"/>
    </style:style>
    <style:style style:name="T1003" style:family="text">
      <style:text-properties officeooo:rsid="05cfe545"/>
    </style:style>
    <style:style style:name="T1004" style:family="text">
      <style:text-properties officeooo:rsid="05d0848d"/>
    </style:style>
    <style:style style:name="T1005" style:family="text">
      <style:text-properties officeooo:rsid="05d36d2f"/>
    </style:style>
    <style:style style:name="T1006" style:family="text">
      <style:text-properties officeooo:rsid="05d6e774"/>
    </style:style>
    <style:style style:name="T1007" style:family="text">
      <style:text-properties officeooo:rsid="05dd7979"/>
    </style:style>
    <style:style style:name="T1008" style:family="text">
      <style:text-properties officeooo:rsid="05e62bb9"/>
    </style:style>
    <style:style style:name="T1009" style:family="text">
      <style:text-properties officeooo:rsid="05e7de40"/>
    </style:style>
    <style:style style:name="T1010" style:family="text">
      <style:text-properties officeooo:rsid="05e8f650"/>
    </style:style>
    <style:style style:name="T1011" style:family="text">
      <style:text-properties officeooo:rsid="05e99398"/>
    </style:style>
    <style:style style:name="T1012" style:family="text">
      <style:text-properties officeooo:rsid="05ea7a51"/>
    </style:style>
    <style:style style:name="T1013" style:family="text">
      <style:text-properties officeooo:rsid="05ebb58f"/>
    </style:style>
    <style:style style:name="T1014" style:family="text">
      <style:text-properties officeooo:rsid="05ecd605"/>
    </style:style>
    <style:style style:name="T1015" style:family="text">
      <style:text-properties officeooo:rsid="05ee2c1a"/>
    </style:style>
    <style:style style:name="T1016" style:family="text">
      <style:text-properties officeooo:rsid="05f2614a"/>
    </style:style>
    <style:style style:name="T1017" style:family="text">
      <style:text-properties officeooo:rsid="05f4b0b7"/>
    </style:style>
    <style:style style:name="T1018" style:family="text">
      <style:text-properties officeooo:rsid="05f6934b"/>
    </style:style>
    <style:style style:name="T1019" style:family="text">
      <style:text-properties officeooo:rsid="05fb3ae2"/>
    </style:style>
    <style:style style:name="T1020" style:family="text">
      <style:text-properties officeooo:rsid="05fcc4d1"/>
    </style:style>
    <style:style style:name="T1021" style:family="text">
      <style:text-properties officeooo:rsid="05fde754"/>
    </style:style>
    <style:style style:name="T1022" style:family="text">
      <style:text-properties officeooo:rsid="06025f1d"/>
    </style:style>
    <style:style style:name="T1023" style:family="text">
      <style:text-properties officeooo:rsid="0602d1c7"/>
    </style:style>
    <style:style style:name="T1024" style:family="text">
      <style:text-properties officeooo:rsid="0603c5b2"/>
    </style:style>
    <style:style style:name="T1025" style:family="text">
      <style:text-properties officeooo:rsid="060839c3"/>
    </style:style>
    <style:style style:name="T1026" style:family="text">
      <style:text-properties officeooo:rsid="0609d5ee"/>
    </style:style>
    <style:style style:name="T1027" style:family="text">
      <style:text-properties officeooo:rsid="0609d62a"/>
    </style:style>
    <style:style style:name="T1028" style:family="text">
      <style:text-properties officeooo:rsid="060bab4a"/>
    </style:style>
    <style:style style:name="T1029" style:family="text">
      <style:text-properties officeooo:rsid="060e61c0"/>
    </style:style>
    <style:style style:name="T1030" style:family="text">
      <style:text-properties officeooo:rsid="060f4837"/>
    </style:style>
    <style:style style:name="T1031" style:family="text">
      <style:text-properties officeooo:rsid="061023cf"/>
    </style:style>
    <style:style style:name="T1032" style:family="text">
      <style:text-properties officeooo:rsid="0610b7a1"/>
    </style:style>
    <style:style style:name="T1033" style:family="text">
      <style:text-properties officeooo:rsid="061531eb"/>
    </style:style>
    <style:style style:name="T1034" style:family="text">
      <style:text-properties officeooo:rsid="0617a758"/>
    </style:style>
    <style:style style:name="T1035" style:family="text">
      <style:text-properties officeooo:rsid="06197dd5"/>
    </style:style>
    <style:style style:name="T1036" style:family="text">
      <style:text-properties officeooo:rsid="061b37c5"/>
    </style:style>
    <style:style style:name="T1037" style:family="text">
      <style:text-properties officeooo:rsid="061ff698"/>
    </style:style>
    <style:style style:name="T1038" style:family="text">
      <style:text-properties officeooo:rsid="0621ccd4"/>
    </style:style>
    <style:style style:name="T1039" style:family="text">
      <style:text-properties officeooo:rsid="0623d094"/>
    </style:style>
    <style:style style:name="T1040" style:family="text">
      <style:text-properties officeooo:rsid="0623e66c"/>
    </style:style>
    <style:style style:name="T1041" style:family="text">
      <style:text-properties officeooo:rsid="06271b88"/>
    </style:style>
    <style:style style:name="T1042" style:family="text">
      <style:text-properties officeooo:rsid="062820bb"/>
    </style:style>
    <style:style style:name="T1043" style:family="text">
      <style:text-properties officeooo:rsid="06296066"/>
    </style:style>
    <style:style style:name="T1044" style:family="text">
      <style:text-properties officeooo:rsid="062b192b"/>
    </style:style>
    <style:style style:name="T1045" style:family="text">
      <style:text-properties officeooo:rsid="062cd9f1"/>
    </style:style>
    <style:style style:name="T1046" style:family="text">
      <style:text-properties officeooo:rsid="063146af"/>
    </style:style>
    <style:style style:name="T1047" style:family="text">
      <style:text-properties officeooo:rsid="0632c09f"/>
    </style:style>
    <style:style style:name="T1048" style:family="text">
      <style:text-properties officeooo:rsid="0635d7a8"/>
    </style:style>
    <style:style style:name="T1049" style:family="text">
      <style:text-properties officeooo:rsid="06365c1e"/>
    </style:style>
    <style:style style:name="T1050" style:family="text">
      <style:text-properties officeooo:rsid="0639e514"/>
    </style:style>
    <style:style style:name="T1051" style:family="text">
      <style:text-properties officeooo:rsid="063a55d7"/>
    </style:style>
    <style:style style:name="T1052" style:family="text">
      <style:text-properties officeooo:rsid="063fcc0f"/>
    </style:style>
    <style:style style:name="T1053" style:family="text">
      <style:text-properties officeooo:rsid="06408039"/>
    </style:style>
    <style:style style:name="T1054" style:family="text">
      <style:text-properties officeooo:rsid="064449c7"/>
    </style:style>
    <style:style style:name="T1055" style:family="text">
      <style:text-properties officeooo:rsid="064aa40e"/>
    </style:style>
    <style:style style:name="T1056" style:family="text">
      <style:text-properties officeooo:rsid="064c6436"/>
    </style:style>
    <style:style style:name="T1057" style:family="text">
      <style:text-properties officeooo:rsid="0653cd2f"/>
    </style:style>
    <style:style style:name="T1058" style:family="text">
      <style:text-properties officeooo:rsid="06565e77"/>
    </style:style>
    <style:style style:name="T1059" style:family="text">
      <style:text-properties officeooo:rsid="0656b099"/>
    </style:style>
    <style:style style:name="T1060" style:family="text">
      <style:text-properties officeooo:rsid="0659b9ea"/>
    </style:style>
    <style:style style:name="T1061" style:family="text">
      <style:text-properties officeooo:rsid="065cfb3d"/>
    </style:style>
    <style:style style:name="T1062" style:family="text">
      <style:text-properties officeooo:rsid="065da336"/>
    </style:style>
    <style:style style:name="T1063" style:family="text">
      <style:text-properties officeooo:rsid="065f7ccf"/>
    </style:style>
    <style:style style:name="T1064" style:family="text">
      <style:text-properties officeooo:rsid="0661655b"/>
    </style:style>
    <style:style style:name="T1065" style:family="text">
      <style:text-properties officeooo:rsid="0662e2a9"/>
    </style:style>
    <style:style style:name="T1066" style:family="text">
      <style:text-properties officeooo:rsid="06638002"/>
    </style:style>
    <style:style style:name="T1067" style:family="text">
      <style:text-properties officeooo:rsid="066655ca"/>
    </style:style>
    <style:style style:name="T1068" style:family="text">
      <style:text-properties officeooo:rsid="06668368"/>
    </style:style>
    <style:style style:name="T1069" style:family="text">
      <style:text-properties officeooo:rsid="066747f2"/>
    </style:style>
    <style:style style:name="T1070" style:family="text">
      <style:text-properties officeooo:rsid="0669d53d"/>
    </style:style>
    <style:style style:name="T1071" style:family="text">
      <style:text-properties officeooo:rsid="06709b59"/>
    </style:style>
    <style:style style:name="T1072" style:family="text">
      <style:text-properties officeooo:rsid="0672b8e1"/>
    </style:style>
    <style:style style:name="T1073" style:family="text">
      <style:text-properties officeooo:rsid="06730a35"/>
    </style:style>
    <style:style style:name="T1074" style:family="text">
      <style:text-properties officeooo:rsid="0674dd1f"/>
    </style:style>
    <style:style style:name="T1075" style:family="text">
      <style:text-properties officeooo:rsid="0676449e"/>
    </style:style>
    <style:style style:name="T1076" style:family="text">
      <style:text-properties officeooo:rsid="067828a5"/>
    </style:style>
    <style:style style:name="T1077" style:family="text">
      <style:text-properties officeooo:rsid="067a664a"/>
    </style:style>
    <style:style style:name="T1078" style:family="text">
      <style:text-properties officeooo:rsid="0680a10f"/>
    </style:style>
    <style:style style:name="T1079" style:family="text">
      <style:text-properties officeooo:rsid="0681f218"/>
    </style:style>
    <style:style style:name="T1080" style:family="text">
      <style:text-properties officeooo:rsid="0682b803"/>
    </style:style>
    <style:style style:name="T1081" style:family="text">
      <style:text-properties officeooo:rsid="0682eeae"/>
    </style:style>
    <style:style style:name="T1082" style:family="text">
      <style:text-properties officeooo:rsid="0683a9fd"/>
    </style:style>
    <style:style style:name="T1083" style:family="text">
      <style:text-properties officeooo:rsid="0684a8b3"/>
    </style:style>
    <style:style style:name="T1084" style:family="text">
      <style:text-properties officeooo:rsid="0685208f"/>
    </style:style>
    <style:style style:name="T1085" style:family="text">
      <style:text-properties officeooo:rsid="06875aba"/>
    </style:style>
    <style:style style:name="T1086" style:family="text">
      <style:text-properties officeooo:rsid="06879486"/>
    </style:style>
    <style:style style:name="T1087" style:family="text">
      <style:text-properties officeooo:rsid="0688bcda"/>
    </style:style>
    <style:style style:name="T1088" style:family="text">
      <style:text-properties officeooo:rsid="068a9e89"/>
    </style:style>
    <style:style style:name="T1089" style:family="text">
      <style:text-properties officeooo:rsid="068abf11"/>
    </style:style>
    <style:style style:name="T1090" style:family="text">
      <style:text-properties officeooo:rsid="068b4e01"/>
    </style:style>
    <style:style style:name="T1091" style:family="text">
      <style:text-properties officeooo:rsid="068c6287"/>
    </style:style>
    <style:style style:name="T1092" style:family="text">
      <style:text-properties officeooo:rsid="068e0c7f"/>
    </style:style>
    <style:style style:name="T1093" style:family="text">
      <style:text-properties officeooo:rsid="068fcf88"/>
    </style:style>
    <style:style style:name="T1094" style:family="text">
      <style:text-properties officeooo:rsid="06916dc4"/>
    </style:style>
    <style:style style:name="T1095" style:family="text">
      <style:text-properties officeooo:rsid="03e7eb2c"/>
    </style:style>
    <style:style style:name="T1096" style:family="text">
      <style:text-properties officeooo:rsid="0695be6f"/>
    </style:style>
    <style:style style:name="T1097" style:family="text">
      <style:text-properties officeooo:rsid="0697aa13"/>
    </style:style>
    <style:style style:name="T1098" style:family="text">
      <style:text-properties officeooo:rsid="069833b2"/>
    </style:style>
    <style:style style:name="T1099" style:family="text">
      <style:text-properties officeooo:rsid="0698a7fe"/>
    </style:style>
    <style:style style:name="T1100" style:family="text">
      <style:text-properties officeooo:rsid="069b42da"/>
    </style:style>
    <style:style style:name="T1101" style:family="text">
      <style:text-properties officeooo:rsid="069c5720"/>
    </style:style>
    <style:style style:name="T1102" style:family="text">
      <style:text-properties officeooo:rsid="069e06a7"/>
    </style:style>
    <style:style style:name="T1103" style:family="text">
      <style:text-properties officeooo:rsid="069e16b5"/>
    </style:style>
    <style:style style:name="T1104" style:family="text">
      <style:text-properties officeooo:rsid="06a23a2e"/>
    </style:style>
    <style:style style:name="T1105" style:family="text">
      <style:text-properties officeooo:rsid="06a3e04c"/>
    </style:style>
    <style:style style:name="T1106" style:family="text">
      <style:text-properties officeooo:rsid="06a5dea1"/>
    </style:style>
    <style:style style:name="T1107" style:family="text">
      <style:text-properties officeooo:rsid="06a9972d"/>
    </style:style>
    <style:style style:name="T1108" style:family="text">
      <style:text-properties officeooo:rsid="06a9b4c1"/>
    </style:style>
    <style:style style:name="T1109" style:family="text">
      <style:text-properties officeooo:rsid="06aa68fa"/>
    </style:style>
    <style:style style:name="T1110" style:family="text">
      <style:text-properties officeooo:rsid="06aa9f25"/>
    </style:style>
    <style:style style:name="T1111" style:family="text">
      <style:text-properties officeooo:rsid="06ae31bf"/>
    </style:style>
    <style:style style:name="T1112" style:family="text">
      <style:text-properties officeooo:rsid="06afd81c"/>
    </style:style>
    <style:style style:name="T1113" style:family="text">
      <style:text-properties officeooo:rsid="06b345e1"/>
    </style:style>
    <style:style style:name="T1114" style:family="text">
      <style:text-properties officeooo:rsid="06beec04"/>
    </style:style>
    <style:style style:name="T1115" style:family="text">
      <style:text-properties officeooo:rsid="06bef320"/>
    </style:style>
    <style:style style:name="T1116" style:family="text">
      <style:text-properties officeooo:rsid="06c2103d"/>
    </style:style>
    <style:style style:name="T1117" style:family="text">
      <style:text-properties officeooo:rsid="06c27f57"/>
    </style:style>
    <style:style style:name="T1118" style:family="text">
      <style:text-properties officeooo:rsid="06c383ee"/>
    </style:style>
    <style:style style:name="T1119" style:family="text">
      <style:text-properties officeooo:rsid="06c54ce2"/>
    </style:style>
    <style:style style:name="T1120" style:family="text">
      <style:text-properties officeooo:rsid="06c71791"/>
    </style:style>
    <style:style style:name="T1121" style:family="text">
      <style:text-properties officeooo:rsid="06cdcf92"/>
    </style:style>
    <style:style style:name="T1122" style:family="text">
      <style:text-properties officeooo:rsid="06d11833"/>
    </style:style>
    <style:style style:name="T1123" style:family="text">
      <style:text-properties officeooo:rsid="06d4b8af"/>
    </style:style>
    <style:style style:name="T1124" style:family="text">
      <style:text-properties officeooo:rsid="06d64990"/>
    </style:style>
    <style:style style:name="T1125" style:family="text">
      <style:text-properties officeooo:rsid="06d762bd"/>
    </style:style>
    <style:style style:name="T1126" style:family="text">
      <style:text-properties officeooo:rsid="06da3ce4"/>
    </style:style>
    <style:style style:name="T1127" style:family="text">
      <style:text-properties officeooo:rsid="06db0fa9"/>
    </style:style>
    <style:style style:name="T1128" style:family="text">
      <style:text-properties officeooo:rsid="06ddd1ab"/>
    </style:style>
    <style:style style:name="T1129" style:family="text">
      <style:text-properties officeooo:rsid="06ddd3c8"/>
    </style:style>
    <style:style style:name="T1130" style:family="text">
      <style:text-properties officeooo:rsid="06e1700b"/>
    </style:style>
    <style:style style:name="T1131" style:family="text">
      <style:text-properties officeooo:rsid="06e30f2a"/>
    </style:style>
    <style:style style:name="T1132" style:family="text">
      <style:text-properties officeooo:rsid="06e988d9"/>
    </style:style>
    <style:style style:name="T1133" style:family="text">
      <style:text-properties officeooo:rsid="06ec59c8"/>
    </style:style>
    <style:style style:name="T1134" style:family="text">
      <style:text-properties officeooo:rsid="06ef2aee"/>
    </style:style>
    <style:style style:name="T1135" style:family="text">
      <style:text-properties officeooo:rsid="06f2a4f2"/>
    </style:style>
    <style:style style:name="T1136" style:family="text">
      <style:text-properties officeooo:rsid="06f5c699"/>
    </style:style>
    <style:style style:name="T1137" style:family="text">
      <style:text-properties officeooo:rsid="06f822a9"/>
    </style:style>
    <style:style style:name="T1138" style:family="text">
      <style:text-properties officeooo:rsid="06f9f732"/>
    </style:style>
    <style:style style:name="T1139" style:family="text">
      <style:text-properties officeooo:rsid="06fefe6e"/>
    </style:style>
    <style:style style:name="T1140" style:family="text">
      <style:text-properties officeooo:rsid="06ffa9eb"/>
    </style:style>
    <style:style style:name="T1141" style:family="text">
      <style:text-properties officeooo:rsid="0700bbe1"/>
    </style:style>
    <style:style style:name="T1142" style:family="text">
      <style:text-properties officeooo:rsid="07056315"/>
    </style:style>
    <style:style style:name="T1143" style:family="text">
      <style:text-properties officeooo:rsid="070593c7"/>
    </style:style>
    <style:style style:name="T1144" style:family="text">
      <style:text-properties officeooo:rsid="0708b931"/>
    </style:style>
    <style:style style:name="T1145" style:family="text">
      <style:text-properties officeooo:rsid="07098775"/>
    </style:style>
    <style:style style:name="T1146" style:family="text">
      <style:text-properties officeooo:rsid="070b9a9e"/>
    </style:style>
    <style:style style:name="T1147" style:family="text">
      <style:text-properties officeooo:rsid="070d8ecc"/>
    </style:style>
    <style:style style:name="T1148" style:family="text">
      <style:text-properties officeooo:rsid="07102eb2"/>
    </style:style>
    <style:style style:name="T1149" style:family="text">
      <style:text-properties officeooo:rsid="0711965b"/>
    </style:style>
    <style:style style:name="T1150" style:family="text">
      <style:text-properties officeooo:rsid="071303a3"/>
    </style:style>
    <style:style style:name="T1151" style:family="text">
      <style:text-properties officeooo:rsid="071430af"/>
    </style:style>
    <style:style style:name="T1152" style:family="text">
      <style:text-properties officeooo:rsid="0714f1d8"/>
    </style:style>
    <style:style style:name="T1153" style:family="text">
      <style:text-properties officeooo:rsid="0715f013"/>
    </style:style>
    <style:style style:name="T1154" style:family="text">
      <style:text-properties officeooo:rsid="07168c99"/>
    </style:style>
    <style:style style:name="T1155" style:family="text">
      <style:text-properties officeooo:rsid="07178ad6"/>
    </style:style>
    <style:style style:name="T1156" style:family="text">
      <style:text-properties officeooo:rsid="07195289"/>
    </style:style>
    <style:style style:name="T1157" style:family="text">
      <style:text-properties officeooo:rsid="071d66f1"/>
    </style:style>
    <style:style style:name="T1158" style:family="text">
      <style:text-properties officeooo:rsid="071f26ad"/>
    </style:style>
    <style:style style:name="T1159" style:family="text">
      <style:text-properties officeooo:rsid="0723fce4"/>
    </style:style>
    <style:style style:name="T1160" style:family="text">
      <style:text-properties officeooo:rsid="0724afa6"/>
    </style:style>
    <style:style style:name="T1161" style:family="text">
      <style:text-properties officeooo:rsid="07258046"/>
    </style:style>
    <style:style style:name="T1162" style:family="text">
      <style:text-properties officeooo:rsid="072ea18d"/>
    </style:style>
    <style:style style:name="T1163" style:family="text">
      <style:text-properties officeooo:rsid="0730453f"/>
    </style:style>
    <style:style style:name="T1164" style:family="text">
      <style:text-properties officeooo:rsid="073243e9"/>
    </style:style>
    <style:style style:name="T1165" style:family="text">
      <style:text-properties officeooo:rsid="07339ee1"/>
    </style:style>
    <style:style style:name="T1166" style:family="text">
      <style:text-properties officeooo:rsid="073679ee"/>
    </style:style>
    <style:style style:name="T1167" style:family="text">
      <style:text-properties officeooo:rsid="073b9842"/>
    </style:style>
    <style:style style:name="T1168" style:family="text">
      <style:text-properties officeooo:rsid="073d08fa"/>
    </style:style>
    <style:style style:name="T1169" style:family="text">
      <style:text-properties officeooo:rsid="075bf7ec"/>
    </style:style>
    <style:style style:name="T1170" style:family="text">
      <style:text-properties officeooo:rsid="07631b73"/>
    </style:style>
    <style:style style:name="T1171" style:family="text">
      <style:text-properties officeooo:rsid="07638675"/>
    </style:style>
    <style:style style:name="T1172" style:family="text">
      <style:text-properties officeooo:rsid="0765fdf2"/>
    </style:style>
    <style:style style:name="T1173" style:family="text">
      <style:text-properties officeooo:rsid="0766c422"/>
    </style:style>
    <style:style style:name="T1174" style:family="text">
      <style:text-properties officeooo:rsid="0769fcfb"/>
    </style:style>
    <style:style style:name="T1175" style:family="text">
      <style:text-properties officeooo:rsid="076b8725"/>
    </style:style>
    <style:style style:name="T1176" style:family="text">
      <style:text-properties officeooo:rsid="076d733d"/>
    </style:style>
    <style:style style:name="T1177" style:family="text">
      <style:text-properties officeooo:rsid="07700d48"/>
    </style:style>
    <style:style style:name="T1178" style:family="text">
      <style:text-properties officeooo:rsid="0772173e"/>
    </style:style>
    <style:style style:name="T1179" style:family="text">
      <style:text-properties officeooo:rsid="077344b7"/>
    </style:style>
    <style:style style:name="T1180" style:family="text">
      <style:text-properties officeooo:rsid="0773de21"/>
    </style:style>
    <style:style style:name="T1181" style:family="text">
      <style:text-properties officeooo:rsid="077cd5e2"/>
    </style:style>
    <style:style style:name="T1182" style:family="text">
      <style:text-properties officeooo:rsid="0792d444"/>
    </style:style>
    <style:style style:name="T1183" style:family="text">
      <style:text-properties officeooo:rsid="07ab8a06"/>
    </style:style>
    <style:style style:name="T1184" style:family="text">
      <style:text-properties officeooo:rsid="07ada868"/>
    </style:style>
    <style:style style:name="T1185" style:family="text">
      <style:text-properties officeooo:rsid="07b226bf"/>
    </style:style>
    <style:style style:name="T1186" style:family="text">
      <style:text-properties officeooo:rsid="07b52385"/>
    </style:style>
    <style:style style:name="T1187" style:family="text">
      <style:text-properties officeooo:rsid="07b66b08"/>
    </style:style>
    <style:style style:name="T1188" style:family="text">
      <style:text-properties officeooo:rsid="07b78d14"/>
    </style:style>
    <style:style style:name="T1189" style:family="text">
      <style:text-properties officeooo:rsid="07ba787b"/>
    </style:style>
    <style:style style:name="T1190" style:family="text">
      <style:text-properties officeooo:rsid="07badcb1"/>
    </style:style>
    <style:style style:name="T1191" style:family="text">
      <style:text-properties officeooo:rsid="07bff890"/>
    </style:style>
    <style:style style:name="T1192" style:family="text">
      <style:text-properties officeooo:rsid="07c0284c"/>
    </style:style>
    <style:style style:name="T1193" style:family="text">
      <style:text-properties officeooo:rsid="07c6c7f6"/>
    </style:style>
    <style:style style:name="T1194" style:family="text">
      <style:text-properties officeooo:rsid="07c8082f"/>
    </style:style>
    <style:style style:name="T1195" style:family="text">
      <style:text-properties officeooo:rsid="07ca6456"/>
    </style:style>
    <style:style style:name="T1196" style:family="text">
      <style:text-properties officeooo:rsid="07cba2c1"/>
    </style:style>
    <style:style style:name="T1197" style:family="text">
      <style:text-properties officeooo:rsid="07cd67d1"/>
    </style:style>
    <style:style style:name="T1198" style:family="text">
      <style:text-properties officeooo:rsid="07cf643e"/>
    </style:style>
    <style:style style:name="T1199" style:family="text">
      <style:text-properties officeooo:rsid="07d13624"/>
    </style:style>
    <style:style style:name="T1200" style:family="text">
      <style:text-properties officeooo:rsid="07d27df2"/>
    </style:style>
    <style:style style:name="T1201" style:family="text">
      <style:text-properties officeooo:rsid="07d2acd9"/>
    </style:style>
    <style:style style:name="T1202" style:family="text">
      <style:text-properties officeooo:rsid="083119b4"/>
    </style:style>
    <style:style style:name="T1203" style:family="text">
      <style:text-properties officeooo:rsid="0832c672"/>
    </style:style>
    <style:style style:name="T1204" style:family="text">
      <style:text-properties officeooo:rsid="08337a13"/>
    </style:style>
    <style:style style:name="T1205" style:family="text">
      <style:text-properties officeooo:rsid="08350abd"/>
    </style:style>
    <style:style style:name="T1206" style:family="text">
      <style:text-properties officeooo:rsid="0836a938"/>
    </style:style>
    <style:style style:name="T1207" style:family="text">
      <style:text-properties officeooo:rsid="08388ef5"/>
    </style:style>
    <style:style style:name="T1208" style:family="text">
      <style:text-properties officeooo:rsid="083b1cbe"/>
    </style:style>
    <style:style style:name="T1209" style:family="text">
      <style:text-properties officeooo:rsid="083d62eb"/>
    </style:style>
    <style:style style:name="T1210" style:family="text">
      <style:text-properties officeooo:rsid="083e9a89"/>
    </style:style>
    <style:style style:name="T1211" style:family="text">
      <style:text-properties officeooo:rsid="0841c4c6"/>
    </style:style>
    <style:style style:name="T1212" style:family="text">
      <style:text-properties officeooo:rsid="08447d9c"/>
    </style:style>
    <style:style style:name="T1213" style:family="text">
      <style:text-properties officeooo:rsid="08467a56"/>
    </style:style>
    <style:style style:name="T1214" style:family="text">
      <style:text-properties officeooo:rsid="0849698e"/>
    </style:style>
    <style:style style:name="T1215" style:family="text">
      <style:text-properties officeooo:rsid="084b680f"/>
    </style:style>
    <style:style style:name="T1216" style:family="text">
      <style:text-properties officeooo:rsid="084d22ba"/>
    </style:style>
    <style:style style:name="T1217" style:family="text">
      <style:text-properties officeooo:rsid="084f9509"/>
    </style:style>
    <style:style style:name="T1218" style:family="text">
      <style:text-properties officeooo:rsid="08529bd4"/>
    </style:style>
    <style:style style:name="T1219" style:family="text">
      <style:text-properties officeooo:rsid="085310ca"/>
    </style:style>
    <style:style style:name="T1220" style:family="text">
      <style:text-properties officeooo:rsid="085368ed"/>
    </style:style>
    <style:style style:name="T1221" style:family="text">
      <style:text-properties officeooo:rsid="085aa714"/>
    </style:style>
    <style:style style:name="T1222" style:family="text">
      <style:text-properties officeooo:rsid="085b5035"/>
    </style:style>
    <style:style style:name="T1223" style:family="text">
      <style:text-properties officeooo:rsid="085b96eb"/>
    </style:style>
    <style:style style:name="T1224" style:family="text">
      <style:text-properties officeooo:rsid="085c01c2"/>
    </style:style>
    <style:style style:name="T1225" style:family="text">
      <style:text-properties officeooo:rsid="08641c35"/>
    </style:style>
    <style:style style:name="T1226" style:family="text">
      <style:text-properties officeooo:rsid="0865ad47"/>
    </style:style>
    <style:style style:name="T1227" style:family="text">
      <style:text-properties officeooo:rsid="08667d3b"/>
    </style:style>
    <style:style style:name="T1228" style:family="text">
      <style:text-properties officeooo:rsid="086a8666"/>
    </style:style>
    <style:style style:name="T1229" style:family="text">
      <style:text-properties officeooo:rsid="086c8927"/>
    </style:style>
    <style:style style:name="T1230" style:family="text">
      <style:text-properties officeooo:rsid="0871c1d3"/>
    </style:style>
    <style:style style:name="T1231" style:family="text">
      <style:text-properties officeooo:rsid="0878178e"/>
    </style:style>
    <style:style style:name="T1232" style:family="text">
      <style:text-properties officeooo:rsid="08795821"/>
    </style:style>
    <style:style style:name="T1233" style:family="text">
      <style:text-properties officeooo:rsid="087d2a07"/>
    </style:style>
    <style:style style:name="T1234" style:family="text">
      <style:text-properties officeooo:rsid="087e924f"/>
    </style:style>
    <style:style style:name="T1235" style:family="text">
      <style:text-properties officeooo:rsid="08802c3d"/>
    </style:style>
    <style:style style:name="T1236" style:family="text">
      <style:text-properties officeooo:rsid="0880388d"/>
    </style:style>
    <style:style style:name="T1237" style:family="text">
      <style:text-properties officeooo:rsid="0881b50e"/>
    </style:style>
    <style:style style:name="T1238" style:family="text">
      <style:text-properties officeooo:rsid="08849f22"/>
    </style:style>
    <style:style style:name="T1239" style:family="text">
      <style:text-properties officeooo:rsid="0886d1dc"/>
    </style:style>
    <style:style style:name="T1240" style:family="text">
      <style:text-properties officeooo:rsid="0887dad4"/>
    </style:style>
    <style:style style:name="T1241" style:family="text">
      <style:text-properties officeooo:rsid="08885c40"/>
    </style:style>
    <style:style style:name="T1242" style:family="text">
      <style:text-properties officeooo:rsid="08897dba"/>
    </style:style>
    <style:style style:name="T1243" style:family="text">
      <style:text-properties officeooo:rsid="0889cd16"/>
    </style:style>
    <style:style style:name="T1244" style:family="text">
      <style:text-properties officeooo:rsid="088ba26a"/>
    </style:style>
    <style:style style:name="T1245" style:family="text">
      <style:text-properties officeooo:rsid="088cb2a8"/>
    </style:style>
    <style:style style:name="T1246" style:family="text">
      <style:text-properties officeooo:rsid="088e0cd7"/>
    </style:style>
    <style:style style:name="T1247" style:family="text">
      <style:text-properties officeooo:rsid="088ede69"/>
    </style:style>
    <style:style style:name="T1248" style:family="text">
      <style:text-properties officeooo:rsid="08904587"/>
    </style:style>
    <style:style style:name="T1249" style:family="text">
      <style:text-properties officeooo:rsid="0891c0f7"/>
    </style:style>
    <style:style style:name="T1250" style:family="text">
      <style:text-properties officeooo:rsid="089257a7"/>
    </style:style>
    <style:style style:name="T1251" style:family="text">
      <style:text-properties officeooo:rsid="08942b49"/>
    </style:style>
    <style:style style:name="T1252" style:family="text">
      <style:text-properties officeooo:rsid="089588ab"/>
    </style:style>
    <style:style style:name="T1253" style:family="text">
      <style:text-properties officeooo:rsid="0896fe7e"/>
    </style:style>
    <style:style style:name="T1254" style:family="text">
      <style:text-properties officeooo:rsid="0898c5a2"/>
    </style:style>
    <style:style style:name="T1255" style:family="text">
      <style:text-properties officeooo:rsid="089a1811"/>
    </style:style>
    <style:style style:name="T1256" style:family="text">
      <style:text-properties officeooo:rsid="089acaa1"/>
    </style:style>
    <style:style style:name="T1257" style:family="text">
      <style:text-properties officeooo:rsid="089b96c3"/>
    </style:style>
    <style:style style:name="T1258" style:family="text">
      <style:text-properties officeooo:rsid="089d58eb"/>
    </style:style>
    <style:style style:name="T1259" style:family="text">
      <style:text-properties officeooo:rsid="08a1a018"/>
    </style:style>
    <style:style style:name="T1260" style:family="text">
      <style:text-properties officeooo:rsid="08a38606"/>
    </style:style>
    <style:style style:name="T1261" style:family="text">
      <style:text-properties officeooo:rsid="08ab7987"/>
    </style:style>
    <style:style style:name="T1262" style:family="text">
      <style:text-properties officeooo:rsid="08abdfef"/>
    </style:style>
    <style:style style:name="T1263" style:family="text">
      <style:text-properties officeooo:rsid="08ad3169"/>
    </style:style>
    <style:style style:name="T1264" style:family="text">
      <style:text-properties officeooo:rsid="08ae8120"/>
    </style:style>
    <style:style style:name="T1265" style:family="text">
      <style:text-properties officeooo:rsid="08b1f41e"/>
    </style:style>
    <style:style style:name="T1266" style:family="text">
      <style:text-properties officeooo:rsid="08b4748d"/>
    </style:style>
    <style:style style:name="T1267" style:family="text">
      <style:text-properties officeooo:rsid="08c2d6b9"/>
    </style:style>
    <style:style style:name="T1268" style:family="text">
      <style:text-properties officeooo:rsid="08dcf369"/>
    </style:style>
    <style:style style:name="T1269" style:family="text">
      <style:text-properties officeooo:rsid="08de5c04"/>
    </style:style>
    <style:style style:name="T1270" style:family="text">
      <style:text-properties officeooo:rsid="08e0f5b5"/>
    </style:style>
    <style:style style:name="T1271" style:family="text">
      <style:text-properties officeooo:rsid="08e1ce1d"/>
    </style:style>
    <style:style style:name="T1272" style:family="text">
      <style:text-properties officeooo:rsid="08e23437"/>
    </style:style>
    <style:style style:name="T1273" style:family="text">
      <style:text-properties officeooo:rsid="08e55d37"/>
    </style:style>
    <style:style style:name="T1274" style:family="text">
      <style:text-properties officeooo:rsid="08e85399"/>
    </style:style>
    <style:style style:name="T1275" style:family="text">
      <style:text-properties officeooo:rsid="08e997b1"/>
    </style:style>
    <style:style style:name="T1276" style:family="text">
      <style:text-properties officeooo:rsid="08eb4653"/>
    </style:style>
    <style:style style:name="T1277" style:family="text">
      <style:text-properties officeooo:rsid="08ef22ea"/>
    </style:style>
    <style:style style:name="T1278" style:family="text">
      <style:text-properties officeooo:rsid="08f13b97"/>
    </style:style>
    <style:style style:name="T1279" style:family="text">
      <style:text-properties officeooo:rsid="08f15b64"/>
    </style:style>
    <style:style style:name="T1280" style:family="text">
      <style:text-properties officeooo:rsid="08f1b66b"/>
    </style:style>
    <style:style style:name="T1281" style:family="text">
      <style:text-properties officeooo:rsid="08f2d47e"/>
    </style:style>
    <style:style style:name="T1282" style:family="text">
      <style:text-properties officeooo:rsid="08f44ce5"/>
    </style:style>
    <style:style style:name="T1283" style:family="text">
      <style:text-properties officeooo:rsid="08f6e9a6"/>
    </style:style>
    <style:style style:name="T1284" style:family="text">
      <style:text-properties officeooo:rsid="08f7e22d"/>
    </style:style>
    <style:style style:name="T1285" style:family="text">
      <style:text-properties officeooo:rsid="08f91503"/>
    </style:style>
    <style:style style:name="T1286" style:family="text">
      <style:text-properties officeooo:rsid="08fe1ad0"/>
    </style:style>
    <style:style style:name="T1287" style:family="text">
      <style:text-properties officeooo:rsid="08ff698a"/>
    </style:style>
    <style:style style:name="T1288" style:family="text">
      <style:text-properties officeooo:rsid="0900af1e"/>
    </style:style>
    <style:style style:name="T1289" style:family="text">
      <style:text-properties officeooo:rsid="0901d63f"/>
    </style:style>
    <style:style style:name="T1290" style:family="text">
      <style:text-properties officeooo:rsid="09030c67"/>
    </style:style>
    <style:style style:name="T1291" style:family="text">
      <style:text-properties officeooo:rsid="090457ef"/>
    </style:style>
    <style:style style:name="T1292" style:family="text">
      <style:text-properties officeooo:rsid="0905493e"/>
    </style:style>
    <style:style style:name="T1293" style:family="text">
      <style:text-properties officeooo:rsid="09057b5a"/>
    </style:style>
    <style:style style:name="T1294" style:family="text">
      <style:text-properties officeooo:rsid="0905f326"/>
    </style:style>
    <style:style style:name="T1295" style:family="text">
      <style:text-properties officeooo:rsid="0907052d"/>
    </style:style>
    <style:style style:name="T1296" style:family="text">
      <style:text-properties officeooo:rsid="0909d484"/>
    </style:style>
    <style:style style:name="T1297" style:family="text">
      <style:text-properties officeooo:rsid="090ce7f3"/>
    </style:style>
    <style:style style:name="T1298" style:family="text">
      <style:text-properties officeooo:rsid="0911fd5a"/>
    </style:style>
    <style:style style:name="T1299" style:family="text">
      <style:text-properties officeooo:rsid="091220fd"/>
    </style:style>
    <style:style style:name="T1300" style:family="text">
      <style:text-properties officeooo:rsid="09141fff"/>
    </style:style>
    <style:style style:name="T1301" style:family="text">
      <style:text-properties officeooo:rsid="0918b2bb"/>
    </style:style>
    <style:style style:name="T1302" style:family="text">
      <style:text-properties officeooo:rsid="091d3fcc"/>
    </style:style>
    <style:style style:name="T1303" style:family="text">
      <style:text-properties officeooo:rsid="091d5311"/>
    </style:style>
    <style:style style:name="T1304" style:family="text">
      <style:text-properties officeooo:rsid="091ddca8"/>
    </style:style>
    <style:style style:name="T1305" style:family="text">
      <style:text-properties officeooo:rsid="091e7478"/>
    </style:style>
    <style:style style:name="T1306" style:family="text">
      <style:text-properties officeooo:rsid="09228171"/>
    </style:style>
    <style:style style:name="T1307" style:family="text">
      <style:text-properties officeooo:rsid="09234f09"/>
    </style:style>
    <style:style style:name="T1308" style:family="text">
      <style:text-properties officeooo:rsid="0924fac1"/>
    </style:style>
    <style:style style:name="T1309" style:family="text">
      <style:text-properties officeooo:rsid="092686c6"/>
    </style:style>
    <style:style style:name="T1310" style:family="text">
      <style:text-properties officeooo:rsid="092b87d8"/>
    </style:style>
    <style:style style:name="T1311" style:family="text">
      <style:text-properties officeooo:rsid="092df7b6"/>
    </style:style>
    <style:style style:name="T1312" style:family="text">
      <style:text-properties officeooo:rsid="092f86d0"/>
    </style:style>
    <style:style style:name="T1313" style:family="text">
      <style:text-properties officeooo:rsid="0930e4a0"/>
    </style:style>
    <style:style style:name="T1314" style:family="text">
      <style:text-properties officeooo:rsid="093297ce"/>
    </style:style>
    <style:style style:name="T1315" style:family="text">
      <style:text-properties officeooo:rsid="0934525e"/>
    </style:style>
    <style:style style:name="T1316" style:family="text">
      <style:text-properties officeooo:rsid="0937c92a"/>
    </style:style>
    <style:style style:name="T1317" style:family="text">
      <style:text-properties officeooo:rsid="093980b8"/>
    </style:style>
    <style:style style:name="T1318" style:family="text">
      <style:text-properties officeooo:rsid="093b66a0"/>
    </style:style>
    <style:style style:name="T1319" style:family="text">
      <style:text-properties officeooo:rsid="093ce99b"/>
    </style:style>
    <style:style style:name="T1320" style:family="text">
      <style:text-properties officeooo:rsid="093ebc67"/>
    </style:style>
    <style:style style:name="T1321" style:family="text">
      <style:text-properties officeooo:rsid="093f481b"/>
    </style:style>
    <style:style style:name="T1322" style:family="text">
      <style:text-properties officeooo:rsid="0940ef52"/>
    </style:style>
    <style:style style:name="T1323" style:family="text">
      <style:text-properties officeooo:rsid="0942e221"/>
    </style:style>
    <style:style style:name="T1324" style:family="text">
      <style:text-properties officeooo:rsid="09432853"/>
    </style:style>
    <style:style style:name="T1325" style:family="text">
      <style:text-properties officeooo:rsid="094f5895"/>
    </style:style>
    <style:style style:name="T1326" style:family="text">
      <style:text-properties officeooo:rsid="095054aa"/>
    </style:style>
    <style:style style:name="T1327" style:family="text">
      <style:text-properties officeooo:rsid="09519b5e"/>
    </style:style>
    <style:style style:name="T1328" style:family="text">
      <style:text-properties officeooo:rsid="0762db61"/>
    </style:style>
    <style:style style:name="T1329" style:family="text">
      <style:text-properties officeooo:rsid="09520140"/>
    </style:style>
    <style:style style:name="T1330" style:family="text">
      <style:text-properties officeooo:rsid="0953f935"/>
    </style:style>
    <style:style style:name="T1331" style:family="text">
      <style:text-properties officeooo:rsid="095555ba"/>
    </style:style>
    <style:style style:name="T1332" style:family="text">
      <style:text-properties officeooo:rsid="0957a6be"/>
    </style:style>
    <style:style style:name="T1333" style:family="text">
      <style:text-properties officeooo:rsid="09586070"/>
    </style:style>
    <style:style style:name="T1334" style:family="text">
      <style:text-properties officeooo:rsid="0958da28"/>
    </style:style>
    <style:style style:name="T1335" style:family="text">
      <style:text-properties officeooo:rsid="095d97fd"/>
    </style:style>
    <style:style style:name="T1336" style:family="text">
      <style:text-properties officeooo:rsid="095dbeaa"/>
    </style:style>
    <style:style style:name="T1337" style:family="text">
      <style:text-properties officeooo:rsid="095fb7d5"/>
    </style:style>
    <style:style style:name="T1338" style:family="text">
      <style:text-properties officeooo:rsid="09616d05"/>
    </style:style>
    <style:style style:name="T1339" style:family="text">
      <style:text-properties officeooo:rsid="0961beab"/>
    </style:style>
    <style:style style:name="T1340" style:family="text">
      <style:text-properties officeooo:rsid="0962beab"/>
    </style:style>
    <style:style style:name="T1341" style:family="text">
      <style:text-properties officeooo:rsid="0964167d"/>
    </style:style>
    <style:style style:name="T1342" style:family="text">
      <style:text-properties officeooo:rsid="09655521"/>
    </style:style>
    <style:style style:name="T1343" style:family="text">
      <style:text-properties officeooo:rsid="09670368"/>
    </style:style>
    <style:style style:name="T1344" style:family="text">
      <style:text-properties officeooo:rsid="0967ab6b"/>
    </style:style>
    <style:style style:name="T1345" style:family="text">
      <style:text-properties officeooo:rsid="096911e3"/>
    </style:style>
    <style:style style:name="T1346" style:family="text">
      <style:text-properties officeooo:rsid="096a97b9"/>
    </style:style>
    <style:style style:name="T1347" style:family="text">
      <style:text-properties officeooo:rsid="096c1278"/>
    </style:style>
    <style:style style:name="T1348" style:family="text">
      <style:text-properties officeooo:rsid="096c55b1"/>
    </style:style>
    <style:style style:name="T1349" style:family="text">
      <style:text-properties officeooo:rsid="096e8dba"/>
    </style:style>
    <style:style style:name="T1350" style:family="text">
      <style:text-properties officeooo:rsid="09702d1a"/>
    </style:style>
    <style:style style:name="T1351" style:family="text">
      <style:text-properties officeooo:rsid="0971830b"/>
    </style:style>
    <style:style style:name="T1352" style:family="text">
      <style:text-properties officeooo:rsid="09758fd4"/>
    </style:style>
    <style:style style:name="T1353" style:family="text">
      <style:text-properties officeooo:rsid="0975a47f"/>
    </style:style>
    <style:style style:name="T1354" style:family="text">
      <style:text-properties officeooo:rsid="0975d6f7"/>
    </style:style>
    <style:style style:name="T1355" style:family="text">
      <style:text-properties officeooo:rsid="09763931"/>
    </style:style>
    <style:style style:name="T1356" style:family="text">
      <style:text-properties officeooo:rsid="09795985"/>
    </style:style>
    <style:style style:name="T1357" style:family="text">
      <style:text-properties officeooo:rsid="097acf98"/>
    </style:style>
    <style:style style:name="T1358" style:family="text">
      <style:text-properties officeooo:rsid="0980a35d"/>
    </style:style>
    <style:style style:name="T1359" style:family="text">
      <style:text-properties officeooo:rsid="0981f4ce"/>
    </style:style>
    <style:style style:name="T1360" style:family="text">
      <style:text-properties officeooo:rsid="098429ac"/>
    </style:style>
    <style:style style:name="T1361" style:family="text">
      <style:text-properties officeooo:rsid="0986d993"/>
    </style:style>
    <style:style style:name="T1362" style:family="text">
      <style:text-properties fo:color="#000000" officeooo:rsid="04f3138d" fo:background-color="#00a933" loext:char-shading-value="0"/>
    </style:style>
    <style:style style:name="T1363" style:family="text">
      <style:text-properties fo:color="#000000" officeooo:rsid="0988e6ef" fo:background-color="#00a933" loext:char-shading-value="0"/>
    </style:style>
    <style:style style:name="T1364" style:family="text">
      <style:text-properties fo:color="#000000" officeooo:rsid="0986d993" fo:background-color="#00a933" loext:char-shading-value="0"/>
    </style:style>
    <style:style style:name="T1365" style:family="text">
      <style:text-properties fo:color="#000000" officeooo:rsid="09a5a3c3" fo:background-color="#00a933" loext:char-shading-value="0"/>
    </style:style>
    <style:style style:name="T1366" style:family="text">
      <style:text-properties officeooo:rsid="09886c98" fo:background-color="#00a933" loext:char-shading-value="0"/>
    </style:style>
    <style:style style:name="T1367" style:family="text">
      <style:text-properties officeooo:rsid="01c8df75" fo:background-color="#00a933" loext:char-shading-value="0"/>
    </style:style>
    <style:style style:name="T1368" style:family="text">
      <style:text-properties officeooo:rsid="0988db80" fo:background-color="#00a933" loext:char-shading-value="0"/>
    </style:style>
    <style:style style:name="T1369" style:family="text">
      <style:text-properties officeooo:rsid="04f3138d" fo:background-color="#00a933" loext:char-shading-value="0"/>
    </style:style>
    <style:style style:name="T1370" style:family="text">
      <style:text-properties officeooo:rsid="01f8b22d" fo:background-color="#00a933" loext:char-shading-value="0"/>
    </style:style>
    <style:style style:name="T1371" style:family="text">
      <style:text-properties officeooo:rsid="08a540ef" fo:background-color="#00a933" loext:char-shading-value="0"/>
    </style:style>
    <style:style style:name="T1372" style:family="text">
      <style:text-properties officeooo:rsid="04f3b070" fo:background-color="#00a933" loext:char-shading-value="0"/>
    </style:style>
    <style:style style:name="T1373" style:family="text">
      <style:text-properties officeooo:rsid="08a6a48f" fo:background-color="#00a933" loext:char-shading-value="0"/>
    </style:style>
    <style:style style:name="T1374" style:family="text">
      <style:text-properties officeooo:rsid="098ae500" fo:background-color="#00a933" loext:char-shading-value="0"/>
    </style:style>
    <style:style style:name="T1375" style:family="text">
      <style:text-properties officeooo:rsid="01e5c88f" fo:background-color="#00a933" loext:char-shading-value="0"/>
    </style:style>
    <style:style style:name="T1376" style:family="text">
      <style:text-properties officeooo:rsid="0317e915" fo:background-color="#00a933" loext:char-shading-value="0"/>
    </style:style>
    <style:style style:name="T1377" style:family="text">
      <style:text-properties officeooo:rsid="0308dfcd" fo:background-color="#00a933" loext:char-shading-value="0"/>
    </style:style>
    <style:style style:name="T1378" style:family="text">
      <style:text-properties officeooo:rsid="050f56a0" fo:background-color="#00a933" loext:char-shading-value="0"/>
    </style:style>
    <style:style style:name="T1379" style:family="text">
      <style:text-properties officeooo:rsid="098b30e1" fo:background-color="#00a933" loext:char-shading-value="0"/>
    </style:style>
    <style:style style:name="T1380" style:family="text">
      <style:text-properties officeooo:rsid="02069e66" fo:background-color="#00a933" loext:char-shading-value="0"/>
    </style:style>
    <style:style style:name="T1381" style:family="text">
      <style:text-properties officeooo:rsid="0323bf15" fo:background-color="#00a933" loext:char-shading-value="0"/>
    </style:style>
    <style:style style:name="T1382" style:family="text">
      <style:text-properties officeooo:rsid="098bc886" fo:background-color="#00a933" loext:char-shading-value="0"/>
    </style:style>
    <style:style style:name="T1383" style:family="text">
      <style:text-properties officeooo:rsid="051f03be" fo:background-color="#00a933" loext:char-shading-value="0"/>
    </style:style>
    <style:style style:name="T1384" style:family="text">
      <style:text-properties officeooo:rsid="098ca953" fo:background-color="#00a933" loext:char-shading-value="0"/>
    </style:style>
    <style:style style:name="T1385" style:family="text">
      <style:text-properties officeooo:rsid="08b1bb95" fo:background-color="#00a933" loext:char-shading-value="0"/>
    </style:style>
    <style:style style:name="T1386" style:family="text">
      <style:text-properties officeooo:rsid="0990f6a4" fo:background-color="#00a933" loext:char-shading-value="0"/>
    </style:style>
    <style:style style:name="T1387" style:family="text">
      <style:text-properties officeooo:rsid="024dccc8" fo:background-color="#00a933" loext:char-shading-value="0"/>
    </style:style>
    <style:style style:name="T1388" style:family="text">
      <style:text-properties officeooo:rsid="05d91f47" fo:background-color="#00a933" loext:char-shading-value="0"/>
    </style:style>
    <style:style style:name="T1389" style:family="text">
      <style:text-properties officeooo:rsid="024f5df9" fo:background-color="#00a933" loext:char-shading-value="0"/>
    </style:style>
    <style:style style:name="T1390" style:family="text">
      <style:text-properties officeooo:rsid="08388ef5" fo:background-color="#00a933" loext:char-shading-value="0"/>
    </style:style>
    <style:style style:name="T1391" style:family="text">
      <style:text-properties officeooo:rsid="0137d734" fo:background-color="#00a933" loext:char-shading-value="0"/>
    </style:style>
    <style:style style:name="T1392" style:family="text">
      <style:text-properties officeooo:rsid="013db59b" fo:background-color="#00a933" loext:char-shading-value="0"/>
    </style:style>
    <style:style style:name="T1393" style:family="text">
      <style:text-properties officeooo:rsid="09913435" fo:background-color="#00a933" loext:char-shading-value="0"/>
    </style:style>
    <style:style style:name="T1394" style:family="text">
      <style:text-properties officeooo:rsid="025f8f0b" fo:background-color="#00a933" loext:char-shading-value="0"/>
    </style:style>
    <style:style style:name="T1395" style:family="text">
      <style:text-properties officeooo:rsid="0648ecdb" fo:background-color="#00a933" loext:char-shading-value="0"/>
    </style:style>
    <style:style style:name="T1396" style:family="text">
      <style:text-properties officeooo:rsid="08453ce6" fo:background-color="#00a933" loext:char-shading-value="0"/>
    </style:style>
    <style:style style:name="T1397" style:family="text">
      <style:text-properties officeooo:rsid="0991416f" fo:background-color="#00a933" loext:char-shading-value="0"/>
    </style:style>
    <style:style style:name="T1398" style:family="text">
      <style:text-properties officeooo:rsid="013ef695" fo:background-color="#00a933" loext:char-shading-value="0"/>
    </style:style>
    <style:style style:name="T1399" style:family="text">
      <style:text-properties officeooo:rsid="0653cd2f" fo:background-color="#00a933" loext:char-shading-value="0"/>
    </style:style>
    <style:style style:name="T1400" style:family="text">
      <style:text-properties officeooo:rsid="09921c7f" fo:background-color="#00a933" loext:char-shading-value="0"/>
    </style:style>
    <style:style style:name="T1401" style:family="text">
      <style:text-properties officeooo:rsid="085b96eb" fo:background-color="#00a933" loext:char-shading-value="0"/>
    </style:style>
    <style:style style:name="T1402" style:family="text">
      <style:text-properties officeooo:rsid="085c01c2" fo:background-color="#00a933" loext:char-shading-value="0"/>
    </style:style>
    <style:style style:name="T1403" style:family="text">
      <style:text-properties officeooo:rsid="099232bb" fo:background-color="#00a933" loext:char-shading-value="0"/>
    </style:style>
    <style:style style:name="T1404" style:family="text">
      <style:text-properties officeooo:rsid="0157239d" fo:background-color="#00a933" loext:char-shading-value="0"/>
    </style:style>
    <style:style style:name="T1405" style:family="text">
      <style:text-properties officeooo:rsid="09141fff" fo:background-color="#00a933" loext:char-shading-value="0"/>
    </style:style>
    <style:style style:name="T1406" style:family="text">
      <style:text-properties officeooo:rsid="0918b2bb" fo:background-color="#00a933" loext:char-shading-value="0"/>
    </style:style>
    <style:style style:name="T1407" style:family="text">
      <style:text-properties officeooo:rsid="0994b931" fo:background-color="#00a933" loext:char-shading-value="0"/>
    </style:style>
    <style:style style:name="T1408" style:family="text">
      <style:text-properties officeooo:rsid="015bebfb" fo:background-color="#00a933" loext:char-shading-value="0"/>
    </style:style>
    <style:style style:name="T1409" style:family="text">
      <style:text-properties officeooo:rsid="09966dd7" fo:background-color="#00a933" loext:char-shading-value="0"/>
    </style:style>
    <style:style style:name="T1410" style:family="text">
      <style:text-properties officeooo:rsid="02a3468d" fo:background-color="#00a933" loext:char-shading-value="0"/>
    </style:style>
    <style:style style:name="T1411" style:family="text">
      <style:text-properties officeooo:rsid="0410ccd3" fo:background-color="#00a933" loext:char-shading-value="0"/>
    </style:style>
    <style:style style:name="T1412" style:family="text">
      <style:text-properties officeooo:rsid="019dc660" fo:background-color="#00a933" loext:char-shading-value="0"/>
    </style:style>
    <style:style style:name="T1413" style:family="text">
      <style:text-properties officeooo:rsid="0997e93d" fo:background-color="#00a933" loext:char-shading-value="0"/>
    </style:style>
    <style:style style:name="T1414" style:family="text">
      <style:text-properties officeooo:rsid="02c389d0" fo:background-color="#00a933" loext:char-shading-value="0"/>
    </style:style>
    <style:style style:name="T1415" style:family="text">
      <style:text-properties officeooo:rsid="049a1a77" fo:background-color="#00a933" loext:char-shading-value="0"/>
    </style:style>
    <style:style style:name="T1416" style:family="text">
      <style:text-properties officeooo:rsid="01b87669" fo:background-color="#00a933" loext:char-shading-value="0"/>
    </style:style>
    <style:style style:name="T1417" style:family="text">
      <style:text-properties officeooo:rsid="099a16b1" fo:background-color="#00a933" loext:char-shading-value="0"/>
    </style:style>
    <style:style style:name="T1418" style:family="text">
      <style:text-properties officeooo:rsid="02cd4703" fo:background-color="#00a933" loext:char-shading-value="0"/>
    </style:style>
    <style:style style:name="T1419" style:family="text">
      <style:text-properties officeooo:rsid="04acef01" fo:background-color="#00a933" loext:char-shading-value="0"/>
    </style:style>
    <style:style style:name="T1420" style:family="text">
      <style:text-properties officeooo:rsid="0702203a" fo:background-color="#00a933" loext:char-shading-value="0"/>
    </style:style>
    <style:style style:name="T1421" style:family="text">
      <style:text-properties officeooo:rsid="02cbf9dd" fo:background-color="#00a933" loext:char-shading-value="0"/>
    </style:style>
    <style:style style:name="T1422" style:family="text">
      <style:text-properties officeooo:rsid="02d5e2e2" fo:background-color="#00a933" loext:char-shading-value="0"/>
    </style:style>
    <style:style style:name="T1423" style:family="text">
      <style:text-properties officeooo:rsid="01fa6d69" fo:background-color="#00a933" loext:char-shading-value="0"/>
    </style:style>
    <style:style style:name="T1424" style:family="text">
      <style:text-properties officeooo:rsid="0207ad53" fo:background-color="#00a933" loext:char-shading-value="0"/>
    </style:style>
    <style:style style:name="T1425" style:family="text">
      <style:text-properties officeooo:rsid="09a0416f" fo:background-color="#00a933" loext:char-shading-value="0"/>
    </style:style>
    <style:style style:name="T1426" style:family="text">
      <style:text-properties officeooo:rsid="09a13e58" fo:background-color="#00a933" loext:char-shading-value="0"/>
    </style:style>
    <style:style style:name="T1427" style:family="text">
      <style:text-properties officeooo:rsid="09a325c9" fo:background-color="#00a933" loext:char-shading-value="0"/>
    </style:style>
    <style:style style:name="T1428" style:family="text">
      <style:text-properties officeooo:rsid="03f6e1cc" fo:background-color="#00a933" loext:char-shading-value="0"/>
    </style:style>
    <style:style style:name="T1429" style:family="text">
      <style:text-properties officeooo:rsid="09a427d1" fo:background-color="#00a933" loext:char-shading-value="0"/>
    </style:style>
    <style:style style:name="T1430" style:family="text">
      <style:text-properties officeooo:rsid="069662e6" fo:background-color="#00a933" loext:char-shading-value="0"/>
    </style:style>
    <style:style style:name="T1431" style:family="text">
      <style:text-properties officeooo:rsid="09a5a3c3" fo:background-color="#00a933" loext:char-shading-value="0"/>
    </style:style>
    <style:style style:name="T1432" style:family="text">
      <style:text-properties officeooo:rsid="043bd5ba" fo:background-color="#00a933" loext:char-shading-value="0"/>
    </style:style>
    <style:style style:name="T1433" style:family="text">
      <style:text-properties officeooo:rsid="01a1e0ca" fo:background-color="#00a933" loext:char-shading-value="0"/>
    </style:style>
    <style:style style:name="T1434" style:family="text">
      <style:text-properties officeooo:rsid="01a25a0d" fo:background-color="#00a933" loext:char-shading-value="0"/>
    </style:style>
    <style:style style:name="T1435" style:family="text">
      <style:text-properties officeooo:rsid="09a5b6ad" fo:background-color="#00a933" loext:char-shading-value="0"/>
    </style:style>
    <style:style style:name="T1436" style:family="text">
      <style:text-properties officeooo:rsid="09792316" fo:background-color="#00a933" loext:char-shading-value="0"/>
    </style:style>
    <style:style style:name="T1437" style:family="text">
      <style:text-properties officeooo:rsid="02b32f13" fo:background-color="#00a933" loext:char-shading-value="0"/>
    </style:style>
    <style:style style:name="T1438" style:family="text">
      <style:text-properties officeooo:rsid="09a755e8" fo:background-color="#00a933" loext:char-shading-value="0"/>
    </style:style>
    <style:style style:name="T1439" style:family="text">
      <style:text-properties officeooo:rsid="099a7cc2" fo:background-color="#00a933" loext:char-shading-value="0"/>
    </style:style>
    <style:style style:name="T1440" style:family="text">
      <style:text-properties officeooo:rsid="09a8a956" fo:background-color="#00a933" loext:char-shading-value="0"/>
    </style:style>
    <style:style style:name="T1441" style:family="text">
      <style:text-properties officeooo:rsid="09ae68ef" fo:background-color="#00a933" loext:char-shading-value="0"/>
    </style:style>
    <style:style style:name="T1442" style:family="text">
      <style:text-properties officeooo:rsid="069a57f9" fo:background-color="#00a933" loext:char-shading-value="0"/>
    </style:style>
    <style:style style:name="T1443" style:family="text">
      <style:text-properties officeooo:rsid="09b0a3af" fo:background-color="#00a933" loext:char-shading-value="0"/>
    </style:style>
    <style:style style:name="T1444" style:family="text">
      <style:text-properties officeooo:rsid="09b21b40" fo:background-color="#00a933" loext:char-shading-value="0"/>
    </style:style>
    <style:style style:name="T1445" style:family="text">
      <style:text-properties officeooo:rsid="06f32cea" fo:background-color="#00a933" loext:char-shading-value="0"/>
    </style:style>
    <style:style style:name="T1446" style:family="text">
      <style:text-properties officeooo:rsid="092dd9a1" fo:background-color="#00a933" loext:char-shading-value="0"/>
    </style:style>
    <style:style style:name="T1447" style:family="text">
      <style:text-properties officeooo:rsid="045f4a8f" fo:background-color="#00a933" loext:char-shading-value="0"/>
    </style:style>
    <style:style style:name="T1448" style:family="text">
      <style:text-properties officeooo:rsid="04a51323" fo:background-color="#00a933" loext:char-shading-value="0"/>
    </style:style>
    <style:style style:name="T1449" style:family="text">
      <style:text-properties officeooo:rsid="09b2b328" fo:background-color="#00a933" loext:char-shading-value="0"/>
    </style:style>
    <style:style style:name="T1450" style:family="text">
      <style:text-properties officeooo:rsid="051b7257" fo:background-color="#00a933" loext:char-shading-value="0"/>
    </style:style>
    <style:style style:name="T1451" style:family="text">
      <style:text-properties officeooo:rsid="02057e21" fo:background-color="#00a933" loext:char-shading-value="0"/>
    </style:style>
    <style:style style:name="T1452" style:family="text">
      <style:text-properties officeooo:rsid="09b3761b" fo:background-color="#00a933" loext:char-shading-value="0"/>
    </style:style>
    <style:style style:name="T1453" style:family="text">
      <style:text-properties officeooo:rsid="09b54f83" fo:background-color="#00a933" loext:char-shading-value="0"/>
    </style:style>
    <style:style style:name="T1454" style:family="text">
      <style:text-properties officeooo:rsid="09bb3e2d" fo:background-color="#00a933" loext:char-shading-value="0"/>
    </style:style>
    <style:style style:name="T1455" style:family="text">
      <style:text-properties officeooo:rsid="02ecc02f" fo:background-color="#00a933" loext:char-shading-value="0"/>
    </style:style>
    <style:style style:name="T1456" style:family="text">
      <style:text-properties officeooo:rsid="01b39633" fo:background-color="#00a933" loext:char-shading-value="0"/>
    </style:style>
    <style:style style:name="T1457" style:family="text">
      <style:text-properties officeooo:rsid="09c0b604" fo:background-color="#00a933" loext:char-shading-value="0"/>
    </style:style>
    <style:style style:name="T1458" style:family="text">
      <style:text-properties officeooo:rsid="0208b7cb" fo:background-color="#00a933" loext:char-shading-value="0"/>
    </style:style>
    <style:style style:name="T1459" style:family="text">
      <style:text-properties officeooo:rsid="0526e9a2" fo:background-color="#00a933" loext:char-shading-value="0"/>
    </style:style>
    <style:style style:name="T1460" style:family="text">
      <style:text-properties officeooo:rsid="077312e5" fo:background-color="#00a933" loext:char-shading-value="0"/>
    </style:style>
    <style:style style:name="T1461" style:family="text">
      <style:text-properties officeooo:rsid="09c29a56" fo:background-color="#00a933" loext:char-shading-value="0"/>
    </style:style>
    <style:style style:name="T1462" style:family="text">
      <style:text-properties officeooo:rsid="09c596be" fo:background-color="#00a933" loext:char-shading-value="0"/>
    </style:style>
    <style:style style:name="T1463" style:family="text">
      <style:text-properties officeooo:rsid="09c8ee44" fo:background-color="#00a933" loext:char-shading-value="0"/>
    </style:style>
    <style:style style:name="T1464" style:family="text">
      <style:text-properties officeooo:rsid="09cc30bd" fo:background-color="#00a933" loext:char-shading-value="0"/>
    </style:style>
    <style:style style:name="T1465" style:family="text">
      <style:text-properties officeooo:rsid="04968799" fo:background-color="#00a933" loext:char-shading-value="0"/>
    </style:style>
    <style:style style:name="T1466" style:family="text">
      <style:text-properties officeooo:rsid="0987dc34" fo:background-color="#00a933" loext:char-shading-value="0"/>
    </style:style>
    <style:style style:name="T1467" style:family="text">
      <style:text-properties officeooo:rsid="09d9b16b" fo:background-color="#00a933" loext:char-shading-value="0"/>
    </style:style>
    <style:style style:name="T1468" style:family="text">
      <style:text-properties officeooo:rsid="09f981bc" fo:background-color="#00a933" loext:char-shading-value="0"/>
    </style:style>
    <style:style style:name="T1469" style:family="text">
      <style:text-properties officeooo:rsid="0a1f648c" fo:background-color="#00a933" loext:char-shading-value="0"/>
    </style:style>
    <style:style style:name="T1470" style:family="text">
      <style:text-properties officeooo:rsid="098ae500"/>
    </style:style>
    <style:style style:name="T1471" style:family="text">
      <style:text-properties officeooo:rsid="098b30e1"/>
    </style:style>
    <style:style style:name="T1472" style:family="text">
      <style:text-properties officeooo:rsid="098bc886"/>
    </style:style>
    <style:style style:name="T1473" style:family="text">
      <style:text-properties officeooo:rsid="0990f6a4"/>
    </style:style>
    <style:style style:name="T1474" style:family="text">
      <style:text-properties officeooo:rsid="09913435"/>
    </style:style>
    <style:style style:name="T1475" style:family="text">
      <style:text-properties officeooo:rsid="0991416f"/>
    </style:style>
    <style:style style:name="T1476" style:family="text">
      <style:text-properties officeooo:rsid="09921c7f"/>
    </style:style>
    <style:style style:name="T1477" style:family="text">
      <style:text-properties officeooo:rsid="0994b931"/>
    </style:style>
    <style:style style:name="T1478" style:family="text">
      <style:text-properties officeooo:rsid="09966dd7"/>
    </style:style>
    <style:style style:name="T1479" style:family="text">
      <style:text-properties officeooo:rsid="0997e93d"/>
    </style:style>
    <style:style style:name="T1480" style:family="text">
      <style:text-properties officeooo:rsid="099a16b1"/>
    </style:style>
    <style:style style:name="T1481" style:family="text">
      <style:text-properties officeooo:rsid="09b5cc7c" fo:background-color="transparent" loext:char-shading-value="0"/>
    </style:style>
    <style:style style:name="T1482" style:family="text">
      <style:text-properties officeooo:rsid="0994b931" fo:background-color="transparent" loext:char-shading-value="0"/>
    </style:style>
    <style:style style:name="T1483" style:family="text">
      <style:text-properties officeooo:rsid="09bb3e2d" fo:background-color="transparent" loext:char-shading-value="0"/>
    </style:style>
    <style:style style:name="T1484" style:family="text">
      <style:text-properties officeooo:rsid="09a427d1"/>
    </style:style>
    <style:style style:name="T1485" style:family="text">
      <style:text-properties officeooo:rsid="09a5b6ad"/>
    </style:style>
    <style:style style:name="T1486" style:family="text">
      <style:text-properties officeooo:rsid="0653cd2f" fo:background-color="#81d41a" loext:char-shading-value="0"/>
    </style:style>
    <style:style style:name="T1487" style:family="text">
      <style:text-properties officeooo:rsid="09b8e477" fo:background-color="#81d41a" loext:char-shading-value="0"/>
    </style:style>
    <style:style style:name="T1488" style:family="text">
      <style:text-properties officeooo:rsid="09ae68ef"/>
    </style:style>
    <style:style style:name="T1489" style:family="text">
      <style:text-properties officeooo:rsid="09b2b328"/>
    </style:style>
    <style:style style:name="T1490" style:family="text">
      <style:text-properties officeooo:rsid="09bd2b5e"/>
    </style:style>
    <style:style style:name="T1491" style:family="text">
      <style:text-properties fo:font-weight="normal" officeooo:rsid="01c8df75" style:font-weight-asian="normal" style:font-weight-complex="normal"/>
    </style:style>
    <style:style style:name="T1492" style:family="text">
      <style:text-properties officeooo:rsid="09c475da"/>
    </style:style>
    <style:style style:name="T1493" style:family="text">
      <style:text-properties officeooo:rsid="09c8ee44"/>
    </style:style>
    <style:style style:name="T1494" style:family="text">
      <style:text-properties officeooo:rsid="09d5b6ba"/>
    </style:style>
    <style:style style:name="T1495" style:family="text">
      <style:text-properties officeooo:rsid="09d75850"/>
    </style:style>
    <style:style style:name="T1496" style:family="text">
      <style:text-properties officeooo:rsid="09d9d43f"/>
    </style:style>
    <style:style style:name="T1497" style:family="text">
      <style:text-properties officeooo:rsid="09dd4fa4"/>
    </style:style>
    <style:style style:name="T1498" style:family="text">
      <style:text-properties officeooo:rsid="09dd8f0b"/>
    </style:style>
    <style:style style:name="T1499" style:family="text">
      <style:text-properties officeooo:rsid="09df368e"/>
    </style:style>
    <style:style style:name="T1500" style:family="text">
      <style:text-properties officeooo:rsid="09dfb282"/>
    </style:style>
    <style:style style:name="T1501" style:family="text">
      <style:text-properties officeooo:rsid="09e11562"/>
    </style:style>
    <style:style style:name="T1502" style:family="text">
      <style:text-properties officeooo:rsid="09e1f65c"/>
    </style:style>
    <style:style style:name="T1503" style:family="text">
      <style:text-properties officeooo:rsid="09e21181"/>
    </style:style>
    <style:style style:name="T1504" style:family="text">
      <style:text-properties officeooo:rsid="09e6b234"/>
    </style:style>
    <style:style style:name="T1505" style:family="text">
      <style:text-properties officeooo:rsid="09e933be"/>
    </style:style>
    <style:style style:name="T1506" style:family="text">
      <style:text-properties officeooo:rsid="09eaaa3b"/>
    </style:style>
    <style:style style:name="T1507" style:family="text">
      <style:text-properties officeooo:rsid="09f559ba"/>
    </style:style>
    <style:style style:name="T1508" style:family="text">
      <style:text-properties officeooo:rsid="09f6edde"/>
    </style:style>
    <style:style style:name="T1509" style:family="text">
      <style:text-properties officeooo:rsid="09f7a3c5"/>
    </style:style>
    <style:style style:name="T1510" style:family="text">
      <style:text-properties officeooo:rsid="09fbbb8c"/>
    </style:style>
    <style:style style:name="T1511" style:family="text">
      <style:text-properties officeooo:rsid="09fdb9b3"/>
    </style:style>
    <style:style style:name="T1512" style:family="text">
      <style:text-properties officeooo:rsid="09fe9d37"/>
    </style:style>
    <style:style style:name="T1513" style:family="text">
      <style:text-properties officeooo:rsid="09fef4d4"/>
    </style:style>
    <style:style style:name="T1514" style:family="text">
      <style:text-properties officeooo:rsid="0a00424a"/>
    </style:style>
    <style:style style:name="T1515" style:family="text">
      <style:text-properties officeooo:rsid="0a01455b"/>
    </style:style>
    <style:style style:name="T1516" style:family="text">
      <style:text-properties officeooo:rsid="0a042eb7"/>
    </style:style>
    <style:style style:name="T1517" style:family="text">
      <style:text-properties officeooo:rsid="0a054ba2"/>
    </style:style>
    <style:style style:name="T1518" style:family="text">
      <style:text-properties officeooo:rsid="0a071e8d"/>
    </style:style>
    <style:style style:name="T1519" style:family="text">
      <style:text-properties officeooo:rsid="0a079eb4"/>
    </style:style>
    <style:style style:name="T1520" style:family="text">
      <style:text-properties officeooo:rsid="0a0b0608"/>
    </style:style>
    <style:style style:name="T1521" style:family="text">
      <style:text-properties officeooo:rsid="0a0b963c"/>
    </style:style>
    <style:style style:name="T1522" style:family="text">
      <style:text-properties officeooo:rsid="0a0d1a8d"/>
    </style:style>
    <style:style style:name="T1523" style:family="text">
      <style:text-properties officeooo:rsid="0a1e155e"/>
    </style:style>
    <style:style style:name="T1524" style:family="text">
      <style:text-properties officeooo:rsid="0a22ab41"/>
    </style:style>
    <style:style style:name="T1525" style:family="text">
      <style:text-properties officeooo:rsid="0a44445b"/>
    </style:style>
    <style:style style:name="T1526" style:family="text">
      <style:text-properties officeooo:rsid="098ca953" fo:background-color="#729fcf" loext:char-shading-value="0"/>
    </style:style>
    <style:style style:name="T1527" style:family="text">
      <style:text-properties officeooo:rsid="09c475da" fo:background-color="#729fcf" loext:char-shading-value="0"/>
    </style:style>
    <style:style style:name="T1528" style:family="text">
      <style:text-properties officeooo:rsid="077344b7" fo:background-color="#729fcf" loext:char-shading-value="0"/>
    </style:style>
    <style:style style:name="T1529" style:family="text">
      <style:text-properties officeooo:rsid="0765fdf2" fo:background-color="#729fcf" loext:char-shading-value="0"/>
    </style:style>
    <style:style style:name="T1530" style:family="text">
      <style:text-properties officeooo:rsid="07662c87" fo:background-color="#729fcf" loext:char-shading-value="0"/>
    </style:style>
    <style:style style:name="T1531" style:family="text">
      <style:text-properties officeooo:rsid="05aef5f4" fo:background-color="#729fcf" loext:char-shading-value="0"/>
    </style:style>
    <style:style style:name="T1532" style:family="text">
      <style:text-properties officeooo:rsid="024dccc8" fo:background-color="#729fcf" loext:char-shading-value="0"/>
    </style:style>
    <style:style style:name="T1533" style:family="text">
      <style:text-properties officeooo:rsid="0a5ea2e0" fo:background-color="#729fcf" loext:char-shading-value="0"/>
    </style:style>
    <style:style style:name="T1534" style:family="text">
      <style:text-properties officeooo:rsid="05fcc4d1" fo:background-color="#729fcf" loext:char-shading-value="0"/>
    </style:style>
    <style:style style:name="T1535" style:family="text">
      <style:text-properties officeooo:rsid="025f8f0b" fo:background-color="#729fcf" loext:char-shading-value="0"/>
    </style:style>
    <style:style style:name="T1536" style:family="text">
      <style:text-properties officeooo:rsid="0a61b10c" fo:background-color="#729fcf" loext:char-shading-value="0"/>
    </style:style>
    <style:style style:name="T1537" style:family="text">
      <style:text-properties officeooo:rsid="06025f1d" fo:background-color="#729fcf" loext:char-shading-value="0"/>
    </style:style>
    <style:style style:name="T1538" style:family="text">
      <style:text-properties officeooo:rsid="013db59b" fo:background-color="#729fcf" loext:char-shading-value="0"/>
    </style:style>
    <style:style style:name="T1539" style:family="text">
      <style:text-properties officeooo:rsid="09913435" fo:background-color="#729fcf" loext:char-shading-value="0"/>
    </style:style>
    <style:style style:name="T1540" style:family="text">
      <style:text-properties officeooo:rsid="0a62e94e" fo:background-color="#729fcf" loext:char-shading-value="0"/>
    </style:style>
    <style:style style:name="T1541" style:family="text">
      <style:text-properties officeooo:rsid="0653cd2f" fo:background-color="#729fcf" loext:char-shading-value="0"/>
    </style:style>
    <style:style style:name="T1542" style:family="text">
      <style:text-properties officeooo:rsid="09586070" fo:background-color="#729fcf" loext:char-shading-value="0"/>
    </style:style>
    <style:style style:name="T1543" style:family="text">
      <style:text-properties officeooo:rsid="03ca9a12" fo:background-color="#729fcf" loext:char-shading-value="0"/>
    </style:style>
    <style:style style:name="T1544" style:family="text">
      <style:text-properties officeooo:rsid="06691d8c" fo:background-color="#729fcf" loext:char-shading-value="0"/>
    </style:style>
    <style:style style:name="T1545" style:family="text">
      <style:text-properties officeooo:rsid="0158c32a" fo:background-color="#729fcf" loext:char-shading-value="0"/>
    </style:style>
    <style:style style:name="T1546" style:family="text">
      <style:text-properties officeooo:rsid="0a6b1c91" fo:background-color="#729fcf" loext:char-shading-value="0"/>
    </style:style>
    <style:style style:name="T1547" style:family="text">
      <style:text-properties officeooo:rsid="0a6d69bd" fo:background-color="#729fcf" loext:char-shading-value="0"/>
    </style:style>
    <style:style style:name="T1548" style:family="text">
      <style:text-properties officeooo:rsid="0424b058" fo:background-color="#729fcf" loext:char-shading-value="0"/>
    </style:style>
    <style:style style:name="T1549" style:family="text">
      <style:text-properties officeooo:rsid="0a6f7eec" fo:background-color="#729fcf" loext:char-shading-value="0"/>
    </style:style>
    <style:style style:name="T1550" style:family="text">
      <style:text-properties officeooo:rsid="09234f09" fo:background-color="#729fcf" loext:char-shading-value="0"/>
    </style:style>
    <style:style style:name="T1551" style:family="text">
      <style:text-properties officeooo:rsid="043bd5ba" fo:background-color="#729fcf" loext:char-shading-value="0"/>
    </style:style>
    <style:style style:name="T1552" style:family="text">
      <style:text-properties officeooo:rsid="01a1e0ca" fo:background-color="#729fcf" loext:char-shading-value="0"/>
    </style:style>
    <style:style style:name="T1553" style:family="text">
      <style:text-properties officeooo:rsid="0a78f848" fo:background-color="#729fcf" loext:char-shading-value="0"/>
    </style:style>
    <style:style style:name="T1554" style:family="text">
      <style:text-properties officeooo:rsid="04475e4f" fo:background-color="#729fcf" loext:char-shading-value="0"/>
    </style:style>
    <style:style style:name="T1555" style:family="text">
      <style:text-properties officeooo:rsid="0a7a5538" fo:background-color="#729fcf" loext:char-shading-value="0"/>
    </style:style>
    <style:style style:name="T1556" style:family="text">
      <style:text-properties officeooo:rsid="04c4658d" fo:background-color="#729fcf" loext:char-shading-value="0"/>
    </style:style>
    <style:style style:name="T1557" style:family="text">
      <style:text-properties officeooo:rsid="0a7db6b4" fo:background-color="#729fcf" loext:char-shading-value="0"/>
    </style:style>
    <style:style style:name="T1558" style:family="text">
      <style:text-properties officeooo:rsid="0a87d37f" fo:background-color="#729fcf" loext:char-shading-value="0"/>
    </style:style>
    <style:style style:name="T1559" style:family="text">
      <style:text-properties officeooo:rsid="0a8a9526" fo:background-color="#729fcf" loext:char-shading-value="0"/>
    </style:style>
    <style:style style:name="T1560" style:family="text">
      <style:text-properties officeooo:rsid="06da3ce4" fo:background-color="#729fcf" loext:char-shading-value="0"/>
    </style:style>
    <style:style style:name="T1561" style:family="text">
      <style:text-properties officeooo:rsid="0a8b7570" fo:background-color="#729fcf" loext:char-shading-value="0"/>
    </style:style>
    <style:style style:name="T1562" style:family="text">
      <style:text-properties officeooo:rsid="0404b489" fo:background-color="#729fcf" loext:char-shading-value="0"/>
    </style:style>
    <style:style style:name="T1563" style:family="text">
      <style:text-properties officeooo:rsid="0a8bbda8" fo:background-color="#729fcf" loext:char-shading-value="0"/>
    </style:style>
    <style:style style:name="T1564" style:family="text">
      <style:text-properties officeooo:rsid="08897dba" fo:background-color="#729fcf" loext:char-shading-value="0"/>
    </style:style>
    <style:style style:name="T1565" style:family="text">
      <style:text-properties officeooo:rsid="0a8d5d98" fo:background-color="#729fcf" loext:char-shading-value="0"/>
    </style:style>
    <style:style style:name="T1566" style:family="text">
      <style:text-properties officeooo:rsid="06b345e1" fo:background-color="#729fcf" loext:char-shading-value="0"/>
    </style:style>
    <style:style style:name="T1567" style:family="text">
      <style:text-properties officeooo:rsid="0a8e2c6d" fo:background-color="#729fcf" loext:char-shading-value="0"/>
    </style:style>
    <style:style style:name="T1568" style:family="text">
      <style:text-properties officeooo:rsid="0a73f54f"/>
    </style:style>
    <style:style style:name="T1569" style:family="text">
      <style:text-properties officeooo:rsid="0a74fe9a"/>
    </style:style>
    <style:style style:name="T1570" style:family="text">
      <style:text-properties officeooo:rsid="0a82cc11"/>
    </style:style>
    <style:style style:name="T1571" style:family="text">
      <style:text-properties officeooo:rsid="0a905678"/>
    </style:style>
    <style:style style:name="T1572" style:family="text">
      <style:text-properties officeooo:rsid="0a90dc58"/>
    </style:style>
    <style:style style:name="T1573" style:family="text">
      <style:text-properties officeooo:rsid="0a91051d"/>
    </style:style>
    <style:style style:name="T1574" style:family="text">
      <style:text-properties officeooo:rsid="0a9471ec"/>
    </style:style>
    <style:style style:name="T1575" style:family="text">
      <style:text-properties officeooo:rsid="0a98de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3" text:outline-level="1">ZEOS</text:h>
      <text:p text:style-name="P17"><text:span text:style-name="T913">#</text:span><text:span text:style-name="T912">P</text:span>rivacyMatters</text:p>
      <text:p text:style-name="Standard"/>
      <text:p text:style-name="P168">Abstract</text:p>
      <text:p text:style-name="P167"><text:span text:style-name="T914">ZEOS enables private </text:span><text:span text:style-name="T915">transactions</text:span><text:span text:style-name="T916"> </text:span><text:span text:style-name="T917">for</text:span><text:span text:style-name="T914"> fungible and non-fungible assets </text:span><text:span text:style-name="T918">on </text:span><text:span text:style-name="T919">the</text:span><text:span text:style-name="T914"> EOS </text:span><text:span text:style-name="T919">blockchain</text:span><text:span text:style-name="T914"> by leveraging </text:span><text:span text:style-name="T916">ZCash privacy technology </text:span><text:span text:style-name="T920">and LiquidApps’ DAPP Network </text:span><text:span text:style-name="T921">Services</text:span><text:span text:style-name="T914">. No modifications of existing token contracts are required. </text:span><text:span text:style-name="T922">Users </text:span><text:span text:style-name="T923">are able to freely</text:span><text:span text:style-name="T922"> move </text:span><text:span text:style-name="T924">their </text:span><text:span text:style-name="T922">assets between </text:span><text:span text:style-name="T923">transparent</text:span><text:span text:style-name="T922"> EOS account</text:span><text:span text:style-name="T923">s</text:span><text:span text:style-name="T922"> and private ZEOS wallets. </text:span><text:span text:style-name="T925">Ownership of</text:span><text:span text:style-name="T926"> assets </text:span><text:span text:style-name="T927">held</text:span><text:span text:style-name="T926"> in private ZEOS wallets </text:span><text:span text:style-name="T925">is untraceable while </text:span><text:span text:style-name="T928">hidden</text:span><text:span text:style-name="T925"> assets </text:span><text:span text:style-name="T928">themselves are </text:span><text:span text:style-name="T949">kept</text:span><text:span text:style-name="T928"> in</text:span><text:span text:style-name="T926"> custody </text:span><text:span text:style-name="T925">of</text:span><text:span text:style-name="T926"> the ZEOS </text:span><text:span text:style-name="T927">token </text:span><text:span text:style-name="T926">contract. </text:span><text:span text:style-name="T929">Ownership is</text:span><text:span text:style-name="T926"> represented by </text:span><text:span text:style-name="T958">untraceable</text:span><text:span text:style-name="T930"> </text:span><text:span text:style-name="T929">UTXO</text:span><text:span text:style-name="T930">s</text:span><text:span text:style-name="T926"> </text:span><text:span text:style-name="T930">which</text:span><text:span text:style-name="T922"> can be transferred privately </text:span><text:span text:style-name="T929">among</text:span><text:span text:style-name="T922"> ZEOS wallets. </text:span><text:span text:style-name="T950">UTXOs</text:span><text:span text:style-name="T922"> can be </text:span><text:span text:style-name="T931">redeemed </text:span><text:span text:style-name="T932">at any time</text:span><text:span text:style-name="T922"> in order to </text:span><text:span text:style-name="T931">retrieve</text:span><text:span text:style-name="T922"> the underlying asset </text:span><text:span text:style-name="T933">back into a</text:span><text:span text:style-name="T934">n</text:span><text:span text:style-name="T933"> EOS account</text:span><text:span text:style-name="T922">. </text:span><text:span text:style-name="T935">In addition to</text:span><text:span text:style-name="T926"> </text:span><text:span text:style-name="T935">private transfers </text:span><text:span text:style-name="T936">ZEOS will offer</text:span><text:span text:style-name="T935"> an easy-to-implement interface for </text:span><text:span text:style-name="T937">all</text:span><text:span text:style-name="T935"> existing smart contracts </text:span><text:span text:style-name="T937">on EOS</text:span><text:span text:style-name="T935"> to support private deposits and withdrawals. </text:span><text:span text:style-name="T938">This </text:span><text:span text:style-name="T939">enables</text:span><text:span text:style-name="T938"> all applications on EOS to become private-by-default protecting </text:span><text:span text:style-name="T940">their</text:span><text:span text:style-name="T938"> user’</text:span><text:span text:style-name="T940">s</text:span><text:span text:style-name="T938"> privacy while staying </text:span><text:span text:style-name="T941">fully </text:span><text:span text:style-name="T938">transparent on the smart contract </text:span><text:span text:style-name="T937">level</text:span><text:span text:style-name="T938"> for </text:span><text:span text:style-name="T942">easy</text:span><text:span text:style-name="T938"> auditability. </text:span><text:span text:style-name="T951">To completely unlink private transactions from users</text:span><text:span text:style-name="T952">’ personal</text:span><text:span text:style-name="T951"> EOS accounts </text:span><text:span text:style-name="T959">the</text:span><text:span text:style-name="T951"> concept </text:span><text:span text:style-name="T959">of </text:span><text:span text:style-name="T951">a </text:span><text:span text:style-name="T954">proxy account </text:span><text:span text:style-name="T951">is introduced. </text:span><text:span text:style-name="T953">This account</text:span><text:span text:style-name="T951"> </text:span><text:span text:style-name="T953">has</text:span><text:span text:style-name="T951"> a </text:span><text:span text:style-name="T953">special ‘public’</text:span><text:span text:style-name="T951"> permission which can be used by anyone to conduct private transactions </text:span><text:span text:style-name="T955">by</text:span><text:span text:style-name="T951"> paying a transaction fee </text:span><text:span text:style-name="T956">denominated</text:span><text:span text:style-name="T951"> </text:span><text:span text:style-name="T953">in ZEOS tokens</text:span><text:span text:style-name="T951">. </text:span><text:span text:style-name="T957">So-called </text:span><text:span text:style-name="T951">‘Miners’ compete for those fees </text:span><text:span text:style-name="T954">by</text:span><text:span text:style-name="T951"> powering up the proxy account with EOS resources.</text:span><text:span text:style-name="T938"> </text:span><text:span text:style-name="T943">Finally </text:span><text:span text:style-name="T944">the</text:span><text:span text:style-name="T943"> </text:span><text:span text:style-name="T944">ZEOS token powers</text:span><text:span text:style-name="T943"> </text:span><text:span text:style-name="T945">a capital-efficient</text:span><text:span text:style-name="T943"> DeFi protocol for synthetic ‘</text:span><text:span text:style-name="T946">zAssets’</text:span><text:span text:style-name="T943">. </text:span><text:span text:style-name="T947">The </text:span><text:span text:style-name="T948">entire </text:span><text:span text:style-name="T947">ZEOS ecosystem is governed by smart organization</text:span><text:span text:style-name="T947"><text:note text:id="ftn1" text:note-class="footnote"><text:note-citation>1</text:note-citation><text:note-body><text:p text:style-name="P261">As <text:a xlink:type="simple" xlink:href="https://www.youtube.com/watch?v=C9uLKp2AONw&amp;t=3086s" text:style-name="Internet_20_link" text:visited-style-name="Visited_20_Internet_20_Link">defined</text:a> by Daniel Larimer</text:p></text:note-body></text:note></text:span><text:span text:style-name="T947">.</text:span></text:p>
      <text:p text:style-name="P229"/>
      <text:h text:style-name="Heading_20_3" text:outline-level="3">Introduction</text:h>
      <text:p text:style-name="P240"><text:span text:style-name="T587">The market for </text:span><text:span text:style-name="T604">decentralized,</text:span><text:span text:style-name="T587"> permission-less finance – </text:span><text:span text:style-name="T1256">so-</text:span><text:span text:style-name="T960">called ‘</text:span><text:span text:style-name="T717">DeFi’ –</text:span><text:span text:style-name="T587"> </text:span><text:span text:style-name="T718">i</text:span><text:span text:style-name="T587">s </text:span><text:span text:style-name="T719">growing massively</text:span><text:span text:style-name="T1455">.</text:span><text:span text:style-name="T587"> </text:span><text:span text:style-name="T586">Just in the past two years the total value locked in DeFi protocols went from around $600 million</text:span><text:span text:style-name="T1456"> </text:span><text:span text:style-name="T586">in 2020 to</text:span><text:span text:style-name="T1490"> </text:span><text:span text:style-name="T586">more than $230 billion</text:span><text:span text:style-name="T1456"> </text:span><text:span text:style-name="T586">in 2022</text:span><text:span text:style-name="T1456">.</text:span><text:span text:style-name="T587"> Crypto enthusiasts are well aware that DeFi will eventually replace </text:span><text:span text:style-name="T604">most </text:span><text:span text:style-name="T1186">elements</text:span><text:span text:style-name="T604"> of the</text:span><text:span text:style-name="T587"> traditional financial system.</text:span></text:p>
      <text:p text:style-name="P120"/>
      <text:p text:style-name="P121"><text:span text:style-name="T587">However, </text:span><text:span text:style-name="T588">what almost all blockchains </text:span><text:span text:style-name="T961">and decentralized applications</text:span><text:span text:style-name="T588"> in existence today completely lack is one of the most fundamental and basic human desires </text:span><text:span text:style-name="T589">when it comes to financial matters</text:span><text:span text:style-name="T588">: protection of </text:span><text:span text:style-name="T590">user </text:span><text:span text:style-name="T588">privacy. </text:span><text:span text:style-name="T590">This is especially true for smart contract</text:span><text:span text:style-name="T1416"> </text:span><text:span text:style-name="T590">blockchains </text:span><text:span text:style-name="T599">like EOS</text:span><text:span text:style-name="T590">.</text:span></text:p>
      <text:p text:style-name="P230"/>
      <text:p text:style-name="P123"><text:span text:style-name="T591">While it is </text:span><text:span text:style-name="T1439">a requirement</text:span><text:span text:style-name="T591"> for smart contracts of </text:span><text:span text:style-name="T599">almost all</text:span><text:span text:style-name="T591"> applications to </text:span><text:span text:style-name="T592">operate in</text:span><text:span text:style-name="T591"> full transpar</text:span><text:span text:style-name="T592">ency</text:span><text:span text:style-name="T591"> – </text:span><text:span text:style-name="T970">including all assets that go in and out – at least </text:span><text:span text:style-name="T591">the identity of</text:span><text:span text:style-name="T1258"> </text:span><text:span text:style-name="T591">users </text:span><text:span text:style-name="T592">interacting</text:span><text:span text:style-name="T591"> with </text:span><text:span text:style-name="T1187">them</text:span><text:span text:style-name="T591"> </text:span><text:span text:style-name="T1257">should</text:span><text:span text:style-name="T599"> remain anonymous</text:span><text:span text:style-name="T592">. </text:span><text:span text:style-name="T599">When it comes to peer-to-peer transactions </text:span><text:span text:style-name="T1188">between</text:span><text:span text:style-name="T599"> users, no sensitive transaction data – </text:span><text:span text:style-name="T605">i</text:span><text:span text:style-name="T600">.e. </text:span><text:span text:style-name="T720">addresses</text:span><text:span text:style-name="T600"> </text:span><text:span text:style-name="T605">of</text:span><text:span text:style-name="T599"> sender </text:span><text:span text:style-name="T962">or</text:span><text:span text:style-name="T599"> receiver </text:span><text:span text:style-name="T971">or</text:span><text:span text:style-name="T599"> asset type </text:span><text:span text:style-name="T962">or</text:span><text:span text:style-name="T599"> amount – </text:span><text:span text:style-name="T605">s</text:span><text:span text:style-name="T599">hould be exposed </text:span><text:span text:style-name="T605">publicly</text:span><text:span text:style-name="T599"> at all.</text:span></text:p>
      <text:p text:style-name="P123"/>
      <text:p text:style-name="P203"><text:span text:style-name="T601">T</text:span><text:span text:style-name="T599">he current state </text:span><text:span text:style-name="T601">of</text:span><text:span text:style-name="T599"> </text:span><text:span text:style-name="T601">DeFi is an absolute nightmare from </text:span><text:span text:style-name="T605">a</text:span><text:span text:style-name="T601"> privacy </text:span><text:span text:style-name="T614">point of view</text:span><text:span text:style-name="T601">. </text:span><text:span text:style-name="T1189">However, b</text:span><text:span text:style-name="T601">lockchain and DeFi have the potential to offer </text:span><text:span text:style-name="T971">even</text:span><text:span text:style-name="T601"> </text:span><text:span text:style-name="T615">stronger</text:span><text:span text:style-name="T601"> privacy </text:span><text:span text:style-name="T1189">for it’s participants</text:span><text:span text:style-name="T601"> than the </text:span><text:span text:style-name="T1189">traditional</text:span><text:span text:style-name="T601"> financial system </text:span><text:span text:style-name="T1189">ever could.</text:span><text:span text:style-name="T601"> After all, </text:span><text:span text:style-name="T1189">in the current financial world</text:span><text:span text:style-name="T601"> no one is ever truly private: </text:span><text:span text:style-name="T1189">E</text:span><text:span text:style-name="T601">ven without government surveillance </text:span><text:span text:style-name="T1190">through regulation</text:span><text:span text:style-name="T1367"> </text:span><text:span text:style-name="T601">there is always </text:span><text:span text:style-name="T963">a</text:span><text:span text:style-name="T601"> broker, </text:span><text:span text:style-name="T1366">a ‘middleman’</text:span><text:span text:style-name="T1367"> who </text:span><text:span text:style-name="T1366">facilitates </text:span><text:span text:style-name="T1449">an</text:span><text:span text:style-name="T1367"> individuals</text:span><text:span text:style-name="T601"> access </text:span><text:span text:style-name="T1259">to</text:span><text:span text:style-name="T1489"> </text:span><text:span text:style-name="T613">financial</text:span><text:span text:style-name="T601"> markets</text:span><text:span text:style-name="T1367">.</text:span><text:span text:style-name="T601"> </text:span><text:span text:style-name="T1366">This ultimately</text:span><text:span text:style-name="T721"> means t</text:span><text:span text:style-name="T601">here is </text:span><text:span text:style-name="T1491">always</text:span><text:span text:style-name="T601"> </text:span><text:span text:style-name="T1367">some</text:span><text:span text:style-name="T1366">body</text:span><text:span text:style-name="T601"> ‘watch</text:span><text:span text:style-name="T606">ing</text:span><text:span text:style-name="T601">’.</text:span></text:p>
      <text:p text:style-name="P123"/>
      <text:p text:style-name="P217"><text:span text:style-name="T601">In crypto, however, individuals </text:span><text:span text:style-name="T1192">are able to</text:span><text:span text:style-name="T601"> access</text:span><text:span text:style-name="T722"> </text:span><text:span text:style-name="T601">markets direct</text:span><text:span text:style-name="T1192">ly</text:span><text:span text:style-name="T601">, without </text:span><text:span text:style-name="T1364">an</text:span><text:span text:style-name="T1361"> </text:span><text:span text:style-name="T601">intermediary. This enables users – for the first time ever – to remain truly </text:span><text:span text:style-name="T723">anonymous</text:span><text:span text:style-name="T601"> when </text:span><text:span text:style-name="T603">acting</text:span><text:span text:style-name="T601"> </text:span><text:span text:style-name="T603">on</text:span><text:span text:style-name="T601"> financial markets. This is just another </text:span><text:span text:style-name="T1260">potential</text:span><text:span text:style-name="T601"> benefit of DeFi over </text:span><text:span text:style-name="T602">traditional finance </text:span><text:span text:style-name="T1191">which isn’t even </text:span><text:soft-page-break/><text:span text:style-name="T1191">broadly acknowledged by the crypto community yet</text:span><text:span text:style-name="T602">. </text:span><text:span text:style-name="T616">T</text:span><text:span text:style-name="T602">rue user privacy </text:span><text:span text:style-name="T724">would be</text:span><text:span text:style-name="T602"> a </text:span><text:span text:style-name="T616">game changer </text:span><text:span text:style-name="T724">for </text:span><text:span text:style-name="T602">DeFi</text:span><text:span text:style-name="T616"> and a</text:span><text:span text:style-name="T602"> major milestone </text:span><text:span text:style-name="T616">in terms</text:span><text:span text:style-name="T602"> of </text:span><text:span text:style-name="T964">maturity </text:span><text:span text:style-name="T965">for</text:span><text:span text:style-name="T602"> the entire </text:span><text:span text:style-name="T1191">industry</text:span><text:span text:style-name="T602">.</text:span></text:p>
      <text:p text:style-name="P124"/>
      <text:p text:style-name="P124"><text:span text:style-name="T486">User p</text:span><text:span text:style-name="T482">rivacy </text:span><text:span text:style-name="T484">is not only</text:span><text:span text:style-name="T482"> desirable, </text:span><text:span text:style-name="T483">but</text:span><text:span text:style-name="T482"> absolutely </text:span><text:span text:style-name="T487">crucial</text:span><text:span text:style-name="T485"> </text:span><text:span text:style-name="T482">for </text:span><text:span text:style-name="T501">DeFi</text:span><text:span text:style-name="T482"> to succeed.</text:span></text:p>
      <text:p text:style-name="P1"/>
      <text:p text:style-name="P7">ZCash Privacy</text:p>
      <text:p text:style-name="P231"><text:span text:style-name="T966">When it comes to privacy on blockchain</text:span><text:span text:style-name="T1362">,</text:span><text:span text:style-name="T966"> zero knowledge proofs have proven to be a powerful tool – particularly</text:span><text:span text:style-name="T607"> ‘zk-SNARKs’ – Zero-Knowledge Succinct Non-Interactive Argument of Knowledge. </text:span><text:span text:style-name="T966">T</text:span><text:span text:style-name="T607">he development team of the cryptocurrency ZCash is spearheading th</text:span><text:span text:style-name="T1368">is</text:span><text:span text:style-name="T607"> innovation</text:span><text:span text:style-name="T1375"> </text:span><text:span text:style-name="T1440">by creating and maintaining</text:span><text:span text:style-name="T1369"> </text:span><text:span text:style-name="T1363">arguably</text:span><text:span text:style-name="T1371"> the most</text:span><text:span text:style-name="T1370"> advanced </text:span><text:span text:style-name="T1369">and </text:span><text:span text:style-name="T1371">highly</text:span><text:span text:style-name="T1369"> optimized </text:span><text:span text:style-name="T1372">open source</text:span><text:span text:style-name="T1370"> codebase </text:span><text:span text:style-name="T1373">for </text:span><text:span text:style-name="T1370">zk-SNARK</text:span><text:span text:style-name="T617">. Their code is widely used in a lot of cryptocurrency projects and</text:span><text:span text:style-name="T726"> </text:span><text:span text:style-name="T617">reviewed by </text:span><text:span text:style-name="T725">a lot of develop</text:span><text:span text:style-name="T967">ment</text:span><text:span text:style-name="T725"> teams</text:span><text:span text:style-name="T617">.</text:span><text:span text:style-name="T607"> ZEOS </text:span><text:span text:style-name="T622">utilizes</text:span><text:span text:style-name="T607"> the exact same </text:span><text:span text:style-name="T618">codebase, </text:span><text:span text:style-name="T619">specifically the zk-SNARK proving system</text:span><text:span text:style-name="T1423"> </text:span><text:span text:style-name="T727">to enable private transactions</text:span><text:span text:style-name="T607"> on EOS.</text:span></text:p>
      <text:p text:style-name="P125"/>
      <text:p text:style-name="P142"><text:span text:style-name="T607">ZCash, just prior to the time this paper </text:span><text:span text:style-name="T1374">was</text:span><text:span text:style-name="T607"> written, had it’s 5</text:span><text:span text:style-name="T608">th</text:span><text:span text:style-name="T607"> major network upgrade </text:span><text:span text:style-name="T968">called </text:span><text:span text:style-name="T607">‘</text:span><text:span text:style-name="T733">Orchard’</text:span><text:span text:style-name="T607">. With it, a new </text:span><text:span text:style-name="T972">SNARK </text:span><text:span text:style-name="T607">proving system </text:span><text:span text:style-name="T620">called</text:span><text:span text:style-name="T607"> ‘</text:span><text:span text:style-name="T610">Halo 2’ </text:span><text:span text:style-name="T621">was introduced. Among </text:span><text:span text:style-name="T728">other</text:span><text:span text:style-name="T621"> improvements</text:span><text:span text:style-name="T607"> </text:span><text:span text:style-name="T621">the new </text:span><text:span text:style-name="T734">proving </text:span><text:span text:style-name="T621">system</text:span><text:span text:style-name="T607"> does not require </text:span><text:span text:style-name="T621">the</text:span><text:span text:style-name="T607"> so-called ‘trusted setup’ anymore.</text:span></text:p>
      <text:p text:style-name="P142"/>
      <text:p text:style-name="P204"><text:span text:style-name="T973">The trusted setup</text:span><text:span text:style-name="T729"> is a ceremony in which trusted community members perform a multi-party computation</text:span><text:span text:style-name="T607"> </text:span><text:span text:style-name="T621">to safely </text:span><text:span text:style-name="T974">generate</text:span><text:span text:style-name="T607"> </text:span><text:span text:style-name="T975">a </text:span><text:span text:style-name="T1193">random</text:span><text:span text:style-name="T975"> set of </text:span><text:span text:style-name="T607">parameter</text:span><text:span text:style-name="T621">s </text:span><text:span text:style-name="T730">for </text:span><text:span text:style-name="T735">each</text:span><text:span text:style-name="T730"> SNARK’</text:span><text:span text:style-name="T735">s arithmetic circuit.</text:span><text:span text:style-name="T621"> </text:span><text:span text:style-name="T1193">It is those parameters </text:span><text:span text:style-name="T730">from which proving and verifying keys are </text:span><text:span text:style-name="T1440">then</text:span><text:span text:style-name="T730"> derived. </text:span><text:span text:style-name="T976">Th</text:span><text:span text:style-name="T1320">e</text:span><text:span text:style-name="T976">se are the key pairs required to later generate and verify zero knowledge proofs.</text:span></text:p>
      <text:p text:style-name="P204"/>
      <text:p text:style-name="P232"><text:span text:style-name="T731">Although a trusted setup – if performed prop</text:span><text:span text:style-name="T1193">erly –</text:span><text:span text:style-name="T731"> can be considered </text:span><text:span text:style-name="T1193">very</text:span><text:span text:style-name="T731"> secure since only one of any number of participants needs to be honest, it </text:span><text:span text:style-name="T736">has always</text:span><text:span text:style-name="T731"> </text:span><text:span text:style-name="T736">been </text:span><text:span text:style-name="T1374">a</text:span><text:span text:style-name="T1470"> </text:span><text:span text:style-name="T731">source for FUD – </text:span><text:span text:style-name="T738">f</text:span><text:span text:style-name="T737">ear, </text:span><text:span text:style-name="T738">u</text:span><text:span text:style-name="T737">ncertainty and </text:span><text:span text:style-name="T738">d</text:span><text:span text:style-name="T737">oubt</text:span><text:span text:style-name="T731">. </text:span><text:span text:style-name="T1374">H</text:span><text:span text:style-name="T1376">owever,</text:span><text:span text:style-name="T1377"> </text:span><text:span text:style-name="T1374">w</text:span><text:span text:style-name="T1378">ith</text:span><text:span text:style-name="T1377"> the new proving system</text:span><text:span text:style-name="T731"> a different arithmeti</text:span><text:span text:style-name="T1470">z</text:span><text:span text:style-name="T731">ation method is used </text:span><text:span text:style-name="T977">to create the proving/verifying key pairs</text:span><text:span text:style-name="T731"> which eliminates the need for trusted parameter generation </text:span><text:span text:style-name="T1194">and therefore all FUD related to the ‘trusted setup’ as well.</text:span></text:p>
      <text:p text:style-name="P143"/>
      <text:p text:style-name="P143"><text:span text:style-name="T611">ZEOS adapts </text:span><text:span text:style-name="T739">ZCash’s new</text:span><text:span text:style-name="T611"> proving system ‘Halo 2‘ </text:span><text:span text:style-name="T732">and</text:span><text:span text:style-name="T611"> </text:span><text:span text:style-name="T740">provides</text:span><text:span text:style-name="T611"> state-of-the-art privacy technology </text:span><text:span text:style-name="T969">for</text:span><text:span text:style-name="T611"> </text:span><text:span text:style-name="T741">all applications in</text:span><text:span text:style-name="T611"> the EOS ecosystem.</text:span></text:p>
      <text:p text:style-name="P125"/>
      <text:p text:style-name="P258"><text:span text:style-name="T443">Note: </text:span><text:span text:style-name="T444">The </text:span><text:span text:style-name="T445">‘SNARK verifier’ </text:span><text:span text:style-name="T446">from Pomelo </text:span><text:span text:style-name="T453">S</text:span><text:span text:style-name="T446">eason </text:span><text:span text:style-name="T453">O</text:span><text:span text:style-name="T446">ne</text:span><text:span text:style-name="T444"> </text:span><text:span text:style-name="T443">was</text:span><text:span text:style-name="T444"> </text:span><text:span text:style-name="T447">developed and</text:span><text:span text:style-name="T444"> deployed </text:span><text:span text:style-name="T448">on</text:span><text:span text:style-name="T444"> the Kylin testnet</text:span><text:span text:style-name="T454"> for the </text:span><text:a xlink:type="simple" xlink:href="https://zeos.one/demo" text:style-name="Internet_20_link" text:visited-style-name="Visited_20_Internet_20_Link"><text:span text:style-name="T511">ZEOS demo application</text:span></text:a><text:span text:style-name="T511"> </text:span><text:span text:style-name="T512">(</text:span><text:span text:style-name="T511">proof of concept</text:span><text:span text:style-name="T512">)</text:span><text:span text:style-name="T454"> </text:span><text:span text:style-name="T444">prior to </text:span><text:span text:style-name="T481">the time</text:span><text:span text:style-name="T444"> this paper </text:span><text:span text:style-name="T480">was</text:span><text:span text:style-name="T449"> written.</text:span><text:span text:style-name="T444"> </text:span><text:span text:style-name="T455">It</text:span><text:span text:style-name="T454"> </text:span><text:span text:style-name="T443">still</text:span><text:span text:style-name="T444"> </text:span><text:span text:style-name="T450">uses</text:span><text:span text:style-name="T444"> the ‘Groth16’ </text:span><text:span text:style-name="T451">proving system </text:span><text:span text:style-name="T443">of </text:span><text:span text:style-name="T444">ZCash ‘Sapling’ </text:span><text:span text:style-name="T446">and will be updated </text:span><text:span text:style-name="T452">to the new ‘</text:span><text:span text:style-name="T488">Halo 2’ proving</text:span><text:span text:style-name="T452"> system </text:span><text:span text:style-name="T495">before </text:span><text:span text:style-name="T496">being</text:span><text:span text:style-name="T495"> deployed </text:span><text:span text:style-name="T510">to</text:span><text:span text:style-name="T495"> the </text:span><text:span text:style-name="T496">EOS</text:span><text:span text:style-name="T495"> mainnet</text:span><text:span text:style-name="T444">.</text:span></text:p>
      <text:p text:style-name="P6"/>
      <text:p text:style-name="P7">DAPP Network <text:span text:style-name="T1195">Services</text:span></text:p>
      <text:p text:style-name="P126"><text:span text:style-name="T623">When it comes to dApp development on EOS the DAPP network services are a great addition to the ecosystem allowing f</text:span><text:span text:style-name="T612">or unlimited scaling and </text:span><text:span text:style-name="T1379">the</text:span><text:span text:style-name="T1471"> </text:span><text:span text:style-name="T612">lowest possible transaction costs for the end user. </text:span><text:span text:style-name="T624">The following services are being utilized:</text:span></text:p>
      <text:p text:style-name="P126"/>
      <text:p text:style-name="P239"><text:span text:style-name="T624">- VRAM: </text:span><text:span text:style-name="T980">In order t</text:span><text:span text:style-name="T625">o build a</text:span><text:span text:style-name="T624"> private </text:span><text:span text:style-name="T625">UTXO</text:span><text:span text:style-name="T624"> transaction model </text:span><text:span text:style-name="T1261">based on zk-SNARKs</text:span><text:span text:style-name="T624"> </text:span><text:span text:style-name="T978">inside an EOS </text:span><text:span text:style-name="T979">smart</text:span><text:span text:style-name="T978"> contract</text:span><text:span text:style-name="T1450">,</text:span><text:span text:style-name="T1451"> </text:span><text:span text:style-name="T625">three ever-increasing data structures need to be maintained on chain. </text:span><text:span text:style-name="T1380">Th</text:span><text:span text:style-name="T1452">e</text:span><text:span text:style-name="T1380">se</text:span><text:span text:style-name="T625"> data structures grow with each and every private transaction and are – </text:span><text:span text:style-name="T1196">except for adding new elements –</text:span><text:span text:style-name="T625"> read-only </text:span><text:span text:style-name="T626">for the smart contract</text:span><text:span text:style-name="T625">. </text:span><text:span text:style-name="T1453">U</text:span><text:span text:style-name="T1452">nfortunately </text:span><text:span text:style-name="T1453">t</text:span><text:span text:style-name="T1380">he EOS blockchain RAM</text:span><text:span text:style-name="T1452"> </text:span><text:span text:style-name="T1381">is</text:span><text:span text:style-name="T1380"> </text:span><text:span text:style-name="T1382">expensive and </text:span><text:span text:style-name="T1380">rather unsuited </text:span><text:span text:style-name="T1383">for </text:span><text:span text:style-name="T1382">these</text:span><text:span text:style-name="T1472"> </text:span><text:span text:style-name="T981">large </text:span><text:span text:style-name="T1197">and </text:span><text:span text:style-name="T1262">mostly read-only</text:span><text:span text:style-name="T626"> data </text:span><text:span text:style-name="T742">sets</text:span><text:span text:style-name="T625">. VRAM on the other hand </text:span><text:span text:style-name="T626">is </text:span><text:span text:style-name="T743">perfectly suited for this task. It’s a</text:span><text:span text:style-name="T626"> great solution for cheap and infinite storage which is directly accessible for smart contracts on EOS. </text:span><text:span text:style-name="T982">Since all funds held privately using ZEOS are basically stored in VRAM it is noteworthy that the entire VRAM state can always be restored by replaying the EOS blockchain. </text:span><text:span text:style-name="T983">Furthermore it is impossible to tamper </text:span><text:span text:style-name="T1263">with</text:span><text:span text:style-name="T983"> data in VRAM since this would be detectable on chain. </text:span><text:span text:style-name="T1321">Th</text:span><text:span text:style-name="T1322">e</text:span><text:span text:style-name="T1321">se properties make VRAM truly trust-less.</text:span></text:p>
      <text:p text:style-name="P127"><text:soft-page-break/></text:p>
      <text:p text:style-name="P256"><text:span text:style-name="T626">- VCPU: For the zero knowledge proof </text:span><text:span text:style-name="T1178">(ZKP)</text:span><text:span text:style-name="T626"> verification ZEOS utilizes the VCPU </text:span><text:span text:style-name="T744">service as part of ‘LiquidHarmony’</text:span><text:span text:style-name="T626">. This might only be temporary since the proof verification should ideally happen on chain. However, in preparation </text:span><text:span text:style-name="T745">for</text:span><text:span text:style-name="T626"> this paper</text:span><text:span text:style-name="T1424">,</text:span><text:span text:style-name="T626"> on chain proof verification </text:span><text:span text:style-name="T745">based on the Groth16 proving system</text:span><text:span text:style-name="T626"> </text:span><text:span text:style-name="T745">has </text:span><text:span text:style-name="T626">been </text:span><text:span text:style-name="T627">tested and evaluated </text:span><text:span text:style-name="T984">on the Kylin testnet</text:span><text:span text:style-name="T627">: </text:span><text:span text:style-name="T746">A</text:span><text:span text:style-name="T985">n on chain</text:span><text:span text:style-name="T627"> </text:span><text:span text:style-name="T746">verification</text:span><text:span text:style-name="T627"> </text:span><text:span text:style-name="T746">of a </text:span><text:span text:style-name="T986">simple</text:span><text:span text:style-name="T746"> proof of knowledge of a 32-byte hash </text:span><text:span text:style-name="T986">seed</text:span><text:span text:style-name="T627"> takes around 150ms using </text:span><text:span text:style-name="T1492">a </text:span><text:span text:style-name="T747">C</text:span><text:span text:style-name="T1492">++</text:span><text:span text:style-name="T747"> <text:s text:c="3"/></text:span><text:span text:style-name="T1492">i</text:span><text:span text:style-name="T627">mplementation of ZCash’s </text:span><text:span text:style-name="T1323">Saplings</text:span><text:span text:style-name="T627"> verifier linked to an EOS smart contract. Unfortunately this exceeds the 30ms execution limit of EOS transactions by </text:span><text:span text:style-name="T1198">multitudes</text:span><text:span text:style-name="T627"> – </text:span><text:span text:style-name="T987">not to mention the </text:span><text:span text:style-name="T1264">resulting</text:span><text:span text:style-name="T987"> costs of such a long </text:span><text:span text:style-name="T1199">execution </text:span><text:span text:style-name="T1324">time</text:span><text:span text:style-name="T987">.</text:span><text:span text:style-name="T627"> </text:span><text:span text:style-name="T1200">Full or </text:span><text:span text:style-name="T1201">at least</text:span><text:span text:style-name="T1200"> partially o</text:span><text:span text:style-name="T627">n chain verification might become possible in the future </text:span><text:span text:style-name="T1384">though</text:span><text:span text:style-name="T627">. </text:span><text:span text:style-name="T1385">C</text:span><text:span text:style-name="T1458">ertain </text:span><text:span text:style-name="T1459">intrinsic</text:span><text:span text:style-name="T1460">s</text:span><text:span text:style-name="T1458"> </text:span><text:span text:style-name="T1385">could be added to </text:span><text:span text:style-name="T1458">the EOSVM </text:span><text:span text:style-name="T1385">to either improve </text:span><text:span text:style-name="T1461">the</text:span><text:span text:style-name="T1385"> elliptic curve arithmetic</text:span><text:span text:style-name="T1457"> of ZKP verification, </text:span><text:span text:style-name="T1461">or </text:span><text:span text:style-name="T1469">perhaps</text:span><text:span text:style-name="T1461"> even</text:span><text:span text:style-name="T1385"> </text:span><text:span text:style-name="T1464">an intrinsic function for entire ZKP verification</text:span><text:span text:style-name="T1384">.</text:span><text:span text:style-name="T627"> </text:span><text:span text:style-name="T628">This could</text:span><text:span text:style-name="T627"> </text:span><text:span text:style-name="T628">remove the VCPU dependency in </text:span><text:span text:style-name="T629">future versions </text:span><text:span text:style-name="T748">of the protocol</text:span><text:span text:style-name="T627">. </text:span><text:span text:style-name="T1526">H</text:span><text:span text:style-name="T1527">o</text:span><text:span text:style-name="T1526">wever, </text:span><text:span text:style-name="T1557">utilizing</text:span><text:span text:style-name="T1528"> VCPU</text:span><text:span text:style-name="T1526"> makes private transactions relatively cheap: The cost</text:span><text:span text:style-name="T1179"> for a</text:span><text:span text:style-name="T1265">n entire</text:span><text:span text:style-name="T1179"> private transaction is only about 2ms of CPU</text:span><text:span text:style-name="T1528"> </text:span><text:span text:style-name="T1179"><text:s/></text:span><text:span text:style-name="T1180">(Kylin testnet)</text:span><text:span text:style-name="T1179">. </text:span><text:span text:style-name="T1266">Without VCPU, ZEOS couldn’t be buil</text:span><text:span text:style-name="T1384">t</text:span><text:span text:style-name="T1266"> on EOS at this point in time.</text:span></text:p>
      <text:p text:style-name="P127"/>
      <text:p text:style-name="P127">- <text:span text:style-name="T627">Oracles: To </text:span><text:span text:style-name="T989">retrieve</text:span><text:span text:style-name="T627"> real world </text:span><text:span text:style-name="T988">price </text:span><text:span text:style-name="T989">data</text:span><text:span text:style-name="T627"> from outside the EOS ecosystem the DAPP network’s oracle </text:span><text:span text:style-name="T749">service </text:span><text:span text:style-name="T750">as part of ‘LiquidHarmony’</text:span><text:span text:style-name="T627"> is</text:span><text:span text:style-name="T751"> </text:span><text:span text:style-name="T627">utilized. </text:span><text:span text:style-name="T752">Price oracles are</text:span><text:span text:style-name="T630"> required for </text:span><text:span text:style-name="T631">minting and burning</text:span><text:span text:style-name="T630"> zAssets.</text:span></text:p>
      <text:p text:style-name="P127"/>
      <text:p text:style-name="P128"><text:span text:style-name="T506">This paper </text:span><text:span text:style-name="T507">is </text:span><text:span text:style-name="T508">still</text:span><text:span text:style-name="T506"> a </text:span><text:span text:style-name="T509">‘</text:span><text:span text:style-name="T506">work-in-progess’ rather than a final whitepaper. </text:span><text:span text:style-name="T508">More iterations will follow.</text:span><text:span text:style-name="T506"> Community feedback is welcome and contributions are appreciated.</text:span></text:p>
      <text:p text:style-name="P1"/>
      <text:h text:style-name="Heading_20_3" text:outline-level="3">The Protocol</text:h>
      <text:p text:style-name="P144"><text:span text:style-name="T10">ZEOS is inspired by the </text:span><text:a xlink:type="simple" xlink:href="https://github.com/EYBlockchain/nightfall" text:style-name="Internet_20_link" text:visited-style-name="Visited_20_Internet_20_Link"><text:span text:style-name="T10">Nightfall</text:span></text:a><text:span text:style-name="T10"> protocol </text:span><text:span text:style-name="T12">for private </text:span><text:span text:style-name="T13">transfers of fungible and non-fungible </text:span><text:span text:style-name="T14">assets </text:span><text:span text:style-name="T12">on the Ethereum blockchain</text:span><text:span text:style-name="T15">. </text:span><text:span text:style-name="T16">In it’s original version though the protocol is very limited. ZEOS extends </text:span><text:span text:style-name="T17">Nightfall’</text:span><text:span text:style-name="T149">s concept</text:span><text:span text:style-name="T17"> </text:span><text:span text:style-name="T21">by adding</text:span><text:span text:style-name="T16"> useful features from ZCash. </text:span><text:span text:style-name="T18">One example is </text:span><text:span text:style-name="T87">ZCash’s</text:span><text:span text:style-name="T18"> ‘in-band secret distribution’ which removes Nightfall’s dependency on a secure side channel </text:span><text:span text:style-name="T19">for </text:span><text:span text:style-name="T20">private</text:span><text:span text:style-name="T19"> communication. </text:span><text:span text:style-name="T150">This is required in</text:span><text:span text:style-name="T122"> order</text:span><text:span text:style-name="T19"> </text:span><text:span text:style-name="T17">to share the secret transaction data </text:span><text:span text:style-name="T123">with receiver</text:span><text:span text:style-name="T214">s of transactions</text:span><text:span text:style-name="T18">. </text:span><text:span text:style-name="T22">ZEOS </text:span><text:span text:style-name="T215">eliminates</text:span><text:span text:style-name="T151"> </text:span><text:span text:style-name="T267">the</text:span><text:span text:style-name="T151"> dependency </text:span><text:span text:style-name="T327">of an</text:span><text:span text:style-name="T267"> </text:span><text:span text:style-name="T268">additional communication</text:span><text:span text:style-name="T267"> channel</text:span><text:span text:style-name="T151"> and</text:span><text:span text:style-name="T22"> solely relies on the EOS public blockchai</text:span><text:span text:style-name="T21">n and the DAPP Network </text:span><text:span text:style-name="T124">Services</text:span><text:span text:style-name="T21">.</text:span></text:p>
      <text:p text:style-name="P28"/>
      <text:p text:style-name="P8"><text:span text:style-name="T404">Private </text:span><text:span text:style-name="T405">W</text:span><text:span text:style-name="T406">allet</text:span><text:span text:style-name="T407">s</text:span></text:p>
      <text:p text:style-name="P129"><text:span text:style-name="T23">Z</text:span><text:span text:style-name="T24">EOS introduces a new type of wallet where EOS assets can be </text:span><text:span text:style-name="T152">held</text:span><text:span text:style-name="T24"> </text:span><text:span text:style-name="T216">in full privacy</text:span><text:span text:style-name="T24">. </text:span><text:span text:style-name="T25">Private ZEOS wallets exist in parallel to transparent EOS accounts and assets can move freely between them.</text:span></text:p>
      <text:p text:style-name="P29"/>
      <text:p text:style-name="P233"><text:span text:style-name="T47">Private ZEOS</text:span><text:span text:style-name="T26"> wallets</text:span><text:span text:style-name="T24"> are very similar to </text:span><text:span text:style-name="T48">wallets</text:span><text:span text:style-name="T24"> of legacy cryptocurrencies like Bitcoin</text:span><text:span text:style-name="T384">.</text:span><text:span text:style-name="T24"> Each wallet is defined </text:span><text:span text:style-name="T153">through</text:span><text:span text:style-name="T24"> a secret </text:span><text:span text:style-name="T30">s</text:span><text:span text:style-name="T31">p</text:span><text:span text:style-name="T30">ending</text:span><text:span text:style-name="T24"> key </text:span><text:span text:style-name="T28">(aka private key)</text:span><text:span text:style-name="T24">. The receiving address of </text:span><text:span text:style-name="T162">a</text:span><text:span text:style-name="T24"> wallet is </text:span><text:span text:style-name="T156">then</text:span><text:span text:style-name="T24"> derived from </text:span><text:span text:style-name="T217">that</text:span><text:span text:style-name="T154"> spending</text:span><text:span text:style-name="T24"> key. </text:span></text:p>
      <text:p text:style-name="P233"><text:span text:style-name="T155">The same goes for ZEOS </text:span><text:span text:style-name="T163">wallets</text:span><text:span text:style-name="T385">.</text:span><text:span text:style-name="T163"> </text:span><text:span text:style-name="T155">C</text:span><text:span text:style-name="T27">reating a wallet basically means picking a 32-byte random number which </text:span><text:span text:style-name="T125">represents</text:span><text:span text:style-name="T27"> the secret </text:span><text:span text:style-name="T29">spending </text:span><text:span text:style-name="T27">key – just like in Bitcoin.</text:span></text:p>
      <text:p text:style-name="P30"/>
      <text:p text:style-name="P22"><text:span text:style-name="T27">&lt;</text:span><text:span text:style-name="T11">Bild: wallet_vs_account&gt;</text:span></text:p>
      <text:p text:style-name="P30"/>
      <text:p text:style-name="P131"><text:span text:style-name="T126">In the current design the </text:span><text:span text:style-name="T218">ZEOS</text:span><text:span text:style-name="T126"> address consists of two parts: The secret </text:span><text:span text:style-name="T164">spending</text:span><text:span text:style-name="T126"> key’s corresponding public key (</text:span><text:span text:style-name="T157">based on </text:span><text:span text:style-name="T126">curve25519) concatenated with the secret </text:span><text:span text:style-name="T269">spending</text:span><text:span text:style-name="T126"> key’s hash value (blake2s </text:span><text:span text:style-name="T158">digest</text:span><text:span text:style-name="T126">). This </text:span><text:span text:style-name="T159">results in</text:span><text:span text:style-name="T126"> </text:span><text:span text:style-name="T161">ZEOS </text:span><text:span text:style-name="T126">addresses </text:span><text:span text:style-name="T159">of</text:span><text:span text:style-name="T126"> 64 byte</text:span><text:span text:style-name="T159">s </text:span><text:span text:style-name="T160">length</text:span><text:span text:style-name="T126">.</text:span></text:p>
      <text:p text:style-name="P31"/>
      <text:p text:style-name="P130"><text:span text:style-name="T126">&lt;</text:span><text:span text:style-name="T11">Bild: sk_address&gt;</text:span></text:p>
      <text:p text:style-name="P30"/>
      <text:p text:style-name="P169"><text:soft-page-break/><text:span text:style-name="T88">E</text:span><text:span text:style-name="T32">ach </text:span><text:span text:style-name="T121">private</text:span><text:span text:style-name="T32"> ZEOS transaction </text:span><text:span text:style-name="T127">comes with</text:span><text:span text:style-name="T32"> a unique </text:span><text:span text:style-name="T128">64-byte</text:span><text:span text:style-name="T32"> viewing key which reveals all details </text:span><text:span text:style-name="T250">about</text:span><text:span text:style-name="T32"> the receiv</text:span><text:span text:style-name="T165">ing</text:span><text:span text:style-name="T32"> part </text:span><text:span text:style-name="T88">of </text:span><text:span text:style-name="T251">the</text:span><text:span text:style-name="T88"> transaction</text:span><text:span text:style-name="T32">. Viewing keys can be used by </text:span><text:span text:style-name="T89">senders</text:span><text:span text:style-name="T32"> to prove a particular transaction has been executed and </text:span><text:span text:style-name="T129">that</text:span><text:span text:style-name="T32"> certain </text:span><text:span text:style-name="T166">assets</text:span><text:span text:style-name="T32"> have been received </text:span><text:span text:style-name="T270">by</text:span><text:span text:style-name="T167"> a certain </text:span><text:span text:style-name="T270">wallet</text:span><text:span text:style-name="T32">.</text:span></text:p>
      <text:p text:style-name="P32"/>
      <text:p text:style-name="P80"><text:span text:style-name="T412">Private </text:span><text:span text:style-name="T413">UTXOs</text:span></text:p>
      <text:p text:style-name="P85"><text:span text:style-name="T168">Ownership of</text:span><text:span text:style-name="T35"> assets hidden in ZEOS wallets </text:span><text:span text:style-name="T271">is</text:span><text:span text:style-name="T35"> represented </text:span><text:span text:style-name="T168">through ownership of</text:span><text:span text:style-name="T35"> </text:span><text:span text:style-name="T90">private </text:span><text:span text:style-name="T40">UTXOs –</text:span><text:span text:style-name="T361"> Unspent Transaction Outputs</text:span><text:span text:style-name="T40">. </text:span><text:span text:style-name="T45">Besides fungible and non-fungible tokens</text:span><text:span text:style-name="T46"> ZEOS</text:span><text:span text:style-name="T35"> introduces a third </text:span><text:span text:style-name="T219">token </text:span><text:span text:style-name="T35">type which is non-transferable and represents a </text:span><text:span text:style-name="T419">private</text:span><text:span text:style-name="T420"> permission</text:span><text:span text:style-name="T35">. This </text:span><text:span text:style-name="T49">kind of authenticat</text:span><text:span text:style-name="T50">ion</text:span><text:span text:style-name="T35"> </text:span><text:span text:style-name="T49">t</text:span><text:span text:style-name="T35">oken enables private</text:span><text:span text:style-name="T91"> </text:span><text:span text:style-name="T35">deposits and withdrawals </text:span><text:span text:style-name="T328">of </text:span><text:span text:style-name="T272">fungible and non-fungible assets</text:span><text:span text:style-name="T35"> to and from </text:span><text:span text:style-name="T66">any </text:span><text:span text:style-name="T329">third</text:span><text:span text:style-name="T386">-</text:span><text:span text:style-name="T329">party</text:span><text:span text:style-name="T35"> smart contract </text:span><text:span text:style-name="T169">in the</text:span><text:span text:style-name="T35"> EOS </text:span><text:span text:style-name="T169">ecosystem</text:span><text:span text:style-name="T35">.</text:span></text:p>
      <text:p text:style-name="P65"/>
      <text:p text:style-name="P218"><text:span text:style-name="T92">Private</text:span><text:span text:style-name="T59"> UTXO types:</text:span></text:p>
      <text:p text:style-name="P218"><text:span text:style-name="T59">- </text:span><text:span text:style-name="T330">&lt;Bild: eos_ft_utxo&gt; </text:span><text:span text:style-name="T59">Fungible Token: </text:span><text:span text:style-name="T64">represent</text:span><text:span text:style-name="T67">s</text:span><text:span text:style-name="T64"> a fungible asset on EOS</text:span></text:p>
      <text:p text:style-name="P218"><text:span text:style-name="T59">- </text:span><text:span text:style-name="T330">&lt;Bild: nft_utxo&gt; </text:span><text:span text:style-name="T59">Non-Fungible Token: </text:span><text:span text:style-name="T64">represent</text:span><text:span text:style-name="T67">s</text:span><text:span text:style-name="T64"> </text:span><text:span text:style-name="T67">a</text:span><text:span text:style-name="T64"> non-fungible asset on EOS</text:span></text:p>
      <text:p text:style-name="P219"><text:span text:style-name="T59">- </text:span><text:span text:style-name="T330">&lt;Bild: </text:span><text:span text:style-name="T331">auth</text:span><text:span text:style-name="T330">_utxo&gt; </text:span><text:span text:style-name="T60">Authentication</text:span><text:span text:style-name="T59"> Token: </text:span><text:span text:style-name="T64">represents </text:span><text:span text:style-name="T68">a</text:span><text:span text:style-name="T64"> permission to access assets in custody of a </text:span><text:span text:style-name="T220">certain</text:span><text:span text:style-name="T64"> smart contract</text:span></text:p>
      <text:p text:style-name="P33"/>
      <text:p text:style-name="P84"><text:span text:style-name="T130">All </text:span><text:span text:style-name="T54">UTXO </text:span><text:span text:style-name="T130">type</text:span><text:span text:style-name="T54">s </text:span><text:span text:style-name="T130">share</text:span><text:span text:style-name="T54"> the </text:span><text:span text:style-name="T130">same</text:span><text:span text:style-name="T54"> </text:span><text:span text:style-name="T69">data </text:span><text:span text:style-name="T54">structure:</text:span></text:p>
      <text:p text:style-name="P35"/>
      <text:p text:style-name="P84"><text:span text:style-name="T54">- </text:span><text:span text:style-name="T53">head</text:span><text:span text:style-name="T55">er</text:span><text:span text:style-name="T52">: </text:span><text:span text:style-name="T53">64</text:span><text:span text:style-name="T52"> bit</text:span></text:p>
      <text:p text:style-name="P35">- d0: 64 bit</text:p>
      <text:p text:style-name="P35">- d1: 64 bit</text:p>
      <text:p text:style-name="P35">- contract: 64 bit</text:p>
      <text:p text:style-name="P35">- cool_down: 64 bit</text:p>
      <text:p text:style-name="P83"><text:span text:style-name="T11">- </text:span><text:span text:style-name="T51">rho: 256 bit</text:span></text:p>
      <text:p text:style-name="P33"/>
      <text:p text:style-name="P20"><text:span text:style-name="T436">header: </text:span><text:span text:style-name="T437">64</text:span><text:span text:style-name="T438"> bit</text:span></text:p>
      <text:p text:style-name="P244"><text:span text:style-name="T55">The header field contains </text:span><text:span text:style-name="T131">meta information like</text:span><text:span text:style-name="T56"> </text:span><text:span text:style-name="T131">the UTXO type and a</text:span><text:span text:style-name="T132"> </text:span><text:span text:style-name="T400">number</text:span><text:span text:style-name="T401"> specifying under which protocol version</text:span><text:span text:style-name="T56"> it was created.</text:span></text:p>
      <text:p text:style-name="P36"/>
      <text:p text:style-name="P26">d0: 64 bit</text:p>
      <text:p text:style-name="P245"><text:span text:style-name="T57">The first data field contains either the amount of </text:span><text:span text:style-name="T70">the</text:span><text:span text:style-name="T57"> particular asset (fungible token) or the lower 64 bits of an </text:span><text:span text:style-name="T170">identifier</text:span><text:span text:style-name="T57"> (non-fungible </text:span><text:span text:style-name="T58">token</text:span><text:span text:style-name="T57">). </text:span><text:span text:style-name="T59">In case of </text:span><text:span text:style-name="T60">authentication</text:span><text:span text:style-name="T59"> </text:span><text:span text:style-name="T60">token</text:span><text:span text:style-name="T59"> this field is undefined.</text:span></text:p>
      <text:p text:style-name="P34"/>
      <text:p text:style-name="P26">d1: 64 bit</text:p>
      <text:p text:style-name="P245"><text:span text:style-name="T57">The </text:span><text:span text:style-name="T60">second</text:span><text:span text:style-name="T57"> data field contains either the </text:span><text:span text:style-name="T60">symbol code</text:span><text:span text:style-name="T57"> of </text:span><text:span text:style-name="T70">the</text:span><text:span text:style-name="T57"> particular asset (fungible token) or the </text:span><text:span text:style-name="T60">upper</text:span><text:span text:style-name="T57"> 64 bits of an </text:span><text:span text:style-name="T171">identifier</text:span><text:span text:style-name="T57"> (non-fungible </text:span><text:span text:style-name="T58">token</text:span><text:span text:style-name="T57">). </text:span><text:span text:style-name="T59">In case of </text:span><text:span text:style-name="T61">authentication</text:span><text:span text:style-name="T59"> </text:span><text:span text:style-name="T61">t</text:span><text:span text:style-name="T59">oken this field is undefined.</text:span></text:p>
      <text:p text:style-name="P33"/>
      <text:p text:style-name="P26">contract: 64 bit</text:p>
      <text:p text:style-name="P245"><text:span text:style-name="T60">In case of fungible and non-fungible token this field contains the EOS account name of the </text:span><text:span text:style-name="T172">issuing</text:span><text:span text:style-name="T60"> token contract. In case of </text:span><text:span text:style-name="T62">authentication token this field contains the EOS account name of the smart contract </text:span><text:span text:style-name="T221">which issued</text:span><text:span text:style-name="T62"> </text:span><text:span text:style-name="T221">the </text:span><text:span text:style-name="T62">permission.</text:span></text:p>
      <text:p text:style-name="P37"/>
      <text:p text:style-name="P26">cool_down: 64 bit</text:p>
      <text:p text:style-name="P245"><text:span text:style-name="T176">Determines</text:span><text:span text:style-name="T175"> when this UTXO can be ‘burned’</text:span><text:span text:style-name="T37">. Specifically this value is an EOS block height </text:span><text:span text:style-name="T38">from </text:span><text:span text:style-name="T178">which</text:span><text:span text:style-name="T38"> </text:span><text:span text:style-name="T177">this</text:span><text:span text:style-name="T38"> </text:span><text:span text:style-name="T42">UTXO</text:span><text:span text:style-name="T38"> </text:span><text:span text:style-name="T177">becomes</text:span><text:span text:style-name="T38"> ‘burnable’. </text:span><text:span text:style-name="T222">A cool down </text:span><text:span text:style-name="T223">value</text:span><text:span text:style-name="T38"> enables several interesting features like burn delays </text:span><text:span text:style-name="T273">for</text:span><text:span text:style-name="T38"> synthetic assets</text:span><text:span text:style-name="T44"> </text:span><text:span text:style-name="T63">or</text:span><text:span text:style-name="T38"> </text:span><text:span text:style-name="T63">private </text:span><text:span text:style-name="T38">permission</text:span><text:span text:style-name="T63">s</text:span><text:span text:style-name="T38"> </text:span><text:span text:style-name="T63">which </text:span><text:span text:style-name="T43">only </text:span><text:span text:style-name="T224">become valid</text:span><text:span text:style-name="T134"> </text:span><text:span text:style-name="T39">after</text:span><text:span text:style-name="T38"> a particular point in time (i.e. </text:span><text:span text:style-name="T273">a particular</text:span><text:span text:style-name="T38"> block</text:span><text:span text:style-name="T93">chain</text:span><text:span text:style-name="T38"> height).</text:span></text:p>
      <text:p text:style-name="P38"/>
      <text:p text:style-name="P27">rho: 256 bit</text:p>
      <text:p text:style-name="P245"><text:soft-page-break/><text:span text:style-name="T173">A</text:span><text:span text:style-name="T36"> 32-byte random </text:span><text:span text:style-name="T173">number </text:span><text:span text:style-name="T402">(aka ‘salt’)</text:span><text:span text:style-name="T36"> to ensure unique hash values </text:span><text:span text:style-name="T174">for</text:span><text:span text:style-name="T36"> </text:span><text:span text:style-name="T41">UTXO</text:span><text:span text:style-name="T36"> commitments </text:span><text:span text:style-name="T174">(fungible &amp; non-fungible token)</text:span><text:span text:style-name="T36">. </text:span><text:span text:style-name="T65">In case of authentication token th</text:span><text:span text:style-name="T174">is</text:span><text:span text:style-name="T65"> value is </text:span><text:span text:style-name="T274">like a</text:span><text:span text:style-name="T65"> secret </text:span><text:span text:style-name="T133">key</text:span><text:span text:style-name="T65"> which gives access to whatever the permission was created for.</text:span></text:p>
      <text:p text:style-name="P66"/>
      <text:p text:style-name="P257"><text:span text:style-name="T422">T</text:span><text:span text:style-name="T423">he wallet address is </text:span><text:span text:style-name="T424">not stored per UTXO </text:span><text:span text:style-name="T426">but per transaction </text:span><text:span text:style-name="T428">that</text:span><text:span text:style-name="T427"> creates the UTXO</text:span><text:span text:style-name="T423">. All private transactions include a 256-byte memo field </text:span><text:span text:style-name="T425">for private messages</text:span><text:span text:style-name="T423"> as well.</text:span></text:p>
      <text:p text:style-name="P39"/>
      <text:p text:style-name="P25">Flow Chart<text:span text:style-name="T1267">s</text:span> Legend</text:p>
      <text:p text:style-name="P249"><text:span text:style-name="T363">&lt;</text:span><text:span text:style-name="T364">eos_world</text:span><text:span text:style-name="T363">&gt; </text:span><text:span text:style-name="T364">Illustrates what happens on the EOS blockchain </text:span><text:span text:style-name="T371">when a private transaction is executed. It shows exactly</text:span><text:span text:style-name="T365"> what </text:span><text:span text:style-name="T371">sensitive information is exposed and what</text:span><text:span text:style-name="T365"> </text:span><text:span text:style-name="T366">an</text:span><text:span text:style-name="T365"> </text:span><text:span text:style-name="T369">observer</text:span><text:span text:style-name="T365"> </text:span><text:span text:style-name="T369">would be</text:span><text:span text:style-name="T365"> able to detect</text:span><text:span text:style-name="T364">.</text:span></text:p>
      <text:p text:style-name="P71"/>
      <text:p text:style-name="P253"><text:span text:style-name="T364">&lt;</text:span><text:span text:style-name="T366">zeos_world&gt; </text:span><text:span text:style-name="T372">Illustrates</text:span><text:span text:style-name="T366"> the equivalent from the perspective of the virtual ZEOS world. </text:span><text:span text:style-name="T372">It shows </text:span><text:span text:style-name="T370">exactly what </text:span><text:span text:style-name="T372">sensitive information is exposed and what</text:span><text:span text:style-name="T370"> an observer would be able to detect.</text:span></text:p>
      <text:p text:style-name="P72"/>
      <text:p text:style-name="P250"><text:span text:style-name="T367">&lt;eos_action&gt; An EOS action which is initiated by a certain actor and/or executed </text:span><text:span text:style-name="T373">by</text:span><text:span text:style-name="T367"> a certain EOS account </text:span><text:span text:style-name="T374">and</text:span><text:span text:style-name="T367"> permission.</text:span></text:p>
      <text:p text:style-name="P73"/>
      <text:p text:style-name="P251"><text:span text:style-name="T367">&lt;</text:span><text:span text:style-name="T368">zeos_txdata&gt; Private ZEOS transaction data </text:span><text:span text:style-name="T383">that</text:span><text:span text:style-name="T368"> always contains a zero knowledge proof </text:span><text:span text:style-name="T378">(ZKP)</text:span><text:span text:style-name="T368"> which proves the correctness of the private </text:span><text:span text:style-name="T375">(hidden)</text:span><text:span text:style-name="T368"> inputs. </text:span><text:span text:style-name="T376">All</text:span><text:span text:style-name="T368"> public inputs are </text:span><text:span text:style-name="T376">exposed and</text:span><text:span text:style-name="T368"> observable by the public.</text:span></text:p>
      <text:p text:style-name="P74"/>
      <text:p text:style-name="P251"><text:span text:style-name="T368">&lt;eos_sig&gt; </text:span><text:span text:style-name="T377">Signature of an EOS account permission</text:span></text:p>
      <text:p text:style-name="P74"/>
      <text:p text:style-name="P251"><text:span text:style-name="T368">&lt;zeos_sig&gt; The signature of private transaction data which is basically the ZKP itself: If the proof is valid it automatically </text:span><text:span text:style-name="T379">implicates</text:span><text:span text:style-name="T368"> the private transaction is signed by the correct secret spending key.</text:span></text:p>
      <text:p text:style-name="P74"/>
      <text:p text:style-name="P254"><text:span text:style-name="T368">&lt;</text:span><text:span text:style-name="T380">eos_acc&gt; An EOS account with a certain account name (address) and certain permissions. If it is depicted </text:span><text:span text:style-name="T382">with</text:span><text:span text:style-name="T380"> a ‘&lt;/&gt;’ </text:span><text:span text:style-name="T381">at the top there is</text:span><text:span text:style-name="T380"> a smart contract deployed to this account. If there is no ‘&lt;/&gt;’ </text:span><text:span text:style-name="T381">it</text:span><text:span text:style-name="T380"> is </text:span><text:span text:style-name="T381">just</text:span><text:span text:style-name="T380"> a personal user account.</text:span></text:p>
      <text:p text:style-name="P75"/>
      <text:p text:style-name="P255"><text:span text:style-name="T380">&lt;</text:span><text:span text:style-name="T11">zeos_wallet&gt; A ZEOS wallet with a certain address and secret spending key. No information about wallets is ever exposed by the protocol and is therefore always private.</text:span></text:p>
      <text:p text:style-name="P76"/>
      <text:p text:style-name="P77">&lt;token&gt; Standard EOS fungible or non-fungible assets.</text:p>
      <text:p text:style-name="P77"/>
      <text:p text:style-name="P77">&lt;utxo&gt; Unspent transaction output (UTXO) representing either a fungible or a non-fungible asset on EOS or a ZEOS authentication token.</text:p>
      <text:p text:style-name="P77"/>
      <text:p text:style-name="P78">&lt;<text:span text:style-name="T1525">black_arrow</text:span>&gt; <text:span text:style-name="T1525">Signing/Execution of an EOS Action.</text:span></text:p>
      <text:p text:style-name="P78"/>
      <text:p text:style-name="P78">&lt;<text:span text:style-name="T1525">green_arrow</text:span>&gt; <text:span text:style-name="T1525">Movement of assets/UTXOs between EOS accounts/ZEOS wallets.</text:span></text:p>
      <text:p text:style-name="P39"/>
      <text:p text:style-name="P146"><text:span text:style-name="T408">M</text:span><text:span text:style-name="T409">int</text:span><text:span text:style-name="T417">ing</text:span><text:span text:style-name="T409"> </text:span><text:span text:style-name="T411">of</text:span><text:span text:style-name="T414"> </text:span><text:span text:style-name="T415">F</text:span><text:span text:style-name="T414">ungible &amp; </text:span><text:span text:style-name="T415">N</text:span><text:span text:style-name="T414">on-</text:span><text:span text:style-name="T415">F</text:span><text:span text:style-name="T414">ungible </text:span><text:span text:style-name="T416">UTXOs</text:span></text:p>
      <text:p text:style-name="P86"><text:span text:style-name="T33">T</text:span><text:span text:style-name="T71">o move </text:span><text:span text:style-name="T179">an asset</text:span><text:span text:style-name="T71"> from a transparent EOS account to a private ZEOS wallet the ‘mint’ action is </text:span><text:span text:style-name="T94">called</text:span><text:span text:style-name="T71">. </text:span><text:span text:style-name="T197">To move an asset from a private ZEOS wallet back to a transparent EOS account the ‘burn’ action is called. </text:span><text:span text:style-name="T225">For fully private and untraceable token transfers the ‘ztransfer’ action is called. </text:span><text:span text:style-name="T393">Th</text:span><text:span text:style-name="T394">e</text:span><text:span text:style-name="T393">se</text:span><text:span text:style-name="T225"> three actions exist for fungible as well as for non-fungible tokens:</text:span></text:p>
      <text:p text:style-name="P67"/>
      <text:p text:style-name="P86"><text:span text:style-name="T225">- ‘</text:span><text:span text:style-name="T275">mintft’ and ‘mintnft’</text:span></text:p>
      <text:p text:style-name="P68">- ‘burnft’ and ‘burnnft’</text:p>
      <text:p text:style-name="P68"><text:soft-page-break/>- ‘ztransferft’ and ‘ztransfernft’</text:p>
      <text:p text:style-name="P40"/>
      <text:p text:style-name="P86"><text:span text:style-name="T72">When ‘mint’ is called </text:span><text:span text:style-name="T182">on a fungible or non-fungible token</text:span><text:span text:style-name="T72"> the specified asset move</text:span><text:span text:style-name="T76">s</text:span><text:span text:style-name="T72"> from the user’s EOS account into custody of the ZEOS token contract</text:span><text:span text:style-name="T72"><text:note text:id="ftn2" text:note-class="footnote"><text:note-citation>2</text:note-citation><text:note-body><text:p text:style-name="P252"><text:span text:style-name="T429"><text:s/></text:span><text:span text:style-name="T430">Strictly, each call to ‘mint’ must be preceded by a ‘transfer’ call to </text:span><text:span text:style-name="T435">move</text:span><text:span text:style-name="T430"> the specific fungible or non-fungible asset from the user’s EOS account to ‘thezeostoken’ </text:span><text:span text:style-name="T431">account</text:span><text:span text:style-name="T430"> </text:span><text:span text:style-name="T432">in compliance with the ‘deposit/withdraw’ concept of EOSIO </text:span><text:span text:style-name="T434">smart contracts</text:span><text:span text:style-name="T430">. For the sake of simplicity </text:span><text:span text:style-name="T433">though</text:span><text:span text:style-name="T430"> this preceding transfer action is </text:span><text:span text:style-name="T433">ignored in this paper.</text:span></text:p></text:note-body></text:note></text:span><text:span text:style-name="T72">. At the same time a private UTXO </text:span><text:span text:style-name="T73">representing t</text:span><text:span text:style-name="T180">h</text:span><text:span text:style-name="T181">e</text:span><text:span text:style-name="T73"> asset</text:span><text:span text:style-name="T72"> is minted </text:span><text:span text:style-name="T73">at</text:span><text:span text:style-name="T72"> </text:span><text:span text:style-name="T76">the specified</text:span><text:span text:style-name="T72"> ZEOS wallet </text:span><text:span text:style-name="T73">address</text:span><text:span text:style-name="T72">. </text:span><text:span text:style-name="T95">The information </text:span><text:span text:style-name="T96">about</text:span><text:span text:style-name="T76"> wh</text:span><text:span text:style-name="T96">ich</text:span><text:span text:style-name="T76"> wallet address the </text:span><text:span text:style-name="T135">UTXO</text:span><text:span text:style-name="T76"> is </text:span><text:span text:style-name="T95">being</text:span><text:span text:style-name="T76"> minted </text:span><text:span text:style-name="T96">at</text:span><text:span text:style-name="T76"> </text:span><text:span text:style-name="T95">remains</text:span><text:span text:style-name="T76"> private. Only the asset’s amount and symbol is public</text:span><text:span text:style-name="T135">ly traceable </text:span><text:span text:style-name="T230">when </text:span><text:span text:style-name="T231">minting UTXOs</text:span><text:span text:style-name="T230">.</text:span><text:span text:style-name="T76"> </text:span><text:span text:style-name="T226">In fact, the protocol will never expose any ZEOS address</text:span><text:span text:style-name="T232">es</text:span><text:span text:style-name="T226"> publicly</text:span><text:span text:style-name="T227">.</text:span></text:p>
      <text:p text:style-name="P41"/>
      <text:p text:style-name="P198"><text:span text:style-name="T76">&lt;</text:span><text:span text:style-name="T11">Bild: </text:span><text:span text:style-name="T263">flow_</text:span><text:span text:style-name="T11">mint_</text:span><text:span text:style-name="T104">ft, </text:span><text:span text:style-name="T276">Unterschrift: “Alice moves 5 EOS tokens from her public EOS account to a private ZEOS wallet”</text:span><text:span text:style-name="T11">&gt;</text:span></text:p>
      <text:p text:style-name="P205"><text:span text:style-name="T276">&lt;Bild: flow_mint_nft, Unterschrift: “Alice moves a</text:span><text:span text:style-name="T277">n</text:span><text:span text:style-name="T276"> NFT from her public EOS account to a private ZEOS wallet”&gt;</text:span></text:p>
      <text:p text:style-name="P43"/>
      <text:p text:style-name="P44"><text:span text:style-name="T1">Burn</text:span><text:span text:style-name="T8">ing</text:span><text:span text:style-name="T1"> </text:span><text:span text:style-name="T4">of</text:span><text:span text:style-name="T5"> </text:span><text:span text:style-name="T6">F</text:span><text:span text:style-name="T5">ungible &amp; </text:span><text:span text:style-name="T6">N</text:span><text:span text:style-name="T5">on-</text:span><text:span text:style-name="T6">F</text:span><text:span text:style-name="T5">ungible </text:span><text:span text:style-name="T7">UTXOs</text:span></text:p>
      <text:p text:style-name="P170"><text:span text:style-name="T75">At any time </text:span><text:span text:style-name="T137">UTXOs</text:span><text:span text:style-name="T75"> are redeemable </text:span><text:span text:style-name="T78">in exchange </text:span><text:span text:style-name="T75">for the </text:span><text:span text:style-name="T185">(same amount of)</text:span><text:span text:style-name="T75"> underlying asset they represent. </text:span><text:span text:style-name="T78">To do so the </text:span><text:span text:style-name="T138">UTXO</text:span><text:span text:style-name="T78"> is burned </text:span><text:span text:style-name="T186">using the corresponding ‘burn’ action</text:span><text:span text:style-name="T78">. </text:span><text:span text:style-name="T234">When this happens</text:span><text:span text:style-name="T75"> the underlying asset is </text:span><text:span text:style-name="T187">released</text:span><text:span text:style-name="T78"> from </text:span><text:span text:style-name="T187">custody of </text:span><text:span text:style-name="T78">the ZEOS token contract </text:span><text:span text:style-name="T187">and </text:span><text:span text:style-name="T342">is </text:span><text:span text:style-name="T187">transferred</text:span><text:span text:style-name="T78"> to</text:span><text:span text:style-name="T75"> the EOS account specified </text:span><text:span text:style-name="T235">by the user</text:span><text:span text:style-name="T75">. The only limitation </text:span><text:span text:style-name="T332">regarding</text:span><text:span text:style-name="T78"> burn</text:span><text:span text:style-name="T332">ing</text:span><text:span text:style-name="T75"> </text:span><text:span text:style-name="T332">could</text:span><text:span text:style-name="T75"> </text:span><text:span text:style-name="T332">be </text:span><text:span text:style-name="T75">a potential cool-down value a</text:span><text:span text:style-name="T188">ny</text:span><text:span text:style-name="T75"> private </text:span><text:span text:style-name="T139">UTXO</text:span><text:span text:style-name="T75"> might have. In this case </text:span><text:span text:style-name="T79">the </text:span><text:span text:style-name="T189">burn will fail </text:span><text:span text:style-name="T191">until</text:span><text:span text:style-name="T75"> the </text:span><text:span text:style-name="T79">particular</text:span><text:span text:style-name="T75"> </text:span><text:span text:style-name="T190">EOS </text:span><text:span text:style-name="T75">block </text:span><text:span text:style-name="T97">height</text:span><text:span text:style-name="T75"> is reached. </text:span><text:span text:style-name="T202">T</text:span><text:span text:style-name="T201">he only information </text:span><text:span text:style-name="T333">which is</text:span><text:span text:style-name="T201"> revealed publicly </text:span><text:span text:style-name="T203">when burning UTXOs is – </text:span><text:span text:style-name="T236">again –</text:span><text:span text:style-name="T237"> </text:span><text:span text:style-name="T333">only</text:span><text:span text:style-name="T238"> </text:span><text:span text:style-name="T76">the asset’s amount and symbol </text:span><text:span text:style-name="T201">(or the </text:span><text:span text:style-name="T236">unique</text:span><text:span text:style-name="T201"> identifier in case of NFT). </text:span><text:span text:style-name="T238">T</text:span><text:span text:style-name="T201">he wallet</text:span><text:span text:style-name="T204">s</text:span><text:span text:style-name="T201"> address from where the asset is burned remains private.</text:span></text:p>
      <text:p text:style-name="P46"/>
      <text:p text:style-name="P206"><text:span text:style-name="T75">&lt;</text:span><text:span text:style-name="T80">Bild: </text:span><text:span text:style-name="T263">flow_</text:span><text:span text:style-name="T80">burn_</text:span><text:span text:style-name="T105">ft, </text:span><text:span text:style-name="T277">Unterschrift: “</text:span><text:span text:style-name="T276">Alice moves 5 EOS tokens from </text:span><text:span text:style-name="T277">a private ZEOS wallet</text:span><text:span text:style-name="T276"> to </text:span><text:span text:style-name="T277">her</text:span><text:span text:style-name="T276"> </text:span><text:span text:style-name="T277">public</text:span><text:span text:style-name="T276"> </text:span><text:span text:style-name="T277">EOS</text:span><text:span text:style-name="T276"> </text:span><text:span text:style-name="T277">account”</text:span><text:span text:style-name="T80">&gt;</text:span></text:p>
      <text:p text:style-name="P206"><text:span text:style-name="T75">&lt;</text:span><text:span text:style-name="T80">Bild: </text:span><text:span text:style-name="T263">flow_</text:span><text:span text:style-name="T105">burn_nft, </text:span><text:span text:style-name="T277">Unterschrift: “</text:span><text:span text:style-name="T276">Alice moves </text:span><text:span text:style-name="T277">an NFT</text:span><text:span text:style-name="T276"> from </text:span><text:span text:style-name="T277">a private ZEOS wallet</text:span><text:span text:style-name="T276"> to </text:span><text:span text:style-name="T277">her</text:span><text:span text:style-name="T276"> </text:span><text:span text:style-name="T277">public</text:span><text:span text:style-name="T276"> </text:span><text:span text:style-name="T277">EOS</text:span><text:span text:style-name="T276"> </text:span><text:span text:style-name="T277">account”</text:span><text:span text:style-name="T80">&gt;</text:span></text:p>
      <text:p text:style-name="P47"/>
      <text:p text:style-name="P24">Connecting the two Worlds</text:p>
      <text:p text:style-name="P87"><text:span text:style-name="T80">The ‘mint’ and ‘burn’ </text:span><text:span text:style-name="T98">actions</text:span><text:span text:style-name="T80"> </text:span><text:span text:style-name="T81">for fungible and non-fungible assets</text:span><text:span text:style-name="T80"> can be </text:span><text:span text:style-name="T192">viewed</text:span><text:span text:style-name="T80"> as the gateway </text:span><text:span text:style-name="T193">connecting</text:span><text:span text:style-name="T387"> </text:span><text:span text:style-name="T398">the </text:span><text:span text:style-name="T99">two</text:span><text:span text:style-name="T80"> worlds</text:span><text:span text:style-name="T387">:</text:span><text:span text:style-name="T80"> The only way asset</text:span><text:span text:style-name="T82">s</text:span><text:span text:style-name="T80"> can move from the transparent EOS world </text:span><text:span text:style-name="T194">to</text:span><text:span text:style-name="T80"> the private ZEOS world is </text:span><text:span text:style-name="T195">by calling</text:span><text:span text:style-name="T80"> the mint action</text:span><text:span text:style-name="T83">(s)</text:span><text:span text:style-name="T80">. And the only way assets can move from the private ZEOS world back </text:span><text:span text:style-name="T194">to</text:span><text:span text:style-name="T80"> the transparent EOS world is </text:span><text:span text:style-name="T195">by calling</text:span><text:span text:style-name="T80"> the burn action</text:span><text:span text:style-name="T83">(s)</text:span><text:span text:style-name="T80">. </text:span><text:span text:style-name="T334">For private peer-to-peer transfers the ‘ztransfer’ action </text:span><text:span text:style-name="T360">for fungible or non-fungible tokens</text:span><text:span text:style-name="T334"> </text:span><text:span text:style-name="T391">is</text:span><text:span text:style-name="T334"> being used in </text:span><text:span text:style-name="T399">analogy</text:span><text:span text:style-name="T334"> to </text:span><text:span text:style-name="T388">the</text:span><text:span text:style-name="T334"> EOS</text:span><text:span text:style-name="T389"> </text:span><text:span text:style-name="T335">standard token</text:span><text:span text:style-name="T334"> ‘transfer’ action.</text:span></text:p>
      <text:p text:style-name="P47"/>
      <text:p text:style-name="P207"><text:span text:style-name="T80">&lt;Bild: </text:span><text:span text:style-name="T263">flow_</text:span><text:span text:style-name="T278">connecting_two</text:span><text:span text:style-name="T264">_worlds, </text:span><text:span text:style-name="T279">Unterschrift: “</text:span><text:span text:style-name="T281">Moving</text:span><text:span text:style-name="T279"> assets ‘between the worlds’ by calling ‘mint’ and ‘burn’ on fungible </text:span><text:span text:style-name="T281">and</text:span><text:span text:style-name="T279"> non-fungible tokens </text:span><text:span text:style-name="T282">and </text:span><text:span text:style-name="T283">it’s implication on</text:span><text:span text:style-name="T280"> privacy</text:span><text:span text:style-name="T279">”</text:span><text:span text:style-name="T80">&gt;</text:span></text:p>
      <text:p text:style-name="P42"/>
      <text:p text:style-name="P42"><text:span text:style-name="T2">Transfe</text:span><text:span text:style-name="T3">r</text:span><text:span text:style-name="T1"> </text:span><text:span text:style-name="T4">of</text:span><text:span text:style-name="T5"> </text:span><text:span text:style-name="T6">F</text:span><text:span text:style-name="T5">ungible &amp; </text:span><text:span text:style-name="T6">N</text:span><text:span text:style-name="T5">on-</text:span><text:span text:style-name="T6">F</text:span><text:span text:style-name="T5">ungible </text:span><text:span text:style-name="T7">UTXOs</text:span></text:p>
      <text:p text:style-name="P188"><text:span text:style-name="T136">UTXOs representing fungible or non-fungible tokens</text:span><text:span text:style-name="T74"> are </text:span><text:span text:style-name="T77">fully privately</text:span><text:span text:style-name="T74"> transferable </text:span><text:span text:style-name="T233">among</text:span><text:span text:style-name="T74"> ZEOS wallets. </text:span><text:span text:style-name="T228">If a</text:span><text:span text:style-name="T229">n</text:span><text:span text:style-name="T228"> UTXO represents a</text:span><text:span text:style-name="T74"> fungible </text:span><text:span text:style-name="T76">token</text:span><text:span text:style-name="T74"> </text:span><text:span text:style-name="T229">it is</text:span><text:span text:style-name="T74"> divisible to the exact same degree as the underlying asset </text:span><text:span text:style-name="T183">itself</text:span><text:span text:style-name="T74">. </text:span><text:span text:style-name="T184">UTXOs of non-fungible tokens are no</text:span><text:span text:style-name="T343">t </text:span><text:span text:style-name="T184">divisible.</text:span></text:p>
      <text:p text:style-name="P45"/>
      <text:p text:style-name="P208"><text:span text:style-name="T74">&lt;</text:span><text:span text:style-name="T80">Bild: </text:span><text:span text:style-name="T263">flow_</text:span><text:span text:style-name="T265">z</text:span><text:span text:style-name="T264">t</text:span><text:span text:style-name="T80">ransfer_</text:span><text:span text:style-name="T105">ft, </text:span><text:span text:style-name="T284">Unterschrift: “Alice conducts a private transfer of fungible tokens”</text:span><text:span text:style-name="T80">&gt;</text:span></text:p>
      <text:p text:style-name="P199"><text:span text:style-name="T74">&lt;</text:span><text:span text:style-name="T11">Bild: </text:span><text:span text:style-name="T263">flow_</text:span><text:span text:style-name="T265">z</text:span><text:span text:style-name="T105">transfer_nft, </text:span><text:span text:style-name="T284">Unterschrift: “Alice conducts a private transfer of a non-fungible token”</text:span><text:span text:style-name="T11">&gt;</text:span></text:p>
      <text:p text:style-name="P48"><text:soft-page-break/></text:p>
      <text:p text:style-name="P146"><text:span text:style-name="T408">M</text:span><text:span text:style-name="T409">int</text:span><text:span text:style-name="T418">ing</text:span><text:span text:style-name="T410"> </text:span><text:span text:style-name="T411">of</text:span><text:span text:style-name="T414"> Authentication </text:span><text:span text:style-name="T416">UTXOs</text:span></text:p>
      <text:p text:style-name="P88"><text:span text:style-name="T198">M</text:span><text:span text:style-name="T100">inting and </text:span><text:span text:style-name="T198">B</text:span><text:span text:style-name="T100">urning </text:span><text:span text:style-name="T198">of</text:span><text:span text:style-name="T85"> authentication tokens </text:span><text:span text:style-name="T198">does not</text:span><text:span text:style-name="T85"> </text:span><text:span text:style-name="T205">move any</text:span><text:span text:style-name="T198"> </text:span><text:span text:style-name="T85">assets </text:span><text:span text:style-name="T196">directly</text:span><text:span text:style-name="T85">. </text:span><text:span text:style-name="T84">Instead </text:span><text:span text:style-name="T199">an authentication token </text:span><text:span text:style-name="T239">merely</text:span><text:span text:style-name="T199"> represents a permission which </text:span><text:span text:style-name="T206">allows </text:span><text:span text:style-name="T240">the holder to</text:span><text:span text:style-name="T199"> access </text:span><text:span text:style-name="T207">assets of</text:span><text:span text:style-name="T199"> a particular smart contract.</text:span><text:span text:style-name="T84"> </text:span><text:span text:style-name="T199">T</text:span><text:span text:style-name="T84">o mint an authentication token </text:span><text:span text:style-name="T241">the</text:span><text:span text:style-name="T84"> user creates a hash </text:span><text:span text:style-name="T290">commitment</text:span><text:span text:style-name="T84"> </text:span><text:span text:style-name="T84"><draw:frame draw:style-name="fr1" draw:name="Object56" text:anchor-type="as-char" svg:y="-0.1484in" svg:width="0.1661in" svg:height="0.1839in" draw:z-index="1"><draw:object xlink:href="./Object 56" xlink:type="simple" xlink:show="embed" xlink:actuate="onLoad"/><draw:image xlink:href="./ObjectReplacements/Object 56" xlink:type="simple" xlink:show="embed" xlink:actuate="onLoad"/></draw:frame></text:span><text:span text:style-name="T84"><text:s/>such that:</text:span></text:p>
      <text:p text:style-name="P49"/>
      <text:p text:style-name="P248"><draw:frame draw:style-name="fr1" draw:name="Object55" text:anchor-type="as-char" svg:y="-0.152in" svg:width="1.3583in" svg:height="0.2in" draw:z-index="2"><draw:object xlink:href="./Object 55" xlink:type="simple" xlink:show="embed" xlink:actuate="onLoad"/><draw:image xlink:href="./ObjectReplacements/Object 55" xlink:type="simple" xlink:show="embed" xlink:actuate="onLoad"/></draw:frame></text:p>
      <text:p text:style-name="P53"/>
      <text:p text:style-name="P53">where:</text:p>
      <text:p text:style-name="P248"><text:span text:style-name="T84"><draw:frame draw:style-name="fr1" draw:name="Object57" text:anchor-type="as-char" svg:y="-0.152in" svg:width="0.5339in" svg:height="0.2in" draw:z-index="3"><draw:object xlink:href="./Object 57" xlink:type="simple" xlink:show="embed" xlink:actuate="onLoad"/><draw:image xlink:href="./ObjectReplacements/Object 57" xlink:type="simple" xlink:show="embed" xlink:actuate="onLoad"/></draw:frame></text:span><text:span text:style-name="T285"><text:s/>is a collision-resistant hash function</text:span></text:p>
      <text:p text:style-name="P248"><text:span text:style-name="T285"><draw:frame draw:style-name="fr1" draw:name="Object58" text:anchor-type="as-char" svg:y="-0.1484in" svg:width="0.3118in" svg:height="0.1839in" draw:z-index="4"><draw:object xlink:href="./Object 58" xlink:type="simple" xlink:show="embed" xlink:actuate="onLoad"/><draw:image xlink:href="./ObjectReplacements/Object 58" xlink:type="simple" xlink:show="embed" xlink:actuate="onLoad"/></draw:frame></text:span><text:span text:style-name="T84"><text:s/>is a 32-byte random number</text:span></text:p>
      <text:p text:style-name="P248"><text:span text:style-name="T84"><draw:frame draw:style-name="fr1" draw:name="Object59" text:anchor-type="as-char" svg:y="-0.1484in" svg:width="0.4055in" svg:height="0.1839in" draw:z-index="5"><draw:object xlink:href="./Object 59" xlink:type="simple" xlink:show="embed" xlink:actuate="onLoad"/><draw:image xlink:href="./ObjectReplacements/Object 59" xlink:type="simple" xlink:show="embed" xlink:actuate="onLoad"/></draw:frame></text:span><text:span text:style-name="T84"><text:s/>is the wallet address where the token is </text:span><text:span text:style-name="T101">minted</text:span></text:p>
      <text:p text:style-name="P50"/>
      <text:p text:style-name="P189"><text:span text:style-name="T253">Minting of authentication tokens </text:span><text:span text:style-name="T289">by calling</text:span><text:span text:style-name="T253"> ‘</text:span><text:span text:style-name="T403">mintauth</text:span><text:span text:style-name="T254">’</text:span><text:span text:style-name="T252"> is usually </text:span><text:span text:style-name="T290">done</text:span><text:span text:style-name="T252"> as an inline action by a third</text:span><text:span text:style-name="T362">-</text:span><text:span text:style-name="T252">party smart contract which</text:span><text:span text:style-name="T84"> issues the permission</text:span><text:span text:style-name="T252">. The hash </text:span><text:span text:style-name="T140">commitment </text:span><text:span text:style-name="T140"><draw:frame draw:style-name="fr1" draw:name="Object60" text:anchor-type="as-char" svg:y="-0.1484in" svg:width="0.1661in" svg:height="0.1839in" draw:z-index="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84"><text:s/>is stored by the smart contract </text:span><text:span text:style-name="T255">until the </text:span><text:span text:style-name="T285">corresponding authentication</text:span><text:span text:style-name="T255"> token is burned </text:span><text:span text:style-name="T286">by the user</text:span><text:span text:style-name="T255"> – i.e. </text:span><text:span text:style-name="T287">is</text:span><text:span text:style-name="T255"> used for authentication</text:span><text:span text:style-name="T84">.</text:span></text:p>
      <text:p text:style-name="P51"/>
      <text:p text:style-name="P195"><text:span text:style-name="T84">&lt;</text:span><text:span text:style-name="T11">Bild: </text:span><text:span text:style-name="T263">flow_</text:span><text:span text:style-name="T11">mint_auth, </text:span><text:span text:style-name="T288">Unterschrift: “</text:span><text:span text:style-name="T291">Alice mints an authentication token at a private ZEOS address</text:span><text:span text:style-name="T288">”</text:span><text:span text:style-name="T11">&gt;</text:span></text:p>
      <text:p text:style-name="P51"/>
      <text:p text:style-name="P52"><text:span text:style-name="T1">Burn</text:span><text:span text:style-name="T9">ing</text:span><text:span text:style-name="T1"> </text:span><text:span text:style-name="T4">of</text:span><text:span text:style-name="T5"> Authentication </text:span><text:span text:style-name="T7">UTXOs</text:span></text:p>
      <text:p text:style-name="P147"><text:span text:style-name="T84">In order to </text:span><text:span text:style-name="T292">gain</text:span><text:span text:style-name="T242"> access to the </text:span><text:span text:style-name="T243">third-party</text:span><text:span text:style-name="T84"> smart contract the permission – publicly represented by the </text:span><text:span text:style-name="T140">commitment</text:span><text:span text:style-name="T84"> </text:span><text:span text:style-name="T84"><draw:frame draw:style-name="fr1" draw:name="Object61" text:anchor-type="as-char" svg:y="-0.1484in" svg:width="0.1661in" svg:height="0.1839in" draw:z-index="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84"><text:s/></text:span><text:span text:style-name="T86">and privately represented by the authentication token inside </text:span><text:span text:style-name="T243">the</text:span><text:span text:style-name="T199"> ZEOS</text:span><text:span text:style-name="T86"> wallet</text:span><text:span text:style-name="T84"> – is </text:span><text:span text:style-name="T86">burned. To do so a </text:span><text:span text:style-name="T244">zero knowledge </text:span><text:span text:style-name="T86">proof is generated that proves knowledge of the secret value </text:span><text:span text:style-name="T86"><draw:frame draw:style-name="fr1" draw:name="Object62" text:anchor-type="as-char" svg:y="-0.1484in" svg:width="0.3118in" svg:height="0.1839in" draw:z-index="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86"><text:s/>and knowledge of </text:span><text:span text:style-name="T102">the</text:span><text:span text:style-name="T86"> secret </text:span><text:span text:style-name="T200">spending</text:span><text:span text:style-name="T86"> key </text:span><text:span text:style-name="T245">to</text:span><text:span text:style-name="T86"> </text:span><text:span text:style-name="T200">the </text:span><text:span text:style-name="T200"><draw:frame draw:style-name="fr1" draw:name="Object63" text:anchor-type="as-char" svg:y="-0.1484in" svg:width="0.4055in" svg:height="0.1839in" draw:z-index="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00"><text:s/>where</text:span><text:span text:style-name="T102"> the authentication token is </text:span><text:span text:style-name="T294">being </text:span><text:span text:style-name="T293">held</text:span><text:span text:style-name="T34">.</text:span></text:p>
      <text:p text:style-name="P54"/>
      <text:p text:style-name="P209"><text:span text:style-name="T34">&lt;</text:span><text:span text:style-name="T200">Bild: </text:span><text:span text:style-name="T263">flow_</text:span><text:span text:style-name="T200">burn_auth, </text:span><text:span text:style-name="T288">Unterschrift: “</text:span><text:span text:style-name="T291">Alice </text:span><text:span text:style-name="T295">burns</text:span><text:span text:style-name="T291"> an authentication token at a private ZEOS address</text:span><text:span text:style-name="T288">”</text:span><text:span text:style-name="T200">&gt;</text:span></text:p>
      <text:p text:style-name="P39"/>
      <text:p text:style-name="P23">Private Deposits <text:span text:style-name="T439">&amp; </text:span>Withdrawals</text:p>
      <text:p text:style-name="P190"><text:span text:style-name="T103">Using </text:span><text:span text:style-name="T106">the</text:span><text:span text:style-name="T86"> mint and burn actions </text:span><text:span text:style-name="T208">from above</text:span><text:span text:style-name="T390">,</text:span><text:span text:style-name="T357"> </text:span><text:span text:style-name="T86">private token deposits and withdrawals can be implemented </text:span><text:span text:style-name="T246">by</text:span><text:span text:style-name="T86"> </text:span><text:span text:style-name="T421">any</text:span><text:span text:style-name="T86"> </text:span><text:span text:style-name="T256">third-party </text:span><text:span text:style-name="T86">smart contract </text:span><text:span text:style-name="T246">in the</text:span><text:span text:style-name="T86"> EOS </text:span><text:span text:style-name="T246">ecosystem</text:span><text:span text:style-name="T86">. </text:span><text:span text:style-name="T107">This </text:span><text:span text:style-name="T247">could</text:span><text:span text:style-name="T107"> be achieved by utilizing EOSIO inline actions</text:span><text:span text:style-name="T392">.</text:span><text:span text:style-name="T107"> </text:span><text:span text:style-name="T142">For instance, a</text:span><text:span text:style-name="T107"> private deposit </text:span><text:span text:style-name="T141">action </text:span><text:span text:style-name="T209">to</text:span><text:span text:style-name="T141"> a custom </text:span><text:span text:style-name="T296">third</text:span><text:span text:style-name="T362">-</text:span><text:span text:style-name="T257">party </text:span><text:span text:style-name="T141">smart contract</text:span><text:span text:style-name="T107"> </text:span><text:span text:style-name="T142">could</text:span><text:span text:style-name="T107"> look like this:</text:span></text:p>
      <text:p text:style-name="P55"/>
      <text:p text:style-name="P57">&lt;Bild: <text:span text:style-name="T1169">inline</text:span>_deposit&gt;</text:p>
      <text:p text:style-name="P210"><text:span text:style-name="T34">&lt;</text:span><text:span text:style-name="T200">Bild: </text:span><text:span text:style-name="T263">flow_</text:span><text:span text:style-name="T107">deposit_</text:span><text:span text:style-name="T266">ft</text:span><text:span text:style-name="T200">, </text:span><text:span text:style-name="T288">Unterschrift: “</text:span><text:span text:style-name="T291">Alice </text:span><text:span text:style-name="T297">privately deposits 3 EOS tokens from a private ZEOS wallet to a third-party </text:span><text:span text:style-name="T298">smart contract </text:span><text:span text:style-name="T344">on EOS</text:span><text:span text:style-name="T288">”</text:span><text:span text:style-name="T200">&gt;</text:span></text:p>
      <text:p text:style-name="P55"/>
      <text:p text:style-name="P172"><text:span text:style-name="T142">It</text:span><text:span text:style-name="T107"> </text:span><text:span text:style-name="T142">embeds</text:span><text:span text:style-name="T107"> two ZEOS inline actions: Firstly the asset to deposit – fungible or non-fungible – is burned from the users private address into the smart contract’s EOS account. Secondly, </text:span><text:span text:style-name="T210">in the same action,</text:span><text:span text:style-name="T107"> the user mints an authentication token and shares the </text:span><text:span text:style-name="T299">corresponding</text:span><text:span text:style-name="T107"> hash </text:span><text:span text:style-name="T142">commitment</text:span><text:span text:style-name="T107"> publicly with the smart contract.</text:span></text:p>
      <text:p text:style-name="P55"/>
      <text:p text:style-name="P171"><text:span text:style-name="T142">For traditional deposits and withdrawals EOS</text:span><text:span text:style-name="T107"> smart contracts </text:span><text:span text:style-name="T248">usually</text:span><text:span text:style-name="T107"> maintain a table where the user</text:span><text:span text:style-name="T300">s’</text:span><text:span text:style-name="T107"> balances are booked under the</text:span><text:span text:style-name="T301">ir</text:span><text:span text:style-name="T107"> </text:span><text:span text:style-name="T142">corresponding </text:span><text:span text:style-name="T336">EOS </text:span><text:span text:style-name="T107">account name</text:span><text:span text:style-name="T142">s</text:span><text:span text:style-name="T107">. In case of private deposits though smart contracts book the balance under the hash </text:span><text:span text:style-name="T142">commitment</text:span><text:span text:style-name="T107"> the user submits.</text:span></text:p>
      <text:p text:style-name="P56"/>
      <text:p text:style-name="P211"><text:soft-page-break/><text:span text:style-name="T107">&lt;</text:span><text:span text:style-name="T249">Bild: user_table_vs_hash_table</text:span><text:span text:style-name="T200">, </text:span><text:span text:style-name="T288">Unterschrift: “</text:span><text:span text:style-name="T302">Traditional EOS balances table versus a ZEOS balances table</text:span><text:span text:style-name="T288">”</text:span><text:span text:style-name="T249">&gt;</text:span></text:p>
      <text:p text:style-name="P56"/>
      <text:p text:style-name="P171"><text:span text:style-name="T107">A private withdrawal </text:span><text:span text:style-name="T249">from that smart contract</text:span><text:span text:style-name="T107"> </text:span><text:span text:style-name="T143">c</text:span><text:span text:style-name="T107">ould then </text:span><text:span text:style-name="T143">be implemented</text:span><text:span text:style-name="T107"> like this:</text:span></text:p>
      <text:p text:style-name="P55"/>
      <text:p text:style-name="P58">&lt;Bild: <text:span text:style-name="T1169">inline</text:span>_withdraw&gt;</text:p>
      <text:p text:style-name="P212"><text:span text:style-name="T34">&lt;</text:span><text:span text:style-name="T200">Bild: </text:span><text:span text:style-name="T263">flow_</text:span><text:span text:style-name="T107">withdraw_</text:span><text:span text:style-name="T266">nft</text:span><text:span text:style-name="T200">, </text:span><text:span text:style-name="T288">Unterschrift: “</text:span><text:span text:style-name="T291">Alice </text:span><text:span text:style-name="T297">privately </text:span><text:span text:style-name="T303">withdraws an NFT</text:span><text:span text:style-name="T297"> from a third-party </text:span><text:span text:style-name="T298">smart contract </text:span><text:span text:style-name="T345">on EOS</text:span><text:span text:style-name="T297"> to a private ZEOS wallet</text:span><text:span text:style-name="T288">”</text:span><text:span text:style-name="T200">&gt;</text:span></text:p>
      <text:p text:style-name="P55"/>
      <text:p text:style-name="P213"><text:span text:style-name="T108">Like private deposits a private withdrawal </text:span><text:span text:style-name="T143">embeds</text:span><text:span text:style-name="T108"> two ZEOS inline actions: Firstly the authentication token is burned. By doing so the user authenticates itself by proving that he knows (a) the secret value of rho and (b) the secret </text:span><text:span text:style-name="T304">spending</text:span><text:span text:style-name="T108"> key </text:span><text:span text:style-name="T337">to the address</text:span><text:span text:style-name="T108"> of the wallet the authentication token </text:span><text:span text:style-name="T305">is held at</text:span><text:span text:style-name="T108">. </text:span><text:span text:style-name="T337">Only knowledge of those two things can create the public hash commitment under which the balance is stored.</text:span><text:span text:style-name="T108"> Secondly the user mints a</text:span><text:span text:style-name="T346">n</text:span><text:span text:style-name="T108"> UTXO</text:span><text:span text:style-name="T109"> at </text:span><text:span text:style-name="T211">a</text:span><text:span text:style-name="T109"> private </text:span><text:span text:style-name="T306">ZEOS</text:span><text:span text:style-name="T109"> address for the asset he withdraws – fungible or non-fungible. By doing so the asset </text:span><text:span text:style-name="T307">to be</text:span><text:span text:style-name="T109"> withdrawn moves back into custody of the ZEOS token contract </text:span><text:span text:style-name="T212">while</text:span><text:span text:style-name="T109"> the user is in possession of the corresponding </text:span><text:span text:style-name="T338">private </text:span><text:span text:style-name="T109">UTXO.</text:span></text:p>
      <text:p text:style-name="P60"/>
      <text:p text:style-name="P239"><text:span text:style-name="T108">B</text:span><text:span text:style-name="T110">ased on this concept for private deposits and withdrawals a private ‘update’ action c</text:span><text:span text:style-name="T144">ould</text:span><text:span text:style-name="T110"> be implemented as well. In </text:span><text:span text:style-name="T258">this </text:span><text:span text:style-name="T110">case the user burns </text:span><text:span text:style-name="T339">the</text:span><text:span text:style-name="T110"> permission while </text:span><text:span text:style-name="T114">at</text:span><text:span text:style-name="T110"> the same time minting a new one for future access. An ‘update’ action could, of course, contain </text:span><text:span text:style-name="T144">several</text:span><text:span text:style-name="T110"> ZEOS inline actions </text:span><text:span text:style-name="T397">such as</text:span><text:span text:style-name="T115"> mints and burns of (non-)fungible assets</text:span><text:span text:style-name="T110"> to </text:span><text:span text:style-name="T396">eg.</text:span><text:span text:style-name="T110"> partly withdraw or deposit assets </text:span><text:span text:style-name="T396">to/from</text:span><text:span text:style-name="T110"> </text:span><text:span text:style-name="T308">a third-party</text:span><text:span text:style-name="T110"> smart contract. </text:span><text:span text:style-name="T259">The updated balance would be stored under the new hash commitment’s value.</text:span></text:p>
      <text:p text:style-name="P61"/>
      <text:p text:style-name="P148"><text:span text:style-name="T110">Another important thing to note here is that such a private update </text:span><text:span text:style-name="T111">action </text:span><text:span text:style-name="T110">could also transfer the permission to another user. This </text:span><text:span text:style-name="T145">could be</text:span><text:span text:style-name="T110"> done by choosing a</text:span><text:span text:style-name="T347">nother</text:span><text:span text:style-name="T110"> wallet address when minting the new authentication token. So while authentication tokens themselves are not transferable, </text:span><text:span text:style-name="T309">private </text:span><text:span text:style-name="T110">permissions are indeed transferable </text:span><text:span text:style-name="T112">by updating the</text:span><text:span text:style-name="T146">m</text:span><text:span text:style-name="T112"> </text:span><text:span text:style-name="T146">with</text:span><text:span text:style-name="T112"> another wallet address</text:span><text:span text:style-name="T110">. </text:span><text:span text:style-name="T113">Needless to say this could not be detected by </text:span><text:span text:style-name="T146">a</text:span><text:span text:style-name="T113"> </text:span><text:span text:style-name="T117">public </text:span><text:span text:style-name="T116">observer </text:span><text:span text:style-name="T310">since ZEOS addresses are never exposed publicly</text:span><text:span text:style-name="T113">.</text:span></text:p>
      <text:p text:style-name="P61"/>
      <text:p text:style-name="P214"><text:span text:style-name="T148">By u</text:span><text:span text:style-name="T147">tilizing</text:span><text:span text:style-name="T118"> ZEOS inline actions all applications on EOS </text:span><text:span text:style-name="T120">are able to</text:span><text:span text:style-name="T118"> easily integrate private deposits and withdrawals. By exclusively allowing those (i.e. not allowing deposits and withdrawals from transparent EOS accounts) the application </text:span><text:span text:style-name="T313">would</text:span><text:span text:style-name="T311"> </text:span><text:span text:style-name="T395">essentially</text:span><text:span text:style-name="T118"> become ‘private-by-default’.</text:span></text:p>
      <text:p text:style-name="P69"/>
      <text:p text:style-name="P214"><text:span text:style-name="T118">Of course, a hybrid model is possible as well: In this case the smart contract table </text:span><text:span text:style-name="T314">contains</text:span><text:span text:style-name="T118"> mixed entries of EOS account names and hash </text:span><text:span text:style-name="T213">commitments</text:span><text:span text:style-name="T118"> as primary keys. </text:span><text:span text:style-name="T312">The 64-bit EOS account names could be extended to 32 bytes by appending </text:span><text:span text:style-name="T315">24</text:span><text:span text:style-name="T312"> zero bytes. A </text:span><text:span text:style-name="T313">64-bit </text:span><text:span text:style-name="T312">primary key function for those 32-byte values could be implemented by just cutting of</text:span><text:span text:style-name="T313">f</text:span><text:span text:style-name="T312"> the </text:span><text:span text:style-name="T313">upper 24</text:span><text:span text:style-name="T312"> bytes returning either the EOS account name </text:span><text:span text:style-name="T316">values</text:span><text:span text:style-name="T312"> or the lower 64 bits of the hash commitments. </text:span><text:span text:style-name="T317">Collisions between hash commitments and account names are highly unlikely </text:span><text:span text:style-name="T318">but need to be handled </text:span><text:span text:style-name="T319">by the contract. </text:span><text:span text:style-name="T321">This could be done by </text:span><text:span text:style-name="T340">simply letting the transaction fail </text:span><text:span text:style-name="T348">in case of collision</text:span><text:span text:style-name="T320"> requiring the user to </text:span><text:span text:style-name="T321">repeat </text:span><text:span text:style-name="T349">it by</text:span><text:span text:style-name="T321"> creating a new</text:span><text:span text:style-name="T320"> authentication token </text:span><text:span text:style-name="T341">which leads to a new hash </text:span><text:span text:style-name="T350">commitment</text:span><text:span text:style-name="T321">.</text:span></text:p>
      <text:p text:style-name="P62"/>
      <text:p text:style-name="P80"><text:span text:style-name="T118">&lt;Bild:</text:span><text:span text:style-name="T119"> mixed_table</text:span><text:span text:style-name="T118">&gt;</text:span></text:p>
      <text:p text:style-name="P1"/>
      <text:p text:style-name="P173"><text:span text:style-name="T456">Note: In case </text:span><text:span text:style-name="T457">an application adapts </text:span><text:span text:style-name="T458">private deposits/withdrawals</text:span><text:span text:style-name="T462"> </text:span><text:span text:style-name="T456">the notification handler </text:span><text:span text:style-name="T461">used for token deposits </text:span><text:span text:style-name="T502">of that contract</text:span><text:span text:style-name="T456"> has to handle </text:span><text:span text:style-name="T459">incoming transfers</text:span><text:span text:style-name="T456"> from ‘thezeostoken’ contract separately – i.e. ignore them </text:span><text:span text:style-name="T460">since </text:span><text:span text:style-name="T489">those balances</text:span><text:span text:style-name="T460"> are </text:span><text:span text:style-name="T463">already</text:span><text:span text:style-name="T460"> handled </text:span><text:span text:style-name="T491">by the</text:span><text:span text:style-name="T460"> </text:span><text:span text:style-name="T489">private deposit </text:span><text:span text:style-name="T492">and </text:span><text:span text:style-name="T490">withdraw</text:span><text:span text:style-name="T460"> action</text:span><text:span text:style-name="T491">s</text:span><text:span text:style-name="T456">.</text:span></text:p>
      <text:p text:style-name="P1"/>
      <text:h text:style-name="Heading_20_3" text:outline-level="3"><text:soft-page-break/>Private Transactions without EOS Account</text:h>
      <text:p text:style-name="P149"><text:span text:style-name="T522">The biggest issue </text:span><text:span text:style-name="T1325">regarding</text:span><text:span text:style-name="T990"> private transactions</text:span><text:span text:style-name="T522"> on EOS is </text:span><text:span text:style-name="T632">that </text:span><text:span text:style-name="T522">all transactions need to be signed by an EOS account</text:span><text:span text:style-name="T1029"> permission</text:span><text:span text:style-name="T522"> </text:span><text:span text:style-name="T632">in order</text:span><text:span text:style-name="T522"> to get </text:span><text:span text:style-name="T632">executed</text:span><text:span text:style-name="T522"> on the EOS blockchain. </text:span><text:span text:style-name="T1030">But</text:span><text:span text:style-name="T993"> h</text:span><text:span text:style-name="T991">aving users s</text:span><text:span text:style-name="T522">igning </text:span><text:span text:style-name="T991">their</text:span><text:span text:style-name="T522"> private transactions </text:span><text:span text:style-name="T991">using their</text:span><text:span text:style-name="T994"> </text:span><text:span text:style-name="T522">personal EOS account</text:span><text:span text:style-name="T1268">s</text:span><text:span text:style-name="T522"> </text:span><text:span text:style-name="T992">poses </text:span><text:span text:style-name="T1031">high </text:span><text:span text:style-name="T992">risk of </text:span><text:span text:style-name="T1269">having </text:span><text:span text:style-name="T992">the</text:span><text:span text:style-name="T1031">ir</text:span><text:span text:style-name="T992"> privacy compromised:</text:span><text:span text:style-name="T522"> </text:span><text:span text:style-name="T999">Once</text:span><text:span text:style-name="T522"> </text:span><text:span text:style-name="T754">an</text:span><text:span text:style-name="T522"> EOS account is </text:span><text:span text:style-name="T992">linked</text:span><text:span text:style-name="T522"> to </text:span><text:span text:style-name="T754">a user’s</text:span><text:span text:style-name="T522"> identity a public observer could – </text:span><text:span text:style-name="T992">at the very least –</text:span><text:span text:style-name="T522"> detect </text:span><text:span text:style-name="T753">that </text:span><text:span text:style-name="T1031">this</text:span><text:span text:style-name="T995"> particular user</text:span><text:span text:style-name="T1034"> </text:span><text:span text:style-name="T1172">is </text:span><text:span text:style-name="T1529">“</text:span><text:span text:style-name="T1530">doing </text:span><text:span text:style-name="T1326">something</text:span><text:span text:style-name="T1202"> in private”</text:span><text:span text:style-name="T522">. </text:span><text:span text:style-name="T997">This is </text:span><text:span text:style-name="T1032">even </text:span><text:span text:style-name="T1023">the case</text:span><text:span text:style-name="T997"> for private peer-to-peer </text:span><text:span text:style-name="T1024">transfers </text:span><text:span text:style-name="T999">where all sensitive transaction data is </text:span><text:span text:style-name="T1032">entirely</text:span><text:span text:style-name="T999"> hidden</text:span><text:span text:style-name="T997">.</text:span></text:p>
      <text:p text:style-name="P92"/>
      <text:p text:style-name="P191"><text:span text:style-name="T1328">&lt;Bild: flow_ztransfer_ft_privacy, </text:span><text:span text:style-name="T1327">Unterschrift: “If Alice’s EOS account is linked to her identity private transactions signed with her account can be linked to Alice compromising her privacy”</text:span><text:span text:style-name="T1328">&gt;</text:span></text:p>
      <text:p text:style-name="P92"/>
      <text:p text:style-name="P191"><text:span text:style-name="T999">For</text:span><text:span text:style-name="T1024"> private peer-to-contract transactions </text:span><text:span text:style-name="T1203">t</text:span><text:span text:style-name="T1033">he situation looks</text:span><text:span text:style-name="T997"> </text:span><text:span text:style-name="T1203">even</text:span><text:span text:style-name="T997"> worse</text:span><text:span text:style-name="T1531">:</text:span><text:span text:style-name="T997"> </text:span><text:span text:style-name="T1026">When depositing or withdrawing privately to or from a </text:span><text:span text:style-name="T1204">third-party</text:span><text:span text:style-name="T1026"> smart contract all information about </text:span><text:span text:style-name="T1034">which</text:span><text:span text:style-name="T1026"> assets are being transferred </text:span><text:span text:style-name="T1171">is already</text:span><text:span text:style-name="T1026"> </text:span><text:span text:style-name="T1034">publicly</text:span><text:span text:style-name="T1026"> exposed. The only thing remaining private </text:span><text:span text:style-name="T1027">in such a transaction</text:span><text:span text:style-name="T1026"> is the user’s wallet address. </text:span><text:span text:style-name="T1035">This</text:span><text:span text:style-name="T1026"> is usually enough to </text:span><text:span text:style-name="T1035">keep</text:span><text:span text:style-name="T1026"> the user’s identity </text:span><text:span text:style-name="T1035">anonymous</text:span><text:span text:style-name="T1026">. However, </text:span><text:span text:style-name="T998">since</text:span><text:span text:style-name="T522"> the user’s EOS account </text:span><text:span text:style-name="T1028">which is being used to sign the </text:span><text:span text:style-name="T1036">private </text:span><text:span text:style-name="T1028">transaction</text:span><text:span text:style-name="T522"> is </text:span><text:span text:style-name="T1026">already</text:span><text:span text:style-name="T522"> linked </text:span><text:span text:style-name="T633">to his identity</text:span><text:span text:style-name="T522"> an observer could detect that “user X deposited asset Y to smart contract Z” </text:span><text:span text:style-name="T634">which </text:span><text:span text:style-name="T1025">basically </text:span><text:span text:style-name="T1026">means</text:span><text:span text:style-name="T634"> no privacy </text:span><text:span text:style-name="T996">at all</text:span><text:span text:style-name="T522">.</text:span></text:p>
      <text:p text:style-name="P93"/>
      <text:p text:style-name="P220"><text:span text:style-name="T522">This, of course, </text:span><text:span text:style-name="T523">is</text:span><text:span text:style-name="T522"> a big issue which could be solved by </text:span><text:span text:style-name="T1037">requiring</text:span><text:span text:style-name="T755"> users </text:span><text:span text:style-name="T1037">to</text:span><text:span text:style-name="T522"> </text:span><text:span text:style-name="T469">anonymously</text:span><text:span text:style-name="T522"> </text:span><text:span text:style-name="T1037">create</text:span><text:span text:style-name="T523"> </text:span><text:span text:style-name="T635">a</text:span><text:span text:style-name="T522"> second EOS account </text:span><text:span text:style-name="T637">which </text:span><text:span text:style-name="T1000">would </text:span><text:span text:style-name="T1038">then </text:span><text:span text:style-name="T1000">be</text:span><text:span text:style-name="T637"> used </text:span><text:span text:style-name="T497">exclusively</text:span><text:span text:style-name="T637"> </text:span><text:span text:style-name="T1270">for</text:span><text:span text:style-name="T522"> </text:span><text:span text:style-name="T637">sign</text:span><text:span text:style-name="T1270">ing</text:span><text:span text:style-name="T522"> private transactions. </text:span><text:span text:style-name="T523">In this approach </text:span><text:span text:style-name="T637">users would</text:span><text:span text:style-name="T523"> </text:span><text:span text:style-name="T637">use their</text:span><text:span text:style-name="T523"> </text:span><text:span text:style-name="T636">publicly</text:span><text:span text:style-name="T523"> </text:span><text:span text:style-name="T1039">known</text:span><text:span text:style-name="T523"> EOS account </text:span><text:span text:style-name="T637">only to</text:span><text:span text:style-name="T523"> move assets </text:span><text:span text:style-name="T637">in</text:span><text:span text:style-name="T523"> and </text:span><text:span text:style-name="T637">out of</text:span><text:span text:style-name="T523"> </text:span><text:span text:style-name="T637">their</text:span><text:span text:style-name="T523"> private ZEOS wallet</text:span><text:span text:style-name="T637">s</text:span><text:span text:style-name="T523">. </text:span><text:span text:style-name="T1040">A</text:span><text:span text:style-name="T523">ll </text:span><text:span text:style-name="T1329">other </text:span><text:span text:style-name="T636">private</text:span><text:span text:style-name="T523"> </text:span><text:span text:style-name="T1001">transactions </text:span><text:span text:style-name="T523">would</text:span><text:span text:style-name="T1003"> </text:span><text:span text:style-name="T1173">be</text:span><text:span text:style-name="T1040"> </text:span><text:span text:style-name="T1002">sign</text:span><text:span text:style-name="T1040">ed </text:span><text:span text:style-name="T1173">only</text:span><text:span text:style-name="T1002"> </text:span><text:span text:style-name="T1040">with</text:span><text:span text:style-name="T523"> </text:span><text:span text:style-name="T1001">their</text:span><text:span text:style-name="T523"> second, anonymous EOS account.</text:span></text:p>
      <text:p text:style-name="P175"/>
      <text:p text:style-name="P221"><text:span text:style-name="T638">That way</text:span><text:span text:style-name="T523"> user</text:span><text:span text:style-name="T638">s</text:span><text:span text:style-name="T523"> achieve </text:span><text:span text:style-name="T1004">full</text:span><text:span text:style-name="T523"> privacy as long a</text:span><text:span text:style-name="T638">s their</text:span><text:span text:style-name="T523"> second EOS account</text:span><text:span text:style-name="T756"> </text:span><text:span text:style-name="T493">never</text:span><text:span text:style-name="T523"> </text:span><text:span text:style-name="T1008">gets</text:span><text:span text:style-name="T523"> linked to </text:span><text:span text:style-name="T638">their</text:span><text:span text:style-name="T523"> identity. While this approach provides a solution for </text:span><text:span text:style-name="T757">strong</text:span><text:span text:style-name="T523"> privacy </text:span><text:span text:style-name="T1005">on EOS,</text:span><text:span text:style-name="T523"> it </text:span><text:span text:style-name="T524">requires </text:span><text:span text:style-name="T1174">everyone</text:span><text:span text:style-name="T524"> to manage two accounts – including resources – which is not </text:span><text:span text:style-name="T1006">a very</text:span><text:span text:style-name="T524"> </text:span><text:span text:style-name="T758">user-friendly</text:span><text:span text:style-name="T524"> solution. </text:span><text:span text:style-name="T1041">Furthermore,</text:span><text:span text:style-name="T524"> </text:span><text:span text:style-name="T1041">e</text:span><text:span text:style-name="T1009">xecuting </text:span><text:span text:style-name="T1043">just</text:span><text:span text:style-name="T1009"> one single transaction </text:span><text:span text:style-name="T1041">using</text:span><text:span text:style-name="T1009"> the wrong account </text:span><text:span text:style-name="T1042">could </text:span><text:span text:style-name="T1175">potentially compromise the own</text:span><text:span text:style-name="T1386">ers</text:span><text:span text:style-name="T1175"> privacy</text:span><text:span text:style-name="T1009"> </text:span><text:span text:style-name="T1042">entirely –</text:span><text:span text:style-name="T1009"> </text:span><text:span text:style-name="T1042">i</text:span><text:span text:style-name="T1009">ncluding all past transaction</text:span><text:span text:style-name="T1175">s</text:span><text:span text:style-name="T1009">.</text:span></text:p>
      <text:p text:style-name="P221"/>
      <text:p text:style-name="P221"><text:span text:style-name="T1271">Furthermore</text:span><text:span text:style-name="T1010"> u</text:span><text:span text:style-name="T1009">sers could </text:span><text:span text:style-name="T494">unknowingly</text:span><text:span text:style-name="T1044"> </text:span><text:span text:style-name="T1009">create link</text:span><text:span text:style-name="T1011">s</text:span><text:span text:style-name="T1009"> between their accounts </text:span><text:span text:style-name="T1176">simply</text:span><text:span text:style-name="T1009"> </text:span><text:span text:style-name="T1044">by accident</text:span><text:span text:style-name="T1009"> </text:span><text:span text:style-name="T1010">through resource management like </text:span><text:span text:style-name="T1044">having one account powering up the other or vice versa</text:span><text:span text:style-name="T1010">. </text:span><text:span text:style-name="T1011">There are just too many ways users could </text:span><text:span text:style-name="T1272">screw</text:span><text:span text:style-name="T1011"> up their privacy </text:span><text:span text:style-name="T1045">without even noticing</text:span><text:span text:style-name="T1011">.</text:span></text:p>
      <text:p text:style-name="P174"/>
      <text:p text:style-name="P174"><text:span text:style-name="T464">To achieve </text:span><text:span text:style-name="T467">true</text:span><text:span text:style-name="T464"> </text:span><text:span text:style-name="T468">and fool-proof </text:span><text:span text:style-name="T464">privacy </text:span><text:span text:style-name="T467">on EOS</text:span><text:span text:style-name="T464"> it is crucial to un</text:span><text:span text:style-name="T465">-</text:span><text:span text:style-name="T464">link private transactions from </text:span><text:span text:style-name="T466">users’ </text:span><text:span text:style-name="T464">EOS accounts.</text:span></text:p>
      <text:p text:style-name="P174"/>
      <text:p text:style-name="P174"><text:span text:style-name="T641">While </text:span><text:span text:style-name="T1425">maintenance of</text:span><text:span text:style-name="T639"> two </text:span><text:span text:style-name="T641">EOS</text:span><text:span text:style-name="T639"> accounts could theoretically </text:span><text:span text:style-name="T1386">be</text:span><text:span text:style-name="T641"> </text:span><text:span text:style-name="T639">managed </text:span><text:span text:style-name="T1012">intelligently</text:span><text:span text:style-name="T639"> by</text:span><text:span text:style-name="T1532"> </text:span><text:span text:style-name="T1533">a </text:span><text:span text:style-name="T639">wallet </text:span><text:span text:style-name="T641">software </text:span><text:span text:style-name="T1388">i</text:span><text:span text:style-name="T1387">t still poses </text:span><text:span text:style-name="T1386">the </text:span><text:span text:style-name="T1387">risk</text:span><text:span text:style-name="T1389"> of human error.</text:span><text:span text:style-name="T524"> </text:span><text:span text:style-name="T1046">Ideally</text:span><text:span text:style-name="T1013">,</text:span><text:span text:style-name="T524"> users shouldn’t </text:span><text:span text:style-name="T1205">even </text:span><text:span text:style-name="T640">be required to have </text:span><text:span text:style-name="T1014">two </text:span><text:span text:style-name="T640">EOS account</text:span><text:span text:style-name="T1014">s</text:span><text:span text:style-name="T640"> </text:span><text:span text:style-name="T641">at all</text:span><text:span text:style-name="T640"> </text:span><text:span text:style-name="T641">n</text:span><text:span text:style-name="T640">or </text:span><text:span text:style-name="T641">have </text:span><text:span text:style-name="T524">to worry about which one to </text:span><text:span text:style-name="T640">use for</text:span><text:span text:style-name="T524"> </text:span><text:span text:style-name="T1007">what kind of transaction</text:span><text:span text:style-name="T524">.</text:span></text:p>
      <text:p text:style-name="P92"/>
      <text:p text:style-name="P176"><text:span text:style-name="T525">This is why ZEOS introduces a transaction fee model enabling private ZEOS transactions without </text:span><text:span text:style-name="T1386">an</text:span><text:span text:style-name="T1473"> </text:span><text:span text:style-name="T525">EOS account. This is possible thanks to the EOSIO permission system and the ‘Contract Pays’ feature which </text:span><text:span text:style-name="T1015">is going to</text:span><text:span text:style-name="T525"> be introduced</text:span><text:span text:style-name="T1391"> </text:span><text:span text:style-name="T525">in the upcoming ‘Mandel’ </text:span><text:span text:style-name="T1206">fork </text:span><text:span text:style-name="T1207">of the EOSIO </text:span><text:span text:style-name="T1390">codebase</text:span><text:span text:style-name="T525">. In this model</text:span><text:span text:style-name="T1391">,</text:span><text:span text:style-name="T525"> all users </text:span><text:span text:style-name="T1016">sign</text:span><text:span text:style-name="T525"> private ZEOS transactions using </text:span><text:span text:style-name="T642">one and </text:span><text:span text:style-name="T525">the same </text:span><text:span text:style-name="T1330">EOSIO</text:span><text:span text:style-name="T525"> </text:span><text:span text:style-name="T1018">permission</text:span><text:span text:style-name="T525"> </text:span><text:span text:style-name="T1017">of a </text:span><text:span text:style-name="T643">so-called</text:span><text:span text:style-name="T525"> ‘</text:span><text:span text:style-name="T1047">ZEOS P</text:span><text:span text:style-name="T525">roxy </text:span><text:span text:style-name="T1047">A</text:span><text:span text:style-name="T525">ccount’.</text:span></text:p>
      <text:p text:style-name="P132"/>
      <text:p text:style-name="P222"><text:span text:style-name="T1017">Th</text:span><text:span text:style-name="T1208">e</text:span><text:span text:style-name="T1017"> </text:span><text:span text:style-name="T1208">proxy </text:span><text:span text:style-name="T1017">account</text:span><text:span text:style-name="T525"> has a special ‘</text:span><text:span text:style-name="T1017">public’</text:span><text:span text:style-name="T525"> permission </text:span><text:span text:style-name="T644">whose private key is public and can be used</text:span><text:span text:style-name="T525"> by anyone to </text:span><text:span text:style-name="T1048">sign private</text:span><text:span text:style-name="T525"> ZEOS transactions. Instead of paying for the </text:span><text:span text:style-name="T645">necessary</text:span><text:span text:style-name="T525"> EOS resources directly </text:span><text:span text:style-name="T1019">when executing </text:span><text:span text:style-name="T1273">a </text:span><text:span text:style-name="T1019">private transaction,</text:span><text:span text:style-name="T525"> a fee </text:span><text:span text:style-name="T759">denominated</text:span><text:span text:style-name="T525"> in ZEOS </text:span><text:span text:style-name="T1019">is paid </text:span><text:span text:style-name="T498">privately</text:span><text:span text:style-name="T1019"> by the tran</text:span><text:span text:style-name="T1049">s</text:span><text:span text:style-name="T1019">acting user to the proxy’</text:span><text:span text:style-name="T1209">s EOS</text:span><text:span text:style-name="T1019"> account.</text:span><text:span text:style-name="T525"> </text:span><text:span text:style-name="T1019">This is</text:span><text:span text:style-name="T1020"> </text:span><text:span text:style-name="T1019">done </text:span><text:span text:style-name="T1020">effectively </text:span><text:span text:style-name="T1019">by just ‘burning’ </text:span><text:span text:style-name="T1534">a</text:span><text:span text:style-name="T1020"> UTXO</text:span><text:span text:style-name="T1019"> </text:span><text:soft-page-break/><text:span text:style-name="T1019">from the </text:span><text:span text:style-name="T1020">user’s</text:span><text:span text:style-name="T645"> private ZEOS wallet </text:span><text:span text:style-name="T760">right</text:span><text:span text:style-name="T645"> into the proxy’</text:span><text:span text:style-name="T1020">s EOS</text:span><text:span text:style-name="T645"> account</text:span><text:span text:style-name="T525">. So called ‘miners’ on the other hand earn those transaction fees by powering up the proxy account’s CPU, NET </text:span><text:span text:style-name="T1210">and RAM</text:span><text:span text:style-name="T1021"> </text:span><text:span text:style-name="T525">resources.</text:span></text:p>
      <text:p text:style-name="P94"/>
      <text:p text:style-name="P192"><text:span text:style-name="T526">&lt;Bild: </text:span><text:span text:style-name="T1177">flow_proxy_miner_anons</text:span><text:span text:style-name="T526">&gt;</text:span></text:p>
      <text:p text:style-name="P90"/>
      <text:p text:style-name="P9">The <text:span text:style-name="T526">P</text:span>roxy</text:p>
      <text:p text:style-name="P95"><text:span text:style-name="T528">Th</text:span><text:span text:style-name="T646">e </text:span><text:span text:style-name="T647">p</text:span><text:span text:style-name="T646">roxy</text:span><text:span text:style-name="T528"> account has a special ‘public’ permission whose private key is public</text:span><text:span text:style-name="T648">ly </text:span><text:span text:style-name="T1331">shared</text:span><text:span text:style-name="T528">. This means anyone can use this permission to sign EOS transactions. However, the permission only allows for execution of specific actions </text:span><text:span text:style-name="T1050">of</text:span><text:span text:style-name="T1022"> </text:span><text:span text:style-name="T1051">the proxy</text:span><text:span text:style-name="T1022"> account’</text:span><text:span text:style-name="T1051">s smart contract</text:span><text:span text:style-name="T528">. Those proxy actions are nothing but </text:span><text:span text:style-name="T649">wrapped </text:span><text:span text:style-name="T528">action</text:span><text:span text:style-name="T649">s</text:span><text:span text:style-name="T528"> for ZEOS private transactions. </text:span><text:span text:style-name="T1052">Such a</text:span><text:span text:style-name="T529"> wrapped action includes the actual private transaction </text:span><text:span text:style-name="T650">to be</text:span><text:span text:style-name="T529"> execute</text:span><text:span text:style-name="T650">d </text:span><text:span text:style-name="T1274">p</text:span><text:span text:style-name="T650">lus</text:span><text:span text:style-name="T529"> a</text:span><text:span text:style-name="T650">n inline call</text:span><text:span text:style-name="T529"> </text:span><text:span text:style-name="T650">to </text:span><text:span text:style-name="T529">‘burn’ </text:span><text:span text:style-name="T651">a UTXO </text:span><text:span text:style-name="T1053">from the user’s private wallet </text:span><text:span text:style-name="T1211">into the proxy account </text:span><text:span text:style-name="T651">effectively </text:span><text:span text:style-name="T1053">paying</text:span><text:span text:style-name="T651"> the</text:span><text:span text:style-name="T529"> transaction fee. </text:span><text:span text:style-name="T1054">Executing a private peer-to-peer ‘ztransfer’ in the fee model would look like this:</text:span></text:p>
      <text:p text:style-name="P95"/>
      <text:p text:style-name="P193">&lt;Bild: inline_ztransfer_proxy&gt;</text:p>
      <text:p text:style-name="P197"><text:span text:style-name="T529">&lt;Bild: </text:span><text:span text:style-name="T1170">flow_ztransfer_ft_proxy, </text:span><text:span text:style-name="T1212">Unterschrift: “By privately transacting using the ZEOS Proxy Alice remains fully anonymous”</text:span><text:span text:style-name="T529">&gt;</text:span></text:p>
      <text:p text:style-name="P91"/>
      <text:p text:style-name="P177"><text:span text:style-name="T651">Since the burn action reveals </text:span><text:span text:style-name="T1022">the </text:span><text:span text:style-name="T651">asset’</text:span><text:span text:style-name="T1022">s</text:span><text:span text:style-name="T651"> amount and type the correct transaction fee can easily be enforced by the </text:span><text:span text:style-name="T1535">prox</text:span><text:span text:style-name="T1536">y’</text:span><text:span text:style-name="T1537">s</text:span><text:span text:style-name="T1535"> </text:span><text:span text:style-name="T1537">wrappe</text:span><text:span text:style-name="T1536">d action</text:span><text:span text:style-name="T651">. </text:span><text:span text:style-name="T1392">Only if the fee</text:span><text:span text:style-name="T1538"> denominated in ZEOS </text:span><text:span text:style-name="T1392">is high enough to cover the EOS resources of the transaction </text:span><text:span text:style-name="T1393">(</text:span><text:span text:style-name="T1392">plus a </text:span><text:span text:style-name="T1393">small</text:span><text:span text:style-name="T1392"> premium as incentive for ZEOS miners</text:span><text:span text:style-name="T1393">)</text:span><text:span text:style-name="T1539"> </text:span><text:span text:style-name="T1538">it get</text:span><text:span text:style-name="T1540">s</text:span><text:span text:style-name="T1392"> executed by the proxy account. </text:span><text:span text:style-name="T529">The resources that need to be paid for are CPU,</text:span><text:span text:style-name="T1392"> </text:span><text:span text:style-name="T529">NET </text:span><text:span text:style-name="T1393">and </text:span><text:span text:style-name="T1392">potential</text:span><text:span text:style-name="T1394">ly</text:span><text:span text:style-name="T529"> RAM </text:span><text:span text:style-name="T1462">(</text:span><text:span text:style-name="T1395">in </text:span><text:span text:style-name="T1393">the event </text:span><text:span text:style-name="T1395">of </text:span><text:span text:style-name="T1393">a </text:span><text:span text:style-name="T1395">private deposit to </text:span><text:span text:style-name="T1393">a </text:span><text:span text:style-name="T1395">third-party </text:span><text:span text:style-name="T1396">smart contract</text:span><text:span text:style-name="T1462">)</text:span><text:span text:style-name="T529">. Fees always have to be paid in ZEOS. No other token is accepted by the proxy account </text:span><text:span text:style-name="T1397">so as not</text:span><text:span text:style-name="T1392"> to</text:span><text:span text:style-name="T529"> </text:span><text:span text:style-name="T652">reveal any information about the assets being transferred</text:span><text:span text:style-name="T529">.</text:span></text:p>
      <text:p text:style-name="P177"/>
      <text:p text:style-name="P178"><text:span text:style-name="T1274">By having</text:span><text:span text:style-name="T1055"> all EOS resources – CPU, NET and RAM – dynamically being </text:span><text:span text:style-name="T1056">paid</text:span><text:span text:style-name="T1055"> for </text:span><text:span text:style-name="T1280">in</text:span><text:span text:style-name="T1055"> ZEOS </text:span><text:span text:style-name="T1280">makes </text:span><text:span text:style-name="T1332">ZEOS</text:span><text:span text:style-name="T1280"> a</text:span><text:span text:style-name="T1055"> ‘gas token’ </text:span><text:span text:style-name="T1277">which </text:span><text:span text:style-name="T1280">powers</text:span><text:span text:style-name="T1055"> </text:span><text:span text:style-name="T1275">private access to the EOS</text:span><text:span text:style-name="T1055"> economy </text:span><text:span text:style-name="T1277">enabled</text:span><text:span text:style-name="T1274"> by the </text:span><text:span text:style-name="T1278">ZEOS</text:span><text:span text:style-name="T1274"> proxy account.</text:span><text:span text:style-name="T1055"> </text:span><text:span text:style-name="T1279">The ‘gas token’ character</text:span><text:span text:style-name="T1276"> makes ZEOS </text:span><text:span text:style-name="T1281">comparable to</text:span><text:span text:style-name="T1055"> </text:span><text:span text:style-name="T1283">ETH</text:span><text:span text:style-name="T1055"> </text:span><text:span text:style-name="T1282">which is</text:span><text:span text:style-name="T1055"> Ethereum’</text:span><text:span text:style-name="T1282">s gas token</text:span><text:span text:style-name="T1055">.</text:span></text:p>
      <text:p text:style-name="P91"/>
      <text:p text:style-name="P9">The <text:span text:style-name="T526">M</text:span>iner</text:p>
      <text:p text:style-name="P223"><text:span text:style-name="T530">Anyone who wants to earn ZEOS </text:span><text:span text:style-name="T653">tokens</text:span><text:span text:style-name="T530"> by providing EOS resources to the proxy account can become a ‘miner’. A miner permanently monitors the proxy account’s </text:span><text:span text:style-name="T1213">available </text:span><text:span text:style-name="T530">resources. If the remaining CPU/NET resources fall below a certain threshold miners </text:span><text:span text:style-name="T655">are </text:span><text:span text:style-name="T1284">able to</text:span><text:span text:style-name="T530"> execute a wrapped action </text:span><text:span text:style-name="T1285">of the proxy account</text:span><text:span text:style-name="T530"> to power </text:span><text:span text:style-name="T1285">it </text:span><text:span text:style-name="T530">up. The wrapped action includes two inline actions: One is the actual call to</text:span><text:span text:style-name="T1294"> </text:span><text:span text:style-name="T530">power-up </text:span><text:span text:style-name="T1294">the resources</text:span><text:span text:style-name="T530">. The other one is a transfer </text:span><text:span text:style-name="T1295">to payout</text:span><text:span text:style-name="T654"> the accumulated transaction fees</text:span><text:span text:style-name="T530"> </text:span><text:span text:style-name="T761">in </text:span><text:span text:style-name="T1393">the</text:span><text:span text:style-name="T1474"> </text:span><text:span text:style-name="T761">form of </text:span><text:span text:style-name="T530">ZEOS tokens to the miner’</text:span><text:span text:style-name="T1286">s </text:span><text:span text:style-name="T1287">EOS </text:span><text:span text:style-name="T1286">account</text:span><text:span text:style-name="T530">. </text:span><text:span text:style-name="T1288">So o</text:span><text:span text:style-name="T530">nly if the power-up gets executed </text:span><text:span text:style-name="T1397">does </text:span><text:span text:style-name="T1398">the miner</text:span><text:span text:style-name="T530"> receive the reward.</text:span></text:p>
      <text:p text:style-name="P179"/>
      <text:p text:style-name="P180"><text:span text:style-name="T1057">The proxy account </text:span><text:span text:style-name="T1486">disposes </text:span><text:span text:style-name="T1487">of a</text:span><text:span text:style-name="T1057"> second power-up action for RAM. If RAM is consumed </text:span><text:span text:style-name="T1058">by private deposits</text:span><text:span text:style-name="T1057"> an additional fee </text:span><text:span text:style-name="T1397">will</text:span><text:span text:style-name="T1057"> be paid </text:span><text:span text:style-name="T1059">by the user</text:span><text:span text:style-name="T1057"> to cover </text:span><text:span text:style-name="T1475">the</text:span><text:span text:style-name="T1289"> </text:span><text:span text:style-name="T1057">RAM </text:span><text:span text:style-name="T1399">cost</text:span><text:span text:style-name="T1057">. </text:span><text:span text:style-name="T1214">Therefore a second balance is maintained by the ZEOS Proxy only for </text:span><text:span text:style-name="T1290">the accumulation of</text:span><text:span text:style-name="T1214"> RAM fees.</text:span><text:span text:style-name="T1057"> For</text:span><text:span text:style-name="T1399"> </text:span><text:span text:style-name="T1057">RAM management the exact same competition among miners takes place</text:span><text:span text:style-name="T1541">:</text:span><text:span text:style-name="T1057"> </text:span><text:span text:style-name="T1291">If the remaining RAM of the proxy account falls below a certain threshold miners are able to execute the second power-up action which purchases RAM</text:span><text:span text:style-name="T1291"><text:note text:id="ftn3" text:note-class="footnote"><text:note-citation>3</text:note-citation><text:note-body><text:p text:style-name="P262">Miners would have to maintain a small EOS balance on the proxy account in order to be able to execute power-ups or RAM purchases via inline action calls. For the sake of simplicity this is being ignored in this paper.</text:p></text:note-body></text:note></text:span><text:span text:style-name="T1291"> for the proxy account and pays out the accumulated RAM fees – denominated in ZEOS – to the miner’</text:span><text:span text:style-name="T1292">s EOS account</text:span><text:span text:style-name="T1291">.</text:span></text:p>
      <text:p text:style-name="P97"/>
      <text:p text:style-name="P97"><text:span text:style-name="T762">Since t</text:span><text:span text:style-name="T530">he power-up </text:span><text:span text:style-name="T533">action</text:span><text:span text:style-name="T1060">s</text:span><text:span text:style-name="T530"> of the proxy </text:span><text:span text:style-name="T1060">are</text:span><text:span text:style-name="T530"> only executable </text:span><text:span text:style-name="T1293">under certain conditions</text:span><text:span text:style-name="T530"> </text:span><text:span text:style-name="T762">it</text:span><text:span text:style-name="T530"> adds a little game theor</text:span><text:span text:style-name="T656">y</text:span><text:span text:style-name="T530"> to </text:span><text:span text:style-name="T657">the</text:span><text:span text:style-name="T530"> mining </text:span><text:span text:style-name="T657">process</text:span><text:span text:style-name="T530">: Miners are competing for the fee pot</text:span><text:span text:style-name="T1061">s</text:span><text:span text:style-name="T530"> </text:span><text:span text:style-name="T531">and they can only claim </text:span><text:soft-page-break/><text:span text:style-name="T1062">them</text:span><text:span text:style-name="T531"> if they are the ones executing the </text:span><text:span text:style-name="T1215">first </text:span><text:span text:style-name="T531">power-up below the threshold. </text:span><text:span text:style-name="T534">Normal power-ups</text:span><text:span text:style-name="T531"> could be used by anyone to interfere in the competition </text:span><text:span text:style-name="T658">increasing the fee pot at no cost for the miners</text:span><text:span text:style-name="T531">. Miners could also execute private transactions themselves to make the pot</text:span><text:span text:style-name="T1063">(s)</text:span><text:span text:style-name="T531"> claimable before the next random user does. In any case: miners only pay for </text:span><text:span text:style-name="T532">the </text:span><text:span text:style-name="T659">resources</text:span><text:span text:style-name="T531"> if they are also the ones receiving the pot. </text:span><text:span text:style-name="T1216">T</text:span><text:span text:style-name="T762">he pot reward </text:span><text:span text:style-name="T1216">on the other hand</text:span><text:span text:style-name="T762"> </text:span><text:span text:style-name="T1063">should</text:span><text:span text:style-name="T762"> always cover the cost</text:span><text:span text:style-name="T763">s </text:span><text:span text:style-name="T764">for</text:span><text:span text:style-name="T762"> the power-up </text:span><text:span text:style-name="T1333">or RAM purchase, respectively</text:span><text:span text:style-name="T1542"> –</text:span><text:span text:style-name="T1543"> </text:span><text:span text:style-name="T1216">plus a little extra for the miner</text:span><text:span text:style-name="T762">.</text:span></text:p>
      <text:p text:style-name="P97"/>
      <text:p text:style-name="P181"><text:span text:style-name="T1064">In addition to the miner premium </text:span><text:span text:style-name="T1425">(</text:span><text:span text:style-name="T1064">which is set through </text:span><text:span text:style-name="T1066">ZEOS </text:span><text:span text:style-name="T1064">governance</text:span><text:span text:style-name="T1425">)</text:span><text:span text:style-name="T1064"> a second premium could be added to </text:span><text:span text:style-name="T1441">the</text:span><text:span text:style-name="T1488"> </text:span><text:span text:style-name="T1064">transaction fees. </text:span><text:span text:style-name="T1066">This would </text:span><text:span text:style-name="T1296">open up</text:span><text:span text:style-name="T1066"> a way for the protocol to generate an income</text:span><text:span text:style-name="T1064"> </text:span><text:span text:style-name="T1066">and </text:span><text:span text:style-name="T1064">fund the work of the ZEOS smart organization </text:span><text:span text:style-name="T1065">which is </text:span><text:span text:style-name="T1066">governing</text:span><text:span text:style-name="T1065"> the ZEOS ecosystem</text:span><text:span text:style-name="T1064">.</text:span></text:p>
      <text:p text:style-name="P96"/>
      <text:p text:style-name="P10">Conclusion</text:p>
      <text:p text:style-name="P98"><text:span text:style-name="T535">The ZEOS fee model </text:span><text:span text:style-name="T1067">based on</text:span><text:span text:style-name="T535"> the concept of only one </text:span><text:span text:style-name="T1068">public</text:span><text:span text:style-name="T535"> account permission </text:span><text:span text:style-name="T660">signing</text:span><text:span text:style-name="T535"> all private </text:span><text:span text:style-name="T1217">ZEOS</text:span><text:span text:style-name="T535"> transactions is what make</text:span><text:span text:style-name="T765">s</text:span><text:span text:style-name="T535"> the protocol truly private and fool-proof. The only interactions with the protocol using a personal, link-able EOS account is when assets </text:span><text:span text:style-name="T1069">are being moved</text:span><text:span text:style-name="T535"> </text:span><text:span text:style-name="T1069">in or out of</text:span><text:span text:style-name="T535"> private ZEOS wallets. All other transactions like private </text:span><text:span text:style-name="T661">token </text:span><text:span text:style-name="T535">transfers or private interactions with third-party</text:span><text:span text:style-name="T1544"> </text:span><text:span text:style-name="T1333">smart contracts</text:span><text:span text:style-name="T535"> are being paid for </text:span><text:span text:style-name="T1070">with</text:span><text:span text:style-name="T765"> </text:span><text:span text:style-name="T1218">transaction </text:span><text:span text:style-name="T535">fees </text:span><text:span text:style-name="T1070">denominated in ZEOS</text:span><text:span text:style-name="T535"> and are </text:span><text:span text:style-name="T661">signed by</text:span><text:span text:style-name="T535"> the proxy account’</text:span><text:span text:style-name="T1218">s public permission</text:span><text:span text:style-name="T535">.</text:span></text:p>
      <text:p text:style-name="P98"/>
      <text:p text:style-name="P224"><text:span text:style-name="T535">This has even much broader implications: ZEOS wallets become </text:span><text:span text:style-name="T1071">usable</text:span><text:span text:style-name="T535"> for anyone outside the EOS ecosystem since no personal EOS account is </text:span><text:span text:style-name="T662">required </text:span><text:span text:style-name="T535">t</text:span><text:span text:style-name="T536">o</text:span><text:span text:style-name="T535"> transact privately. This would </text:span><text:span text:style-name="T664">allow</text:span><text:span text:style-name="T535"> </text:span><text:span text:style-name="T663">anyone outside </text:span><text:span text:style-name="T1072">of</text:span><text:span text:style-name="T663"> EOS to</text:span><text:span text:style-name="T535"> </text:span><text:span text:style-name="T766">hold </text:span><text:span text:style-name="T1072">all kinds of</text:span><text:span text:style-name="T766"> EOS assets </text:span><text:span text:style-name="T1072">in full privacy </text:span><text:span text:style-name="T1219">using only ZEOS wallets</text:span><text:span text:style-name="T1072">.</text:span><text:span text:style-name="T535"> </text:span></text:p>
      <text:p text:style-name="P224"/>
      <text:p text:style-name="P224"><text:span text:style-name="T1072">Furthermore it enables </text:span><text:span text:style-name="T1220">those users</text:span><text:span text:style-name="T1072"> to privately </text:span><text:span text:style-name="T663">interact</text:span><text:span text:style-name="T535"> with </text:span><text:span text:style-name="T1072">all kinds of</text:span><text:span text:style-name="T535"> EOS applications that choose to integrate ZEOS private deposits and withdrawals. </text:span><text:span text:style-name="T665">All that is needed is a ZEOS wallet which can be created </text:span><text:span text:style-name="T767">at</text:span><text:span text:style-name="T665"> the click of a button </text:span><text:span text:style-name="T1073">and, of course, some ZEOS tokens to </text:span><text:span text:style-name="T1074">cover </text:span><text:span text:style-name="T1297">the</text:span><text:span text:style-name="T1074"> transaction fees</text:span><text:span text:style-name="T665">.</text:span></text:p>
      <text:p text:style-name="P98"/>
      <text:p text:style-name="P98"><text:span text:style-name="T537">Additionally, </text:span><text:span text:style-name="T1075">traditional web</text:span><text:span text:style-name="T537"> applications </text:span><text:span text:style-name="T768">like centralized exchanges</text:span><text:span text:style-name="T537"> could very easily integrate ZEOS wallets as well since they </text:span><text:span text:style-name="T666">work</text:span><text:span text:style-name="T537"> </text:span><text:span text:style-name="T667">almost</text:span><text:span text:style-name="T537"> </text:span><text:span text:style-name="T666">exact</text:span><text:span text:style-name="T667">ly the</text:span><text:span text:style-name="T537"> same way </text:span><text:span text:style-name="T1400">as</text:span><text:span text:style-name="T768"> traditional</text:span><text:span text:style-name="T537"> </text:span><text:span text:style-name="T666">Bitcoin wallets</text:span><text:span text:style-name="T537">. For instance: </text:span><text:span text:style-name="T769">C</text:span><text:span text:style-name="T537">entralized exchanges could list any EOS asset </text:span><text:span text:style-name="T1076">and allow for deposits and withdrawals to the exchange</text:span><text:span text:style-name="T537"> using private </text:span><text:span text:style-name="T669">ZEOS</text:span><text:span text:style-name="T537"> addresses </text:span><text:span text:style-name="T668">instead of </text:span><text:span text:style-name="T769">traditional</text:span><text:span text:style-name="T668"> EOS accounts</text:span><text:span text:style-name="T537">. </text:span><text:span text:style-name="T668">This </text:span><text:span text:style-name="T670">would</text:span><text:span text:style-name="T668"> make all user deposits and withdrawals of – </text:span><text:span text:style-name="T1077">no matter </text:span><text:span text:style-name="T1334">what</text:span><text:span text:style-name="T1077"> – </text:span><text:span text:style-name="T668">EOS asset ‘private-by-default’ .</text:span></text:p>
      <text:p text:style-name="P98"/>
      <text:p text:style-name="P194"><text:span text:style-name="T539">The usage of</text:span><text:span text:style-name="T538"> ZEOS wallets instead of transparent EOS accounts make</text:span><text:span text:style-name="T539">s</text:span><text:span text:style-name="T538"> </text:span><text:span text:style-name="T440">any</text:span><text:span text:style-name="T538"> asset on EOS </text:span><text:span text:style-name="T539">an arguably</text:span><text:span text:style-name="T538"> stronger privacy coin than Monero. </text:span><text:span text:style-name="T671">ZEOS </text:span><text:span text:style-name="T770">offers fully</text:span><text:span text:style-name="T676"> private token transfers </text:span><text:span text:style-name="T770">plus</text:span><text:span text:style-name="T540"> </text:span><text:span text:style-name="T1221">potentially </text:span><text:span text:style-name="T771">private</text:span><text:span text:style-name="T677"> </text:span><text:span text:style-name="T540">access to </text:span><text:span text:style-name="T1221">any</text:span><text:span text:style-name="T540"> DeFi </text:span><text:span text:style-name="T542">ap</text:span><text:span text:style-name="T543">p</text:span><text:span text:style-name="T542">lication</text:span><text:span text:style-name="T540"> </text:span><text:span text:style-name="T674">buil</text:span><text:span text:style-name="T1400">t</text:span><text:span text:style-name="T674"> on the </text:span><text:span text:style-name="T1222">very </text:span><text:span text:style-name="T674">same blockchain</text:span><text:span text:style-name="T541"> – </text:span><text:span text:style-name="T672">something that native privacy coins </text:span><text:span text:style-name="T673">like Monero</text:span><text:span text:style-name="T672"> </text:span><text:span text:style-name="T675">are technologically incapable of </text:span><text:span text:style-name="T1400">due to their</text:span><text:span text:style-name="T1401"> lack </text:span><text:span text:style-name="T1400">of</text:span><text:span text:style-name="T1476"> </text:span><text:span text:style-name="T1223">smart contract functionality.</text:span><text:span text:style-name="T672"> </text:span><text:span text:style-name="T1224">ZEOS</text:span><text:span text:style-name="T1402"> </text:span><text:span text:style-name="T1224">private deposits and withdrawals without EOS account</text:span><text:span text:style-name="T772"> could be a game changer </text:span><text:span text:style-name="T773">not only for EOS but</text:span><text:span text:style-name="T772"> for the entire DeFi </text:span><text:span text:style-name="T1078">industry</text:span><text:span text:style-name="T1079">.</text:span></text:p>
      <text:p text:style-name="P194"/>
      <text:p text:style-name="P18"/>
      <text:p text:style-name="P18"/>
      <text:p text:style-name="P18"/>
      <text:p text:style-name="P18">Private Deposit &amp; Withdrawal using the Proxy Account</text:p>
      <text:p text:style-name="P235"><text:span text:style-name="T322">For completion the most complex </text:span><text:span text:style-name="T355">use </text:span><text:span text:style-name="T322">case</text:span><text:span text:style-name="T351">s </text:span><text:span text:style-name="T355">of</text:span><text:span text:style-name="T322"> the </text:span><text:span text:style-name="T352">ZEOS</text:span><text:span text:style-name="T322"> proxy account </text:span><text:span text:style-name="T351">are depicted </text:span><text:span text:style-name="T358">here</text:span><text:span text:style-name="T359"> as well</text:span><text:span text:style-name="T351">:</text:span><text:span text:style-name="T322"> </text:span><text:span text:style-name="T351">P</text:span><text:span text:style-name="T322">rivate deposit and withdrawal to/</text:span><text:span text:style-name="T353">from </text:span><text:span text:style-name="T354">a</text:span><text:span text:style-name="T322"> third-party smart contract. </text:span></text:p>
      <text:p text:style-name="P79"/>
      <text:p text:style-name="P235"><text:span text:style-name="T322">A private deposit </text:span><text:span text:style-name="T323">of fungible tokens</text:span><text:span text:style-name="T322"> could be implemented like this </text:span><text:span text:style-name="T323">(NFT analogous)</text:span><text:span text:style-name="T322">:</text:span></text:p>
      <text:p text:style-name="P64"/>
      <text:p text:style-name="P59">&lt;Bild: <text:span text:style-name="T1169">inline</text:span>_deposit_<text:span text:style-name="T1181">proxy</text:span>&gt;</text:p>
      <text:p text:style-name="P196"><text:soft-page-break/><text:span text:style-name="T34">&lt;</text:span><text:span text:style-name="T200">Bild: </text:span><text:span text:style-name="T262">flow</text:span><text:span text:style-name="T107">_deposit_</text:span><text:span text:style-name="T262">ft</text:span><text:span text:style-name="T107">_</text:span><text:span text:style-name="T261">proxy, </text:span><text:span text:style-name="T325">Unterschrift: “A user privately deposits tokens from his ZEOS wallet to a third-party smart contract </text:span><text:span text:style-name="T356">on EOS</text:span><text:span text:style-name="T325"> using the proxy account”</text:span><text:span text:style-name="T200">&gt;</text:span></text:p>
      <text:p text:style-name="P70"/>
      <text:p text:style-name="P215"><text:span text:style-name="T200">A </text:span><text:span text:style-name="T11">private withdrawal </text:span><text:span text:style-name="T324">of fungible tokens</text:span><text:span text:style-name="T11"> could be implemented like this </text:span><text:span text:style-name="T323">(NFT analogous)</text:span><text:span text:style-name="T11">:</text:span></text:p>
      <text:p text:style-name="P63"/>
      <text:p text:style-name="P196"><text:span text:style-name="T107">&lt;Bild: </text:span><text:span text:style-name="T260">inline</text:span><text:span text:style-name="T107">_</text:span><text:span text:style-name="T261">withdraw_proxy</text:span><text:span text:style-name="T107">&gt;</text:span></text:p>
      <text:p text:style-name="P216"><text:span text:style-name="T34">&lt;</text:span><text:span text:style-name="T200">Bild: </text:span><text:span text:style-name="T262">flow</text:span><text:span text:style-name="T107">_</text:span><text:span text:style-name="T261">withdraw_</text:span><text:span text:style-name="T262">ft</text:span><text:span text:style-name="T261">_proxy, </text:span><text:span text:style-name="T325">Unterschrift: “A user privately withdraws tokens from a third-party smart contract </text:span><text:span text:style-name="T356">on EOS</text:span><text:span text:style-name="T325"> </text:span><text:span text:style-name="T326">in</text:span><text:span text:style-name="T325">to his ZEOS wallet using the proxy account”</text:span><text:span text:style-name="T200">&gt;</text:span></text:p>
      <text:p text:style-name="P90"/>
      <text:h text:style-name="Heading_20_3" text:outline-level="3">zAssets</text:h>
      <text:p text:style-name="P234"><text:span text:style-name="T544">Inspired by the </text:span><text:a xlink:type="simple" xlink:href="https://havenprotocol.org/" text:style-name="Internet_20_link" text:visited-style-name="Visited_20_Internet_20_Link"><text:span text:style-name="T544">Haven Protocol</text:span></text:a><text:span text:style-name="T544"> zAssets are synthetic assets which</text:span><text:span text:style-name="T1080"> </text:span><text:span text:style-name="T544">represent any kind of real world asset </text:span><text:span text:style-name="T1403">such as</text:span><text:span text:style-name="T544"> </text:span><text:span text:style-name="T774">fiat currencies,</text:span><text:span text:style-name="T544"> </text:span><text:span text:style-name="T553">precious metals,</text:span><text:span text:style-name="T544"> commodities or stocks. </text:span><text:span text:style-name="T1081">All that is required to create a zAsset is a price oracle </text:span><text:span text:style-name="T1082">for the corresponding real world asset</text:span><text:span text:style-name="T1081">.</text:span><text:span text:style-name="T544"> </text:span><text:span text:style-name="T553">zA</text:span><text:span text:style-name="T545">ssets are minted </text:span><text:span text:style-name="T1404">by users in return for burning </text:span><text:span text:style-name="T1468">an equivalent amount of</text:span><text:span text:style-name="T1404"> ZEOS tokens </text:span><text:span text:style-name="T545">and/or by </text:span><text:span text:style-name="T775">locking up</text:span><text:span text:style-name="T545"> external collateral </text:span><text:span text:style-name="T776">in</text:span><text:span text:style-name="T545"> the protocol. </text:span><text:span text:style-name="T1481">In contrast</text:span><text:span text:style-name="T545"> to Haven though</text:span><text:span text:style-name="T1404">,</text:span><text:span text:style-name="T545"> the market capitalization of all </text:span><text:span text:style-name="T546">circulating </text:span><text:span text:style-name="T554">zAssets </text:span><text:span text:style-name="T777">in existence</text:span><text:span text:style-name="T545"> is</text:span><text:span text:style-name="T546"> </text:span><text:span text:style-name="T545">auditable since the </text:span><text:span text:style-name="T678">mint and burn process of zAssets</text:span><text:span text:style-name="T545"> is fully transparent.</text:span></text:p>
      <text:p text:style-name="P122"/>
      <text:p text:style-name="P234"><text:span text:style-name="T1083">The transparency of zAssets </text:span><text:span text:style-name="T1085">and therefore </text:span><text:span text:style-name="T1226">knowledge about the exact valuation</text:span><text:span text:style-name="T1085"> of </text:span><text:span text:style-name="T1225">all </text:span><text:span text:style-name="T1085">synthetic assets in existence </text:span><text:span text:style-name="T1226">allows</text:span><text:span text:style-name="T1083"> for </text:span><text:span text:style-name="T1298">protective</text:span><text:span text:style-name="T1083"> </text:span><text:span text:style-name="T1086">mechanisms</text:span><text:span text:style-name="T1083"> to be </text:span><text:span text:style-name="T1226">buil</text:span><text:span text:style-name="T1403">t</text:span><text:span text:style-name="T1083"> into the protocol. </text:span><text:span text:style-name="T1298">For instance the protocol should</text:span><text:span text:style-name="T1083"> </text:span><text:span text:style-name="T1226">slow down and eventually completely stop the burning of ZEOS tokens</text:span><text:span text:style-name="T1298"> to</text:span><text:span text:style-name="T1226"> creat</text:span><text:span text:style-name="T1298">e</text:span><text:span text:style-name="T1226"> synthetic assets </text:span><text:span text:style-name="T1298">in order to</text:span><text:span text:style-name="T1083"> protect it from becoming over-leveraged. </text:span><text:span text:style-name="T1084">Something that most of the so-called ‘algorithmic stablecoins’ in the crypto space lack. </text:span><text:span text:style-name="T1227">Instead of exclusively burning ZEOS tokens </text:span><text:span text:style-name="T1299">with no limits</text:span><text:span text:style-name="T1227">, the protocol automatically starts </text:span><text:span text:style-name="T1403">to</text:span><text:span text:style-name="T1227"> </text:span><text:span text:style-name="T1300">slow </text:span><text:span text:style-name="T1405">down the ZEOS burn-rate</text:span><text:span text:style-name="T1300"> and instead</text:span><text:span text:style-name="T1227"> lock</text:span><text:span text:style-name="T1335">s</text:span><text:span text:style-name="T1227"> external collateral if the demand for synthetic assets outpaces the growth of the ZEOS market capitalization.</text:span></text:p>
      <text:p text:style-name="P122"/>
      <text:p text:style-name="P122"><text:span text:style-name="T593">All zAssets are standard fungible </text:span><text:span text:style-name="T679">EOS </text:span><text:span text:style-name="T593">tokens issued by the ZEOS token contract. Like all other assets </text:span><text:span text:style-name="T594">on EOS </text:span><text:span text:style-name="T593">they can move </text:span><text:span text:style-name="T1087">freely</text:span><text:span text:style-name="T593"> between private ZEOS wallets and transparent EOS accounts. </text:span><text:span text:style-name="T595">This</text:span><text:span text:style-name="T594"> means they can be</text:span><text:span text:style-name="T593"> </text:span><text:span text:style-name="T1089">listed</text:span><text:span text:style-name="T593"> </text:span><text:span text:style-name="T680">on </text:span><text:span text:style-name="T1089">all</text:span><text:span text:style-name="T680"> EOS exchange</text:span><text:span text:style-name="T1089">s</text:span><text:span text:style-name="T593"> and </text:span><text:span text:style-name="T681">integrated</text:span><text:span text:style-name="T593"> </text:span><text:span text:style-name="T1088">into</text:span><text:span text:style-name="T593"> </text:span><text:span text:style-name="T594">any</text:span><text:span text:style-name="T593"> </text:span><text:span text:style-name="T680">application</text:span><text:span text:style-name="T593"> </text:span><text:span text:style-name="T1088">on</text:span><text:span text:style-name="T594"> EOS – </text:span><text:span text:style-name="T1088">just like any other </text:span><text:span text:style-name="T1091">EOS asset</text:span><text:span text:style-name="T593">. </text:span><text:span text:style-name="T1090">This</text:span><text:span text:style-name="T1093"> adds </text:span><text:span text:style-name="T1228">a</text:span><text:span text:style-name="T1090"> </text:span><text:span text:style-name="T1336">whole </text:span><text:span text:style-name="T1090">new class </text:span><text:span text:style-name="T1092">of assets</text:span><text:span text:style-name="T1090"> to the DeFi ecosystem on EOS.</text:span></text:p>
      <text:p text:style-name="P99"/>
      <text:p text:style-name="P111"><text:span text:style-name="T546">Unlike many other DeFi protocols for synthetic stable assets in the crypto space, zAssets are not purely algorithmic. </text:span><text:span text:style-name="T1406">Th</text:span><text:span text:style-name="T1407">is</text:span><text:span text:style-name="T1301"> approach is inspired by the </text:span><text:a xlink:type="simple" xlink:href="https://docs.frax.finance/" text:style-name="Internet_20_link" text:visited-style-name="Visited_20_Internet_20_Link"><text:span text:style-name="T1301">Frax Protocol</text:span></text:a><text:span text:style-name="T1301"> </text:span><text:span text:style-name="T1406">but </text:span><text:span text:style-name="T1407">with a difference</text:span><text:span text:style-name="T1301">: </text:span><text:span text:style-name="T546">Instead </text:span><text:span text:style-name="T596">of only </text:span><text:span text:style-name="T778">requiring</text:span><text:span text:style-name="T596"> ZEOS tokens </text:span><text:span text:style-name="T778">to be burned</text:span><text:span text:style-name="T546"> the protocol </text:span><text:span text:style-name="T561">maintains a </text:span><text:span text:style-name="T1229">pool</text:span><text:span text:style-name="T561"> of external collateral which gradually increase</text:span><text:span text:style-name="T567">s</text:span><text:span text:style-name="T561"> depending on </text:span><text:span text:style-name="T596">how </text:span><text:span text:style-name="T441">leveraged</text:span><text:span text:style-name="T596"> the protocol is. The protocol leverage ratio</text:span><text:span text:style-name="T547"> </text:span><text:span text:style-name="T547"><draw:frame draw:style-name="fr1" draw:name="Object64" text:anchor-type="as-char" svg:y="-0.1484in" svg:width="0.1819in" svg:height="0.1839in" draw:z-index="4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47"><text:s/></text:span><text:span text:style-name="T596">is defined as</text:span><text:span text:style-name="T547">:</text:span></text:p>
      <text:p text:style-name="P111"/>
      <text:p text:style-name="P246"><draw:frame draw:style-name="fr1" draw:name="Object1" text:anchor-type="as-char" svg:y="-0.2689in" svg:width="0.6992in" svg:height="0.4425in" draw:z-index="44"><draw:object xlink:href="./Object 1" xlink:type="simple" xlink:show="embed" xlink:actuate="onLoad"/><draw:image xlink:href="./ObjectReplacements/Object 1" xlink:type="simple" xlink:show="embed" xlink:actuate="onLoad"/><svg:desc>formula</svg:desc></draw:frame><text:s/></text:p>
      <text:p text:style-name="P246"/>
      <text:p text:style-name="P246"><text:span text:style-name="T1182">w</text:span><text:span text:style-name="T1524">ith:</text:span></text:p>
      <text:p text:style-name="P246"><draw:frame draw:style-name="fr1" draw:name="Object3" text:anchor-type="as-char" svg:y="-0.1484in" svg:width="1.1547in" svg:height="0.2091in" draw:z-index="4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46"><draw:frame draw:style-name="fr1" draw:name="Object4" text:anchor-type="as-char" svg:y="-0.1701in" svg:width="1.7866in" svg:height="0.339in" draw:z-index="4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47">where:</text:p>
      <text:p text:style-name="P100"><draw:frame draw:style-name="fr1" draw:name="Object70" text:anchor-type="as-char" svg:y="-0.1484in" svg:width="0.2075in" svg:height="0.2091in" draw:z-index="48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1523">is the supply of asset x</text:span></text:p>
      <text:p text:style-name="P100"><draw:frame draw:style-name="fr1" draw:name="Object71" text:anchor-type="as-char" svg:y="-0.1484in" svg:width="0.2382in" svg:height="0.2091in" draw:z-index="49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1523">is the price of asset x</text:span></text:p>
      <text:p text:style-name="P100"/>
      <text:p text:style-name="P111"><text:span text:style-name="T568">The protocol leverage is defined as </text:span><text:span text:style-name="T547">the </text:span><text:span text:style-name="T568">ratio of the</text:span><text:span text:style-name="T547"> market capitalization of the ZEOS token </text:span><text:span text:style-name="T547"><draw:frame draw:style-name="fr1" draw:name="Object72" text:anchor-type="as-char" svg:y="-0.1484in" svg:width="0.4228in" svg:height="0.2091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47"><text:s/>itself </text:span><text:span text:style-name="T548">to the market capitalization</text:span><text:span text:style-name="T547"> of all circulating synthetic assets </text:span><text:span text:style-name="T547"><draw:frame draw:style-name="fr1" draw:name="Object73" text:anchor-type="as-char" svg:y="-0.1484in" svg:width="0.3811in" svg:height="0.2091in" draw:z-index="5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47"><text:s/></text:span><text:span text:style-name="T549">in existence</text:span><text:span text:style-name="T547">. </text:span><text:span text:style-name="T557">The leverage</text:span><text:span text:style-name="T550"> ratio</text:span><text:span text:style-name="T1477"> </text:span><text:span text:style-name="T1477"><draw:frame draw:style-name="fr1" draw:name="Object74" text:anchor-type="as-char" svg:y="-0.1484in" svg:width="0.1819in" svg:height="0.1839in" draw:z-index="5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482">determines</text:span><text:span text:style-name="T1408"> </text:span><text:span text:style-name="T550">how </text:span><text:span text:style-name="T682">many times</text:span><text:span text:style-name="T550"> all </text:span><text:span text:style-name="T556">circulating zA</text:span><text:span text:style-name="T550">ssets </text:span><text:span text:style-name="T558">are</text:span><text:span text:style-name="T550"> backed by the actual </text:span><text:soft-page-break/><text:span text:style-name="T550">valu</text:span><text:span text:style-name="T569">ation</text:span><text:span text:style-name="T550"> of </text:span><text:span text:style-name="T555">the</text:span><text:span text:style-name="T550"> ZEOS token. </text:span><text:span text:style-name="T779">If this leverage ratio reaches a certain threshold the protocol starts to accumulate external collateral </text:span><text:span text:style-name="T780">since</text:span><text:span text:style-name="T779"> the demand for zAssets outpaces the growth of the ZEOS market capitalization.</text:span></text:p>
      <text:p text:style-name="P100"/>
      <text:p text:style-name="P109"><text:span text:style-name="T550">Depending on th</text:span><text:span text:style-name="T565">e</text:span><text:span text:style-name="T550"> </text:span><text:span text:style-name="T564">leverage </text:span><text:span text:style-name="T550">ratio </text:span><text:span text:style-name="T550"><draw:frame draw:style-name="fr1" draw:name="Object8" text:anchor-type="as-char" svg:y="-0.1484in" svg:width="0.1819in" svg:height="0.1839in" draw:z-index="5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50"><text:s/>the </text:span><text:span text:style-name="T566">external </text:span><text:span text:style-name="T563">collateral </text:span><text:span text:style-name="T565"><draw:frame draw:style-name="fr1" draw:name="Object7" text:anchor-type="as-char" svg:y="-0.1484in" svg:width="0.3244in" svg:height="0.2091in" draw:z-index="5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50"><text:s/></text:span><text:span text:style-name="T1230">which is required by the</text:span><text:span text:style-name="T550"> protocol </text:span><text:span text:style-name="T1230">is determined by</text:span><text:span text:style-name="T550">:</text:span></text:p>
      <text:p text:style-name="P109"/>
      <text:p text:style-name="P104"><draw:frame draw:style-name="fr1" draw:name="Object5" text:anchor-type="as-char" svg:y="-0.1937in" svg:width="1.2465in" svg:height="0.2543in" draw:z-index="5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04"/>
      <text:p text:style-name="P201">Where <text:span text:style-name="T551"><draw:frame draw:style-name="fr1" draw:name="Object6" text:anchor-type="as-char" svg:y="-0.152in" svg:width="0.5102in" svg:height="0.2134in" draw:z-index="5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/>is the collateral ratio of the protocol defined as a function of <draw:frame draw:style-name="fr1" draw:name="Object9" text:anchor-type="as-char" svg:y="-0.1484in" svg:width="0.1819in" svg:height="0.1839in" draw:z-index="57"><draw:object xlink:href="./Object 9" xlink:type="simple" xlink:show="embed" xlink:actuate="onLoad"/><draw:image xlink:href="./ObjectReplacements/Object 9" xlink:type="simple" xlink:show="embed" xlink:actuate="onLoad"/><svg:desc>formula</svg:desc></draw:frame>:</text:p>
      <text:p text:style-name="P202"/>
      <text:p text:style-name="P200"><draw:frame draw:style-name="fr1" draw:name="Object2" text:anchor-type="as-char" svg:y="-0.4598in" svg:width="2.9201in" svg:height="0.8846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1"/>
      <text:p text:style-name="P182"><text:span text:style-name="T1095">Where </text:span><text:span text:style-name="T1095"><draw:frame draw:style-name="fr1" draw:name="Object10" text:anchor-type="as-char" svg:y="-0.1484in" svg:width="0.3339in" svg:height="0.2091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095"><text:s/>and </text:span><text:span text:style-name="T1095"><draw:frame draw:style-name="fr1" draw:name="Object11" text:anchor-type="as-char" svg:y="-0.1484in" svg:width="0.3543in" svg:height="0.2091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95"><text:s/>are threshold values set </text:span><text:span text:style-name="T1231">by</text:span><text:span text:style-name="T1095"> protocol governance. </text:span><text:span text:style-name="T1095"><draw:frame draw:style-name="fr1" draw:name="Object12" text:anchor-type="as-char" svg:y="-0.1484in" svg:width="0.3339in" svg:height="0.2091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094"><text:s/>determines when the protocol starts to lock external capital and </text:span><text:span text:style-name="T1094"><draw:frame draw:style-name="fr1" draw:name="Object13" text:anchor-type="as-char" svg:y="-0.1484in" svg:width="0.3543in" svg:height="0.2091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94"><text:s/>determines when the protocol exclusively requires external collateral </text:span><text:span text:style-name="T1232">in order to mint synthetic assets</text:span><text:span text:style-name="T1094">. Together both values </text:span><text:span text:style-name="T1337">implicitly determine</text:span><text:span text:style-name="T1094"> the burn- </text:span><text:span text:style-name="T1233">and mint-</text:span><text:span text:style-name="T1094">rate of ZEOS as collateral for zAssets.</text:span></text:p>
      <text:p text:style-name="P101"/>
      <text:p text:style-name="P227"><text:span text:style-name="T550">&lt;Bild: </text:span><text:span text:style-name="T562">C</text:span><text:span text:style-name="T1185">R</text:span><text:span text:style-name="T550">_graph, </text:span><text:span text:style-name="T1338">Unterschrift: “</text:span><text:span text:style-name="T1341">A</text:span><text:span text:style-name="T1338"> smaller leverage ratio L </text:span><text:span text:style-name="T1341">results</text:span><text:span text:style-name="T1338"> </text:span><text:span text:style-name="T1341">in a</text:span><text:span text:style-name="T1338"> higher collateral ratio </text:span><text:span text:style-name="T1341">CR</text:span><text:span text:style-name="T1338"> effectively increasing the require</text:span><text:span text:style-name="T1340">ment</text:span><text:span text:style-name="T1338"> </text:span><text:span text:style-name="T1339">of</text:span><text:span text:style-name="T1338"> external collateral to be locked”</text:span><text:span text:style-name="T550">&gt;</text:span></text:p>
      <text:p text:style-name="P103"/>
      <text:p text:style-name="P111"><text:span text:style-name="T568">Hence, the protocol</text:span><text:span text:style-name="T546"> has three different </text:span><text:span text:style-name="T579">states</text:span><text:span text:style-name="T546"> which seamlessly transition into each other: </text:span><text:span text:style-name="T559">(1) </text:span><text:span text:style-name="T547">purely algorithmic/</text:span><text:span text:style-name="T554">non-collateralized</text:span><text:span text:style-name="T547">, </text:span><text:span text:style-name="T559">(2) </text:span><text:span text:style-name="T547">fractionally algorithmic/</text:span><text:span text:style-name="T1545">collateralized </text:span><text:span text:style-name="T547">and </text:span><text:span text:style-name="T559">(3)</text:span><text:span text:style-name="T547"> </text:span><text:span text:style-name="T554">non-algorithmic/</text:span><text:span text:style-name="T547">fully collateralized.</text:span></text:p>
      <text:p text:style-name="P101"/>
      <text:p text:style-name="P11"><text:span text:style-name="T597">(1) </text:span>Purely Algorithmic</text:p>
      <text:p text:style-name="P110"><text:span text:style-name="T550">If the leverage ratio </text:span><text:span text:style-name="T550"><draw:frame draw:style-name="fr1" draw:name="Object15" text:anchor-type="as-char" svg:y="-0.1484in" svg:width="0.1819in" svg:height="0.1839in" draw:z-index="5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50"><text:s/>is greater than </text:span><text:span text:style-name="T781">the</text:span><text:span text:style-name="T550"> minimum ratio, </text:span><text:span text:style-name="T550"><draw:frame draw:style-name="fr1" draw:name="Object14" text:anchor-type="as-char" svg:y="-0.1484in" svg:width="0.3339in" svg:height="0.2091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50">, the protocol is in the purely algorithmic </text:span><text:span text:style-name="T580">state</text:span><text:span text:style-name="T550"> where </text:span><text:span text:style-name="T683">only </text:span><text:span text:style-name="T550">ZEOS tokens are being burn</text:span><text:span text:style-name="T1426">t</text:span><text:span text:style-name="T550"> to mint zAssets and vice versa. </text:span><text:span text:style-name="T563">In this </text:span><text:span text:style-name="T583">state</text:span><text:span text:style-name="T563"> no external collateral is accumulated by the protocol.</text:span></text:p>
      <text:p text:style-name="P102"/>
      <text:p text:style-name="P12"><text:span text:style-name="T597">(2) </text:span>Fractionally Algorithmic/Collateralized</text:p>
      <text:p text:style-name="P110"><text:span text:style-name="T550">If the leverage ratio </text:span><text:span text:style-name="T550"><draw:frame draw:style-name="fr1" draw:name="Object16" text:anchor-type="as-char" svg:y="-0.1484in" svg:width="0.1819in" svg:height="0.18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96"><text:s/></text:span><text:span text:style-name="T550">is between </text:span><text:span text:style-name="T550"><draw:frame draw:style-name="fr1" draw:name="Object17" text:anchor-type="as-char" svg:y="-0.1484in" svg:width="0.3339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50"><text:s/>and a maximum leverage ratio </text:span><text:span text:style-name="T550"><draw:frame draw:style-name="fr1" draw:name="Object18" text:anchor-type="as-char" svg:y="-0.1484in" svg:width="0.3543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50"><text:s/>the protocol is in </text:span><text:span text:style-name="T1409">a</text:span><text:span text:style-name="T1478"> </text:span><text:span text:style-name="T550">fractionally algorithmic </text:span><text:span text:style-name="T581">state</text:span><text:span text:style-name="T550">. </text:span><text:span text:style-name="T1234">In</text:span><text:span text:style-name="T570"> this </text:span><text:span text:style-name="T582">state</text:span><text:span text:style-name="T570"> the requirement of external collateral </text:span><text:span text:style-name="T570"><draw:frame draw:style-name="fr1" draw:name="Object65" text:anchor-type="as-char" svg:y="-0.1484in" svg:width="0.3244in" svg:height="0.2091in" draw:z-index="5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70"><text:s/></text:span><text:span text:style-name="T782">equals</text:span><text:span text:style-name="T570"> a certain percentage of the </text:span><text:span text:style-name="T684">total</text:span><text:span text:style-name="T570"> market capitalization of all circulating </text:span><text:span text:style-name="T783">zAssets </text:span><text:span text:style-name="T783"><draw:frame draw:style-name="fr1" draw:name="Object66" text:anchor-type="as-char" svg:y="-0.1484in" svg:width="0.3811in" svg:height="0.2091in" draw:z-index="6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70">. </text:span><text:span text:style-name="T784">To mint</text:span><text:span text:style-name="T570"> new synthetic assets users will have to </text:span><text:span text:style-name="T785">partly</text:span><text:span text:style-name="T570"> add </text:span><text:span text:style-name="T786">some </text:span><text:span text:style-name="T570">external collateral </text:span><text:span text:style-name="T786">and</text:span><text:span text:style-name="T784"> partly</text:span><text:span text:style-name="T570"> burn ZEOS </text:span><text:span text:style-name="T785">tokens</text:span><text:span text:style-name="T570">. </text:span><text:span text:style-name="T787">Burning</text:span><text:span text:style-name="T570"> </text:span><text:span text:style-name="T787">s</text:span><text:span text:style-name="T570">ynthetic assets </text:span><text:span text:style-name="T787">on the other hand</text:span><text:span text:style-name="T571"> will </text:span><text:span text:style-name="T787">return some external collateral </text:span><text:span text:style-name="T788">to the user</text:span><text:span text:style-name="T787"> as well as mint some</text:span><text:span text:style-name="T571"> ZEOS </text:span><text:span text:style-name="T789">tokens</text:span><text:span text:style-name="T571"> back </text:span><text:span text:style-name="T787">into existence</text:span><text:span text:style-name="T571">. </text:span><text:span text:style-name="T1428">Only if the external collateral value </text:span><text:span text:style-name="T1428"><draw:frame draw:style-name="fr1" draw:name="Object75" text:anchor-type="as-char" svg:y="-0.1484in" svg:width="0.3244in" svg:height="0.2091in" draw:z-index="6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428"><text:s/></text:span><text:span text:style-name="T1559">becomes</text:span><text:span text:style-name="T1428"> too small </text:span><text:span text:style-name="T1429">will the</text:span><text:span text:style-name="T1428"> protoco</text:span><text:span text:style-name="T1429">l (</text:span><text:span text:style-name="T1428">mostly </text:span><text:span text:style-name="T1430">or exclusively</text:span><text:span text:style-name="T1429">)</text:span><text:span text:style-name="T1428"> mint ZEOS tokens back </text:span><text:span text:style-name="T1427">instead</text:span><text:span text:style-name="T1342"> of </text:span><text:span text:style-name="T1494">returning external collateral when</text:span><text:span text:style-name="T1342"> burning zAssets</text:span><text:span text:style-name="T794">. </text:span><text:span text:style-name="T1429">Alternatively</text:span><text:span text:style-name="T1484"> i</text:span><text:span text:style-name="T794">f the </text:span><text:span text:style-name="T1097">valuation of</text:span><text:span text:style-name="T794"> external collateral </text:span><text:span text:style-name="T1098">is </text:span><text:span text:style-name="T1099">above</text:span><text:span text:style-name="T794"> </text:span><text:span text:style-name="T1097">th</text:span><text:span text:style-name="T1099">e</text:span><text:span text:style-name="T1097"> required </text:span><text:span text:style-name="T1099">level</text:span><text:span text:style-name="T794"> the protocol will </text:span><text:span text:style-name="T1429">(</text:span><text:span text:style-name="T1428">mostly </text:span><text:span text:style-name="T1442">or exclusively</text:span><text:span text:style-name="T1429">)</text:span><text:span text:style-name="T794"> return external collateral to the user</text:span><text:span text:style-name="T1428"> </text:span><text:span text:style-name="T1235">instead of minting</text:span><text:span text:style-name="T1100"> ZEOS tokens back</text:span><text:span text:style-name="T794">.</text:span></text:p>
      <text:p text:style-name="P110"/>
      <text:p text:style-name="P11"><text:span text:style-name="T598">(3) </text:span>Fully Collateralized</text:p>
      <text:p text:style-name="P110"><text:span text:style-name="T563">I</text:span><text:span text:style-name="T550">f the leverage ratio falls below </text:span><text:span text:style-name="T550"><draw:frame draw:style-name="fr1" draw:name="Object19" text:anchor-type="as-char" svg:y="-0.1484in" svg:width="0.3543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50"><text:s/>the protocol </text:span><text:span text:style-name="T790">enters </text:span><text:span text:style-name="T791">the</text:span><text:span text:style-name="T550"> fully collateralized </text:span><text:span text:style-name="T581">state</text:span><text:span text:style-name="T550">. </text:span><text:span text:style-name="T685">In this state no ZEOS </text:span><text:span text:style-name="T1101">tokens are</text:span><text:span text:style-name="T685"> burned </text:span><text:span text:style-name="T1236">anymore</text:span><text:span text:style-name="T685">. All zAssets minted in this state require full backing by external collateral. </text:span><text:span text:style-name="T792">Burning synthetic assets will return external collateral to the users instead of minting new ZEOS tokens. Only if the </text:span><text:span text:style-name="T1343">overall </text:span><text:span text:style-name="T1102">valuation of</text:span><text:span text:style-name="T792"> external collateral </text:span><text:span text:style-name="T1344">becomes</text:span><text:span text:style-name="T792"> </text:span><text:span text:style-name="T1102">too low</text:span><text:span text:style-name="T792"> the </text:span><text:soft-page-break/><text:span text:style-name="T792">protocol </text:span><text:span text:style-name="T1443">will start</text:span><text:span text:style-name="T1102"> minting ZEOS </text:span><text:span text:style-name="T1347">tokens</text:span><text:span text:style-name="T1102"> again </text:span><text:span text:style-name="T1103">in order </text:span><text:span text:style-name="T1347">to increase the true external collateral ratio and </text:span><text:span text:style-name="T1348">to be able</text:span><text:span text:style-name="T793"> to pay the user</text:span><text:span text:style-name="T1102">s </text:span><text:span text:style-name="T1346">in return </text:span><text:span text:style-name="T1345">for burning zAssets</text:span><text:span text:style-name="T792">.</text:span></text:p>
      <text:p text:style-name="P105"/>
      <text:p text:style-name="P238"><text:span text:style-name="T552">With each and every user interaction – </text:span><text:span text:style-name="T795">i.e. minting and burning zAssets –</text:span><text:span text:style-name="T552"> the protocol tries to maintain the </text:span><text:span text:style-name="T572">correct </text:span><text:span text:style-name="T1104">amount</text:span><text:span text:style-name="T687"> of external collateral </text:span><text:span text:style-name="T687"><draw:frame draw:style-name="fr1" draw:name="Object20" text:anchor-type="as-char" svg:y="-0.1484in" svg:width="0.3244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72"><text:s/></text:span><text:span text:style-name="T686">determined by the leverage ratio </text:span><text:span text:style-name="T686"><draw:frame draw:style-name="fr1" draw:name="Object21" text:anchor-type="as-char" svg:y="-0.1484in" svg:width="0.1819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52">. Since the values of </text:span><text:span text:style-name="T552"><draw:frame draw:style-name="fr1" draw:name="Object22" text:anchor-type="as-char" svg:y="-0.1484in" svg:width="0.3811in" svg:height="0.20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52">, </text:span><text:span text:style-name="T552"><draw:frame draw:style-name="fr1" draw:name="Object23" text:anchor-type="as-char" svg:y="-0.1484in" svg:width="0.4228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52"><text:s/></text:span><text:span text:style-name="T1105">but also</text:span><text:span text:style-name="T796"> </text:span><text:span text:style-name="T796"><draw:frame draw:style-name="fr1" draw:name="Object24" text:anchor-type="as-char" svg:y="-0.1484in" svg:width="0.3244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96"><text:s/>itself</text:span><text:span text:style-name="T552"> are constantly changing due to price fluctuations on the open market</text:span><text:span text:style-name="T688">s</text:span><text:span text:style-name="T1410">,</text:span><text:span text:style-name="T552"> the requirement </text:span><text:span text:style-name="T1349">of external </text:span><text:span text:style-name="T552">collateral </text:span><text:span text:style-name="T552"><draw:frame draw:style-name="fr1" draw:name="Object25" text:anchor-type="as-char" svg:y="-0.1484in" svg:width="0.3244in" svg:height="0.20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52"><text:s/></text:span><text:span text:style-name="T1483">changes permanently</text:span><text:span text:style-name="T552"> as well. While users always get the exact same value from the protocol as they </text:span><text:span text:style-name="T1546">add to</text:span><text:span text:style-name="T1237"> it</text:span><text:span text:style-name="T552">, the ratio of ZEOS </text:span><text:span text:style-name="T797">tokens </text:span><text:span text:style-name="T552">being burned </text:span><text:span text:style-name="T573">(</text:span><text:span text:style-name="T1106">or </text:span><text:span text:style-name="T573">minted)</text:span><text:span text:style-name="T552"> versus external collateral </text:span><text:span text:style-name="T1106">to be</text:span><text:span text:style-name="T552"> added </text:span><text:span text:style-name="T573">(</text:span><text:span text:style-name="T1106">or removed</text:span><text:span text:style-name="T573">)</text:span><text:span text:style-name="T552"> </text:span><text:span text:style-name="T1238">might </text:span><text:span text:style-name="T552">change</text:span><text:span text:style-name="T574"> </text:span><text:span text:style-name="T798">with each and every transaction</text:span><text:span text:style-name="T552">.</text:span></text:p>
      <text:p text:style-name="P150"/>
      <text:p text:style-name="P2"><text:span text:style-name="T799">Balancing the correct amount of external collateral </text:span><text:span text:style-name="T799"><draw:frame draw:style-name="fr1" draw:name="Object67" text:anchor-type="as-char" svg:y="-0.1484in" svg:width="0.3244in" svg:height="0.2091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99"><text:s/></text:span><text:span text:style-name="T800">as determined by</text:span><text:span text:style-name="T799"> the current protocol leverage </text:span><text:span text:style-name="T801">L </text:span><text:span text:style-name="T799">is the protocols </text:span><text:span text:style-name="T801">only </text:span><text:span text:style-name="T799">priority.</text:span></text:p>
      <text:p text:style-name="P106"/>
      <text:p text:style-name="P13">Collateral</text:p>
      <text:p text:style-name="P183"><text:span text:style-name="T575">The external collateral </text:span><text:span text:style-name="T575"><draw:frame draw:style-name="fr1" draw:name="Object26" text:anchor-type="as-char" svg:y="-0.1484in" svg:width="0.3244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04"><text:s/></text:span><text:span text:style-name="T803">locked </text:span><text:span text:style-name="T1562">in</text:span><text:span text:style-name="T1563">side</text:span><text:span text:style-name="T803"> the</text:span><text:span text:style-name="T575"> protocol consists of two assets:</text:span></text:p>
      <text:p text:style-name="P183"/>
      <text:p text:style-name="P183"><text:span text:style-name="T802">- The native </text:span><text:span text:style-name="T575">EOS </text:span><text:span text:style-name="T802">token</text:span></text:p>
      <text:p text:style-name="P183"><text:span text:style-name="T575">- </text:span><text:span text:style-name="T1107">T</text:span><text:span text:style-name="T575">he Vigor stable token which is pegged to the </text:span><text:span text:style-name="T1108">US </text:span><text:span text:style-name="T575">Dollar</text:span></text:p>
      <text:p text:style-name="P183"/>
      <text:p text:style-name="P259"><text:span text:style-name="T575">By choosing one crypto asset with a significantly higher market capitalization than </text:span><text:span text:style-name="T804">the </text:span><text:span text:style-name="T575">ZEOS </text:span><text:span text:style-name="T804">token </text:span><text:span text:style-name="T1109">itself – </text:span><text:span text:style-name="T1302">EOS –</text:span><text:span text:style-name="T575"> </text:span><text:span text:style-name="T1110">plus</text:span><text:span text:style-name="T575"> one stable token which is pegged to the Dollar – </text:span><text:span text:style-name="T1350">Vigor –</text:span><text:span text:style-name="T575">, the overall valu</text:span><text:span text:style-name="T805">ation</text:span><text:span text:style-name="T575"> of </text:span><text:span text:style-name="T1351">the </text:span><text:span text:style-name="T575">external collateral </text:span><text:span text:style-name="T575"><draw:frame draw:style-name="fr1" draw:name="Object27" text:anchor-type="as-char" svg:y="-0.1484in" svg:width="0.3244in" svg:height="0.20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75"><text:s/>is expected to be much less volatile than the ZEOS market capitalization </text:span><text:span text:style-name="T575"><draw:frame draw:style-name="fr1" draw:name="Object28" text:anchor-type="as-char" svg:y="-0.1484in" svg:width="0.4228in" svg:height="0.20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75">itself.</text:span></text:p>
      <text:p text:style-name="P260"><text:s/></text:p>
      <text:p text:style-name="P259"><text:span text:style-name="T806">The value of the total external collateral </text:span><text:span text:style-name="T806"><draw:frame draw:style-name="fr1" draw:name="Object29" text:anchor-type="as-char" svg:y="-0.1484in" svg:width="0.3244in" svg:height="0.209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06"><text:s/>is the sum of the total value of EOS collateral plus the total value of the Vigor collateral:</text:span></text:p>
      <text:p text:style-name="P112"/>
      <text:p text:style-name="P115"><draw:frame draw:style-name="fr1" draw:name="Object30" text:anchor-type="as-char" svg:y="-0.1484in" svg:width="1.1756in" svg:height="0.20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12"/>
      <text:p text:style-name="P133"><text:span text:style-name="T576">The protocol always tries to balance the </text:span><text:span text:style-name="T689">two </text:span><text:span text:style-name="T1239">collateral pools</text:span><text:span text:style-name="T689">: The</text:span><text:span text:style-name="T576"> value of </text:span><text:span text:style-name="T689">all</text:span><text:span text:style-name="T576"> EOS </text:span><text:span text:style-name="T689">tokens </text:span><text:span text:style-name="T1242">locked </text:span><text:span text:style-name="T1564">in</text:span><text:span text:style-name="T1565">side</text:span><text:span text:style-name="T1242"> the protocol</text:span><text:span text:style-name="T576"> </text:span><text:span text:style-name="T689">should </text:span><text:span text:style-name="T807">always</text:span><text:span text:style-name="T689"> equal</text:span><text:span text:style-name="T576"> the value of </text:span><text:span text:style-name="T1240">all </text:span><text:span text:style-name="T576">Vigor </text:span><text:span text:style-name="T689">stable tokens </text:span><text:span text:style-name="T1241">locked</text:span><text:span text:style-name="T576">. Both fluctuate in value and therefore the ratio </text:span><text:span text:style-name="T690">in which </text:span><text:span text:style-name="T576">users have to add or </text:span><text:span text:style-name="T1303">remove</text:span><text:span text:style-name="T690"> EOS and Vigor</text:span><text:span text:style-name="T576"> tokens </text:span><text:span text:style-name="T808">when minting </text:span><text:span text:style-name="T1304">or</text:span><text:span text:style-name="T808"> burning zAssets</text:span><text:span text:style-name="T576"> fluctuates as well.</text:span></text:p>
      <text:p text:style-name="P113"/>
      <text:p text:style-name="P114"><draw:frame draw:style-name="fr1" draw:name="Object31" text:anchor-type="as-char" svg:y="-0.1937in" svg:width="0.8161in" svg:height="0.2543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13"/>
      <text:p text:style-name="P119">&lt;Bild: 50:50 waage mit EOS und Vigor&gt;</text:p>
      <text:p text:style-name="P113"/>
      <text:p text:style-name="P225"><text:span text:style-name="T809">The condition</text:span><text:span text:style-name="T1411">,</text:span><text:span text:style-name="T809"> </text:span><text:span text:style-name="T1454">of</text:span><text:span text:style-name="T1411"> always keep</text:span><text:span text:style-name="T1454">ing</text:span><text:span text:style-name="T809"> the two in balance </text:span><text:span text:style-name="T810">results in</text:span><text:span text:style-name="T809"> the following </text:span><text:span text:style-name="T1305">accumulation</text:span><text:span text:style-name="T809"> behavior: </text:span><text:span text:style-name="T576">In a crypto bull market </text:span><text:span text:style-name="T811">when minting zAssets</text:span><text:span text:style-name="T576"> the protocol </text:span><text:span text:style-name="T811">require</text:span><text:span text:style-name="T1243">s nominally</text:span><text:span text:style-name="T576"> more Vigor tokens </text:span><text:span text:style-name="T811">to be added</text:span><text:span text:style-name="T576"> than EOS </text:span><text:span text:style-name="T1244">since</text:span><text:span text:style-name="T576"> EOS is rising in value </text:span><text:span text:style-name="T1243">against</text:span><text:span text:style-name="T576"> Vigor. </text:span><text:span text:style-name="T812">When burning zAssets, u</text:span><text:span text:style-name="T576">sers would receive</text:span><text:span text:style-name="T1412"> </text:span><text:span text:style-name="T1245">more </text:span><text:span text:style-name="T576">EOS </text:span><text:span text:style-name="T812">tokens back</text:span><text:span text:style-name="T576"> than Vigor.</text:span></text:p>
      <text:p text:style-name="P225"/>
      <text:p text:style-name="P225"><text:span text:style-name="T576">In a bear market, </text:span><text:span text:style-name="T1111">on the other hand,</text:span><text:span text:style-name="T576"> </text:span><text:span text:style-name="T813">it would be the </text:span><text:span text:style-name="T1409">opposite</text:span><text:span text:style-name="T813">:</text:span><text:span text:style-name="T576"> </text:span><text:span text:style-name="T813">T</text:span><text:span text:style-name="T576">he protocol </text:span><text:span text:style-name="T1409">instead</text:span><text:span text:style-name="T576"> accumulates EOS tokens while paying out predominantly Vigor. </text:span><text:span text:style-name="T813">This anti-cyclic accumulation behavior allows users to get rid of </text:span><text:span text:style-name="T814">their </text:span><text:span text:style-name="T813">‘weak’</text:span><text:span text:style-name="T814"> </text:span><text:span text:style-name="T813">assets when minting zAssets and to receive ‘strong’ assets when burning zAssets – depending on the </text:span><text:span text:style-name="T1112">respective market phase</text:span><text:span text:style-name="T813">. </text:span></text:p>
      <text:p text:style-name="P145"/>
      <text:p text:style-name="P16">Minting &amp; Burning <text:span text:style-name="T815">of zAssets</text:span></text:p>
      <text:p text:style-name="P151"><text:soft-page-break/><text:span text:style-name="T816">Depending on the current state of the protocol </text:span><text:span text:style-name="T1113">as well as</text:span><text:span text:style-name="T816"> the valuation of </text:span><text:span text:style-name="T1113">the</text:span><text:span text:style-name="T816"> external collateral </text:span><text:span text:style-name="T816"><draw:frame draw:style-name="fr1" draw:name="Object32" text:anchor-type="as-char" svg:y="-0.1484in" svg:width="0.3244in" svg:height="0.209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16"><text:s/></text:span><text:span text:style-name="T1113">currently </text:span><text:span text:style-name="T818">locked </text:span><text:span text:style-name="T1566">in</text:span><text:span text:style-name="T1567">side</text:span><text:span text:style-name="T1113"> the protocol,</text:span><text:span text:style-name="T818"> </text:span><text:span text:style-name="T816">minting and burning </text:span><text:span text:style-name="T1547">of </text:span><text:span text:style-name="T816">zAssets will require a different </text:span><text:span text:style-name="T1113">ratio</text:span><text:span text:style-name="T816"> of ZEOS, EOS and Vigor tokens to be </text:span><text:span text:style-name="T817">added</text:span><text:span text:style-name="T816"> or </text:span><text:span text:style-name="T1113">removed,</text:span><text:span text:style-name="T816"> respectively.</text:span></text:p>
      <text:p text:style-name="P151"/>
      <text:p text:style-name="P153">For instance, a user wants to mint (or burn) a certain amount <draw:frame draw:style-name="fr1" draw:name="Object33" text:anchor-type="as-char" svg:y="-0.1484in" svg:width="0.2453in" svg:height="0.20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/>of synthetic asset X. This asset has a price <draw:frame draw:style-name="fr1" draw:name="Object34" text:anchor-type="as-char" svg:y="-0.1484in" svg:width="0.261in" svg:height="0.2091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text:s/>on the open market <text:span text:style-name="T1352">defined by a </text:span><text:span text:style-name="T1353">corresponding</text:span><text:span text:style-name="T1352"> price oracle</text:span>. The following equation applies:</text:p>
      <text:p text:style-name="P152"/>
      <text:p text:style-name="P152"><draw:frame draw:style-name="fr1" draw:name="Object35" text:anchor-type="as-char" svg:y="-0.1484in" svg:width="2.6634in" svg:height="0.209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52"/>
      <text:p text:style-name="P184"><text:span text:style-name="T470">The amounts </text:span><text:span text:style-name="T470"><draw:frame draw:style-name="fr1" draw:name="Object36" text:anchor-type="as-char" svg:y="-0.1484in" svg:width="0.3472in" svg:height="0.20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70">, </text:span><text:span text:style-name="T470"><draw:frame draw:style-name="fr1" draw:name="Object37" text:anchor-type="as-char" svg:y="-0.1484in" svg:width="0.3043in" svg:height="0.20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470"><text:s/>and </text:span><text:span text:style-name="T470"><draw:frame draw:style-name="fr1" draw:name="Object38" text:anchor-type="as-char" svg:y="-0.1484in" svg:width="0.3866in" svg:height="0.2091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70"><text:s/>are </text:span><text:span text:style-name="T471">now</text:span><text:span text:style-name="T470"> to be determined such that the protocol’s </text:span><text:span text:style-name="T474">actual </text:span><text:span text:style-name="T475">value of </text:span><text:span text:style-name="T470">external collateral </text:span><text:span text:style-name="T472"><draw:frame draw:style-name="fr1" draw:name="Object39" text:anchor-type="as-char" svg:y="-0.1484in" svg:width="0.3244in" svg:height="0.209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70"><text:s/>approximates the </text:span><text:span text:style-name="T473">value of</text:span><text:span text:style-name="T470"> external collateral </text:span><text:span text:style-name="T473">required – </text:span><text:span text:style-name="T513">including</text:span><text:span text:style-name="T500"> the current transaction –</text:span><text:span text:style-name="T473"> </text:span><text:span text:style-name="T470">best possibly.</text:span></text:p>
      <text:p text:style-name="P106"/>
      <text:p text:style-name="P154"><text:span text:style-name="T819">No matter if minting or burning zAssets and no matter at what time</text:span><text:span text:style-name="T1548">: </text:span><text:span text:style-name="T1549">U</text:span><text:span text:style-name="T819">sers always receive the </text:span><text:span text:style-name="T442">exact same</text:span><text:span text:style-name="T819"> value </text:span><text:span text:style-name="T442">from</text:span><text:span text:style-name="T819"> the protocol as they </text:span><text:span text:style-name="T1306">put</text:span><text:span text:style-name="T819"> </text:span><text:span text:style-name="T499">in</text:span><text:span text:style-name="T442">to</text:span><text:span text:style-name="T819"> the protocol –</text:span><text:span text:style-name="T1550"> </text:span><text:span text:style-name="T1308">measured</text:span><text:span text:style-name="T1307"> </text:span><text:span text:style-name="T1306">at the time of the transaction</text:span><text:span text:style-name="T819">. </text:span><text:span text:style-name="T820">Only the </text:span><text:span text:style-name="T476">ratio</text:span><text:span text:style-name="T820"> of </text:span><text:span text:style-name="T1114">ZEOS, EOS and Vigor</text:span><text:span text:style-name="T820"> changes according to </text:span><text:span text:style-name="T1183">their</text:span><text:span text:style-name="T820"> current </text:span><text:span text:style-name="T1115">valuations </text:span><text:span text:style-name="T1246">and the </text:span><text:span text:style-name="T1354">current </text:span><text:span text:style-name="T1246">state of the protocol</text:span><text:span text:style-name="T820">.</text:span></text:p>
      <text:p text:style-name="P106"/>
      <text:p text:style-name="P19">Re-balanc<text:span text:style-name="T1516">e</text:span> <text:span text:style-name="T1497">C</text:span>ollateral</text:p>
      <text:p text:style-name="P242"><text:span text:style-name="T1499">Under certain market conditions the </text:span><text:span text:style-name="T1498">requirement for external collateral </text:span><text:span text:style-name="T1500">might</text:span><text:span text:style-name="T1498"> rise much quicker than the protocol </text:span><text:span text:style-name="T1501">is</text:span><text:span text:style-name="T1498"> able to ‘catch up’ with only through </text:span><text:span text:style-name="T1502">ongoing</text:span><text:span text:style-name="T1498"> minting and burning of zAssets </text:span><text:span text:style-name="T1499">by the users. That’s why </text:span><text:span text:style-name="T1503">a</text:span><text:span text:style-name="T1499"> ‘re-balance’ action is introduced which </text:span><text:span text:style-name="T1520">may</text:span><text:span text:style-name="T1499"> be executed by users in case the </text:span><text:span text:style-name="T1498">value of collateral required deviates </text:span><text:span text:style-name="T504">too </text:span><text:span text:style-name="T505">far</text:span><text:span text:style-name="T1498"> from the actual value of collateral locked in</text:span><text:span text:style-name="T1503">side</text:span><text:span text:style-name="T1498"> the protocol. The percentage by which </text:span><text:span text:style-name="T1517">the collateral</text:span><text:span text:style-name="T1498"> value may deviate before the </text:span><text:span text:style-name="T1507">re-balance</text:span><text:span text:style-name="T1498"> action becomes executable is set </text:span><text:span text:style-name="T1504">through</text:span><text:span text:style-name="T1498"> governance.</text:span></text:p>
      <text:p text:style-name="P242"/>
      <text:p text:style-name="P243"><text:span text:style-name="T1505">If the protocol </text:span><text:span text:style-name="T1522">becomes</text:span><text:span text:style-name="T1505"> </text:span><text:span text:style-name="T1508">too</text:span><text:span text:style-name="T1505"> under-collateralized users are able to execute the re-balance action </text:span><text:span text:style-name="T1518">in order</text:span><text:span text:style-name="T1505"> to </text:span><text:span text:style-name="T1511">add</text:span><text:span text:style-name="T1509"> more</text:span><text:span text:style-name="T1505"> EOS and Vigor </text:span><text:span text:style-name="T1521">tokens </text:span><text:span text:style-name="T1512">to</text:span><text:span text:style-name="T1510"> the protocol</text:span><text:span text:style-name="T1505"> </text:span><text:span text:style-name="T1509">in return </text:span><text:span text:style-name="T1505">for newly minted ZEOS tokens. This results in more external collateral getting locked in</text:span><text:span text:style-name="T1519">side</text:span><text:span text:style-name="T1505"> the protocol as well as an increase in market capitalization of ZEOS since more tokens get into circulation. Both adds to the solvency of the protocol.</text:span></text:p>
      <text:p text:style-name="P243"/>
      <text:p text:style-name="P243"><text:span text:style-name="T1505">If the protocol </text:span><text:span text:style-name="T1522">becomes</text:span><text:span text:style-name="T1505"> </text:span><text:span text:style-name="T1509">too</text:span><text:span text:style-name="T1505"> over-collateralized </text:span><text:span text:style-name="T1509">on the other hand,</text:span><text:span text:style-name="T1505"> users are able to execute the re-balance action to </text:span><text:span text:style-name="T1509">effectively</text:span><text:span text:style-name="T1505"> trade ZEOS tokens for external collateral from the protocol. The ZEOS tokens </text:span><text:span text:style-name="T1513">added </text:span><text:span text:style-name="T1505">are getting burned by the protocol while an </text:span><text:span text:style-name="T1509">equivalent</text:span><text:span text:style-name="T1505"> </text:span><text:span text:style-name="T1509">amount</text:span><text:span text:style-name="T1505"> of external collateral is </text:span><text:span text:style-name="T1506">released </text:span><text:span text:style-name="T1505">to </text:span><text:span text:style-name="T1514">pay</text:span><text:span text:style-name="T1505"> the user. </text:span><text:span text:style-name="T1515">This results in a decrease of ZEOS market capitalization as well as a decrease in collateral being locked. Both reduces the solvency of the protocol while increasing the scarcity of ZEOS.</text:span></text:p>
      <text:p text:style-name="P106"/>
      <text:p text:style-name="P13">Time Delay<text:span text:style-name="T577">s</text:span> <text:span text:style-name="T560">&amp; Moving Averages</text:span></text:p>
      <text:p text:style-name="P237"><text:span text:style-name="T577">To prevent abuse of the protocol’s mint and burn tokenomics </text:span><text:span text:style-name="T1480">d</text:span><text:span text:style-name="T577">uring times of stressed markets </text:span><text:span text:style-name="T1480">or </text:span><text:span text:style-name="T577">through short-term</text:span><text:span text:style-name="T821"> </text:span><text:span text:style-name="T577">oracle </text:span><text:span text:style-name="T1116">price</text:span><text:span text:style-name="T577"> manipulations two measures are introduced to filter out high-frequen</text:span><text:span text:style-name="T1568">cy</text:span><text:span text:style-name="T577"> price fluctuations: </text:span></text:p>
      <text:p text:style-name="P116"/>
      <text:p text:style-name="P116"><text:span text:style-name="T577">- time delay</text:span><text:span text:style-name="T1117">s</text:span><text:span text:style-name="T577"> on </text:span><text:span text:style-name="T691">the ability to burn</text:span><text:span text:style-name="T577"> </text:span><text:span text:style-name="T692">zAssets</text:span></text:p>
      <text:p text:style-name="P155"><text:span text:style-name="T577">- moving averages </text:span><text:span text:style-name="T822">for</text:span><text:span text:style-name="T693"> </text:span><text:span text:style-name="T577">oracle </text:span><text:span text:style-name="T1118">price</text:span><text:span text:style-name="T693"> </text:span><text:span text:style-name="T577">values</text:span></text:p>
      <text:p text:style-name="P108"/>
      <text:p text:style-name="P156"><text:span text:style-name="T833">A t</text:span><text:span text:style-name="T577">ime delay prevent</text:span><text:span text:style-name="T1119">s</text:span><text:span text:style-name="T577"> users from </text:span><text:span text:style-name="T823">burning</text:span><text:span text:style-name="T577"> zAssets right after </text:span><text:span text:style-name="T1119">having them</text:span><text:span text:style-name="T577"> </text:span><text:span text:style-name="T834">mint</text:span><text:span text:style-name="T1119">ed</text:span><text:span text:style-name="T577">. This makes the protocol </text:span><text:span text:style-name="T1247">more </text:span><text:span text:style-name="T694">attractive </text:span><text:span text:style-name="T1247">to long-term t</text:span><text:span text:style-name="T1413">r</text:span><text:span text:style-name="T1247">aders and</text:span><text:span text:style-name="T577"> investors instead of </text:span><text:span text:style-name="T1309">short-term</text:span><text:span text:style-name="T577"> traders who </text:span><text:span text:style-name="T826">could</text:span><text:span text:style-name="T577"> take advantage of </text:span><text:span text:style-name="T826">the tokenomics:</text:span><text:span text:style-name="T577"> </text:span><text:span text:style-name="T694">Since</text:span><text:span text:style-name="T577"> minting </text:span><text:span text:style-name="T694">and</text:span><text:span text:style-name="T577"> burning </text:span><text:span text:style-name="T1120">of </text:span><text:span text:style-name="T577">zAssets </text:span><text:span text:style-name="T694">involve</text:span><text:span text:style-name="T824">s</text:span><text:span text:style-name="T694"> </text:span><text:span text:style-name="T1558">only small</text:span><text:span text:style-name="T694"> </text:span><text:span text:style-name="T825">trading</text:span><text:span text:style-name="T694"> fees </text:span><text:span text:style-name="T1558">but</text:span><text:span text:style-name="T694"> basically provides infinite liquidity,</text:span><text:span text:style-name="T577"> </text:span><text:span text:style-name="T825">traders could cause</text:span><text:span text:style-name="T694"> small</text:span><text:span text:style-name="T577"> fluctuations of the ZEOS </text:span><text:soft-page-break/><text:span text:style-name="T577">token </text:span><text:span text:style-name="T825">price</text:span><text:span text:style-name="T577"> </text:span><text:span text:style-name="T836">themselves </text:span><text:span text:style-name="T825">while using the </text:span><text:span text:style-name="T827">price </text:span><text:span text:style-name="T825">differences to</text:span><text:span text:style-name="T577"> mint and burn zAssets back and forth </text:span><text:span text:style-name="T825">and </text:span><text:span text:style-name="T837">hence</text:span><text:span text:style-name="T825"> accumulate ZEOS tokens</text:span><text:span text:style-name="T828"> </text:span><text:span text:style-name="T825">at the cost of inflati</text:span><text:span text:style-name="T835">on</text:span><text:span text:style-name="T577">. </text:span><text:span text:style-name="T829">A simple time delay on the ability to burn zAssets solves this issue.</text:span></text:p>
      <text:p text:style-name="P116"/>
      <text:p text:style-name="P157"><text:span text:style-name="T830">Furthermore, m</text:span><text:span text:style-name="T577">oving </text:span><text:span text:style-name="T830">a</text:span><text:span text:style-name="T577">verages are </text:span><text:span text:style-name="T694">used </text:span><text:span text:style-name="T830">for all oracle </text:span><text:span text:style-name="T1247">values</text:span><text:span text:style-name="T694"> to </text:span><text:span text:style-name="T832">filter</text:span><text:span text:style-name="T694"> out </text:span><text:span text:style-name="T832">hig</text:span><text:span text:style-name="T1551">h-fr</text:span><text:span text:style-name="T832">equen</text:span><text:span text:style-name="T1569">cy</text:span><text:span text:style-name="T694"> fluctuations. </text:span><text:span text:style-name="T838">This</text:span><text:span text:style-name="T694"> </text:span><text:span text:style-name="T1432">smoothe</text:span><text:span text:style-name="T1431">s</text:span><text:span text:style-name="T1432"> out</text:span><text:span text:style-name="T832"> </text:span><text:span text:style-name="T838">all price</text:span><text:span text:style-name="T832"> </text:span><text:span text:style-name="T838">signals going into the protocol which</text:span><text:span text:style-name="T694"> leads</text:span><text:span text:style-name="T577"> to a </text:span><text:span text:style-name="T1495">less oscillating and hence</text:span><text:span text:style-name="T577"> </text:span><text:span text:style-name="T1365">more stable</text:span><text:span text:style-name="T577"> </text:span><text:span text:style-name="T578">protocol state. </text:span><text:span text:style-name="T1355">In addition to that,</text:span><text:span text:style-name="T695"> </text:span><text:span text:style-name="T1431">it </text:span><text:span text:style-name="T833">is</text:span><text:span text:style-name="T695"> also </text:span><text:span text:style-name="T833">a measure </text:span><text:span text:style-name="T1121">against</text:span><text:span text:style-name="T695"> short-term oracle </text:span><text:span text:style-name="T1121">price</text:span><text:span text:style-name="T695"> manipulations.</text:span></text:p>
      <text:p text:style-name="P157"/>
      <text:p text:style-name="P158">The time delay <text:span text:style-name="T831">value</text:span> and the window <text:span text:style-name="T831">size</text:span> of the moving averages are set through protocol governance.</text:p>
      <text:p text:style-name="P108"/>
      <text:p text:style-name="P13">Capital Efficiency</text:p>
      <text:p text:style-name="P134"><text:span text:style-name="T584">The elastic token supply of ZEOS allows for zAssets to be </text:span><text:span text:style-name="T1122">way </text:span><text:span text:style-name="T584">more capita</text:span><text:span text:style-name="T1552">l e</text:span><text:span text:style-name="T584">fficient than over-collateralized debt positions (CDPs) like Vigor </text:span><text:span text:style-name="T1248">and</text:span><text:span text:style-name="T584"> other stable assets of </text:span><text:span text:style-name="T696">th</text:span><text:span text:style-name="T839">at</text:span><text:span text:style-name="T584"> category. For instance: </text:span><text:span text:style-name="T697">S</text:span><text:span text:style-name="T584">everal Dollars worth of collateral need to be locked up to </text:span><text:span text:style-name="T697">create only one Dollar </text:span><text:span text:style-name="T1184">worth </text:span><text:span text:style-name="T697">of</text:span><text:span text:style-name="T584"> CDP. </text:span><text:span text:style-name="T1433">In addition </text:span><text:span text:style-name="T1434">to th</text:span><text:span text:style-name="T1435">is</text:span><text:span text:style-name="T1433"> interest </text:span><text:span text:style-name="T1436">need</text:span><text:span text:style-name="T1444">s</text:span><text:span text:style-name="T1436"> </text:span><text:span text:style-name="T1433">to be paid for any </text:span><text:span text:style-name="T1437">Dollar of</text:span><text:span text:style-name="T1433"> CDP in existence</text:span><text:span text:style-name="T584">.</text:span></text:p>
      <text:p text:style-name="P117"/>
      <text:p text:style-name="P118"><text:span text:style-name="T585">This makes CDPs </text:span><text:span text:style-name="T1123">very </text:span><text:span text:style-name="T585">capital in-efficient but also relatively low-risk. </text:span><text:span text:style-name="T1435">In contrast t</text:span><text:span text:style-name="T585">he ZEOS protocol for zAssets is more capital efficient since </text:span><text:span text:style-name="T698">only </text:span><text:span text:style-name="T585">one Dollar worth of </text:span><text:span text:style-name="T698">ZEOS </text:span><text:span text:style-name="T840">and</text:span><text:span text:style-name="T698">/</text:span><text:span text:style-name="T840">or external </text:span><text:span text:style-name="T699">c</text:span><text:span text:style-name="T698">ollateral </text:span><text:span text:style-name="T1124">is required </text:span><text:span text:style-name="T698">to create one Dollar worth of</text:span><text:span text:style-name="T585"> zAsset</text:span><text:span text:style-name="T698">s</text:span><text:span text:style-name="T585">. </text:span><text:span text:style-name="T1125">Needless to say</text:span><text:span text:style-name="T840">, this comes at </text:span><text:span text:style-name="T1553">the cost of</text:span><text:span text:style-name="T1554"> risk </text:span><text:span text:style-name="T1553">for the ZEOS token holders</text:span><text:span text:style-name="T840">.</text:span></text:p>
      <text:p text:style-name="P106"/>
      <text:p text:style-name="P14">Risk</text:p>
      <text:p text:style-name="P159"><text:span text:style-name="T841">While only the market capitalization of the ZEOS token itself, </text:span><text:span text:style-name="T841"><draw:frame draw:style-name="fr1" draw:name="Object50" text:anchor-type="as-char" svg:y="-0.1484in" svg:width="0.4228in" svg:height="0.2091in" draw:z-index="64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841">, in relation to the valuation of all zAssets, </text:span><text:span text:style-name="T841"><draw:frame draw:style-name="fr1" draw:name="Object51" text:anchor-type="as-char" svg:y="-0.1484in" svg:width="0.3811in" svg:height="0.2091in" draw:z-index="6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41">, is used to determine the protocol leverage ratio </text:span><text:span text:style-name="T841"><draw:frame draw:style-name="fr1" draw:name="Object52" text:anchor-type="as-char" svg:y="-0.1484in" svg:width="0.1819in" svg:height="0.1839in" draw:z-index="6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41">, the protocol </text:span><text:span text:style-name="T842">is actually backed by both: The market capitalization of ZEOS as well as </text:span><text:span text:style-name="T1126">the</text:span><text:span text:style-name="T842"> external collateral </text:span><text:span text:style-name="T842"><draw:frame draw:style-name="fr1" draw:name="Object49" text:anchor-type="as-char" svg:y="-0.1484in" svg:width="0.3244in" svg:height="0.2091in" draw:z-index="6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842"><text:s/>locked </text:span><text:span text:style-name="T1560">in</text:span><text:span text:style-name="T1561">side</text:span><text:span text:style-name="T842"> the protocol. Therefore the </text:span><text:span text:style-name="T477">true</text:span><text:span text:style-name="T842"> leverage ratio which </text:span><text:span text:style-name="T1356">determines</text:span><text:span text:style-name="T842"> the overall solvency </text:span><text:span text:style-name="T842"><draw:frame draw:style-name="fr1" draw:name="Object53" text:anchor-type="as-char" svg:y="-0.1484in" svg:width="0.1744in" svg:height="0.1839in" draw:z-index="6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42"><text:s/>of the protocol is </text:span><text:span text:style-name="T1127">defined</text:span><text:span text:style-name="T842"> by:</text:span></text:p>
      <text:p text:style-name="P160"/>
      <text:p text:style-name="P135"><draw:frame draw:style-name="fr1" draw:name="Object40" text:anchor-type="as-char" svg:y="-0.2689in" svg:width="1.4575in" svg:height="0.442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35"/>
      <text:p text:style-name="P185"><text:span text:style-name="T477">Th</text:span><text:span text:style-name="T478">e</text:span><text:span text:style-name="T477"> value </text:span><text:span text:style-name="T478">of </text:span><text:span text:style-name="T478"><draw:frame draw:style-name="fr1" draw:name="Object54" text:anchor-type="as-char" svg:y="-0.1484in" svg:width="0.1744in" svg:height="0.1839in" draw:z-index="6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77"><text:s/>must never fall below </text:span><text:span text:style-name="T514">1.0</text:span><text:span text:style-name="T477"> </text:span><text:span text:style-name="T479">in order for the protocol not to get liquidated.</text:span></text:p>
      <text:p text:style-name="P135"/>
      <text:p text:style-name="P161"><text:span text:style-name="T843">It is up to the protocol governance to set the boundaries </text:span><text:span text:style-name="T843"><draw:frame draw:style-name="fr1" draw:name="Object41" text:anchor-type="as-char" svg:y="-0.1484in" svg:width="0.3339in" svg:height="0.2091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843"><text:s/>and </text:span><text:span text:style-name="T843"><draw:frame draw:style-name="fr1" draw:name="Object44" text:anchor-type="as-char" svg:y="-0.1484in" svg:width="0.3543in" svg:height="0.2091in" draw:z-index="7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843"><text:s/></text:span><text:span text:style-name="T1128">responsibly</text:span><text:span text:style-name="T843"> high enough so that the protocol is able to survive black swan event</text:span><text:span text:style-name="T1249">s</text:span><text:span text:style-name="T843">. </text:span><text:span text:style-name="T1129">I</text:span><text:span text:style-name="T859">t is crucial that</text:span><text:span text:style-name="T703"> </text:span><text:span text:style-name="T704">the protocol </text:span><text:span text:style-name="T1129">transitions early enough </text:span><text:span text:style-name="T704">from a </text:span><text:span text:style-name="T1129">purely</text:span><text:span text:style-name="T704"> algorithmic state into </text:span><text:span text:style-name="T859">the</text:span><text:span text:style-name="T704"> </text:span><text:span text:style-name="T1129">fractionally</text:span><text:span text:style-name="T704"> collateralized state </text:span><text:span text:style-name="T1250">and </text:span><text:span text:style-name="T1357">hence</text:span><text:span text:style-name="T1129"> start</text:span><text:span text:style-name="T1357">s</text:span><text:span text:style-name="T1129"> </text:span><text:span text:style-name="T1555">to lock</text:span><text:span text:style-name="T1129"> external collateral. In addition the protocol should as well transition into the fully collateralized state early enough</text:span><text:span text:style-name="T704"> </text:span><text:span text:style-name="T860">in order to </text:span><text:span text:style-name="T1251">have enough ‘buffer’ for downside </text:span><text:span text:style-name="T1310">risk</text:span><text:span text:style-name="T1251">.</text:span></text:p>
      <text:p text:style-name="P107"/>
      <text:p text:style-name="P186"><text:span text:style-name="T844"><draw:frame draw:style-name="fr1" draw:name="Object42" text:anchor-type="as-char" svg:y="-0.1484in" svg:width="0.3339in" svg:height="0.2091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844"><text:s/>and </text:span><text:span text:style-name="T844"><draw:frame draw:style-name="fr1" draw:name="Object45" text:anchor-type="as-char" svg:y="-0.1484in" svg:width="0.3543in" svg:height="0.2091in" draw:z-index="70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44"><text:s/></text:span><text:span text:style-name="T1130">implicitly</text:span><text:span text:style-name="T700"> determine the burn-rate of ZEOS token</text:span><text:span text:style-name="T1131">s</text:span><text:span text:style-name="T700">: The higher the value of </text:span><text:span text:style-name="T700"><draw:frame draw:style-name="fr1" draw:name="Object46" text:anchor-type="as-char" svg:y="-0.1484in" svg:width="0.3339in" svg:height="0.2091in" draw:z-index="7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00">, for instance, the earlier the protocol starts </text:span><text:span text:style-name="T1131">to accumulate</text:span><text:span text:style-name="T700"> external collateral </text:span><text:span text:style-name="T845">which </text:span><text:span text:style-name="T1131">effectively</text:span><text:span text:style-name="T845"> means</text:span><text:span text:style-name="T700"> </text:span><text:span text:style-name="T861">lowering</text:span><text:span text:style-name="T700"> the burn-</text:span><text:span text:style-name="T846">rate</text:span><text:span text:style-name="T700"> of ZEOS tokens. The higher the value of </text:span><text:span text:style-name="T700"><draw:frame draw:style-name="fr1" draw:name="Object43" text:anchor-type="as-char" svg:y="-0.1484in" svg:width="0.3543in" svg:height="0.209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700"><text:s/>the earlier the protocol stops burning ZEOS tokens </text:span><text:span text:style-name="T862">entirely</text:span><text:span text:style-name="T700"> </text:span><text:span text:style-name="T863">and </text:span><text:span text:style-name="T864">exclusively</text:span><text:span text:style-name="T700"> </text:span><text:span text:style-name="T863">requires</text:span><text:span text:style-name="T700"> external collateral </text:span><text:span text:style-name="T847">to be </text:span><text:span text:style-name="T848">locked </text:span><text:span text:style-name="T700">instead. Lowering both values increases </text:span><text:span text:style-name="T849">the</text:span><text:span text:style-name="T700"> burn-rate of ZEOS </text:span><text:span text:style-name="T849">but also results in a</text:span><text:span text:style-name="T700"> higher risk </text:span><text:span text:style-name="T850">for ZEOS </text:span><text:span text:style-name="T851">token</text:span><text:span text:style-name="T850"> holders</text:span><text:span text:style-name="T700">.</text:span></text:p>
      <text:p text:style-name="P107"/>
      <text:p text:style-name="P162"><text:span text:style-name="T865">The solvency of the protocol largely depends on the market capitalization of the ZEOS token which </text:span><text:span text:style-name="T870">in turn</text:span><text:span text:style-name="T865"> depends not only on the </text:span><text:span text:style-name="T503">price</text:span><text:span text:style-name="T865"> </text:span><text:span text:style-name="T866">of ZEOS</text:span><text:span text:style-name="T865"> but also </text:span><text:span text:style-name="T871">on</text:span><text:span text:style-name="T865"> the </text:span><text:span text:style-name="T503">amount</text:span><text:span text:style-name="T865"> of </text:span><text:span text:style-name="T871">ZEOS </text:span><text:span text:style-name="T865">tokens in </text:span><text:span text:style-name="T1132">circulation</text:span><text:span text:style-name="T865">. </text:span><text:span text:style-name="T871">Burning ZEOS tokens first and foremost means burning ZEOS valuation.</text:span><text:span text:style-name="T865"> </text:span><text:span text:style-name="T867">It takes a </text:span><text:soft-page-break/><text:span text:style-name="T867">while for scarcity to propagate through the markets and </text:span><text:span text:style-name="T868">to </text:span><text:span text:style-name="T1435">be</text:span><text:span text:style-name="T867"> reflected </text:span><text:span text:style-name="T869">in</text:span><text:span text:style-name="T867"> a higher token price. </text:span><text:span text:style-name="T871">Those dynamics are </text:span><text:span text:style-name="T1252">important </text:span><text:span text:style-name="T871">to consider when it comes to protocol governance. </text:span><text:span text:style-name="T1252">Possible initial threshold values could be </text:span><text:span text:style-name="T1252"><draw:frame draw:style-name="fr1" draw:name="Object68" text:anchor-type="as-char" svg:y="-0.1484in" svg:width="0.7252in" svg:height="0.2091in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52">and </text:span><text:span text:style-name="T1252"><draw:frame draw:style-name="fr1" draw:name="Object69" text:anchor-type="as-char" svg:y="-0.1484in" svg:width="0.6618in" svg:height="0.2091in" draw:z-index="72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1252">.</text:span></text:p>
      <text:p text:style-name="P89"/>
      <text:h text:style-name="P264" text:outline-level="3"><text:span text:style-name="T519">T</text:span><text:span text:style-name="T518">he </text:span><text:span text:style-name="T527">T</text:span><text:span text:style-name="T518">oken</text:span></text:h>
      <text:p text:style-name="P241"><text:span text:style-name="T702">The </text:span><text:span text:style-name="T852">entire ZEOS ecosystem</text:span><text:span text:style-name="T702"> is powered by the ZEOS token which </text:span><text:span text:style-name="T853">fulfills</text:span><text:span text:style-name="T702"> multiple roles</text:span><text:span text:style-name="T1414">.</text:span><text:span text:style-name="T702"> On the one hand, it serves as a </text:span><text:span text:style-name="T1135">fee token</text:span><text:span text:style-name="T702"> for private transactions without</text:span><text:span text:style-name="T1479"> </text:span><text:span text:style-name="T702">EOS account. Since all applications on EOS could potentially integrate ZEOS private deposits and withdrawals, the ZEOS </text:span><text:span text:style-name="T1133">P</text:span><text:span text:style-name="T702">roxy could potentially provide anonymous access to </text:span><text:span text:style-name="T872">all</text:span><text:span text:style-name="T702"> </text:span><text:span text:style-name="T853">applications </text:span><text:span text:style-name="T1134">on</text:span><text:span text:style-name="T702"> EOS. </text:span><text:span text:style-name="T1414">ZEOS </text:span><text:span text:style-name="T1447">becomes</text:span><text:span text:style-name="T1414"> </text:span><text:span text:style-name="T1465">a</text:span><text:span text:style-name="T1414"> ‘gas token’ in which fees </text:span><text:span text:style-name="T1447">for</text:span><text:span text:style-name="T1415"> private transactions </text:span><text:span text:style-name="T1414">have to be paid </text:span><text:span text:style-name="T1445">for </text:span><text:span text:style-name="T1466">to cover </text:span><text:span text:style-name="T1467">the</text:span><text:span text:style-name="T1466"> costs of</text:span><text:span text:style-name="T1445"> EOS blockchain resources </text:span><text:span text:style-name="T1446">like CPU, NET and RAM</text:span><text:span text:style-name="T702">. </text:span><text:span text:style-name="T875">This includes</text:span><text:span text:style-name="T854"> private token transfers </text:span><text:span text:style-name="T875">between users</text:span><text:span text:style-name="T854"> </text:span><text:span text:style-name="T1162">as well as </text:span><text:span text:style-name="T1496">private deposits and withdrawals to or from</text:span><text:span text:style-name="T854"> third-party </text:span><text:span text:style-name="T873">applications on EOS</text:span><text:span text:style-name="T702">. </text:span><text:span text:style-name="T873">This gives ZEOS a similar character </text:span><text:span text:style-name="T874">to</text:span><text:span text:style-name="T873"> ‘Ether’ which is the gas token of </text:span><text:span text:style-name="T1163">the</text:span><text:span text:style-name="T873"> Ethereum </text:span><text:span text:style-name="T1163">blockchain</text:span><text:span text:style-name="T702">.</text:span></text:p>
      <text:p text:style-name="P137"/>
      <text:p text:style-name="Standard"><text:span text:style-name="T703">Furthermore ZEOS is the so-called ‘share token’ </text:span><text:span text:style-name="T856">required</text:span><text:span text:style-name="T703"> to </text:span><text:span text:style-name="T857">(fractional-)algorithmically</text:span><text:span text:style-name="T703"> mint zAssets. </text:span><text:span text:style-name="T855">It’s elastic token supply allows for</text:span><text:span text:style-name="T703"> capital-efficient </text:span><text:span text:style-name="T855">synthetic assets </text:span><text:span text:style-name="T858">to be created</text:span><text:span text:style-name="T855"> </text:span><text:span text:style-name="T876">adding a new asset class to </text:span><text:span text:style-name="T855">the DeFi ecosystem on EOS. </text:span><text:span text:style-name="T1136">D</text:span><text:span text:style-name="T855">emand for</text:span><text:span text:style-name="T703"> zAssets </text:span><text:span text:style-name="T1136">means</text:span><text:span text:style-name="T703"> demand for the share token </text:span><text:span text:style-name="T1136">ZEOS</text:span><text:span text:style-name="T703"> – which gets burned </text:span><text:span text:style-name="T1164">in order to create them</text:span><text:span text:style-name="T703">.</text:span></text:p>
      <text:p text:style-name="Standard"/>
      <text:p text:style-name="P4">More DeFi protocols might be added in the future potentially adding even more utility to the ZEOS token.</text:p>
      <text:p text:style-name="Standard"/>
      <text:p text:style-name="Standard"><text:span text:style-name="T705">Finally ZEOS is the governance token </text:span><text:span text:style-name="T877">of</text:span><text:span text:style-name="T705"> the smart organization </text:span><text:span text:style-name="T1165">in </text:span><text:span text:style-name="T1311">charge</text:span><text:span text:style-name="T1165"> of</text:span><text:span text:style-name="T705"> the </text:span><text:span text:style-name="T1311">ecosystem</text:span><text:span text:style-name="T705">. The governance tokenomics have not been finalized yet. Details will follow in a future version of this paper. It will </text:span><text:span text:style-name="T878">most likely</text:span><text:span text:style-name="T705"> include a staking requirement for members of the organization.</text:span></text:p>
      <text:p text:style-name="Standard"/>
      <text:p text:style-name="P5"><text:span text:style-name="T1571">Attractive s</text:span>taking rewards are planned to drive value back to ZEOS token holders who shoulder the <text:span text:style-name="T1575">entire</text:span> risk of zAssets. <text:span text:style-name="T1572">Possible income streams are:</text:span></text:p>
      <text:p text:style-name="P5"/>
      <text:p text:style-name="P5">- <text:span text:style-name="T1572">fees from private transactions without EOS account</text:span></text:p>
      <text:p text:style-name="P5">- <text:span text:style-name="T1572">fees from minting/burning zAssets</text:span></text:p>
      <text:p text:style-name="P5">- <text:span text:style-name="T1572">fees from a deep liquidity </text:span><text:span text:style-name="T1574">ZEOS</text:span><text:span text:style-name="T1572"> DEX</text:span></text:p>
      <text:p text:style-name="P5">- <text:span text:style-name="T1572">fees from other potential DeFi protocols build on ZEOS </text:span><text:span text:style-name="T1573">(eg. </text:span><text:span text:style-name="T1572">lending</text:span><text:span text:style-name="T1573">)</text:span></text:p>
      <text:p text:style-name="P5"/>
      <text:p text:style-name="P21"><text:span text:style-name="T515">While 90% of the income could be distributed to ZEOS stake holders 10% could be kept by the smart organization to fund development. </text:span><text:span text:style-name="T517">However, s</text:span><text:span text:style-name="T516">taking tokenomics have not been finalized yet.</text:span></text:p>
      <text:p text:style-name="Standard"/>
      <text:p text:style-name="P265"><text:span text:style-name="T701">The </text:span><text:span text:style-name="T884">total</text:span><text:span text:style-name="T701"> </text:span><text:span text:style-name="T1167">supply of </text:span><text:span text:style-name="T709">ZEOS </text:span><text:span text:style-name="T701">token</text:span><text:span text:style-name="T1167">s </text:span><text:span text:style-name="T1168">in circulation</text:span><text:span text:style-name="T1167"> </text:span><text:span text:style-name="T701">– </text:span><text:span text:style-name="T885">as well as the </text:span><text:span text:style-name="T886">total</text:span><text:span text:style-name="T885"> supply of all zAssets </text:span><text:span text:style-name="T886">in circulation</text:span><text:span text:style-name="T885"> –</text:span><text:span text:style-name="T701"> </text:span><text:span text:style-name="T885">i</text:span><text:span text:style-name="T701">s </text:span><text:span text:style-name="T710">fully</text:span><text:span text:style-name="T701"> transparent and auditable </text:span><text:span text:style-name="T883">at any time. </text:span><text:span text:style-name="T709">The balance of </text:span><text:span text:style-name="T887">all </text:span><text:span text:style-name="T888">ZEOS </text:span><text:span text:style-name="T709">tokens which have been minted or burned in exchange for zAssets is </text:span><text:span text:style-name="T711">tracked </text:span><text:span text:style-name="T887">by the contract</text:span><text:span text:style-name="T711"> and </text:span><text:span text:style-name="T1315">is</text:span><text:span text:style-name="T711"> </text:span><text:span text:style-name="T887">therefore</text:span><text:span text:style-name="T709"> auditable as well. More DeFi protocols might be added in the future </text:span><text:span text:style-name="T889">potentially</text:span><text:span text:style-name="T709"> adding </text:span><text:span text:style-name="T712">even more</text:span><text:span text:style-name="T709"> utility to the ZEOS token.</text:span></text:p>
      <text:p text:style-name="Standard"/>
      <text:p text:style-name="P15">Airdrop</text:p>
      <text:p text:style-name="P166"><text:span text:style-name="T701">The initial </text:span><text:span text:style-name="T1166">token </text:span><text:span text:style-name="T701">supply </text:span><text:span text:style-name="T1138">of ZEOS</text:span><text:span text:style-name="T701"> </text:span><text:span text:style-name="T1166">amount</text:span><text:span text:style-name="T1253">s</text:span><text:span text:style-name="T1137"> </text:span><text:span text:style-name="T1254">to almost</text:span><text:span text:style-name="T706"> one billion. While 90% of the tokens have been airdropped to PEOS token holders, 10% of the supply have been kept </text:span><text:span text:style-name="T879">as</text:span><text:span text:style-name="T1448"> </text:span><text:span text:style-name="T879">incentive </text:span><text:span text:style-name="T911">for the developer.</text:span></text:p>
      <text:p text:style-name="P166"/>
      <text:p text:style-name="P226"><text:span text:style-name="T706">All EOS accounts </text:span><text:span text:style-name="T880">which</text:span><text:span text:style-name="T706"> held at least 0.1 PEOS on December 24</text:span><text:span text:style-name="T609">th</text:span><text:span text:style-name="T706"> 2021 received 4.76 times the amount </text:span><text:span text:style-name="T881">of</text:span><text:span text:style-name="T706"> ZEOS tokens via airdrop on December 25</text:span><text:span text:style-name="T609">th </text:span><text:span text:style-name="T1435">2021</text:span><text:span text:style-name="T1485">. </text:span><text:span text:style-name="T707">The following accounts </text:span><text:span text:style-name="T1438">were included </text:span><text:soft-page-break/><text:span text:style-name="T1438">in</text:span><text:span text:style-name="T882"> the</text:span><text:span text:style-name="T707"> PEOS </text:span><text:span text:style-name="T1139">token </text:span><text:span text:style-name="T882">snapshot</text:span><text:span text:style-name="T707"> </text:span><text:span text:style-name="T882">but</text:span><text:span text:style-name="T708"> </text:span><text:span text:style-name="T882">were</text:span><text:span text:style-name="T707"> excluded from the </text:span><text:span text:style-name="T1140">ZEOS</text:span><text:span text:style-name="T707"> airdrop </text:span><text:span text:style-name="T708">because they</text:span><text:span text:style-name="T707"> </text:span><text:span text:style-name="T1421">ha</text:span><text:span text:style-name="T1438">d</text:span><text:span text:style-name="T707"> been identified by the community to be </text:span><text:span text:style-name="T1463">either</text:span><text:span text:style-name="T1493"> </text:span><text:span text:style-name="T707">exchange </text:span><text:span text:style-name="T708">accounts, </text:span><text:span text:style-name="T1312">block.one or PEOS </text:span><text:span text:style-name="T1313">project</text:span><text:span text:style-name="T1312"> </text:span><text:span text:style-name="T1358">accounts</text:span><text:span text:style-name="T707">. </text:span><text:span text:style-name="T882">The surplus </text:span><text:span text:style-name="T1141">of </text:span><text:span text:style-name="T882">ZEOS</text:span><text:span text:style-name="T708"> tokens </text:span><text:span text:style-name="T1141">resulting from the exclusion </text:span><text:span text:style-name="T1314">of those accounts</text:span><text:span text:style-name="T708"> </text:span><text:span text:style-name="T1417">was</text:span><text:span text:style-name="T1418"> redistributed to </text:span><text:span text:style-name="T1419">PEOS</text:span><text:span text:style-name="T1418"> </text:span><text:span text:style-name="T1420">token holders</text:span><text:span text:style-name="T1418"> which</text:span><text:span text:style-name="T1421"> </text:span><text:span text:style-name="T1417">is what </text:span><text:span text:style-name="T1421">led to the high </text:span><text:span text:style-name="T1438">ratio </text:span><text:span text:style-name="T1421">of almost </text:span><text:span text:style-name="T1449">5 ZEOS </text:span><text:span text:style-name="T1463">dropped </text:span><text:span text:style-name="T1449">per 1 PEOS held at snapshot.</text:span></text:p>
      <text:p text:style-name="P236"/>
      <text:p text:style-name="P136">hitbtcpayout</text:p>
      <text:p text:style-name="P136">eoshoowallet</text:p>
      <text:p text:style-name="P136">binancecleos</text:p>
      <text:p text:style-name="P136">hitbtcpayins</text:p>
      <text:p text:style-name="P136">newdexpublic</text:p>
      <text:p text:style-name="P136">hotbitioeos2</text:p>
      <text:p text:style-name="P136">otcbtcdotcom</text:p>
      <text:p text:style-name="P136">bitfinexdep1</text:p>
      <text:p text:style-name="P136">zbeoscharge1</text:p>
      <text:p text:style-name="P136">krakenkraken</text:p>
      <text:p text:style-name="P136">qpalzmwoskxg</text:p>
      <text:p text:style-name="P136">heztanrqgene</text:p>
      <text:p text:style-name="P136">eospstotoken</text:p>
      <text:p text:style-name="P136">peosmarketin</text:p>
      <text:p text:style-name="P136">okbtothemoon</text:p>
      <text:p text:style-name="P136">peosteamfund</text:p>
      <text:p text:style-name="P136">bitfinexcw55</text:p>
      <text:p text:style-name="P136">thepeostoken</text:p>
      <text:p text:style-name="P136">okexoffiline</text:p>
      <text:p text:style-name="P136">fepxecwzm41t</text:p>
      <text:p text:style-name="P136">binancecold1</text:p>
      <text:p text:style-name="P136">wlqdprkffody</text:p>
      <text:p text:style-name="P136">b1</text:p>
      <text:p text:style-name="P1"/>
      <text:h text:style-name="Heading_20_3" text:outline-level="3">Smart <text:span text:style-name="T520">Organi</text:span><text:span text:style-name="T521">z</text:span><text:span text:style-name="T520">ation</text:span></text:h>
      <text:p text:style-name="P187"><text:span text:style-name="T713">The ZEOS smart organization governs the ZEOS ecosystem. </text:span><text:span text:style-name="T890">Governance</text:span><text:span text:style-name="T713"> </text:span><text:span text:style-name="T893">essentially means</text:span><text:span text:style-name="T713"> </text:span><text:span text:style-name="T714">ownership, </text:span><text:span text:style-name="T893">management and maintenance </text:span><text:span text:style-name="T714">of</text:span><text:span text:style-name="T713"> all smart contract</text:span><text:span text:style-name="T893">s and their </text:span><text:span text:style-name="T1142">correspondi</text:span><text:span text:style-name="T1143">n</text:span><text:span text:style-name="T1142">g EOS</text:span><text:span text:style-name="T713"> accounts, </text:span><text:span text:style-name="T893">respectivel</text:span><text:span text:style-name="T894">y</text:span><text:span text:style-name="T893">. I</text:span><text:span text:style-name="T713">nitially </text:span><text:span text:style-name="T893">th</text:span><text:span text:style-name="T1144">o</text:span><text:span text:style-name="T893">se are</text:span><text:span text:style-name="T713"> ‘thezeostoken’ and ‘thezeosproxy’.</text:span></text:p>
      <text:p text:style-name="P187"/>
      <text:p text:style-name="P3"><text:span text:style-name="T893">This implies total</text:span><text:span text:style-name="T714"> control </text:span><text:span text:style-name="T1556">by the organization </text:span><text:span text:style-name="T714">over all protocol </text:span><text:span text:style-name="T892">settings</text:span><text:span text:style-name="T714">, resources </text:span><text:span text:style-name="T891">and assets </text:span><text:span text:style-name="T1316">locked</text:span><text:span text:style-name="T714">.</text:span></text:p>
      <text:p text:style-name="P81"/>
      <text:p text:style-name="P228"><text:span text:style-name="T714">The smart organization is responsible for </text:span><text:span text:style-name="T1317">maintaining</text:span><text:span text:style-name="T714"> the </text:span><text:span text:style-name="T1317">ZEOS</text:span><text:span text:style-name="T714"> </text:span><text:span text:style-name="T895">smart</text:span><text:span text:style-name="T714"> contract</text:span><text:span text:style-name="T895">s</text:span><text:span text:style-name="T714">. It is up to the organization to ad</text:span><text:span text:style-name="T1359">o</text:span><text:span text:style-name="T714">pt </text:span><text:span text:style-name="T1151">the </text:span><text:span text:style-name="T714">open source code </text:span><text:span text:style-name="T1318">updates</text:span><text:span text:style-name="T714"> from </text:span><text:span text:style-name="T1151">the official ZEOS</text:span><text:span text:style-name="T714"> </text:span><text:span text:style-name="T896">G</text:span><text:span text:style-name="T714">it</text:span><text:span text:style-name="T896">H</text:span><text:span text:style-name="T714">ub repositor</text:span><text:span text:style-name="T895">ies</text:span><text:span text:style-name="T714">. </text:span><text:span text:style-name="T905">The job of the ZEOS smart</text:span><text:span text:style-name="T897"> organization is to </text:span><text:span text:style-name="T1152">configure</text:span><text:span text:style-name="T897"> the </text:span><text:span text:style-name="T905">ZEOS</text:span><text:span text:style-name="T897"> </text:span><text:span text:style-name="T905">smart contracts </text:span><text:span text:style-name="T1152">and protocols</text:span><text:span text:style-name="T905"> responsibly </text:span><text:span text:style-name="T1153">in order</text:span><text:span text:style-name="T906"> </text:span><text:span text:style-name="T905">to maximize the </text:span><text:span text:style-name="T1145">value</text:span><text:span text:style-name="T905"> of the ZEOS token</text:span><text:span text:style-name="T897">. </text:span><text:span text:style-name="T905">Tasks</text:span><text:span text:style-name="T897"> includ</text:span><text:span text:style-name="T905">e</text:span><text:span text:style-name="T897"> but </text:span><text:span text:style-name="T905">are</text:span><text:span text:style-name="T897"> not limited to:</text:span></text:p>
      <text:p text:style-name="P138"/>
      <text:p text:style-name="P138">- <text:span text:style-name="T897">setting the premium</text:span><text:span text:style-name="T1146">s</text:span><text:span text:style-name="T897"> that </text:span><text:span text:style-name="T1146">are</text:span><text:span text:style-name="T897"> paid </text:span><text:span text:style-name="T1154">in addition to the gas</text:span><text:span text:style-name="T897"> fees </text:span><text:span text:style-name="T1146">for</text:span><text:span text:style-name="T897"> miner incentive </text:span><text:span text:style-name="T1146">and ZEOS fund</text:span></text:p>
      <text:p text:style-name="P163">- setting <draw:frame draw:style-name="fr1" draw:name="Object48" text:anchor-type="as-char" svg:y="-0.1484in" svg:width="0.3339in" svg:height="0.2091in" draw:z-index="62"><draw:object xlink:href="./Object 48" xlink:type="simple" xlink:show="embed" xlink:actuate="onLoad"/><draw:image xlink:href="./ObjectReplacements/Object 48" xlink:type="simple" xlink:show="embed" xlink:actuate="onLoad"/><svg:desc>formula</svg:desc></draw:frame><text:s/><text:span text:style-name="T1255">a</text:span>nd <draw:frame draw:style-name="fr1" draw:name="Object47" text:anchor-type="as-char" svg:y="-0.1484in" svg:width="0.3543in" svg:height="0.2091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text:s/><text:span text:style-name="T1319">responsibly</text:span></text:p>
      <text:p text:style-name="P165"><text:span text:style-name="T897">- adding/removing </text:span><text:span text:style-name="T1155">new </text:span><text:span text:style-name="T898">types </text:span><text:span text:style-name="T907">of </text:span><text:span text:style-name="T908">zAssets</text:span><text:span text:style-name="T907"> </text:span><text:span text:style-name="T908">to the protocol</text:span><text:span text:style-name="T897"> </text:span><text:span text:style-name="T909">as well as</text:span><text:span text:style-name="T897"> the </text:span><text:span text:style-name="T1156">corresponding</text:span><text:span text:style-name="T897"> </text:span><text:span text:style-name="T910">price</text:span><text:span text:style-name="T897"> oracles</text:span></text:p>
      <text:p text:style-name="P82"/>
      <text:p text:style-name="P139"><text:span text:style-name="T715">As owner of the ZEOS token contract the organization is </text:span><text:span text:style-name="T898">also </text:span><text:span text:style-name="T715">responsible </text:span><text:span text:style-name="T898">for</text:span><text:span text:style-name="T715"> the DAPP resources </text:span><text:span text:style-name="T899">and packages </text:span><text:span text:style-name="T1360">booked</text:span><text:span text:style-name="T1147"> by the protocol</text:span><text:span text:style-name="T715">. Particularly</text:span><text:span text:style-name="T1422">,</text:span><text:span text:style-name="T715"> </text:span><text:span text:style-name="T899">governance is required to add </text:span><text:span text:style-name="T1157">or remove DSP packages. Ideally,</text:span><text:span text:style-name="T899"> more</text:span><text:span text:style-name="T715"> DSPs </text:span><text:span text:style-name="T1157">are being added over time</text:span><text:span text:style-name="T715"> to further decentralize VRAM, VCPU and oracle </text:span><text:span text:style-name="T1158">services</text:span><text:span text:style-name="T715"> as the DAPP network grows.</text:span></text:p>
      <text:p text:style-name="P141"><text:soft-page-break/></text:p>
      <text:p text:style-name="P164"><text:span text:style-name="T716">More details about the structure and </text:span><text:span text:style-name="T1159">exact </text:span><text:span text:style-name="T716">setup of the </text:span><text:span text:style-name="T1148">smart </text:span><text:span text:style-name="T716">organization will be provided in a </text:span><text:span text:style-name="T1160">future</text:span><text:span text:style-name="T716"> version of this paper. </text:span><text:span text:style-name="T900">Most likely,</text:span><text:span text:style-name="T1149"> members </text:span><text:span text:style-name="T1161">will be required</text:span><text:span text:style-name="T900"> </text:span><text:span text:style-name="T901">to stake a certain amount of ZEOS </text:span><text:span text:style-name="T1161">to the organization</text:span><text:span text:style-name="T901"> in order to </text:span><text:span text:style-name="T1149">be able to participate in governance</text:span><text:span text:style-name="T900">. </text:span><text:span text:style-name="T902">The Vigor DAC might serve as a </text:span><text:span text:style-name="T1150">role </text:span><text:span text:style-name="T903">model</text:span><text:span text:style-name="T900"> </text:span><text:span text:style-name="T902">for </text:span><text:span text:style-name="T904">the</text:span><text:span text:style-name="T902"> ZEOS smart organization. Fractal Democracy might be adopted as a consensus </text:span><text:span text:style-name="T1570">mechanism</text:span><text:span text:style-name="T902"> for the members of the organization.</text:span></text:p>
      <text:p text:style-name="P14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inionPro-Regular" svg:font-family="MinionPr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5b_No_20_Paragraph_20_Style_5d_" style:display-name="[No Paragraph Style]" style:family="paragraph" style:default-outline-level="">
      <style:paragraph-properties fo:margin-top="0in" fo:margin-bottom="0in" loext:contextual-spacing="false" fo:line-height="120%" fo:text-align="start" style:justify-single-word="false" fo:hyphenation-ladder-count="no-limit" style:vertical-align="middle" style:writing-mode="lr-tb"/>
      <style:text-properties fo:color="#000000" style:text-line-through-style="none" style:text-line-through-type="none" style:font-name="MinionPro-Regular" fo:font-family="MinionPro-Regular" style:font-family-generic="roman" style:font-pitch="variable" fo:font-size="12pt" fo:letter-spacing="normal" fo:language="de" fo:country="DE" fo:font-style="normal" style:text-underline-style="none" fo:font-weight="normal" style:font-size-asian="12pt" style:font-style-asian="normal" style:font-weight-asian="normal" style:text-emphasize="none" style:text-scale="100%" fo:hyphenate="true" fo:hyphenation-remain-char-count="2" fo:hyphenation-push-char-count="2" loext:hyphenation-no-caps="false"/>
    </style:style>
    <style:style style:name="_5b_Basic_20_Paragraph_5d_" style:display-name="[Basic Paragraph]" style:family="paragraph" style:parent-style-name="_5b_No_20_Paragraph_20_Style_5d_" style:default-outline-level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2:22:30.423654163</meta:creation-date>
    <dc:date>2022-06-20T10:57:05.469395654</dc:date>
    <meta:editing-duration>P18DT11H49M9S</meta:editing-duration>
    <meta:editing-cycles>2297</meta:editing-cycles>
    <meta:generator>LibreOffice/6.4.7.2$Linux_X86_64 LibreOffice_project/40$Build-2</meta:generator>
    <meta:document-statistic meta:table-count="0" meta:image-count="0" meta:object-count="75" meta:page-count="19" meta:paragraph-count="276" meta:word-count="8778" meta:character-count="55132" meta:non-whitespace-character-count="46505"/>
  </office:meta>
</office:document-meta>
</file>

<file path=Object 1/content.xml><?xml version="1.0" encoding="utf-8"?>
<math xmlns="http://www.w3.org/1998/Math/MathML" display="block">
  <semantics>
    <mrow>
      <mi>L</mi>
      <mo stretchy="false">≝</mo>
      <mfrac>
        <msub>
          <mi>M</mi>
          <mi mathvariant="italic">zeos</mi>
        </msub>
        <msub>
          <mi>M</mi>
          <mi mathvariant="italic">syn</mi>
        </msub>
      </mfrac>
    </mrow>
    <annotation encoding="StarMath 5.0">L def { M_{zeos}} over { M_{syn}}</annotation>
  </semantics>
</math>
</file>

<file path=Object 10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11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12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13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14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15/content.xml><?xml version="1.0" encoding="utf-8"?>
<math xmlns="http://www.w3.org/1998/Math/MathML" display="block">
  <semantics>
    <mi>L</mi>
    <annotation encoding="StarMath 5.0">L</annotation>
  </semantics>
</math>
</file>

<file path=Object 16/content.xml><?xml version="1.0" encoding="utf-8"?>
<math xmlns="http://www.w3.org/1998/Math/MathML" display="block">
  <semantics>
    <mi>L</mi>
    <annotation encoding="StarMath 5.0">L</annotation>
  </semantics>
</math>
</file>

<file path=Object 17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18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19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2/content.xml><?xml version="1.0" encoding="utf-8"?>
<math xmlns="http://www.w3.org/1998/Math/MathML" display="block">
  <semantics>
    <mrow>
      <msub>
        <mi>C</mi>
        <mi>R</mi>
      </msub>
      <mrow>
        <mrow>
          <mo fence="true" stretchy="false">(</mo>
          <mrow>
            <mi>L</mi>
          </mrow>
          <mo fence="true" stretchy="false">)</mo>
        </mrow>
        <mo stretchy="false">=</mo>
        <mtable>
          <mtr>
            <mtd>
              <mrow>
                <mspace width="8em"/>
                <mn>0</mn>
                <mspace width="16em"/>
                <mi mathvariant="italic">if</mi>
                <mspace width="10em"/>
                <mrow>
                  <msub>
                    <mi>L</mi>
                    <mi mathvariant="italic">min</mi>
                  </msub>
                  <mo stretchy="false">&lt;</mo>
                  <mi>L</mi>
                </mrow>
                <mspace width="4em"/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td>
          </mtr>
          <mtr>
            <mtd>
              <mrow>
                <mfrac>
                  <mrow>
                    <mi>L</mi>
                    <mo stretchy="false">−</mo>
                    <msub>
                      <mi>L</mi>
                      <mi mathvariant="italic">min</mi>
                    </msub>
                  </mrow>
                  <mrow>
                    <msub>
                      <mi>L</mi>
                      <mi mathvariant="italic">max</mi>
                    </msub>
                    <mo stretchy="false">−</mo>
                    <msub>
                      <mi>L</mi>
                      <mi mathvariant="italic">min</mi>
                    </msub>
                  </mrow>
                </mfrac>
                <mspace width="6em"/>
                <mi mathvariant="italic">if</mi>
                <mrow>
                  <msub>
                    <mi>L</mi>
                    <mi mathvariant="italic">max</mi>
                  </msub>
                  <mo stretchy="false">&lt;</mo>
                  <mi>L</mi>
                  <mo stretchy="false">&lt;</mo>
                  <msub>
                    <mi>L</mi>
                    <mi mathvariant="italic">min</mi>
                  </msub>
                </mrow>
                <mspace width="2em"/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td>
          </mtr>
          <mtr>
            <mtd>
              <mrow>
                <mspace width="8em"/>
                <mn>1</mn>
                <mspace width="16em"/>
                <mi mathvariant="italic">if</mi>
                <mspace width="10em"/>
                <mrow>
                  <mi>L</mi>
                  <mo stretchy="false">&lt;</mo>
                  <msub>
                    <mi>L</mi>
                    <mi mathvariant="italic">max</mi>
                  </msub>
                </mrow>
                <mspace width="4em"/>
                <mrow>
                  <mo fence="true" stretchy="false">(</mo>
                  <mrow>
                    <mn>3</mn>
                  </mrow>
                  <mo fence="true" stretchy="false">)</mo>
                </mrow>
              </mrow>
            </mtd>
          </mtr>
        </mtable>
      </mrow>
    </mrow>
    <annotation encoding="StarMath 5.0">C_{R} (L) = stack{~~~~ 0 ~~~~~~~~ if ~~~~~ L_{min} &lt; L ~~ (1) #  { L - L_{min} } over { L_{max} - L_{min} } ~~~ if L_{max} &lt;  L &lt; L_{min} ~ (2) # ~~~~ 1 ~~~~~~~~ if ~~~~~ L &lt; L_{max} ~~ (3) }</annotation>
  </semantics>
</math>
</file>

<file path=Object 20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21/content.xml><?xml version="1.0" encoding="utf-8"?>
<math xmlns="http://www.w3.org/1998/Math/MathML" display="block">
  <semantics>
    <mi>L</mi>
    <annotation encoding="StarMath 5.0">L</annotation>
  </semantics>
</math>
</file>

<file path=Object 22/content.xml><?xml version="1.0" encoding="utf-8"?>
<math xmlns="http://www.w3.org/1998/Math/MathML" display="block">
  <semantics>
    <msub>
      <mi>M</mi>
      <mi mathvariant="italic">syn</mi>
    </msub>
    <annotation encoding="StarMath 5.0">M_{syn}</annotation>
  </semantics>
</math>
</file>

<file path=Object 23/content.xml><?xml version="1.0" encoding="utf-8"?>
<math xmlns="http://www.w3.org/1998/Math/MathML" display="block">
  <semantics>
    <msub>
      <mi>M</mi>
      <mi mathvariant="italic">zeos</mi>
    </msub>
    <annotation encoding="StarMath 5.0">M_{zeos}</annotation>
  </semantics>
</math>
</file>

<file path=Object 24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25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26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27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28/content.xml><?xml version="1.0" encoding="utf-8"?>
<math xmlns="http://www.w3.org/1998/Math/MathML" display="block">
  <semantics>
    <msub>
      <mi>M</mi>
      <mi mathvariant="italic">zeos</mi>
    </msub>
    <annotation encoding="StarMath 5.0">M_{zeos}</annotation>
  </semantics>
</math>
</file>

<file path=Object 29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3/content.xml><?xml version="1.0" encoding="utf-8"?>
<math xmlns="http://www.w3.org/1998/Math/MathML" display="block">
  <semantics>
    <mrow>
      <msub>
        <mi>M</mi>
        <mi mathvariant="italic">zeos</mi>
      </msub>
      <mo stretchy="false">=</mo>
      <mrow>
        <msub>
          <mi>s</mi>
          <mi mathvariant="italic">zeos</mi>
        </msub>
        <mo stretchy="false">⋅</mo>
        <msub>
          <mi>p</mi>
          <mi mathvariant="italic">zeos</mi>
        </msub>
      </mrow>
    </mrow>
    <annotation encoding="StarMath 5.0">M_{zeos}= s_{zeos} cdot p_{zeos}</annotation>
  </semantics>
</math>
</file>

<file path=Object 30/content.xml><?xml version="1.0" encoding="utf-8"?>
<math xmlns="http://www.w3.org/1998/Math/MathML" display="block">
  <semantics>
    <mrow>
      <msub>
        <mi>C</mi>
        <mi mathvariant="italic">ext</mi>
      </msub>
      <mo stretchy="false">=</mo>
      <mrow>
        <msub>
          <mi>C</mi>
          <mi mathvariant="italic">eos</mi>
        </msub>
        <mo stretchy="false">+</mo>
        <msub>
          <mi>C</mi>
          <mi mathvariant="italic">vigor</mi>
        </msub>
      </mrow>
    </mrow>
    <annotation encoding="StarMath 5.0">C_{ext} = C_{ eos } + C_{ vigor }</annotation>
  </semantics>
</math>
</file>

<file path=Object 31/content.xml><?xml version="1.0" encoding="utf-8"?>
<math xmlns="http://www.w3.org/1998/Math/MathML" display="block">
  <semantics>
    <mrow>
      <msub>
        <mi>C</mi>
        <mi mathvariant="italic">eos</mi>
      </msub>
      <mover>
        <mo stretchy="false">=</mo>
        <mi>!</mi>
      </mover>
      <msub>
        <mi>C</mi>
        <mi mathvariant="italic">vigor</mi>
      </msub>
    </mrow>
    <annotation encoding="StarMath 5.0">C_{ eos } = csup{!} C_{ vigor }</annotation>
  </semantics>
</math>
</file>

<file path=Object 32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33/content.xml><?xml version="1.0" encoding="utf-8"?>
<math xmlns="http://www.w3.org/1998/Math/MathML" display="block">
  <semantics>
    <msub>
      <mi>a</mi>
      <mi>X</mi>
    </msub>
    <annotation encoding="StarMath 5.0">a_{X}</annotation>
  </semantics>
</math>
</file>

<file path=Object 34/content.xml><?xml version="1.0" encoding="utf-8"?>
<math xmlns="http://www.w3.org/1998/Math/MathML" display="block">
  <semantics>
    <msub>
      <mi>p</mi>
      <mi>X</mi>
    </msub>
    <annotation encoding="StarMath 5.0">p_{X}</annotation>
  </semantics>
</math>
</file>

<file path=Object 35/content.xml><?xml version="1.0" encoding="utf-8"?>
<math xmlns="http://www.w3.org/1998/Math/MathML" display="block">
  <semantics>
    <mrow>
      <mrow>
        <msub>
          <mi>a</mi>
          <mi>X</mi>
        </msub>
        <mo stretchy="false">⋅</mo>
        <msub>
          <mi>p</mi>
          <mi>X</mi>
        </msub>
      </mrow>
      <mo stretchy="false">=</mo>
      <mrow>
        <mrow>
          <msub>
            <mi>a</mi>
            <mi mathvariant="italic">zeos</mi>
          </msub>
          <mo stretchy="false">⋅</mo>
          <msub>
            <mi>p</mi>
            <mi mathvariant="italic">zeos</mi>
          </msub>
        </mrow>
        <mo stretchy="false">+</mo>
        <mrow>
          <msub>
            <mi>a</mi>
            <mi mathvariant="italic">eos</mi>
          </msub>
          <mo stretchy="false">⋅</mo>
          <msub>
            <mi>p</mi>
            <mi mathvariant="italic">eos</mi>
          </msub>
        </mrow>
        <mo stretchy="false">+</mo>
        <mrow>
          <msub>
            <mi>a</mi>
            <mi mathvariant="italic">vigor</mi>
          </msub>
          <mo stretchy="false">⋅</mo>
          <msub>
            <mi>p</mi>
            <mi mathvariant="italic">vigor</mi>
          </msub>
        </mrow>
      </mrow>
    </mrow>
    <annotation encoding="StarMath 5.0">a_X cdot p_X = a_zeos cdot p_zeos + a_eos cdot p_eos + a_vigor cdot p_vigor</annotation>
  </semantics>
</math>
</file>

<file path=Object 36/content.xml><?xml version="1.0" encoding="utf-8"?>
<math xmlns="http://www.w3.org/1998/Math/MathML" display="block">
  <semantics>
    <msub>
      <mi>a</mi>
      <mi mathvariant="italic">zeos</mi>
    </msub>
    <annotation encoding="StarMath 5.0">a_{zeos}</annotation>
  </semantics>
</math>
</file>

<file path=Object 37/content.xml><?xml version="1.0" encoding="utf-8"?>
<math xmlns="http://www.w3.org/1998/Math/MathML" display="block">
  <semantics>
    <msub>
      <mi>a</mi>
      <mi mathvariant="italic">eos</mi>
    </msub>
    <annotation encoding="StarMath 5.0">a_{eos}</annotation>
  </semantics>
</math>
</file>

<file path=Object 38/content.xml><?xml version="1.0" encoding="utf-8"?>
<math xmlns="http://www.w3.org/1998/Math/MathML" display="block">
  <semantics>
    <msub>
      <mi>a</mi>
      <mi mathvariant="italic">vigor</mi>
    </msub>
    <annotation encoding="StarMath 5.0">a_{vigor}</annotation>
  </semantics>
</math>
</file>

<file path=Object 39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4/content.xml><?xml version="1.0" encoding="utf-8"?>
<math xmlns="http://www.w3.org/1998/Math/MathML" display="block">
  <semantics>
    <mrow>
      <msub>
        <mi>M</mi>
        <mi mathvariant="italic">syn</mi>
      </msub>
      <mo stretchy="false">=</mo>
      <mrow>
        <mrow>
          <munder>
            <mo stretchy="false">∑</mo>
            <mrow>
              <mi mathvariant="italic">asset</mi>
              <mo stretchy="false">∈</mo>
              <mi mathvariant="italic">zAssets</mi>
            </mrow>
          </munder>
          <msub>
            <mi>s</mi>
            <mi mathvariant="italic">asset</mi>
          </msub>
        </mrow>
        <mo stretchy="false">⋅</mo>
        <msub>
          <mi>p</mi>
          <mi mathvariant="italic">asset</mi>
        </msub>
      </mrow>
    </mrow>
    <annotation encoding="StarMath 5.0">M_{syn}= sum from{asset in zAssets } s_{asset} cdot p_{asset}</annotation>
  </semantics>
</math>
</file>

<file path=Object 40/content.xml><?xml version="1.0" encoding="utf-8"?>
<math xmlns="http://www.w3.org/1998/Math/MathML" display="block">
  <semantics>
    <mrow>
      <mi>S</mi>
      <mo stretchy="false">=</mo>
      <msub>
        <mi>L</mi>
        <mi mathvariant="italic">true</mi>
      </msub>
      <mo stretchy="false">≝</mo>
      <mfrac>
        <mrow>
          <msub>
            <mi>M</mi>
            <mi mathvariant="italic">zeos</mi>
          </msub>
          <mo stretchy="false">+</mo>
          <msub>
            <mi>C</mi>
            <mi mathvariant="italic">ext</mi>
          </msub>
        </mrow>
        <msub>
          <mi>M</mi>
          <mi mathvariant="italic">syn</mi>
        </msub>
      </mfrac>
    </mrow>
    <annotation encoding="StarMath 5.0">S = L_true def {M_{zeos} + C_{ext}} over {M_{syn}} </annotation>
  </semantics>
</math>
</file>

<file path=Object 41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42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43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44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45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46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47/content.xml><?xml version="1.0" encoding="utf-8"?>
<math xmlns="http://www.w3.org/1998/Math/MathML" display="block">
  <semantics>
    <msub>
      <mi>L</mi>
      <mi mathvariant="italic">max</mi>
    </msub>
    <annotation encoding="StarMath 5.0">L_{ max }</annotation>
  </semantics>
</math>
</file>

<file path=Object 48/content.xml><?xml version="1.0" encoding="utf-8"?>
<math xmlns="http://www.w3.org/1998/Math/MathML" display="block">
  <semantics>
    <msub>
      <mi>L</mi>
      <mi mathvariant="italic">min</mi>
    </msub>
    <annotation encoding="StarMath 5.0">L_{ min }</annotation>
  </semantics>
</math>
</file>

<file path=Object 49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5/content.xml><?xml version="1.0" encoding="utf-8"?>
<math xmlns="http://www.w3.org/1998/Math/MathML" display="block">
  <semantics>
    <mrow>
      <mrow>
        <msub>
          <mi>C</mi>
          <mi mathvariant="italic">ext</mi>
        </msub>
        <mover>
          <mo stretchy="false">=</mo>
          <mi>!</mi>
        </mover>
        <msub>
          <mi>C</mi>
          <mi>R</mi>
        </msub>
      </mrow>
      <mrow>
        <mrow>
          <mo fence="true" stretchy="false">(</mo>
          <mrow>
            <mi>L</mi>
          </mrow>
          <mo fence="true" stretchy="false">)</mo>
        </mrow>
        <mo stretchy="false">⋅</mo>
        <msub>
          <mi>M</mi>
          <mi mathvariant="italic">syn</mi>
        </msub>
      </mrow>
    </mrow>
    <annotation encoding="StarMath 5.0">C_{ext} = csup{!} C_{R} (L)  cdot M_{syn}</annotation>
  </semantics>
</math>
</file>

<file path=Object 50/content.xml><?xml version="1.0" encoding="utf-8"?>
<math xmlns="http://www.w3.org/1998/Math/MathML" display="block">
  <semantics>
    <msub>
      <mi>M</mi>
      <mi mathvariant="italic">zeos</mi>
    </msub>
    <annotation encoding="StarMath 5.0">M_{zeos}</annotation>
  </semantics>
</math>
</file>

<file path=Object 51/content.xml><?xml version="1.0" encoding="utf-8"?>
<math xmlns="http://www.w3.org/1998/Math/MathML" display="block">
  <semantics>
    <msub>
      <mi>M</mi>
      <mi mathvariant="italic">syn</mi>
    </msub>
    <annotation encoding="StarMath 5.0">M_{syn}</annotation>
  </semantics>
</math>
</file>

<file path=Object 52/content.xml><?xml version="1.0" encoding="utf-8"?>
<math xmlns="http://www.w3.org/1998/Math/MathML" display="block">
  <semantics>
    <mi>L</mi>
    <annotation encoding="StarMath 5.0">L</annotation>
  </semantics>
</math>
</file>

<file path=Object 53/content.xml><?xml version="1.0" encoding="utf-8"?>
<math xmlns="http://www.w3.org/1998/Math/MathML" display="block">
  <semantics>
    <mi>S</mi>
    <annotation encoding="StarMath 5.0">S</annotation>
  </semantics>
</math>
</file>

<file path=Object 54/content.xml><?xml version="1.0" encoding="utf-8"?>
<math xmlns="http://www.w3.org/1998/Math/MathML" display="block">
  <semantics>
    <mi>S</mi>
    <annotation encoding="StarMath 5.0">S</annotation>
  </semantics>
</math>
</file>

<file path=Object 55/content.xml><?xml version="1.0" encoding="utf-8"?>
<math xmlns="http://www.w3.org/1998/Math/MathML" display="block">
  <semantics>
    <mrow>
      <mrow>
        <mi>h</mi>
        <mo stretchy="false">≝</mo>
        <mi mathvariant="italic">hash</mi>
      </mrow>
      <mrow>
        <mo fence="true" stretchy="false">(</mo>
        <mrow>
          <mrow>
            <mi mathvariant="italic">rho</mi>
            <mo stretchy="false">∣</mo>
            <mi mathvariant="italic">addr</mi>
          </mrow>
        </mrow>
        <mo fence="true" stretchy="false">)</mo>
      </mrow>
    </mrow>
    <annotation encoding="StarMath 5.0">h def hash( rho divides addr  )</annotation>
  </semantics>
</math>
</file>

<file path=Object 56/content.xml><?xml version="1.0" encoding="utf-8"?>
<math xmlns="http://www.w3.org/1998/Math/MathML" display="block">
  <semantics>
    <mi>h</mi>
    <annotation encoding="StarMath 5.0">h</annotation>
  </semantics>
</math>
</file>

<file path=Object 57/content.xml><?xml version="1.0" encoding="utf-8"?>
<math xmlns="http://www.w3.org/1998/Math/MathML" display="block">
  <semantics>
    <mrow>
      <mi mathvariant="italic">hash</mi>
      <mrow>
        <mo fence="true" stretchy="false">(</mo>
        <mrow/>
        <mo fence="true" stretchy="false">)</mo>
      </mrow>
    </mrow>
    <annotation encoding="StarMath 5.0">hash()</annotation>
  </semantics>
</math>
</file>

<file path=Object 58/content.xml><?xml version="1.0" encoding="utf-8"?>
<math xmlns="http://www.w3.org/1998/Math/MathML" display="block">
  <semantics>
    <mi mathvariant="italic">rho</mi>
    <annotation encoding="StarMath 5.0">rho</annotation>
  </semantics>
</math>
</file>

<file path=Object 59/content.xml><?xml version="1.0" encoding="utf-8"?>
<math xmlns="http://www.w3.org/1998/Math/MathML" display="block">
  <semantics>
    <mi mathvariant="italic">addr</mi>
    <annotation encoding="StarMath 5.0">addr</annotation>
  </semantics>
</math>
</file>

<file path=Object 6/content.xml><?xml version="1.0" encoding="utf-8"?>
<math xmlns="http://www.w3.org/1998/Math/MathML" display="block">
  <semantics>
    <mrow>
      <msub>
        <mi>C</mi>
        <mi>R</mi>
      </msub>
      <mrow>
        <mo fence="true" stretchy="false">(</mo>
        <mrow>
          <mi>L</mi>
        </mrow>
        <mo fence="true" stretchy="false">)</mo>
      </mrow>
    </mrow>
    <annotation encoding="StarMath 5.0">C_{R} (L)</annotation>
  </semantics>
</math>
</file>

<file path=Object 60/content.xml><?xml version="1.0" encoding="utf-8"?>
<math xmlns="http://www.w3.org/1998/Math/MathML" display="block">
  <semantics>
    <mi>h</mi>
    <annotation encoding="StarMath 5.0">h</annotation>
  </semantics>
</math>
</file>

<file path=Object 61/content.xml><?xml version="1.0" encoding="utf-8"?>
<math xmlns="http://www.w3.org/1998/Math/MathML" display="block">
  <semantics>
    <mi>h</mi>
    <annotation encoding="StarMath 5.0">h</annotation>
  </semantics>
</math>
</file>

<file path=Object 62/content.xml><?xml version="1.0" encoding="utf-8"?>
<math xmlns="http://www.w3.org/1998/Math/MathML" display="block">
  <semantics>
    <mi mathvariant="italic">rho</mi>
    <annotation encoding="StarMath 5.0">rho</annotation>
  </semantics>
</math>
</file>

<file path=Object 63/content.xml><?xml version="1.0" encoding="utf-8"?>
<math xmlns="http://www.w3.org/1998/Math/MathML" display="block">
  <semantics>
    <mi mathvariant="italic">addr</mi>
    <annotation encoding="StarMath 5.0">addr</annotation>
  </semantics>
</math>
</file>

<file path=Object 64/content.xml><?xml version="1.0" encoding="utf-8"?>
<math xmlns="http://www.w3.org/1998/Math/MathML" display="block">
  <semantics>
    <mi>L</mi>
    <annotation encoding="StarMath 5.0">L</annotation>
  </semantics>
</math>
</file>

<file path=Object 65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66/content.xml><?xml version="1.0" encoding="utf-8"?>
<math xmlns="http://www.w3.org/1998/Math/MathML" display="block">
  <semantics>
    <msub>
      <mi>M</mi>
      <mi mathvariant="italic">syn</mi>
    </msub>
    <annotation encoding="StarMath 5.0">M_{syn}</annotation>
  </semantics>
</math>
</file>

<file path=Object 67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68/content.xml><?xml version="1.0" encoding="utf-8"?>
<math xmlns="http://www.w3.org/1998/Math/MathML" display="block">
  <semantics>
    <mrow>
      <msub>
        <mi>L</mi>
        <mi mathvariant="italic">min</mi>
      </msub>
      <mo stretchy="false">=</mo>
      <mn>100</mn>
    </mrow>
    <annotation encoding="StarMath 5.0">L_{ min } = 100</annotation>
  </semantics>
</math>
</file>

<file path=Object 69/content.xml><?xml version="1.0" encoding="utf-8"?>
<math xmlns="http://www.w3.org/1998/Math/MathML" display="block">
  <semantics>
    <mrow>
      <msub>
        <mi>L</mi>
        <mi mathvariant="italic">max</mi>
      </msub>
      <mo stretchy="false">=</mo>
      <mn>10</mn>
    </mrow>
    <annotation encoding="StarMath 5.0">L_{ max } = 10</annotation>
  </semantics>
</math>
</file>

<file path=Object 7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70/content.xml><?xml version="1.0" encoding="utf-8"?>
<math xmlns="http://www.w3.org/1998/Math/MathML" display="block">
  <semantics>
    <msub>
      <mi>s</mi>
      <mi>x</mi>
    </msub>
    <annotation encoding="StarMath 5.0">s_{x}</annotation>
  </semantics>
</math>
</file>

<file path=Object 71/content.xml><?xml version="1.0" encoding="utf-8"?>
<math xmlns="http://www.w3.org/1998/Math/MathML" display="block">
  <semantics>
    <msub>
      <mi>p</mi>
      <mi>x</mi>
    </msub>
    <annotation encoding="StarMath 5.0">p_{x}</annotation>
  </semantics>
</math>
</file>

<file path=Object 72/content.xml><?xml version="1.0" encoding="utf-8"?>
<math xmlns="http://www.w3.org/1998/Math/MathML" display="block">
  <semantics>
    <msub>
      <mi>M</mi>
      <mi mathvariant="italic">zeos</mi>
    </msub>
    <annotation encoding="StarMath 5.0">M_{zeos}</annotation>
  </semantics>
</math>
</file>

<file path=Object 73/content.xml><?xml version="1.0" encoding="utf-8"?>
<math xmlns="http://www.w3.org/1998/Math/MathML" display="block">
  <semantics>
    <msub>
      <mi>M</mi>
      <mi mathvariant="italic">syn</mi>
    </msub>
    <annotation encoding="StarMath 5.0">M_{syn}</annotation>
  </semantics>
</math>
</file>

<file path=Object 74/content.xml><?xml version="1.0" encoding="utf-8"?>
<math xmlns="http://www.w3.org/1998/Math/MathML" display="block">
  <semantics>
    <mi>L</mi>
    <annotation encoding="StarMath 5.0">L</annotation>
  </semantics>
</math>
</file>

<file path=Object 75/content.xml><?xml version="1.0" encoding="utf-8"?>
<math xmlns="http://www.w3.org/1998/Math/MathML" display="block">
  <semantics>
    <msub>
      <mi>C</mi>
      <mi mathvariant="italic">ext</mi>
    </msub>
    <annotation encoding="StarMath 5.0">C_{ext}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9/content.xml><?xml version="1.0" encoding="utf-8"?>
<math xmlns="http://www.w3.org/1998/Math/MathML" display="block">
  <semantics>
    <mi>L</mi>
    <annotation encoding="StarMath 5.0">L</annotation>
  </semantics>
</math>
</file>